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fo:font-size="9pt" style:font-size-asian="9pt" style:font-size-complex="9pt"/>
    </style:style>
    <style:style style:name="P50" style:family="paragraph" style:parent-style-name="Code">
      <style:text-properties officeooo:paragraph-rsid="06a43758"/>
    </style:style>
    <style:style style:name="P51" style:family="paragraph" style:parent-style-name="Code">
      <style:paragraph-properties fo:margin-left="0.4925in" fo:margin-right="0in" fo:text-indent="0in" style:auto-text-indent="false"/>
      <style:text-properties officeooo:paragraph-rsid="06a43758"/>
    </style:style>
    <style:style style:name="P52" style:family="paragraph" style:parent-style-name="Quotations">
      <style:text-properties officeooo:paragraph-rsid="06a43758"/>
    </style:style>
    <style:style style:name="P53" style:family="paragraph" style:parent-style-name="Standard">
      <style:text-properties officeooo:paragraph-rsid="06a43758"/>
    </style:style>
    <style:style style:name="P54" style:family="paragraph" style:parent-style-name="Subtitle">
      <style:text-properties officeooo:paragraph-rsid="06a43758"/>
    </style:style>
    <style:style style:name="P55" style:family="paragraph" style:parent-style-name="Table_20_Heading">
      <style:text-properties officeooo:paragraph-rsid="06a43758"/>
    </style:style>
    <style:style style:name="P56" style:family="paragraph" style:parent-style-name="Text_20_body">
      <style:text-properties officeooo:paragraph-rsid="06a43758"/>
    </style:style>
    <style:style style:name="P57" style:family="paragraph" style:parent-style-name="Title">
      <style:text-properties officeooo:paragraph-rsid="06a43758"/>
    </style:style>
    <style:style style:name="P58" style:family="paragraph" style:parent-style-name="Code">
      <style:text-properties officeooo:paragraph-rsid="06b88780"/>
    </style:style>
    <style:style style:name="P59" style:family="paragraph" style:parent-style-name="Code">
      <style:text-properties officeooo:paragraph-rsid="070da605"/>
    </style:style>
    <style:style style:name="P60" style:family="paragraph" style:parent-style-name="Footnote">
      <style:text-properties officeooo:rsid="02fb6cf5" officeooo:paragraph-rsid="02fb6cf5"/>
    </style:style>
    <style:style style:name="P61" style:family="paragraph" style:parent-style-name="Text_20_body">
      <style:text-properties officeooo:rsid="06a14535" officeooo:paragraph-rsid="06a43758"/>
    </style:style>
    <style:style style:name="P62" style:family="paragraph" style:parent-style-name="Text_20_body">
      <style:text-properties officeooo:rsid="06956eaa" officeooo:paragraph-rsid="06a43758"/>
    </style:style>
    <style:style style:name="P63" style:family="paragraph" style:parent-style-name="Text_20_body">
      <style:text-properties officeooo:rsid="06956eaa" officeooo:paragraph-rsid="0727b059"/>
    </style:style>
    <style:style style:name="P64" style:family="paragraph" style:parent-style-name="Text_20_body">
      <style:text-properties officeooo:rsid="06470893" officeooo:paragraph-rsid="06a43758"/>
    </style:style>
    <style:style style:name="P65" style:family="paragraph" style:parent-style-name="Text_20_body">
      <style:text-properties officeooo:rsid="06206f0c" officeooo:paragraph-rsid="06a43758"/>
    </style:style>
    <style:style style:name="P66" style:family="paragraph" style:parent-style-name="Text_20_body">
      <style:text-properties officeooo:rsid="05c96ad1" officeooo:paragraph-rsid="06a43758"/>
    </style:style>
    <style:style style:name="P67" style:family="paragraph" style:parent-style-name="Text_20_body">
      <style:text-properties officeooo:rsid="05ae20bd" officeooo:paragraph-rsid="06a43758"/>
    </style:style>
    <style:style style:name="P68" style:family="paragraph" style:parent-style-name="Text_20_body">
      <style:text-properties officeooo:rsid="0598de49" officeooo:paragraph-rsid="06a43758"/>
    </style:style>
    <style:style style:name="P69" style:family="paragraph" style:parent-style-name="Text_20_body">
      <style:text-properties officeooo:rsid="055ea5b5" officeooo:paragraph-rsid="06a43758"/>
    </style:style>
    <style:style style:name="P70" style:family="paragraph" style:parent-style-name="Text_20_body">
      <style:text-properties officeooo:rsid="05256859" officeooo:paragraph-rsid="06a43758"/>
    </style:style>
    <style:style style:name="P71" style:family="paragraph" style:parent-style-name="Text_20_body">
      <style:text-properties officeooo:rsid="05101d4c" officeooo:paragraph-rsid="07036bae"/>
    </style:style>
    <style:style style:name="P72" style:family="paragraph" style:parent-style-name="Text_20_body">
      <style:text-properties officeooo:rsid="04c07166" officeooo:paragraph-rsid="06a43758"/>
    </style:style>
    <style:style style:name="P73" style:family="paragraph" style:parent-style-name="Text_20_body">
      <style:text-properties officeooo:rsid="04b9e5d3" officeooo:paragraph-rsid="06a43758"/>
    </style:style>
    <style:style style:name="P74" style:family="paragraph" style:parent-style-name="Text_20_body">
      <style:text-properties officeooo:rsid="04b8d004" officeooo:paragraph-rsid="06a43758"/>
    </style:style>
    <style:style style:name="P75" style:family="paragraph" style:parent-style-name="Text_20_body">
      <style:text-properties officeooo:rsid="04b67480" officeooo:paragraph-rsid="06a43758"/>
    </style:style>
    <style:style style:name="P76" style:family="paragraph" style:parent-style-name="Text_20_body">
      <style:text-properties officeooo:rsid="04b5611e" officeooo:paragraph-rsid="06a43758"/>
    </style:style>
    <style:style style:name="P77" style:family="paragraph" style:parent-style-name="Text_20_body">
      <style:text-properties officeooo:rsid="04b2432a" officeooo:paragraph-rsid="06a43758"/>
    </style:style>
    <style:style style:name="P78" style:family="paragraph" style:parent-style-name="Text_20_body">
      <style:text-properties officeooo:rsid="04b2432a" officeooo:paragraph-rsid="06fc411c"/>
    </style:style>
    <style:style style:name="P79" style:family="paragraph" style:parent-style-name="Text_20_body">
      <style:text-properties officeooo:rsid="04ae5253" officeooo:paragraph-rsid="06a43758"/>
    </style:style>
    <style:style style:name="P80" style:family="paragraph" style:parent-style-name="Text_20_body">
      <style:text-properties officeooo:rsid="04ae5253" officeooo:paragraph-rsid="06fafb93"/>
    </style:style>
    <style:style style:name="P81" style:family="paragraph" style:parent-style-name="Text_20_body">
      <style:text-properties officeooo:rsid="049bda4a" officeooo:paragraph-rsid="06a43758"/>
    </style:style>
    <style:style style:name="P82" style:family="paragraph" style:parent-style-name="Text_20_body">
      <style:text-properties officeooo:rsid="0482305b" officeooo:paragraph-rsid="06a43758"/>
    </style:style>
    <style:style style:name="P83" style:family="paragraph" style:parent-style-name="Text_20_body">
      <style:text-properties officeooo:rsid="0469bd60" officeooo:paragraph-rsid="06a43758"/>
    </style:style>
    <style:style style:name="P84" style:family="paragraph" style:parent-style-name="Text_20_body">
      <style:text-properties officeooo:rsid="044c8b93" officeooo:paragraph-rsid="06a43758"/>
    </style:style>
    <style:style style:name="P85" style:family="paragraph" style:parent-style-name="Text_20_body">
      <style:text-properties officeooo:rsid="044389d6" officeooo:paragraph-rsid="06a43758"/>
    </style:style>
    <style:style style:name="P86" style:family="paragraph" style:parent-style-name="Text_20_body">
      <style:text-properties officeooo:rsid="0434630d" officeooo:paragraph-rsid="06a43758"/>
    </style:style>
    <style:style style:name="P87" style:family="paragraph" style:parent-style-name="Text_20_body">
      <style:text-properties officeooo:rsid="042bb06a" officeooo:paragraph-rsid="06a43758"/>
    </style:style>
    <style:style style:name="P88" style:family="paragraph" style:parent-style-name="Text_20_body">
      <style:text-properties officeooo:rsid="041bb395" officeooo:paragraph-rsid="06a43758"/>
    </style:style>
    <style:style style:name="P89" style:family="paragraph" style:parent-style-name="Text_20_body">
      <style:text-properties officeooo:rsid="04183cc5" officeooo:paragraph-rsid="06a43758"/>
    </style:style>
    <style:style style:name="P90" style:family="paragraph" style:parent-style-name="Text_20_body">
      <style:text-properties officeooo:rsid="03f0ffd0" officeooo:paragraph-rsid="06a43758"/>
    </style:style>
    <style:style style:name="P91" style:family="paragraph" style:parent-style-name="Text_20_body">
      <style:text-properties officeooo:rsid="03d89dff" officeooo:paragraph-rsid="06a43758"/>
    </style:style>
    <style:style style:name="P92" style:family="paragraph" style:parent-style-name="Text_20_body">
      <style:text-properties officeooo:rsid="03ce7bf7" officeooo:paragraph-rsid="06a43758"/>
    </style:style>
    <style:style style:name="P93" style:family="paragraph" style:parent-style-name="Text_20_body">
      <style:text-properties officeooo:rsid="03c8da6e" officeooo:paragraph-rsid="06a43758"/>
    </style:style>
    <style:style style:name="P94" style:family="paragraph" style:parent-style-name="Text_20_body">
      <style:text-properties officeooo:rsid="03b6520c" officeooo:paragraph-rsid="06a43758"/>
    </style:style>
    <style:style style:name="P95" style:family="paragraph" style:parent-style-name="Text_20_body">
      <style:text-properties officeooo:rsid="03a20225" officeooo:paragraph-rsid="06a43758"/>
    </style:style>
    <style:style style:name="P96" style:family="paragraph" style:parent-style-name="Text_20_body">
      <style:text-properties officeooo:rsid="037b78e8" officeooo:paragraph-rsid="06a43758"/>
    </style:style>
    <style:style style:name="P97" style:family="paragraph" style:parent-style-name="Text_20_body">
      <style:text-properties officeooo:rsid="0365d21f" officeooo:paragraph-rsid="06a43758"/>
    </style:style>
    <style:style style:name="P98" style:family="paragraph" style:parent-style-name="Text_20_body">
      <style:text-properties officeooo:rsid="03623854" officeooo:paragraph-rsid="06a43758"/>
    </style:style>
    <style:style style:name="P99" style:family="paragraph" style:parent-style-name="Text_20_body">
      <style:text-properties officeooo:rsid="0346df04" officeooo:paragraph-rsid="06a43758"/>
    </style:style>
    <style:style style:name="P100" style:family="paragraph" style:parent-style-name="Text_20_body">
      <style:text-properties officeooo:rsid="032d2329" officeooo:paragraph-rsid="06a43758"/>
    </style:style>
    <style:style style:name="P101" style:family="paragraph" style:parent-style-name="Text_20_body">
      <style:text-properties officeooo:rsid="03170687" officeooo:paragraph-rsid="06a43758"/>
    </style:style>
    <style:style style:name="P102" style:family="paragraph" style:parent-style-name="Text_20_body">
      <style:text-properties officeooo:rsid="0310e85c" officeooo:paragraph-rsid="06a43758"/>
    </style:style>
    <style:style style:name="P103" style:family="paragraph" style:parent-style-name="Text_20_body">
      <style:text-properties officeooo:rsid="030e6a04" officeooo:paragraph-rsid="06a43758"/>
    </style:style>
    <style:style style:name="P104" style:family="paragraph" style:parent-style-name="Text_20_body">
      <style:text-properties officeooo:rsid="030a589d" officeooo:paragraph-rsid="06a43758"/>
    </style:style>
    <style:style style:name="P105" style:family="paragraph" style:parent-style-name="Text_20_body">
      <style:text-properties officeooo:rsid="0307067e" officeooo:paragraph-rsid="06a43758"/>
    </style:style>
    <style:style style:name="P106" style:family="paragraph" style:parent-style-name="Text_20_body">
      <style:text-properties officeooo:rsid="02f3cd4c" officeooo:paragraph-rsid="06a43758"/>
    </style:style>
    <style:style style:name="P107" style:family="paragraph" style:parent-style-name="Text_20_body">
      <style:text-properties officeooo:rsid="02f03c99" officeooo:paragraph-rsid="06a43758"/>
    </style:style>
    <style:style style:name="P108" style:family="paragraph" style:parent-style-name="Text_20_body">
      <style:text-properties officeooo:rsid="02ecfa4a" officeooo:paragraph-rsid="06a43758"/>
    </style:style>
    <style:style style:name="P109" style:family="paragraph" style:parent-style-name="Text_20_body">
      <style:text-properties officeooo:rsid="02e5fac4" officeooo:paragraph-rsid="06a43758"/>
    </style:style>
    <style:style style:name="P110" style:family="paragraph" style:parent-style-name="Text_20_body">
      <style:text-properties officeooo:rsid="02df92ed" officeooo:paragraph-rsid="06a43758"/>
    </style:style>
    <style:style style:name="P111" style:family="paragraph" style:parent-style-name="Text_20_body">
      <style:text-properties officeooo:rsid="02db5ca1" officeooo:paragraph-rsid="06a43758"/>
    </style:style>
    <style:style style:name="P112" style:family="paragraph" style:parent-style-name="Text_20_body">
      <style:text-properties officeooo:rsid="02d5e091" officeooo:paragraph-rsid="06a43758"/>
    </style:style>
    <style:style style:name="P113" style:family="paragraph" style:parent-style-name="Text_20_body">
      <style:text-properties officeooo:rsid="02cf24cb" officeooo:paragraph-rsid="06a43758"/>
    </style:style>
    <style:style style:name="P114" style:family="paragraph" style:parent-style-name="Text_20_body">
      <style:text-properties officeooo:rsid="02bae9df" officeooo:paragraph-rsid="06a43758"/>
    </style:style>
    <style:style style:name="P115" style:family="paragraph" style:parent-style-name="Text_20_body">
      <style:text-properties officeooo:rsid="0259a75d" officeooo:paragraph-rsid="06a43758"/>
    </style:style>
    <style:style style:name="P116" style:family="paragraph" style:parent-style-name="Text_20_body">
      <style:text-properties officeooo:rsid="023f6ed0" officeooo:paragraph-rsid="06a43758"/>
    </style:style>
    <style:style style:name="P117" style:family="paragraph" style:parent-style-name="Text_20_body">
      <style:text-properties officeooo:rsid="0239c4e6" officeooo:paragraph-rsid="06a43758"/>
    </style:style>
    <style:style style:name="P118" style:family="paragraph" style:parent-style-name="Text_20_body">
      <style:text-properties officeooo:rsid="0216e726" officeooo:paragraph-rsid="06a43758"/>
    </style:style>
    <style:style style:name="P119" style:family="paragraph" style:parent-style-name="Text_20_body">
      <style:text-properties officeooo:rsid="0211605f" officeooo:paragraph-rsid="06a43758"/>
    </style:style>
    <style:style style:name="P120" style:family="paragraph" style:parent-style-name="Text_20_body">
      <style:text-properties officeooo:rsid="01eb4703" officeooo:paragraph-rsid="06a43758"/>
    </style:style>
    <style:style style:name="P121" style:family="paragraph" style:parent-style-name="Text_20_body">
      <style:text-properties officeooo:rsid="01de7f16" officeooo:paragraph-rsid="06a43758"/>
    </style:style>
    <style:style style:name="P122" style:family="paragraph" style:parent-style-name="Text_20_body">
      <style:text-properties officeooo:rsid="01dac2eb" officeooo:paragraph-rsid="06a43758"/>
    </style:style>
    <style:style style:name="P123" style:family="paragraph" style:parent-style-name="Text_20_body">
      <style:text-properties officeooo:rsid="01c54b7c" officeooo:paragraph-rsid="06a43758"/>
    </style:style>
    <style:style style:name="P124" style:family="paragraph" style:parent-style-name="Text_20_body">
      <style:text-properties officeooo:rsid="01a7009d" officeooo:paragraph-rsid="06a43758"/>
    </style:style>
    <style:style style:name="P125" style:family="paragraph" style:parent-style-name="Text_20_body">
      <style:text-properties officeooo:rsid="019d12ac" officeooo:paragraph-rsid="06a43758"/>
    </style:style>
    <style:style style:name="P126" style:family="paragraph" style:parent-style-name="Text_20_body">
      <style:text-properties officeooo:rsid="017fa5dc" officeooo:paragraph-rsid="06a43758"/>
    </style:style>
    <style:style style:name="P127" style:family="paragraph" style:parent-style-name="Text_20_body">
      <style:text-properties officeooo:rsid="015d630f" officeooo:paragraph-rsid="06a43758"/>
    </style:style>
    <style:style style:name="P128" style:family="paragraph" style:parent-style-name="Text_20_body">
      <style:text-properties officeooo:rsid="0144afae" officeooo:paragraph-rsid="06a43758"/>
    </style:style>
    <style:style style:name="P129" style:family="paragraph" style:parent-style-name="Text_20_body">
      <style:text-properties officeooo:rsid="01136f79" officeooo:paragraph-rsid="06a43758"/>
    </style:style>
    <style:style style:name="P130" style:family="paragraph" style:parent-style-name="Text_20_body">
      <style:text-properties officeooo:rsid="00d82c07" officeooo:paragraph-rsid="06a43758"/>
    </style:style>
    <style:style style:name="P131" style:family="paragraph" style:parent-style-name="Text_20_body">
      <style:text-properties officeooo:rsid="00bb188e" officeooo:paragraph-rsid="06a43758"/>
    </style:style>
    <style:style style:name="P132" style:family="paragraph" style:parent-style-name="Text_20_body">
      <style:text-properties officeooo:rsid="007429df" officeooo:paragraph-rsid="06a43758"/>
    </style:style>
    <style:style style:name="P133" style:family="paragraph" style:parent-style-name="Text_20_body">
      <style:text-properties officeooo:rsid="0034ffb8" officeooo:paragraph-rsid="06a43758"/>
    </style:style>
    <style:style style:name="P134" style:family="paragraph" style:parent-style-name="Text_20_body">
      <style:text-properties officeooo:rsid="002ddd9f" officeooo:paragraph-rsid="06a43758"/>
    </style:style>
    <style:style style:name="P135" style:family="paragraph" style:parent-style-name="Standard">
      <style:text-properties officeooo:rsid="001d247e" officeooo:paragraph-rsid="06a43758"/>
    </style:style>
    <style:style style:name="P136" style:family="paragraph" style:parent-style-name="Text_20_body">
      <style:text-properties officeooo:rsid="001d247e" officeooo:paragraph-rsid="06a43758"/>
    </style:style>
    <style:style style:name="P137" style:family="paragraph" style:parent-style-name="Text_20_body">
      <style:text-properties officeooo:rsid="0727b059" officeooo:paragraph-rsid="0727b059"/>
    </style:style>
    <style:style style:name="P138" style:family="paragraph" style:parent-style-name="Index">
      <style:text-properties officeooo:rsid="01523b09" officeooo:paragraph-rsid="06a43758"/>
    </style:style>
    <style:style style:name="P139" style:family="paragraph" style:parent-style-name="Standard">
      <style:text-properties officeooo:rsid="001cbe21" officeooo:paragraph-rsid="06a43758"/>
    </style:style>
    <style:style style:name="P140" style:family="paragraph" style:parent-style-name="Standard">
      <style:text-properties officeooo:rsid="00b79604" officeooo:paragraph-rsid="06a43758"/>
    </style:style>
    <style:style style:name="P141" style:family="paragraph" style:parent-style-name="Standard">
      <style:text-properties officeooo:rsid="00b6a314" officeooo:paragraph-rsid="06a43758"/>
    </style:style>
    <style:style style:name="P142" style:family="paragraph" style:parent-style-name="Standard">
      <style:text-properties officeooo:rsid="00b7c7d3" officeooo:paragraph-rsid="06a43758"/>
    </style:style>
    <style:style style:name="P143" style:family="paragraph" style:parent-style-name="Standard">
      <style:text-properties officeooo:rsid="00b918fe" officeooo:paragraph-rsid="06a43758"/>
    </style:style>
    <style:style style:name="P144" style:family="paragraph" style:parent-style-name="Standard">
      <style:text-properties officeooo:rsid="00bacac3" officeooo:paragraph-rsid="06a43758"/>
    </style:style>
    <style:style style:name="P145" style:family="paragraph" style:parent-style-name="Standard">
      <style:text-properties officeooo:rsid="01970045" officeooo:paragraph-rsid="06a43758"/>
    </style:style>
    <style:style style:name="P146"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7"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8"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9" style:family="paragraph" style:parent-style-name="Standard">
      <style:text-properties style:font-name="Liberation Serif" fo:font-size="12pt" officeooo:paragraph-rsid="06a43758" style:font-size-asian="12pt" style:font-size-complex="12pt"/>
    </style:style>
    <style:style style:name="P150" style:family="paragraph" style:parent-style-name="Table_20_Contents">
      <style:text-properties fo:font-size="10pt" officeooo:paragraph-rsid="06a43758" style:font-size-asian="10pt" style:font-size-complex="10pt"/>
    </style:style>
    <style:style style:name="P151" style:family="paragraph" style:parent-style-name="Text_20_body">
      <style:text-properties officeooo:rsid="068a3909" officeooo:paragraph-rsid="06a43758"/>
    </style:style>
    <style:style style:name="P152" style:family="paragraph" style:parent-style-name="Text_20_body">
      <style:text-properties officeooo:rsid="0589117c" officeooo:paragraph-rsid="06a43758"/>
    </style:style>
    <style:style style:name="P153" style:family="paragraph" style:parent-style-name="Text_20_body">
      <style:text-properties officeooo:rsid="058b0f5b" officeooo:paragraph-rsid="06a43758"/>
    </style:style>
    <style:style style:name="P154" style:family="paragraph" style:parent-style-name="Text_20_body">
      <style:text-properties officeooo:rsid="052b2b5e" officeooo:paragraph-rsid="06a43758"/>
    </style:style>
    <style:style style:name="P155" style:family="paragraph" style:parent-style-name="Text_20_body">
      <style:paragraph-properties fo:margin-left="0.4925in" fo:margin-right="0in" fo:text-indent="0in" style:auto-text-indent="false"/>
      <style:text-properties officeooo:rsid="053089cb" officeooo:paragraph-rsid="06a43758"/>
    </style:style>
    <style:style style:name="P156" style:family="paragraph" style:parent-style-name="Text_20_body">
      <style:text-properties officeooo:rsid="0439b318" officeooo:paragraph-rsid="06a43758"/>
    </style:style>
    <style:style style:name="P157" style:family="paragraph" style:parent-style-name="Text_20_body">
      <style:text-properties officeooo:rsid="03337ba3" officeooo:paragraph-rsid="06a43758"/>
    </style:style>
    <style:style style:name="P158" style:family="paragraph" style:parent-style-name="Text_20_body">
      <style:text-properties officeooo:rsid="0343c553" officeooo:paragraph-rsid="06a43758"/>
    </style:style>
    <style:style style:name="P159" style:family="paragraph" style:parent-style-name="Text_20_body">
      <style:text-properties officeooo:rsid="02e39597" officeooo:paragraph-rsid="06a43758"/>
    </style:style>
    <style:style style:name="P160" style:family="paragraph" style:parent-style-name="Text_20_body">
      <style:text-properties officeooo:rsid="01267bc1" officeooo:paragraph-rsid="06a43758"/>
    </style:style>
    <style:style style:name="P161" style:family="paragraph" style:parent-style-name="Text_20_body">
      <style:text-properties officeooo:rsid="008374c9" officeooo:paragraph-rsid="06a43758"/>
    </style:style>
    <style:style style:name="P162" style:family="paragraph" style:parent-style-name="Text_20_body">
      <style:text-properties officeooo:rsid="00886cd4" officeooo:paragraph-rsid="06a43758"/>
    </style:style>
    <style:style style:name="P163" style:family="paragraph" style:parent-style-name="Text_20_body">
      <style:text-properties officeooo:rsid="001ed595" officeooo:paragraph-rsid="06a43758"/>
    </style:style>
    <style:style style:name="P164" style:family="paragraph" style:parent-style-name="Text_20_body">
      <style:text-properties officeooo:rsid="0020c189" officeooo:paragraph-rsid="06a43758"/>
    </style:style>
    <style:style style:name="P165" style:family="paragraph" style:parent-style-name="Text_20_body">
      <style:text-properties officeooo:rsid="0022a503" officeooo:paragraph-rsid="06a43758"/>
    </style:style>
    <style:style style:name="P166" style:family="paragraph" style:parent-style-name="Text_20_body">
      <style:text-properties officeooo:rsid="0022b6af" officeooo:paragraph-rsid="06a43758"/>
    </style:style>
    <style:style style:name="P167" style:family="paragraph" style:parent-style-name="Text_20_body">
      <style:text-properties officeooo:rsid="002580fa" officeooo:paragraph-rsid="06a43758"/>
    </style:style>
    <style:style style:name="P168" style:family="paragraph" style:parent-style-name="Text_20_body">
      <style:text-properties officeooo:rsid="002948b6" officeooo:paragraph-rsid="06a43758"/>
    </style:style>
    <style:style style:name="P169" style:family="paragraph" style:parent-style-name="Text_20_body">
      <style:text-properties officeooo:rsid="002b26f7" officeooo:paragraph-rsid="06a43758"/>
    </style:style>
    <style:style style:name="P170" style:family="paragraph" style:parent-style-name="Text_20_body">
      <style:text-properties officeooo:rsid="002b73e6" officeooo:paragraph-rsid="06a43758"/>
    </style:style>
    <style:style style:name="P171" style:family="paragraph" style:parent-style-name="Text_20_body">
      <style:text-properties officeooo:rsid="00344497" officeooo:paragraph-rsid="06a43758"/>
    </style:style>
    <style:style style:name="P172" style:family="paragraph" style:parent-style-name="Text_20_body">
      <style:text-properties officeooo:rsid="0037256f" officeooo:paragraph-rsid="06a43758"/>
    </style:style>
    <style:style style:name="P173" style:family="paragraph" style:parent-style-name="Text_20_body">
      <style:text-properties officeooo:rsid="003b3726" officeooo:paragraph-rsid="06a43758"/>
    </style:style>
    <style:style style:name="P174" style:family="paragraph" style:parent-style-name="Text_20_body">
      <style:text-properties fo:font-style="italic" officeooo:rsid="003b3726" officeooo:paragraph-rsid="06a43758" style:font-style-asian="italic" style:font-style-complex="italic"/>
    </style:style>
    <style:style style:name="P175" style:family="paragraph" style:parent-style-name="Text_20_body">
      <style:text-properties fo:font-style="italic" officeooo:rsid="0049c80e" officeooo:paragraph-rsid="06a43758" style:font-style-asian="italic" style:font-style-complex="italic"/>
    </style:style>
    <style:style style:name="P176" style:family="paragraph" style:parent-style-name="Text_20_body">
      <style:text-properties fo:font-style="italic" officeooo:rsid="01046c35" officeooo:paragraph-rsid="06a43758" style:font-style-asian="italic" style:font-style-complex="italic"/>
    </style:style>
    <style:style style:name="P177" style:family="paragraph" style:parent-style-name="Text_20_body">
      <style:text-properties fo:font-style="italic" officeooo:rsid="021e1ce9" officeooo:paragraph-rsid="06a43758" style:font-style-asian="italic" style:font-style-complex="italic"/>
    </style:style>
    <style:style style:name="P178" style:family="paragraph" style:parent-style-name="Text_20_body">
      <style:text-properties fo:font-style="italic" officeooo:rsid="034fe6ab" officeooo:paragraph-rsid="06a43758" style:font-style-asian="italic" style:font-style-complex="italic"/>
    </style:style>
    <style:style style:name="P179" style:family="paragraph" style:parent-style-name="Text_20_body">
      <style:text-properties officeooo:rsid="004e5c22" officeooo:paragraph-rsid="06a43758"/>
    </style:style>
    <style:style style:name="P180" style:family="paragraph" style:parent-style-name="Text_20_body">
      <style:text-properties officeooo:rsid="0053061b" officeooo:paragraph-rsid="06a43758"/>
    </style:style>
    <style:style style:name="P181" style:family="paragraph" style:parent-style-name="Text_20_body">
      <style:text-properties officeooo:rsid="0054b74f" officeooo:paragraph-rsid="06a43758"/>
    </style:style>
    <style:style style:name="P182" style:family="paragraph" style:parent-style-name="Text_20_body">
      <style:text-properties officeooo:rsid="0055594a" officeooo:paragraph-rsid="06a43758"/>
    </style:style>
    <style:style style:name="P183" style:family="paragraph" style:parent-style-name="Text_20_body">
      <style:text-properties officeooo:rsid="00664b99" officeooo:paragraph-rsid="06a43758"/>
    </style:style>
    <style:style style:name="P184" style:family="paragraph" style:parent-style-name="Text_20_body">
      <style:text-properties officeooo:rsid="00581c75" officeooo:paragraph-rsid="06a43758"/>
    </style:style>
    <style:style style:name="P185" style:family="paragraph" style:parent-style-name="Text_20_body">
      <style:text-properties officeooo:rsid="0057c10d" officeooo:paragraph-rsid="06a43758"/>
    </style:style>
    <style:style style:name="P186" style:family="paragraph" style:parent-style-name="Text_20_body">
      <style:text-properties officeooo:rsid="00687a50" officeooo:paragraph-rsid="06a43758"/>
    </style:style>
    <style:style style:name="P187" style:family="paragraph" style:parent-style-name="Text_20_body">
      <style:text-properties officeooo:rsid="006c48d6" officeooo:paragraph-rsid="06a43758"/>
    </style:style>
    <style:style style:name="P188" style:family="paragraph" style:parent-style-name="Text_20_body">
      <style:text-properties officeooo:rsid="006e0453" officeooo:paragraph-rsid="06a43758"/>
    </style:style>
    <style:style style:name="P189" style:family="paragraph" style:parent-style-name="Text_20_body">
      <style:text-properties officeooo:rsid="0071ed16" officeooo:paragraph-rsid="06a43758"/>
    </style:style>
    <style:style style:name="P190" style:family="paragraph" style:parent-style-name="Text_20_body">
      <style:text-properties officeooo:rsid="0071b47b" officeooo:paragraph-rsid="06a43758"/>
    </style:style>
    <style:style style:name="P191" style:family="paragraph" style:parent-style-name="Text_20_body">
      <style:text-properties officeooo:rsid="0075c65d" officeooo:paragraph-rsid="06a43758"/>
    </style:style>
    <style:style style:name="P192" style:family="paragraph" style:parent-style-name="Text_20_body">
      <style:text-properties officeooo:rsid="0076bedd" officeooo:paragraph-rsid="06a43758"/>
    </style:style>
    <style:style style:name="P193" style:family="paragraph" style:parent-style-name="Text_20_body">
      <style:text-properties officeooo:rsid="0076bfc0" officeooo:paragraph-rsid="06a43758"/>
    </style:style>
    <style:style style:name="P194" style:family="paragraph" style:parent-style-name="Text_20_body">
      <style:text-properties officeooo:rsid="007854db" officeooo:paragraph-rsid="06a43758"/>
    </style:style>
    <style:style style:name="P195" style:family="paragraph" style:parent-style-name="Text_20_body">
      <style:text-properties officeooo:rsid="00794ce2" officeooo:paragraph-rsid="06a43758"/>
    </style:style>
    <style:style style:name="P196" style:family="paragraph" style:parent-style-name="Text_20_body">
      <style:text-properties officeooo:rsid="007cf792" officeooo:paragraph-rsid="06a43758"/>
    </style:style>
    <style:style style:name="P197" style:family="paragraph" style:parent-style-name="Text_20_body">
      <style:text-properties officeooo:rsid="007f1244" officeooo:paragraph-rsid="06a43758"/>
    </style:style>
    <style:style style:name="P198" style:family="paragraph" style:parent-style-name="Text_20_body">
      <style:text-properties officeooo:rsid="007f1244" officeooo:paragraph-rsid="06c76467"/>
    </style:style>
    <style:style style:name="P199" style:family="paragraph" style:parent-style-name="Text_20_body">
      <style:text-properties officeooo:rsid="00804161" officeooo:paragraph-rsid="06a43758"/>
    </style:style>
    <style:style style:name="P200" style:family="paragraph" style:parent-style-name="Text_20_body">
      <style:text-properties officeooo:rsid="00826a3d" officeooo:paragraph-rsid="06a43758"/>
    </style:style>
    <style:style style:name="P201" style:family="paragraph" style:parent-style-name="Text_20_body">
      <style:text-properties officeooo:rsid="0082ccfe" officeooo:paragraph-rsid="06a43758"/>
    </style:style>
    <style:style style:name="P202" style:family="paragraph" style:parent-style-name="Text_20_body">
      <style:paragraph-properties fo:margin-left="0.4925in" fo:margin-right="0in" fo:text-indent="0in" style:auto-text-indent="false"/>
      <style:text-properties officeooo:rsid="009e15b0" officeooo:paragraph-rsid="06a43758"/>
    </style:style>
    <style:style style:name="P203" style:family="paragraph" style:parent-style-name="Text_20_body">
      <style:text-properties officeooo:rsid="00a25f6f" officeooo:paragraph-rsid="06a43758"/>
    </style:style>
    <style:style style:name="P204" style:family="paragraph" style:parent-style-name="Text_20_body">
      <style:text-properties officeooo:rsid="00a4e3ae" officeooo:paragraph-rsid="06c85b3a"/>
    </style:style>
    <style:style style:name="P205" style:family="paragraph" style:parent-style-name="Text_20_body">
      <style:text-properties officeooo:rsid="00a6c7eb" officeooo:paragraph-rsid="06a43758"/>
    </style:style>
    <style:style style:name="P206" style:family="paragraph" style:parent-style-name="Text_20_body">
      <style:text-properties officeooo:rsid="00a8da3f" officeooo:paragraph-rsid="06a43758"/>
    </style:style>
    <style:style style:name="P207" style:family="paragraph" style:parent-style-name="Text_20_body">
      <style:text-properties officeooo:rsid="00ae2b41" officeooo:paragraph-rsid="06a43758"/>
    </style:style>
    <style:style style:name="P208" style:family="paragraph" style:parent-style-name="Text_20_body">
      <style:text-properties officeooo:rsid="00c41cae" officeooo:paragraph-rsid="06a43758"/>
    </style:style>
    <style:style style:name="P209" style:family="paragraph" style:parent-style-name="Text_20_body">
      <style:text-properties officeooo:rsid="00bcf8a3" officeooo:paragraph-rsid="06a43758"/>
    </style:style>
    <style:style style:name="P210" style:family="paragraph" style:parent-style-name="Text_20_body">
      <style:text-properties officeooo:rsid="00bf7e37" officeooo:paragraph-rsid="06a43758"/>
    </style:style>
    <style:style style:name="P211" style:family="paragraph" style:parent-style-name="Text_20_body">
      <style:text-properties officeooo:rsid="00c0b5c1" officeooo:paragraph-rsid="06a43758"/>
    </style:style>
    <style:style style:name="P212" style:family="paragraph" style:parent-style-name="Text_20_body">
      <style:text-properties officeooo:rsid="00c3d9a6" officeooo:paragraph-rsid="06a43758"/>
    </style:style>
    <style:style style:name="P213" style:family="paragraph" style:parent-style-name="Text_20_body">
      <style:text-properties officeooo:rsid="00c72285" officeooo:paragraph-rsid="06a43758"/>
    </style:style>
    <style:style style:name="P214" style:family="paragraph" style:parent-style-name="Text_20_body">
      <style:text-properties officeooo:rsid="00c7a4ba" officeooo:paragraph-rsid="06a43758"/>
    </style:style>
    <style:style style:name="P215" style:family="paragraph" style:parent-style-name="Text_20_body">
      <style:text-properties officeooo:rsid="00cbff58" officeooo:paragraph-rsid="06a43758"/>
    </style:style>
    <style:style style:name="P216" style:family="paragraph" style:parent-style-name="Text_20_body">
      <style:text-properties officeooo:rsid="00ced02a" officeooo:paragraph-rsid="06a43758"/>
    </style:style>
    <style:style style:name="P217" style:family="paragraph" style:parent-style-name="Text_20_body">
      <style:text-properties officeooo:rsid="00d263a6" officeooo:paragraph-rsid="06a43758"/>
    </style:style>
    <style:style style:name="P218" style:family="paragraph" style:parent-style-name="Text_20_body">
      <style:text-properties officeooo:rsid="00d440ac" officeooo:paragraph-rsid="06a43758"/>
    </style:style>
    <style:style style:name="P219" style:family="paragraph" style:parent-style-name="Text_20_body">
      <style:text-properties officeooo:rsid="00d60914" officeooo:paragraph-rsid="06a43758"/>
    </style:style>
    <style:style style:name="P220" style:family="paragraph" style:parent-style-name="Text_20_body">
      <style:text-properties officeooo:rsid="01da7a9d" officeooo:paragraph-rsid="06a43758"/>
    </style:style>
    <style:style style:name="P221" style:family="paragraph" style:parent-style-name="Text_20_body">
      <style:text-properties officeooo:rsid="00daaba4" officeooo:paragraph-rsid="06a43758"/>
    </style:style>
    <style:style style:name="P222" style:family="paragraph" style:parent-style-name="Text_20_body">
      <style:text-properties officeooo:rsid="00e9a0d4" officeooo:paragraph-rsid="06a43758"/>
    </style:style>
    <style:style style:name="P223" style:family="paragraph" style:parent-style-name="Text_20_body">
      <style:text-properties officeooo:rsid="00e9fdd0" officeooo:paragraph-rsid="06a43758"/>
    </style:style>
    <style:style style:name="P224" style:family="paragraph" style:parent-style-name="Text_20_body">
      <style:text-properties officeooo:rsid="00eb9a30" officeooo:paragraph-rsid="06a43758"/>
    </style:style>
    <style:style style:name="P225" style:family="paragraph" style:parent-style-name="Text_20_body">
      <style:text-properties officeooo:rsid="01014d19" officeooo:paragraph-rsid="06a43758"/>
    </style:style>
    <style:style style:name="P226" style:family="paragraph" style:parent-style-name="Text_20_body">
      <style:text-properties officeooo:rsid="01022ab7" officeooo:paragraph-rsid="06a43758"/>
    </style:style>
    <style:style style:name="P227" style:family="paragraph" style:parent-style-name="Text_20_body">
      <style:text-properties officeooo:rsid="01028def" officeooo:paragraph-rsid="06a43758"/>
    </style:style>
    <style:style style:name="P228" style:family="paragraph" style:parent-style-name="Text_20_body">
      <style:text-properties officeooo:rsid="01046c35" officeooo:paragraph-rsid="06a43758"/>
    </style:style>
    <style:style style:name="P229" style:family="paragraph" style:parent-style-name="Text_20_body">
      <style:text-properties officeooo:rsid="01055972" officeooo:paragraph-rsid="06a43758"/>
    </style:style>
    <style:style style:name="P230" style:family="paragraph" style:parent-style-name="Text_20_body">
      <style:text-properties officeooo:rsid="010df742" officeooo:paragraph-rsid="06a43758"/>
    </style:style>
    <style:style style:name="P231" style:family="paragraph" style:parent-style-name="Text_20_body">
      <style:text-properties officeooo:rsid="010fd651" officeooo:paragraph-rsid="06a43758"/>
    </style:style>
    <style:style style:name="P232" style:family="paragraph" style:parent-style-name="Text_20_body">
      <style:text-properties officeooo:rsid="01102ab2" officeooo:paragraph-rsid="06a43758"/>
    </style:style>
    <style:style style:name="P233" style:family="paragraph" style:parent-style-name="Text_20_body">
      <style:text-properties officeooo:rsid="01148a24" officeooo:paragraph-rsid="06a43758"/>
    </style:style>
    <style:style style:name="P234" style:family="paragraph" style:parent-style-name="Text_20_body">
      <style:text-properties officeooo:rsid="011b71e1" officeooo:paragraph-rsid="06a43758"/>
    </style:style>
    <style:style style:name="P235" style:family="paragraph" style:parent-style-name="Text_20_body">
      <style:text-properties officeooo:rsid="01203bd3" officeooo:paragraph-rsid="06a43758"/>
    </style:style>
    <style:style style:name="P236" style:family="paragraph" style:parent-style-name="Text_20_body">
      <style:text-properties officeooo:rsid="01232e24" officeooo:paragraph-rsid="06a43758"/>
    </style:style>
    <style:style style:name="P237" style:family="paragraph" style:parent-style-name="Text_20_body">
      <style:text-properties officeooo:rsid="012938be" officeooo:paragraph-rsid="06a43758"/>
    </style:style>
    <style:style style:name="P238" style:family="paragraph" style:parent-style-name="Text_20_body">
      <style:text-properties officeooo:rsid="012c8bce" officeooo:paragraph-rsid="06a43758"/>
    </style:style>
    <style:style style:name="P239" style:family="paragraph" style:parent-style-name="Text_20_body">
      <style:text-properties officeooo:rsid="012f931d" officeooo:paragraph-rsid="06a43758"/>
    </style:style>
    <style:style style:name="P240" style:family="paragraph" style:parent-style-name="Text_20_body">
      <style:text-properties officeooo:rsid="013cace8" officeooo:paragraph-rsid="06a43758"/>
    </style:style>
    <style:style style:name="P241" style:family="paragraph" style:parent-style-name="Text_20_body">
      <style:text-properties officeooo:rsid="013efed0" officeooo:paragraph-rsid="06a43758"/>
    </style:style>
    <style:style style:name="P242" style:family="paragraph" style:parent-style-name="Text_20_body">
      <style:text-properties officeooo:rsid="0140e413" officeooo:paragraph-rsid="06a43758"/>
    </style:style>
    <style:style style:name="P243" style:family="paragraph" style:parent-style-name="Text_20_body">
      <style:text-properties officeooo:rsid="014283d9" officeooo:paragraph-rsid="06a43758"/>
    </style:style>
    <style:style style:name="P244" style:family="paragraph" style:parent-style-name="Text_20_body">
      <style:text-properties officeooo:rsid="014709f0" officeooo:paragraph-rsid="06a43758"/>
    </style:style>
    <style:style style:name="P245" style:family="paragraph" style:parent-style-name="Text_20_body">
      <style:text-properties officeooo:rsid="01554aa8" officeooo:paragraph-rsid="06a43758"/>
    </style:style>
    <style:style style:name="P246" style:family="paragraph" style:parent-style-name="Text_20_body">
      <style:text-properties officeooo:rsid="015746f9" officeooo:paragraph-rsid="06a43758"/>
    </style:style>
    <style:style style:name="P247" style:family="paragraph" style:parent-style-name="Text_20_body">
      <style:text-properties officeooo:rsid="01590689" officeooo:paragraph-rsid="06a43758"/>
    </style:style>
    <style:style style:name="P248" style:family="paragraph" style:parent-style-name="Text_20_body">
      <style:text-properties officeooo:rsid="015f9785" officeooo:paragraph-rsid="06a43758"/>
    </style:style>
    <style:style style:name="P249" style:family="paragraph" style:parent-style-name="Text_20_body">
      <style:text-properties officeooo:rsid="015ddb3f" officeooo:paragraph-rsid="06a43758"/>
    </style:style>
    <style:style style:name="P250" style:family="paragraph" style:parent-style-name="Text_20_body">
      <style:text-properties officeooo:rsid="0161a8da" officeooo:paragraph-rsid="06a43758"/>
    </style:style>
    <style:style style:name="P251" style:family="paragraph" style:parent-style-name="Text_20_body">
      <style:text-properties officeooo:rsid="0162cb2d" officeooo:paragraph-rsid="06a43758"/>
    </style:style>
    <style:style style:name="P252" style:family="paragraph" style:parent-style-name="Text_20_body">
      <style:text-properties officeooo:rsid="0173e898" officeooo:paragraph-rsid="06a43758"/>
    </style:style>
    <style:style style:name="P253" style:family="paragraph" style:parent-style-name="Text_20_body">
      <style:text-properties officeooo:rsid="0177f91b" officeooo:paragraph-rsid="06a43758"/>
    </style:style>
    <style:style style:name="P254" style:family="paragraph" style:parent-style-name="Text_20_body">
      <style:text-properties officeooo:rsid="0179f30e" officeooo:paragraph-rsid="06a43758"/>
    </style:style>
    <style:style style:name="P255" style:family="paragraph" style:parent-style-name="Text_20_body">
      <style:text-properties officeooo:rsid="017e4579" officeooo:paragraph-rsid="06a43758"/>
    </style:style>
    <style:style style:name="P256" style:family="paragraph" style:parent-style-name="Text_20_body">
      <style:text-properties officeooo:rsid="017e4fcd" officeooo:paragraph-rsid="06a43758"/>
    </style:style>
    <style:style style:name="P257" style:family="paragraph" style:parent-style-name="Text_20_body">
      <style:text-properties officeooo:rsid="018157b7" officeooo:paragraph-rsid="06a43758"/>
    </style:style>
    <style:style style:name="P258" style:family="paragraph" style:parent-style-name="Text_20_body">
      <style:text-properties officeooo:rsid="0181a417" officeooo:paragraph-rsid="06a43758"/>
    </style:style>
    <style:style style:name="P259" style:family="paragraph" style:parent-style-name="Text_20_body">
      <style:text-properties officeooo:rsid="01940c5f" officeooo:paragraph-rsid="06a43758"/>
    </style:style>
    <style:style style:name="P260" style:family="paragraph" style:parent-style-name="Text_20_body">
      <style:text-properties officeooo:rsid="0194289e" officeooo:paragraph-rsid="06a43758"/>
    </style:style>
    <style:style style:name="P261" style:family="paragraph" style:parent-style-name="Text_20_body">
      <style:text-properties officeooo:rsid="019d0ac8" officeooo:paragraph-rsid="06a43758"/>
    </style:style>
    <style:style style:name="P262" style:family="paragraph" style:parent-style-name="Text_20_body">
      <style:text-properties officeooo:rsid="019fb77e" officeooo:paragraph-rsid="06a43758"/>
    </style:style>
    <style:style style:name="P263" style:family="paragraph" style:parent-style-name="Text_20_body">
      <style:text-properties officeooo:rsid="01a05fa7" officeooo:paragraph-rsid="06a43758"/>
    </style:style>
    <style:style style:name="P264" style:family="paragraph" style:parent-style-name="Text_20_body">
      <style:text-properties officeooo:rsid="01a23fe8" officeooo:paragraph-rsid="06a43758"/>
    </style:style>
    <style:style style:name="P265" style:family="paragraph" style:parent-style-name="Text_20_body">
      <style:text-properties officeooo:rsid="01a26eea" officeooo:paragraph-rsid="06a43758"/>
    </style:style>
    <style:style style:name="P266" style:family="paragraph" style:parent-style-name="Text_20_body">
      <style:text-properties officeooo:rsid="01ab85af" officeooo:paragraph-rsid="06a43758"/>
    </style:style>
    <style:style style:name="P267" style:family="paragraph" style:parent-style-name="Text_20_body">
      <style:text-properties officeooo:rsid="01ad796d" officeooo:paragraph-rsid="06a43758"/>
    </style:style>
    <style:style style:name="P268" style:family="paragraph" style:parent-style-name="Text_20_body">
      <style:text-properties officeooo:rsid="01ad965a" officeooo:paragraph-rsid="06a43758"/>
    </style:style>
    <style:style style:name="P269" style:family="paragraph" style:parent-style-name="Text_20_body">
      <style:text-properties officeooo:rsid="01b14373" officeooo:paragraph-rsid="06a43758"/>
    </style:style>
    <style:style style:name="P270" style:family="paragraph" style:parent-style-name="Text_20_body">
      <style:text-properties officeooo:rsid="01b2377c" officeooo:paragraph-rsid="06a43758"/>
    </style:style>
    <style:style style:name="P271" style:family="paragraph" style:parent-style-name="Text_20_body">
      <style:text-properties officeooo:rsid="01b2683a" officeooo:paragraph-rsid="06a43758"/>
    </style:style>
    <style:style style:name="P272" style:family="paragraph" style:parent-style-name="Text_20_body">
      <style:text-properties officeooo:rsid="01b512c6" officeooo:paragraph-rsid="06a43758"/>
    </style:style>
    <style:style style:name="P273" style:family="paragraph" style:parent-style-name="Text_20_body">
      <style:text-properties officeooo:rsid="01b68d53" officeooo:paragraph-rsid="06a43758"/>
    </style:style>
    <style:style style:name="P274" style:family="paragraph" style:parent-style-name="Text_20_body">
      <style:text-properties officeooo:rsid="01ba2fab" officeooo:paragraph-rsid="06a43758"/>
    </style:style>
    <style:style style:name="P275" style:family="paragraph" style:parent-style-name="Text_20_body">
      <style:text-properties officeooo:rsid="01bb073d" officeooo:paragraph-rsid="06a43758"/>
    </style:style>
    <style:style style:name="P276" style:family="paragraph" style:parent-style-name="Text_20_body">
      <style:text-properties officeooo:rsid="01bef3db" officeooo:paragraph-rsid="06a43758"/>
    </style:style>
    <style:style style:name="P277" style:family="paragraph" style:parent-style-name="Text_20_body">
      <style:text-properties officeooo:rsid="01c07f9c" officeooo:paragraph-rsid="06a43758"/>
    </style:style>
    <style:style style:name="P278" style:family="paragraph" style:parent-style-name="Text_20_body">
      <style:text-properties officeooo:rsid="01c40084" officeooo:paragraph-rsid="06a43758"/>
    </style:style>
    <style:style style:name="P279" style:family="paragraph" style:parent-style-name="Text_20_body">
      <style:text-properties officeooo:rsid="01c6eb7b" officeooo:paragraph-rsid="06a43758"/>
    </style:style>
    <style:style style:name="P280" style:family="paragraph" style:parent-style-name="Text_20_body">
      <style:text-properties officeooo:rsid="01c7f131" officeooo:paragraph-rsid="06a43758"/>
    </style:style>
    <style:style style:name="P281" style:family="paragraph" style:parent-style-name="Text_20_body">
      <style:text-properties officeooo:rsid="01c9acaa" officeooo:paragraph-rsid="06a43758"/>
    </style:style>
    <style:style style:name="P282" style:family="paragraph" style:parent-style-name="Text_20_body">
      <style:text-properties officeooo:rsid="01cad108" officeooo:paragraph-rsid="06a43758"/>
    </style:style>
    <style:style style:name="P283" style:family="paragraph" style:parent-style-name="Text_20_body">
      <style:text-properties officeooo:rsid="01ccb19a" officeooo:paragraph-rsid="06a43758"/>
    </style:style>
    <style:style style:name="P284" style:family="paragraph" style:parent-style-name="Text_20_body">
      <style:text-properties officeooo:rsid="01d2a969" officeooo:paragraph-rsid="06a43758"/>
    </style:style>
    <style:style style:name="P285" style:family="paragraph" style:parent-style-name="Text_20_body">
      <style:text-properties officeooo:rsid="01d31e87" officeooo:paragraph-rsid="06a43758"/>
    </style:style>
    <style:style style:name="P286" style:family="paragraph" style:parent-style-name="Text_20_body">
      <style:text-properties officeooo:rsid="01d4ff6f" officeooo:paragraph-rsid="06a43758"/>
    </style:style>
    <style:style style:name="P287" style:family="paragraph" style:parent-style-name="Text_20_body">
      <style:text-properties officeooo:rsid="01d52a80" officeooo:paragraph-rsid="06a43758"/>
    </style:style>
    <style:style style:name="P288" style:family="paragraph" style:parent-style-name="Text_20_body">
      <style:text-properties officeooo:rsid="01d8165b" officeooo:paragraph-rsid="06a43758"/>
    </style:style>
    <style:style style:name="P289" style:family="paragraph" style:parent-style-name="Text_20_body">
      <style:text-properties officeooo:rsid="01d8d142" officeooo:paragraph-rsid="06a43758"/>
    </style:style>
    <style:style style:name="P290" style:family="paragraph" style:parent-style-name="Text_20_body">
      <style:text-properties officeooo:rsid="01ddc7d7" officeooo:paragraph-rsid="06a43758"/>
    </style:style>
    <style:style style:name="P291" style:family="paragraph" style:parent-style-name="Text_20_body">
      <style:text-properties officeooo:rsid="01df1bfa" officeooo:paragraph-rsid="06a43758"/>
    </style:style>
    <style:style style:name="P292" style:family="paragraph" style:parent-style-name="Text_20_body">
      <style:text-properties officeooo:rsid="01e4ffe2" officeooo:paragraph-rsid="06a43758"/>
    </style:style>
    <style:style style:name="P293" style:family="paragraph" style:parent-style-name="Text_20_body">
      <style:text-properties officeooo:rsid="01e560ef" officeooo:paragraph-rsid="06a43758"/>
    </style:style>
    <style:style style:name="P294" style:family="paragraph" style:parent-style-name="Text_20_body">
      <style:text-properties officeooo:rsid="01e59f80" officeooo:paragraph-rsid="06a43758"/>
    </style:style>
    <style:style style:name="P295" style:family="paragraph" style:parent-style-name="Text_20_body">
      <style:text-properties officeooo:rsid="01e6fe6b" officeooo:paragraph-rsid="06a43758"/>
    </style:style>
    <style:style style:name="P296" style:family="paragraph" style:parent-style-name="Text_20_body">
      <style:text-properties officeooo:rsid="01e8c02d" officeooo:paragraph-rsid="06a43758"/>
    </style:style>
    <style:style style:name="P297" style:family="paragraph" style:parent-style-name="Text_20_body">
      <style:text-properties officeooo:rsid="01e96f66" officeooo:paragraph-rsid="06a43758"/>
    </style:style>
    <style:style style:name="P298" style:family="paragraph" style:parent-style-name="Text_20_body">
      <style:text-properties officeooo:rsid="01ebf51d" officeooo:paragraph-rsid="06a43758"/>
    </style:style>
    <style:style style:name="P299" style:family="paragraph" style:parent-style-name="Text_20_body">
      <style:text-properties officeooo:rsid="01ef07e5" officeooo:paragraph-rsid="06a43758"/>
    </style:style>
    <style:style style:name="P300" style:family="paragraph" style:parent-style-name="Text_20_body">
      <style:text-properties officeooo:rsid="01f2cf68" officeooo:paragraph-rsid="06a43758"/>
    </style:style>
    <style:style style:name="P301" style:family="paragraph" style:parent-style-name="Text_20_body">
      <style:text-properties officeooo:rsid="01f2cf68" officeooo:paragraph-rsid="06c76467"/>
    </style:style>
    <style:style style:name="P302" style:family="paragraph" style:parent-style-name="Text_20_body">
      <style:text-properties officeooo:rsid="01f5b780" officeooo:paragraph-rsid="06a43758"/>
    </style:style>
    <style:style style:name="P303" style:family="paragraph" style:parent-style-name="Text_20_body">
      <style:text-properties officeooo:rsid="01f6517f" officeooo:paragraph-rsid="06a43758"/>
    </style:style>
    <style:style style:name="P304" style:family="paragraph" style:parent-style-name="Text_20_body">
      <style:text-properties officeooo:rsid="01f71d7b" officeooo:paragraph-rsid="06a43758"/>
    </style:style>
    <style:style style:name="P305" style:family="paragraph" style:parent-style-name="Text_20_body">
      <style:text-properties officeooo:rsid="01f9ee86" officeooo:paragraph-rsid="06a43758"/>
    </style:style>
    <style:style style:name="P306" style:family="paragraph" style:parent-style-name="Text_20_body">
      <style:text-properties officeooo:rsid="01fd19dd" officeooo:paragraph-rsid="06a43758"/>
    </style:style>
    <style:style style:name="P307" style:family="paragraph" style:parent-style-name="Text_20_body">
      <style:text-properties officeooo:rsid="01fdda9b" officeooo:paragraph-rsid="06a43758"/>
    </style:style>
    <style:style style:name="P308" style:family="paragraph" style:parent-style-name="Text_20_body">
      <style:text-properties officeooo:rsid="01ff3c68" officeooo:paragraph-rsid="06a43758"/>
    </style:style>
    <style:style style:name="P309" style:family="paragraph" style:parent-style-name="Text_20_body">
      <style:text-properties officeooo:rsid="0204a187" officeooo:paragraph-rsid="06a43758"/>
    </style:style>
    <style:style style:name="P310" style:family="paragraph" style:parent-style-name="Text_20_body">
      <style:text-properties officeooo:rsid="0205c7f5" officeooo:paragraph-rsid="06a43758"/>
    </style:style>
    <style:style style:name="P311" style:family="paragraph" style:parent-style-name="Text_20_body">
      <style:text-properties officeooo:rsid="0206f285" officeooo:paragraph-rsid="06a43758"/>
    </style:style>
    <style:style style:name="P312" style:family="paragraph" style:parent-style-name="Text_20_body">
      <style:text-properties officeooo:rsid="02074ace" officeooo:paragraph-rsid="06a43758"/>
    </style:style>
    <style:style style:name="P313" style:family="paragraph" style:parent-style-name="Text_20_body">
      <style:text-properties officeooo:rsid="020a8062" officeooo:paragraph-rsid="06a43758"/>
    </style:style>
    <style:style style:name="P314" style:family="paragraph" style:parent-style-name="Text_20_body">
      <style:text-properties officeooo:rsid="020abf64" officeooo:paragraph-rsid="06a43758"/>
    </style:style>
    <style:style style:name="P315" style:family="paragraph" style:parent-style-name="Text_20_body">
      <style:text-properties officeooo:rsid="020bfe60" officeooo:paragraph-rsid="06a43758"/>
    </style:style>
    <style:style style:name="P316" style:family="paragraph" style:parent-style-name="Text_20_body">
      <style:text-properties officeooo:rsid="020ef1ba" officeooo:paragraph-rsid="06a43758"/>
    </style:style>
    <style:style style:name="P317" style:family="paragraph" style:parent-style-name="Text_20_body">
      <style:text-properties officeooo:rsid="020faea9" officeooo:paragraph-rsid="06a43758"/>
    </style:style>
    <style:style style:name="P318" style:family="paragraph" style:parent-style-name="Text_20_body">
      <style:text-properties officeooo:rsid="020faea9" officeooo:paragraph-rsid="06cb965a"/>
    </style:style>
    <style:style style:name="P319" style:family="paragraph" style:parent-style-name="Text_20_body">
      <style:text-properties officeooo:rsid="0212f4d6" officeooo:paragraph-rsid="06a43758"/>
    </style:style>
    <style:style style:name="P320" style:family="paragraph" style:parent-style-name="Text_20_body">
      <style:text-properties officeooo:rsid="021535e1" officeooo:paragraph-rsid="06a43758"/>
    </style:style>
    <style:style style:name="P321" style:family="paragraph" style:parent-style-name="Text_20_body">
      <style:text-properties officeooo:rsid="0215916a" officeooo:paragraph-rsid="06cba42b"/>
    </style:style>
    <style:style style:name="P322" style:family="paragraph" style:parent-style-name="Text_20_body">
      <style:text-properties officeooo:rsid="0215a499" officeooo:paragraph-rsid="06a43758"/>
    </style:style>
    <style:style style:name="P323" style:family="paragraph" style:parent-style-name="Text_20_body">
      <style:text-properties officeooo:rsid="0219b57c" officeooo:paragraph-rsid="06a43758"/>
    </style:style>
    <style:style style:name="P324" style:family="paragraph" style:parent-style-name="Text_20_body">
      <style:text-properties officeooo:rsid="021c4a24" officeooo:paragraph-rsid="06a43758"/>
    </style:style>
    <style:style style:name="P325" style:family="paragraph" style:parent-style-name="Text_20_body">
      <style:text-properties officeooo:rsid="021cdb52" officeooo:paragraph-rsid="06a43758"/>
    </style:style>
    <style:style style:name="P326" style:family="paragraph" style:parent-style-name="Text_20_body">
      <style:text-properties officeooo:rsid="021edef7" officeooo:paragraph-rsid="06a43758"/>
    </style:style>
    <style:style style:name="P327" style:family="paragraph" style:parent-style-name="Text_20_body">
      <style:text-properties officeooo:rsid="021f1f0d" officeooo:paragraph-rsid="06a43758"/>
    </style:style>
    <style:style style:name="P328" style:family="paragraph" style:parent-style-name="Text_20_body">
      <style:text-properties officeooo:rsid="02236c9b" officeooo:paragraph-rsid="06a43758"/>
    </style:style>
    <style:style style:name="P329" style:family="paragraph" style:parent-style-name="Text_20_body">
      <style:text-properties officeooo:rsid="022520ab" officeooo:paragraph-rsid="06a43758"/>
    </style:style>
    <style:style style:name="P330" style:family="paragraph" style:parent-style-name="Text_20_body">
      <style:text-properties officeooo:rsid="0226fc68" officeooo:paragraph-rsid="06a43758"/>
    </style:style>
    <style:style style:name="P331" style:family="paragraph" style:parent-style-name="Text_20_body">
      <style:text-properties officeooo:rsid="022a5361" officeooo:paragraph-rsid="06a43758"/>
    </style:style>
    <style:style style:name="P332" style:family="paragraph" style:parent-style-name="Text_20_body">
      <style:text-properties officeooo:rsid="022b0cdb" officeooo:paragraph-rsid="06a43758"/>
    </style:style>
    <style:style style:name="P333" style:family="paragraph" style:parent-style-name="Text_20_body">
      <style:text-properties officeooo:rsid="0230f876" officeooo:paragraph-rsid="06a43758"/>
    </style:style>
    <style:style style:name="P334" style:family="paragraph" style:parent-style-name="Text_20_body">
      <style:text-properties officeooo:rsid="0232eaf4" officeooo:paragraph-rsid="06a43758"/>
    </style:style>
    <style:style style:name="P335" style:family="paragraph" style:parent-style-name="Text_20_body">
      <style:text-properties officeooo:rsid="0232fb16" officeooo:paragraph-rsid="06a43758"/>
    </style:style>
    <style:style style:name="P336" style:family="paragraph" style:parent-style-name="Text_20_body">
      <style:text-properties officeooo:rsid="02332744" officeooo:paragraph-rsid="06a43758"/>
    </style:style>
    <style:style style:name="P337" style:family="paragraph" style:parent-style-name="Text_20_body">
      <style:text-properties officeooo:rsid="02388783" officeooo:paragraph-rsid="06a43758"/>
    </style:style>
    <style:style style:name="P338" style:family="paragraph" style:parent-style-name="Text_20_body">
      <style:text-properties officeooo:rsid="02393d9a" officeooo:paragraph-rsid="06a43758"/>
    </style:style>
    <style:style style:name="P339" style:family="paragraph" style:parent-style-name="Text_20_body">
      <style:text-properties officeooo:rsid="023bcfc2" officeooo:paragraph-rsid="06a43758"/>
    </style:style>
    <style:style style:name="P340" style:family="paragraph" style:parent-style-name="Text_20_body">
      <style:text-properties officeooo:rsid="023cfce7" officeooo:paragraph-rsid="06a43758"/>
    </style:style>
    <style:style style:name="P341" style:family="paragraph" style:parent-style-name="Text_20_body">
      <style:text-properties officeooo:rsid="023fef79" officeooo:paragraph-rsid="06a43758"/>
    </style:style>
    <style:style style:name="P342" style:family="paragraph" style:parent-style-name="Text_20_body">
      <style:text-properties officeooo:rsid="024195ba" officeooo:paragraph-rsid="06a43758"/>
    </style:style>
    <style:style style:name="P343" style:family="paragraph" style:parent-style-name="Text_20_body">
      <style:text-properties officeooo:rsid="0242457c" officeooo:paragraph-rsid="06a43758"/>
    </style:style>
    <style:style style:name="P344" style:family="paragraph" style:parent-style-name="Text_20_body">
      <style:text-properties officeooo:rsid="02453997" officeooo:paragraph-rsid="06a43758"/>
    </style:style>
    <style:style style:name="P345" style:family="paragraph" style:parent-style-name="Text_20_body">
      <style:text-properties officeooo:rsid="0246786d" officeooo:paragraph-rsid="06a43758"/>
    </style:style>
    <style:style style:name="P346" style:family="paragraph" style:parent-style-name="Text_20_body">
      <style:text-properties officeooo:rsid="0246b484" officeooo:paragraph-rsid="06a43758"/>
    </style:style>
    <style:style style:name="P347" style:family="paragraph" style:parent-style-name="Text_20_body">
      <style:text-properties officeooo:rsid="024eaa32" officeooo:paragraph-rsid="06a43758"/>
    </style:style>
    <style:style style:name="P348" style:family="paragraph" style:parent-style-name="Text_20_body">
      <style:text-properties officeooo:rsid="02502693" officeooo:paragraph-rsid="06a43758"/>
    </style:style>
    <style:style style:name="P349" style:family="paragraph" style:parent-style-name="Text_20_body">
      <style:text-properties officeooo:rsid="0252546d" officeooo:paragraph-rsid="06a43758"/>
    </style:style>
    <style:style style:name="P350" style:family="paragraph" style:parent-style-name="Text_20_body">
      <style:text-properties officeooo:rsid="0254e2a6" officeooo:paragraph-rsid="06a43758"/>
    </style:style>
    <style:style style:name="P351" style:family="paragraph" style:parent-style-name="Text_20_body">
      <style:text-properties officeooo:rsid="0257fea2" officeooo:paragraph-rsid="06a43758"/>
    </style:style>
    <style:style style:name="P352" style:family="paragraph" style:parent-style-name="Text_20_body">
      <style:text-properties officeooo:rsid="025bae72" officeooo:paragraph-rsid="06a43758"/>
    </style:style>
    <style:style style:name="P353" style:family="paragraph" style:parent-style-name="Text_20_body">
      <style:text-properties officeooo:rsid="025bd78d" officeooo:paragraph-rsid="06a43758"/>
    </style:style>
    <style:style style:name="P354" style:family="paragraph" style:parent-style-name="Text_20_body">
      <style:text-properties officeooo:rsid="025da3ab" officeooo:paragraph-rsid="06cecc93"/>
    </style:style>
    <style:style style:name="P355" style:family="paragraph" style:parent-style-name="Text_20_body">
      <style:text-properties officeooo:rsid="025ebb9c" officeooo:paragraph-rsid="06a43758"/>
    </style:style>
    <style:style style:name="P356" style:family="paragraph" style:parent-style-name="Text_20_body">
      <style:text-properties officeooo:rsid="026205bc" officeooo:paragraph-rsid="06a43758"/>
    </style:style>
    <style:style style:name="P357" style:family="paragraph" style:parent-style-name="Text_20_body">
      <style:text-properties officeooo:rsid="02621201" officeooo:paragraph-rsid="06a43758"/>
    </style:style>
    <style:style style:name="P358" style:family="paragraph" style:parent-style-name="Text_20_body">
      <style:text-properties officeooo:rsid="0265bd5c" officeooo:paragraph-rsid="06a43758"/>
    </style:style>
    <style:style style:name="P359" style:family="paragraph" style:parent-style-name="Text_20_body">
      <style:text-properties officeooo:rsid="0267f514" officeooo:paragraph-rsid="06a43758"/>
    </style:style>
    <style:style style:name="P360" style:family="paragraph" style:parent-style-name="Text_20_body">
      <style:text-properties officeooo:rsid="02698f32" officeooo:paragraph-rsid="06cfa061"/>
    </style:style>
    <style:style style:name="P361" style:family="paragraph" style:parent-style-name="Text_20_body">
      <style:text-properties officeooo:rsid="02771840" officeooo:paragraph-rsid="06a43758"/>
    </style:style>
    <style:style style:name="P362" style:family="paragraph" style:parent-style-name="Text_20_body">
      <style:text-properties officeooo:rsid="027a9f64" officeooo:paragraph-rsid="06a43758"/>
    </style:style>
    <style:style style:name="P363" style:family="paragraph" style:parent-style-name="Text_20_body">
      <style:text-properties officeooo:rsid="027f34ca" officeooo:paragraph-rsid="06d03624"/>
    </style:style>
    <style:style style:name="P364" style:family="paragraph" style:parent-style-name="Text_20_body">
      <style:text-properties officeooo:rsid="0282b2a9" officeooo:paragraph-rsid="06a43758"/>
    </style:style>
    <style:style style:name="P365" style:family="paragraph" style:parent-style-name="Text_20_body">
      <style:text-properties officeooo:rsid="02873e25" officeooo:paragraph-rsid="06a43758"/>
    </style:style>
    <style:style style:name="P366" style:family="paragraph" style:parent-style-name="Text_20_body">
      <style:text-properties officeooo:rsid="028c8a42" officeooo:paragraph-rsid="06a43758"/>
    </style:style>
    <style:style style:name="P367" style:family="paragraph" style:parent-style-name="Text_20_body">
      <style:text-properties officeooo:rsid="028e76d0" officeooo:paragraph-rsid="06a43758"/>
    </style:style>
    <style:style style:name="P368" style:family="paragraph" style:parent-style-name="Text_20_body">
      <style:text-properties officeooo:rsid="028e76d0" officeooo:paragraph-rsid="06d03624"/>
    </style:style>
    <style:style style:name="P369" style:family="paragraph" style:parent-style-name="Text_20_body">
      <style:text-properties officeooo:rsid="02628f3c" officeooo:paragraph-rsid="06a43758"/>
    </style:style>
    <style:style style:name="P370" style:family="paragraph" style:parent-style-name="Text_20_body">
      <style:text-properties officeooo:rsid="02942bc7" officeooo:paragraph-rsid="06a43758"/>
    </style:style>
    <style:style style:name="P371" style:family="paragraph" style:parent-style-name="Text_20_body">
      <style:text-properties officeooo:rsid="02964e25" officeooo:paragraph-rsid="06a43758"/>
    </style:style>
    <style:style style:name="P372" style:family="paragraph" style:parent-style-name="Text_20_body">
      <style:text-properties officeooo:rsid="029a9f4f" officeooo:paragraph-rsid="06a43758"/>
    </style:style>
    <style:style style:name="P373" style:family="paragraph" style:parent-style-name="Text_20_body">
      <style:text-properties officeooo:rsid="029c7873" officeooo:paragraph-rsid="06a43758"/>
    </style:style>
    <style:style style:name="P374" style:family="paragraph" style:parent-style-name="Text_20_body">
      <style:text-properties officeooo:rsid="02a26f68" officeooo:paragraph-rsid="06a43758"/>
    </style:style>
    <style:style style:name="P375" style:family="paragraph" style:parent-style-name="Text_20_body">
      <style:text-properties officeooo:rsid="02a3f88f" officeooo:paragraph-rsid="06a43758"/>
    </style:style>
    <style:style style:name="P376" style:family="paragraph" style:parent-style-name="Text_20_body">
      <style:text-properties officeooo:rsid="02a5598a" officeooo:paragraph-rsid="06a43758"/>
    </style:style>
    <style:style style:name="P377" style:family="paragraph" style:parent-style-name="Text_20_body">
      <style:text-properties officeooo:rsid="02b882b2" officeooo:paragraph-rsid="06a43758"/>
    </style:style>
    <style:style style:name="P378" style:family="paragraph" style:parent-style-name="Text_20_body">
      <style:text-properties officeooo:rsid="02bcc033" officeooo:paragraph-rsid="06a43758"/>
    </style:style>
    <style:style style:name="P379" style:family="paragraph" style:parent-style-name="Text_20_body">
      <style:text-properties officeooo:rsid="02c206bd" officeooo:paragraph-rsid="06a43758"/>
    </style:style>
    <style:style style:name="P380" style:family="paragraph" style:parent-style-name="Text_20_body">
      <style:text-properties officeooo:rsid="02c261dc" officeooo:paragraph-rsid="06a43758"/>
    </style:style>
    <style:style style:name="P381" style:family="paragraph" style:parent-style-name="Text_20_body">
      <style:text-properties officeooo:rsid="02ca6523" officeooo:paragraph-rsid="06a43758"/>
    </style:style>
    <style:style style:name="P382" style:family="paragraph" style:parent-style-name="Text_20_body">
      <style:text-properties officeooo:rsid="02c440cb" officeooo:paragraph-rsid="06a43758"/>
    </style:style>
    <style:style style:name="P383" style:family="paragraph" style:parent-style-name="Text_20_body">
      <style:text-properties officeooo:rsid="02c4c54d" officeooo:paragraph-rsid="06a43758"/>
    </style:style>
    <style:style style:name="P384" style:family="paragraph" style:parent-style-name="Text_20_body">
      <style:text-properties officeooo:rsid="02c5e54c" officeooo:paragraph-rsid="06a43758"/>
    </style:style>
    <style:style style:name="P385" style:family="paragraph" style:parent-style-name="Text_20_body">
      <style:text-properties officeooo:rsid="02c70a7e" officeooo:paragraph-rsid="06a43758"/>
    </style:style>
    <style:style style:name="P386" style:family="paragraph" style:parent-style-name="Text_20_body">
      <style:text-properties officeooo:rsid="02c8d6c8" officeooo:paragraph-rsid="06a43758"/>
    </style:style>
    <style:style style:name="P387" style:family="paragraph" style:parent-style-name="Text_20_body">
      <style:text-properties officeooo:rsid="02cc32c6" officeooo:paragraph-rsid="06a43758"/>
    </style:style>
    <style:style style:name="P388" style:family="paragraph" style:parent-style-name="Text_20_body">
      <style:text-properties officeooo:rsid="02cfab88" officeooo:paragraph-rsid="06a43758"/>
    </style:style>
    <style:style style:name="P389" style:family="paragraph" style:parent-style-name="Text_20_body">
      <style:text-properties officeooo:rsid="02cfb718" officeooo:paragraph-rsid="06a43758"/>
    </style:style>
    <style:style style:name="P390" style:family="paragraph" style:parent-style-name="Text_20_body">
      <style:text-properties officeooo:rsid="02d9f75d" officeooo:paragraph-rsid="06a43758"/>
    </style:style>
    <style:style style:name="P391" style:family="paragraph" style:parent-style-name="Text_20_body">
      <style:text-properties officeooo:rsid="02dba142" officeooo:paragraph-rsid="06a43758"/>
    </style:style>
    <style:style style:name="P392" style:family="paragraph" style:parent-style-name="Text_20_body">
      <style:text-properties officeooo:rsid="02dd9f64" officeooo:paragraph-rsid="06a43758"/>
    </style:style>
    <style:style style:name="P393" style:family="paragraph" style:parent-style-name="Text_20_body">
      <style:text-properties officeooo:rsid="02e11a05" officeooo:paragraph-rsid="06a43758"/>
    </style:style>
    <style:style style:name="P394" style:family="paragraph" style:parent-style-name="Text_20_body">
      <style:text-properties officeooo:rsid="02e4ff9b" officeooo:paragraph-rsid="06a43758"/>
    </style:style>
    <style:style style:name="P395" style:family="paragraph" style:parent-style-name="Text_20_body">
      <style:text-properties officeooo:rsid="02e8b598" officeooo:paragraph-rsid="06a43758"/>
    </style:style>
    <style:style style:name="P396" style:family="paragraph" style:parent-style-name="Text_20_body">
      <style:text-properties officeooo:rsid="02e98a61" officeooo:paragraph-rsid="06a43758"/>
    </style:style>
    <style:style style:name="P397" style:family="paragraph" style:parent-style-name="Text_20_body">
      <style:text-properties officeooo:rsid="02ecaa0d" officeooo:paragraph-rsid="06a43758"/>
    </style:style>
    <style:style style:name="P398" style:family="paragraph" style:parent-style-name="Text_20_body">
      <style:text-properties officeooo:rsid="02eef471" officeooo:paragraph-rsid="06a43758"/>
    </style:style>
    <style:style style:name="P399" style:family="paragraph" style:parent-style-name="Text_20_body">
      <style:text-properties officeooo:rsid="02f1d4a2" officeooo:paragraph-rsid="06a43758"/>
    </style:style>
    <style:style style:name="P400" style:family="paragraph" style:parent-style-name="Text_20_body">
      <style:text-properties officeooo:rsid="0301a524" officeooo:paragraph-rsid="06a43758"/>
    </style:style>
    <style:style style:name="P401" style:family="paragraph" style:parent-style-name="Text_20_body">
      <style:text-properties officeooo:rsid="03037282" officeooo:paragraph-rsid="06a43758"/>
    </style:style>
    <style:style style:name="P402" style:family="paragraph" style:parent-style-name="Text_20_body">
      <style:text-properties officeooo:rsid="0305a76f" officeooo:paragraph-rsid="06a43758"/>
    </style:style>
    <style:style style:name="P403" style:family="paragraph" style:parent-style-name="Text_20_body">
      <style:text-properties officeooo:rsid="0309c2a8" officeooo:paragraph-rsid="06a43758"/>
    </style:style>
    <style:style style:name="P404" style:family="paragraph" style:parent-style-name="Text_20_body">
      <style:text-properties officeooo:rsid="030a8849" officeooo:paragraph-rsid="06a43758"/>
    </style:style>
    <style:style style:name="P405" style:family="paragraph" style:parent-style-name="Text_20_body">
      <style:text-properties officeooo:rsid="030efcf5" officeooo:paragraph-rsid="06a43758"/>
    </style:style>
    <style:style style:name="P406" style:family="paragraph" style:parent-style-name="Text_20_body">
      <style:text-properties officeooo:rsid="0310dd70" officeooo:paragraph-rsid="06a43758"/>
    </style:style>
    <style:style style:name="P407" style:family="paragraph" style:parent-style-name="Text_20_body">
      <style:text-properties officeooo:rsid="03151b1d" officeooo:paragraph-rsid="06a43758"/>
    </style:style>
    <style:style style:name="P408" style:family="paragraph" style:parent-style-name="Text_20_body">
      <style:text-properties officeooo:rsid="0315bf89" officeooo:paragraph-rsid="06a43758"/>
    </style:style>
    <style:style style:name="P409" style:family="paragraph" style:parent-style-name="Text_20_body">
      <style:text-properties officeooo:rsid="0319ca29" officeooo:paragraph-rsid="06a43758"/>
    </style:style>
    <style:style style:name="P410" style:family="paragraph" style:parent-style-name="Text_20_body">
      <style:text-properties officeooo:rsid="031d8324" officeooo:paragraph-rsid="06a43758"/>
    </style:style>
    <style:style style:name="P411" style:family="paragraph" style:parent-style-name="Text_20_body">
      <style:text-properties officeooo:rsid="032079d9" officeooo:paragraph-rsid="06a43758"/>
    </style:style>
    <style:style style:name="P412" style:family="paragraph" style:parent-style-name="Text_20_body">
      <style:text-properties officeooo:rsid="032239a8" officeooo:paragraph-rsid="06a43758"/>
    </style:style>
    <style:style style:name="P413" style:family="paragraph" style:parent-style-name="Text_20_body">
      <style:text-properties officeooo:rsid="0322f8c5" officeooo:paragraph-rsid="06a43758"/>
    </style:style>
    <style:style style:name="P414" style:family="paragraph" style:parent-style-name="Text_20_body">
      <style:text-properties officeooo:rsid="032f7d54" officeooo:paragraph-rsid="06a43758"/>
    </style:style>
    <style:style style:name="P415" style:family="paragraph" style:parent-style-name="Text_20_body">
      <style:text-properties officeooo:rsid="032ffc28" officeooo:paragraph-rsid="06a43758"/>
    </style:style>
    <style:style style:name="P416" style:family="paragraph" style:parent-style-name="Text_20_body">
      <style:text-properties officeooo:rsid="0331df55" officeooo:paragraph-rsid="06a43758"/>
    </style:style>
    <style:style style:name="P417" style:family="paragraph" style:parent-style-name="Text_20_body">
      <style:text-properties officeooo:rsid="0343f0d7" officeooo:paragraph-rsid="06a43758"/>
    </style:style>
    <style:style style:name="P418" style:family="paragraph" style:parent-style-name="Text_20_body">
      <style:text-properties officeooo:rsid="0348a516" officeooo:paragraph-rsid="06a43758"/>
    </style:style>
    <style:style style:name="P419" style:family="paragraph" style:parent-style-name="Text_20_body">
      <style:text-properties officeooo:rsid="0349f108" officeooo:paragraph-rsid="06a43758"/>
    </style:style>
    <style:style style:name="P420" style:family="paragraph" style:parent-style-name="Text_20_body">
      <style:text-properties officeooo:rsid="034ba602" officeooo:paragraph-rsid="06a43758"/>
    </style:style>
    <style:style style:name="P421" style:family="paragraph" style:parent-style-name="Text_20_body">
      <style:text-properties officeooo:rsid="034e24bb" officeooo:paragraph-rsid="06a43758"/>
    </style:style>
    <style:style style:name="P422" style:family="paragraph" style:parent-style-name="Text_20_body">
      <style:text-properties officeooo:rsid="035158aa" officeooo:paragraph-rsid="06a43758"/>
    </style:style>
    <style:style style:name="P423" style:family="paragraph" style:parent-style-name="Text_20_body">
      <style:text-properties officeooo:rsid="0352f74f" officeooo:paragraph-rsid="06a43758"/>
    </style:style>
    <style:style style:name="P424" style:family="paragraph" style:parent-style-name="Text_20_body">
      <style:text-properties officeooo:rsid="0353eb68" officeooo:paragraph-rsid="06a43758"/>
    </style:style>
    <style:style style:name="P425" style:family="paragraph" style:parent-style-name="Text_20_body">
      <style:text-properties officeooo:rsid="0355d5c3" officeooo:paragraph-rsid="06a43758"/>
    </style:style>
    <style:style style:name="P426" style:family="paragraph" style:parent-style-name="Text_20_body">
      <style:text-properties officeooo:rsid="03575412" officeooo:paragraph-rsid="06a43758"/>
    </style:style>
    <style:style style:name="P427" style:family="paragraph" style:parent-style-name="Text_20_body">
      <style:text-properties officeooo:rsid="03595552" officeooo:paragraph-rsid="06a43758"/>
    </style:style>
    <style:style style:name="P428" style:family="paragraph" style:parent-style-name="Text_20_body">
      <style:text-properties officeooo:rsid="035ba0de" officeooo:paragraph-rsid="06a43758"/>
    </style:style>
    <style:style style:name="P429" style:family="paragraph" style:parent-style-name="Text_20_body">
      <style:text-properties officeooo:rsid="035d687b" officeooo:paragraph-rsid="06a43758"/>
    </style:style>
    <style:style style:name="P430" style:family="paragraph" style:parent-style-name="Text_20_body">
      <style:text-properties officeooo:rsid="035f413a" officeooo:paragraph-rsid="06a43758"/>
    </style:style>
    <style:style style:name="P431" style:family="paragraph" style:parent-style-name="Text_20_body">
      <style:text-properties officeooo:rsid="036704f7" officeooo:paragraph-rsid="06a43758"/>
    </style:style>
    <style:style style:name="P432" style:family="paragraph" style:parent-style-name="Text_20_body">
      <style:text-properties officeooo:rsid="03687d57" officeooo:paragraph-rsid="06a43758"/>
    </style:style>
    <style:style style:name="P433" style:family="paragraph" style:parent-style-name="Text_20_body">
      <style:text-properties officeooo:rsid="036938ef" officeooo:paragraph-rsid="06a43758"/>
    </style:style>
    <style:style style:name="P434" style:family="paragraph" style:parent-style-name="Text_20_body">
      <style:text-properties officeooo:rsid="036965ed" officeooo:paragraph-rsid="06a43758"/>
    </style:style>
    <style:style style:name="P435" style:family="paragraph" style:parent-style-name="Text_20_body">
      <style:text-properties officeooo:rsid="036c3dc8" officeooo:paragraph-rsid="06a43758"/>
    </style:style>
    <style:style style:name="P436" style:family="paragraph" style:parent-style-name="Text_20_body">
      <style:text-properties officeooo:rsid="036c6e0f" officeooo:paragraph-rsid="06a43758"/>
    </style:style>
    <style:style style:name="P437" style:family="paragraph" style:parent-style-name="Text_20_body">
      <style:text-properties officeooo:rsid="036e6563" officeooo:paragraph-rsid="06a43758"/>
    </style:style>
    <style:style style:name="P438" style:family="paragraph" style:parent-style-name="Text_20_body">
      <style:text-properties officeooo:rsid="03731320" officeooo:paragraph-rsid="06a43758"/>
    </style:style>
    <style:style style:name="P439" style:family="paragraph" style:parent-style-name="Text_20_body">
      <style:text-properties officeooo:rsid="037f06f5" officeooo:paragraph-rsid="06a43758"/>
    </style:style>
    <style:style style:name="P440" style:family="paragraph" style:parent-style-name="Text_20_body">
      <style:text-properties officeooo:rsid="037626ff" officeooo:paragraph-rsid="06a43758"/>
    </style:style>
    <style:style style:name="P441" style:family="paragraph" style:parent-style-name="Text_20_body">
      <style:text-properties officeooo:rsid="0378c763" officeooo:paragraph-rsid="06a43758"/>
    </style:style>
    <style:style style:name="P442" style:family="paragraph" style:parent-style-name="Text_20_body">
      <style:text-properties officeooo:rsid="037ff6cc" officeooo:paragraph-rsid="06a43758"/>
    </style:style>
    <style:style style:name="P443" style:family="paragraph" style:parent-style-name="Text_20_body">
      <style:text-properties officeooo:rsid="03811dcb" officeooo:paragraph-rsid="06a43758"/>
    </style:style>
    <style:style style:name="P444" style:family="paragraph" style:parent-style-name="Text_20_body">
      <style:text-properties officeooo:rsid="038ad153" officeooo:paragraph-rsid="06a43758"/>
    </style:style>
    <style:style style:name="P445" style:family="paragraph" style:parent-style-name="Text_20_body">
      <style:text-properties officeooo:rsid="038316c7" officeooo:paragraph-rsid="06a43758"/>
    </style:style>
    <style:style style:name="P446" style:family="paragraph" style:parent-style-name="Text_20_body">
      <style:text-properties officeooo:rsid="03846770" officeooo:paragraph-rsid="06a43758"/>
    </style:style>
    <style:style style:name="P447" style:family="paragraph" style:parent-style-name="Text_20_body">
      <style:text-properties officeooo:rsid="0390898e" officeooo:paragraph-rsid="06a43758"/>
    </style:style>
    <style:style style:name="P448" style:family="paragraph" style:parent-style-name="Text_20_body">
      <style:text-properties officeooo:rsid="03925f06" officeooo:paragraph-rsid="06a43758"/>
    </style:style>
    <style:style style:name="P449" style:family="paragraph" style:parent-style-name="Text_20_body">
      <style:text-properties officeooo:rsid="039d6500" officeooo:paragraph-rsid="06a43758"/>
    </style:style>
    <style:style style:name="P450" style:family="paragraph" style:parent-style-name="Text_20_body">
      <style:text-properties officeooo:rsid="03977963" officeooo:paragraph-rsid="06a43758"/>
    </style:style>
    <style:style style:name="P451" style:family="paragraph" style:parent-style-name="Text_20_body">
      <style:text-properties officeooo:rsid="039a4a17" officeooo:paragraph-rsid="06a43758"/>
    </style:style>
    <style:style style:name="P452" style:family="paragraph" style:parent-style-name="Text_20_body">
      <style:text-properties officeooo:rsid="039c1249" officeooo:paragraph-rsid="06a43758"/>
    </style:style>
    <style:style style:name="P453" style:family="paragraph" style:parent-style-name="Text_20_body">
      <style:text-properties officeooo:rsid="039c9f5b" officeooo:paragraph-rsid="06a43758"/>
    </style:style>
    <style:style style:name="P454" style:family="paragraph" style:parent-style-name="Text_20_body">
      <style:text-properties officeooo:rsid="039ef2b9" officeooo:paragraph-rsid="06a43758"/>
    </style:style>
    <style:style style:name="P455" style:family="paragraph" style:parent-style-name="Text_20_body">
      <style:text-properties officeooo:rsid="03a46d51" officeooo:paragraph-rsid="06a43758"/>
    </style:style>
    <style:style style:name="P456" style:family="paragraph" style:parent-style-name="Text_20_body">
      <style:text-properties officeooo:rsid="03a4af11" officeooo:paragraph-rsid="06a43758"/>
    </style:style>
    <style:style style:name="P457" style:family="paragraph" style:parent-style-name="Text_20_body">
      <style:text-properties officeooo:rsid="03aa3b53" officeooo:paragraph-rsid="06a43758"/>
    </style:style>
    <style:style style:name="P458" style:family="paragraph" style:parent-style-name="Text_20_body">
      <style:text-properties officeooo:rsid="03ab1d1a" officeooo:paragraph-rsid="06a43758"/>
    </style:style>
    <style:style style:name="P459" style:family="paragraph" style:parent-style-name="Text_20_body">
      <style:text-properties officeooo:rsid="03acea9c" officeooo:paragraph-rsid="06a43758"/>
    </style:style>
    <style:style style:name="P460" style:family="paragraph" style:parent-style-name="Text_20_body">
      <style:text-properties officeooo:rsid="03b2b9f0" officeooo:paragraph-rsid="06a43758"/>
    </style:style>
    <style:style style:name="P461" style:family="paragraph" style:parent-style-name="Text_20_body">
      <style:text-properties officeooo:rsid="03b3dfbd" officeooo:paragraph-rsid="06a43758"/>
    </style:style>
    <style:style style:name="P462" style:family="paragraph" style:parent-style-name="Text_20_body">
      <style:text-properties officeooo:rsid="03b699c7" officeooo:paragraph-rsid="06a43758"/>
    </style:style>
    <style:style style:name="P463" style:family="paragraph" style:parent-style-name="Text_20_body">
      <style:text-properties officeooo:rsid="03b84ffa" officeooo:paragraph-rsid="06a43758"/>
    </style:style>
    <style:style style:name="P464" style:family="paragraph" style:parent-style-name="Text_20_body">
      <style:text-properties officeooo:rsid="03b92f13" officeooo:paragraph-rsid="06a43758"/>
    </style:style>
    <style:style style:name="P465" style:family="paragraph" style:parent-style-name="Text_20_body">
      <style:text-properties officeooo:rsid="03bb8b80" officeooo:paragraph-rsid="06a43758"/>
    </style:style>
    <style:style style:name="P466" style:family="paragraph" style:parent-style-name="Text_20_body">
      <style:text-properties officeooo:rsid="03bc7b79" officeooo:paragraph-rsid="06a43758"/>
    </style:style>
    <style:style style:name="P467" style:family="paragraph" style:parent-style-name="Text_20_body">
      <style:text-properties officeooo:rsid="03be0d1a" officeooo:paragraph-rsid="06a43758"/>
    </style:style>
    <style:style style:name="P468" style:family="paragraph" style:parent-style-name="Text_20_body">
      <style:text-properties officeooo:rsid="03be4abc" officeooo:paragraph-rsid="06a43758"/>
    </style:style>
    <style:style style:name="P469" style:family="paragraph" style:parent-style-name="Text_20_body">
      <style:text-properties officeooo:rsid="03bea2b8" officeooo:paragraph-rsid="06a43758"/>
    </style:style>
    <style:style style:name="P470" style:family="paragraph" style:parent-style-name="Text_20_body">
      <style:text-properties officeooo:rsid="03beeb1e" officeooo:paragraph-rsid="06a43758"/>
    </style:style>
    <style:style style:name="P471" style:family="paragraph" style:parent-style-name="Text_20_body">
      <style:text-properties officeooo:rsid="03c22b4b" officeooo:paragraph-rsid="06a43758"/>
    </style:style>
    <style:style style:name="P472" style:family="paragraph" style:parent-style-name="Text_20_body">
      <style:text-properties officeooo:rsid="03ca588b" officeooo:paragraph-rsid="06a43758"/>
    </style:style>
    <style:style style:name="P473" style:family="paragraph" style:parent-style-name="Text_20_body">
      <style:text-properties officeooo:rsid="03d01574" officeooo:paragraph-rsid="06a43758"/>
    </style:style>
    <style:style style:name="P474" style:family="paragraph" style:parent-style-name="Text_20_body">
      <style:text-properties officeooo:rsid="03d184cf" officeooo:paragraph-rsid="06a43758"/>
    </style:style>
    <style:style style:name="P475" style:family="paragraph" style:parent-style-name="Text_20_body">
      <style:text-properties officeooo:rsid="03d37f2e" officeooo:paragraph-rsid="06a43758"/>
    </style:style>
    <style:style style:name="P476" style:family="paragraph" style:parent-style-name="Text_20_body">
      <style:text-properties officeooo:rsid="03da4ded" officeooo:paragraph-rsid="06a43758"/>
    </style:style>
    <style:style style:name="P477" style:family="paragraph" style:parent-style-name="Text_20_body">
      <style:text-properties officeooo:rsid="03dd0707" officeooo:paragraph-rsid="06a43758"/>
    </style:style>
    <style:style style:name="P478" style:family="paragraph" style:parent-style-name="Text_20_body">
      <style:text-properties officeooo:rsid="03dd7cc1" officeooo:paragraph-rsid="06a43758"/>
    </style:style>
    <style:style style:name="P479" style:family="paragraph" style:parent-style-name="Text_20_body">
      <style:text-properties officeooo:rsid="03de2494" officeooo:paragraph-rsid="06a43758"/>
    </style:style>
    <style:style style:name="P480" style:family="paragraph" style:parent-style-name="Text_20_body">
      <style:text-properties officeooo:rsid="03e088a8" officeooo:paragraph-rsid="06a43758"/>
    </style:style>
    <style:style style:name="P481" style:family="paragraph" style:parent-style-name="Text_20_body">
      <style:text-properties officeooo:rsid="03e471ab" officeooo:paragraph-rsid="06a43758"/>
    </style:style>
    <style:style style:name="P482" style:family="paragraph" style:parent-style-name="Text_20_body">
      <style:text-properties officeooo:rsid="03e7290a" officeooo:paragraph-rsid="06a43758"/>
    </style:style>
    <style:style style:name="P483" style:family="paragraph" style:parent-style-name="Text_20_body">
      <style:text-properties officeooo:rsid="03ed0c73" officeooo:paragraph-rsid="06a43758"/>
    </style:style>
    <style:style style:name="P484" style:family="paragraph" style:parent-style-name="Text_20_body">
      <style:text-properties officeooo:rsid="03eefd2c" officeooo:paragraph-rsid="06a43758"/>
    </style:style>
    <style:style style:name="P485" style:family="paragraph" style:parent-style-name="Text_20_body">
      <style:text-properties officeooo:rsid="03f160cc" officeooo:paragraph-rsid="06a43758"/>
    </style:style>
    <style:style style:name="P486" style:family="paragraph" style:parent-style-name="Text_20_body">
      <style:text-properties officeooo:rsid="03f32692" officeooo:paragraph-rsid="06a43758"/>
    </style:style>
    <style:style style:name="P487" style:family="paragraph" style:parent-style-name="Text_20_body">
      <style:text-properties officeooo:rsid="03f60605" officeooo:paragraph-rsid="06a43758"/>
    </style:style>
    <style:style style:name="P488" style:family="paragraph" style:parent-style-name="Text_20_body">
      <style:text-properties officeooo:rsid="04006317" officeooo:paragraph-rsid="06a43758"/>
    </style:style>
    <style:style style:name="P489" style:family="paragraph" style:parent-style-name="Text_20_body">
      <style:text-properties officeooo:rsid="04021830" officeooo:paragraph-rsid="06a43758"/>
    </style:style>
    <style:style style:name="P490" style:family="paragraph" style:parent-style-name="Text_20_body">
      <style:text-properties officeooo:rsid="040400c0" officeooo:paragraph-rsid="06a43758"/>
    </style:style>
    <style:style style:name="P491" style:family="paragraph" style:parent-style-name="Text_20_body">
      <style:text-properties officeooo:rsid="0404740b" officeooo:paragraph-rsid="06a43758"/>
    </style:style>
    <style:style style:name="P492" style:family="paragraph" style:parent-style-name="Text_20_body">
      <style:text-properties officeooo:rsid="0406a0f0" officeooo:paragraph-rsid="06a43758"/>
    </style:style>
    <style:style style:name="P493" style:family="paragraph" style:parent-style-name="Text_20_body">
      <style:text-properties officeooo:rsid="040764fa" officeooo:paragraph-rsid="06a43758"/>
    </style:style>
    <style:style style:name="P494" style:family="paragraph" style:parent-style-name="Text_20_body">
      <style:text-properties officeooo:rsid="040909c6" officeooo:paragraph-rsid="06a43758"/>
    </style:style>
    <style:style style:name="P495" style:family="paragraph" style:parent-style-name="Text_20_body">
      <style:text-properties officeooo:rsid="040d3889" officeooo:paragraph-rsid="06a43758"/>
    </style:style>
    <style:style style:name="P496" style:family="paragraph" style:parent-style-name="Text_20_body">
      <style:text-properties officeooo:rsid="040f08ec" officeooo:paragraph-rsid="06a43758"/>
    </style:style>
    <style:style style:name="P497" style:family="paragraph" style:parent-style-name="Text_20_body">
      <style:text-properties officeooo:rsid="0412592d" officeooo:paragraph-rsid="06a43758"/>
    </style:style>
    <style:style style:name="P498" style:family="paragraph" style:parent-style-name="Text_20_body">
      <style:text-properties officeooo:rsid="04152035" officeooo:paragraph-rsid="06a43758"/>
    </style:style>
    <style:style style:name="P499" style:family="paragraph" style:parent-style-name="Text_20_body">
      <style:text-properties officeooo:rsid="04153164" officeooo:paragraph-rsid="06a43758"/>
    </style:style>
    <style:style style:name="P500" style:family="paragraph" style:parent-style-name="Text_20_body">
      <style:text-properties officeooo:rsid="0417154d" officeooo:paragraph-rsid="06a43758"/>
    </style:style>
    <style:style style:name="P501" style:family="paragraph" style:parent-style-name="Text_20_body">
      <style:text-properties officeooo:rsid="041af92e" officeooo:paragraph-rsid="06a43758"/>
    </style:style>
    <style:style style:name="P502" style:family="paragraph" style:parent-style-name="Text_20_body">
      <style:text-properties officeooo:rsid="041e160f" officeooo:paragraph-rsid="06a43758"/>
    </style:style>
    <style:style style:name="P503" style:family="paragraph" style:parent-style-name="Text_20_body">
      <style:text-properties officeooo:rsid="042063a6" officeooo:paragraph-rsid="06a43758"/>
    </style:style>
    <style:style style:name="P504" style:family="paragraph" style:parent-style-name="Text_20_body">
      <style:text-properties officeooo:rsid="04221293" officeooo:paragraph-rsid="06a43758"/>
    </style:style>
    <style:style style:name="P505" style:family="paragraph" style:parent-style-name="Text_20_body">
      <style:text-properties officeooo:rsid="0423f5da" officeooo:paragraph-rsid="06a43758"/>
    </style:style>
    <style:style style:name="P506" style:family="paragraph" style:parent-style-name="Text_20_body">
      <style:text-properties officeooo:rsid="0422ba4b" officeooo:paragraph-rsid="06a43758"/>
    </style:style>
    <style:style style:name="P507" style:family="paragraph" style:parent-style-name="Text_20_body">
      <style:text-properties officeooo:rsid="0423fa08" officeooo:paragraph-rsid="06a43758"/>
    </style:style>
    <style:style style:name="P508" style:family="paragraph" style:parent-style-name="Text_20_body">
      <style:text-properties officeooo:rsid="0425da12" officeooo:paragraph-rsid="06a43758"/>
    </style:style>
    <style:style style:name="P509" style:family="paragraph" style:parent-style-name="Text_20_body">
      <style:text-properties officeooo:rsid="0428a80a" officeooo:paragraph-rsid="06a43758"/>
    </style:style>
    <style:style style:name="P510" style:family="paragraph" style:parent-style-name="Text_20_body">
      <style:text-properties officeooo:rsid="042ccf2c" officeooo:paragraph-rsid="06a43758"/>
    </style:style>
    <style:style style:name="P511" style:family="paragraph" style:parent-style-name="Text_20_body">
      <style:text-properties officeooo:rsid="042d3a2e" officeooo:paragraph-rsid="06a43758"/>
    </style:style>
    <style:style style:name="P512" style:family="paragraph" style:parent-style-name="Text_20_body">
      <style:text-properties officeooo:rsid="042e5097" officeooo:paragraph-rsid="06a43758"/>
    </style:style>
    <style:style style:name="P513" style:family="paragraph" style:parent-style-name="Text_20_body">
      <style:text-properties officeooo:rsid="0434c08f" officeooo:paragraph-rsid="06a43758"/>
    </style:style>
    <style:style style:name="P514" style:family="paragraph" style:parent-style-name="Text_20_body">
      <style:text-properties officeooo:rsid="0437ad03" officeooo:paragraph-rsid="06a43758"/>
    </style:style>
    <style:style style:name="P515" style:family="paragraph" style:parent-style-name="Text_20_body">
      <style:text-properties officeooo:rsid="0441bb93" officeooo:paragraph-rsid="06a43758"/>
    </style:style>
    <style:style style:name="P516" style:family="paragraph" style:parent-style-name="Text_20_body">
      <style:text-properties officeooo:rsid="0445585d" officeooo:paragraph-rsid="06a43758"/>
    </style:style>
    <style:style style:name="P517" style:family="paragraph" style:parent-style-name="Text_20_body">
      <style:text-properties officeooo:rsid="0445db42" officeooo:paragraph-rsid="06a43758"/>
    </style:style>
    <style:style style:name="P518" style:family="paragraph" style:parent-style-name="Text_20_body">
      <style:text-properties officeooo:rsid="044bf610" officeooo:paragraph-rsid="06a43758"/>
    </style:style>
    <style:style style:name="P519" style:family="paragraph" style:parent-style-name="Text_20_body">
      <style:text-properties officeooo:rsid="044e7d85" officeooo:paragraph-rsid="06a43758"/>
    </style:style>
    <style:style style:name="P520" style:family="paragraph" style:parent-style-name="Text_20_body">
      <style:text-properties officeooo:rsid="0452c4ed" officeooo:paragraph-rsid="06a43758"/>
    </style:style>
    <style:style style:name="P521" style:family="paragraph" style:parent-style-name="Text_20_body">
      <style:text-properties officeooo:rsid="0456a687" officeooo:paragraph-rsid="06a43758"/>
    </style:style>
    <style:style style:name="P522" style:family="paragraph" style:parent-style-name="Text_20_body">
      <style:text-properties officeooo:rsid="0458251c" officeooo:paragraph-rsid="06a43758"/>
    </style:style>
    <style:style style:name="P523" style:family="paragraph" style:parent-style-name="Text_20_body">
      <style:text-properties officeooo:rsid="045c4280" officeooo:paragraph-rsid="06a43758"/>
    </style:style>
    <style:style style:name="P524" style:family="paragraph" style:parent-style-name="Text_20_body">
      <style:text-properties officeooo:rsid="04618ff8" officeooo:paragraph-rsid="06a43758"/>
    </style:style>
    <style:style style:name="P525" style:family="paragraph" style:parent-style-name="Text_20_body">
      <style:text-properties officeooo:rsid="04622ef6" officeooo:paragraph-rsid="06a43758"/>
    </style:style>
    <style:style style:name="P526" style:family="paragraph" style:parent-style-name="Text_20_body">
      <style:text-properties officeooo:rsid="046954cb" officeooo:paragraph-rsid="06a43758"/>
    </style:style>
    <style:style style:name="P527" style:family="paragraph" style:parent-style-name="Text_20_body">
      <style:text-properties officeooo:rsid="046abdd7" officeooo:paragraph-rsid="06a43758"/>
    </style:style>
    <style:style style:name="P528" style:family="paragraph" style:parent-style-name="Text_20_body">
      <style:text-properties officeooo:rsid="046b0eff" officeooo:paragraph-rsid="06a43758"/>
    </style:style>
    <style:style style:name="P529" style:family="paragraph" style:parent-style-name="Text_20_body">
      <style:text-properties officeooo:rsid="046d4d8e" officeooo:paragraph-rsid="06a43758"/>
    </style:style>
    <style:style style:name="P530" style:family="paragraph" style:parent-style-name="Text_20_body">
      <style:text-properties officeooo:rsid="04701ba2" officeooo:paragraph-rsid="06a43758"/>
    </style:style>
    <style:style style:name="P531" style:family="paragraph" style:parent-style-name="Text_20_body">
      <style:text-properties officeooo:rsid="04754833" officeooo:paragraph-rsid="06a43758"/>
    </style:style>
    <style:style style:name="P532" style:family="paragraph" style:parent-style-name="Text_20_body">
      <style:text-properties officeooo:rsid="0479ebeb" officeooo:paragraph-rsid="06a43758"/>
    </style:style>
    <style:style style:name="P533" style:family="paragraph" style:parent-style-name="Text_20_body">
      <style:text-properties officeooo:rsid="047cb0ac" officeooo:paragraph-rsid="06a43758"/>
    </style:style>
    <style:style style:name="P534" style:family="paragraph" style:parent-style-name="Text_20_body">
      <style:text-properties officeooo:rsid="047dee4f" officeooo:paragraph-rsid="06a43758"/>
    </style:style>
    <style:style style:name="P535" style:family="paragraph" style:parent-style-name="Text_20_body">
      <style:text-properties officeooo:rsid="048158e2" officeooo:paragraph-rsid="06a43758"/>
    </style:style>
    <style:style style:name="P536" style:family="paragraph" style:parent-style-name="Text_20_body">
      <style:text-properties officeooo:rsid="048263a4" officeooo:paragraph-rsid="06a43758"/>
    </style:style>
    <style:style style:name="P537" style:family="paragraph" style:parent-style-name="Text_20_body">
      <style:text-properties officeooo:rsid="04843b8e" officeooo:paragraph-rsid="06a43758"/>
    </style:style>
    <style:style style:name="P538" style:family="paragraph" style:parent-style-name="Text_20_body">
      <style:text-properties officeooo:rsid="0486f700" officeooo:paragraph-rsid="06a43758"/>
    </style:style>
    <style:style style:name="P539" style:family="paragraph" style:parent-style-name="Text_20_body">
      <style:text-properties officeooo:rsid="0488780f" officeooo:paragraph-rsid="06a43758"/>
    </style:style>
    <style:style style:name="P540" style:family="paragraph" style:parent-style-name="Text_20_body">
      <style:text-properties officeooo:rsid="048c82ac" officeooo:paragraph-rsid="06a43758"/>
    </style:style>
    <style:style style:name="P541" style:family="paragraph" style:parent-style-name="Text_20_body">
      <style:text-properties officeooo:rsid="048e9f7c" officeooo:paragraph-rsid="06a43758"/>
    </style:style>
    <style:style style:name="P542" style:family="paragraph" style:parent-style-name="Text_20_body">
      <style:text-properties officeooo:rsid="048ec5bd" officeooo:paragraph-rsid="06a43758"/>
    </style:style>
    <style:style style:name="P543" style:family="paragraph" style:parent-style-name="Text_20_body">
      <style:text-properties officeooo:rsid="048fc8db" officeooo:paragraph-rsid="06a43758"/>
    </style:style>
    <style:style style:name="P544" style:family="paragraph" style:parent-style-name="Text_20_body">
      <style:text-properties fo:font-style="normal" officeooo:rsid="048fc8db" officeooo:paragraph-rsid="06a43758" style:font-style-asian="normal" style:font-style-complex="normal"/>
    </style:style>
    <style:style style:name="P545" style:family="paragraph" style:parent-style-name="Text_20_body">
      <style:text-properties officeooo:rsid="049282dd" officeooo:paragraph-rsid="06a43758"/>
    </style:style>
    <style:style style:name="P546" style:family="paragraph" style:parent-style-name="Text_20_body">
      <style:text-properties officeooo:rsid="04956318" officeooo:paragraph-rsid="06a43758"/>
    </style:style>
    <style:style style:name="P547" style:family="paragraph" style:parent-style-name="Text_20_body">
      <style:text-properties officeooo:rsid="04956318" officeooo:paragraph-rsid="06f8d64a"/>
    </style:style>
    <style:style style:name="P548" style:family="paragraph" style:parent-style-name="Text_20_body">
      <style:text-properties officeooo:rsid="0498f257" officeooo:paragraph-rsid="06a43758"/>
    </style:style>
    <style:style style:name="P549" style:family="paragraph" style:parent-style-name="Text_20_body">
      <style:text-properties officeooo:rsid="0498f257" officeooo:paragraph-rsid="06f8fd2c"/>
    </style:style>
    <style:style style:name="P550" style:family="paragraph" style:parent-style-name="Text_20_body">
      <style:text-properties officeooo:rsid="049c69fe" officeooo:paragraph-rsid="06a43758"/>
    </style:style>
    <style:style style:name="P551" style:family="paragraph" style:parent-style-name="Text_20_body">
      <style:text-properties officeooo:rsid="049c8204" officeooo:paragraph-rsid="06a43758"/>
    </style:style>
    <style:style style:name="P552" style:family="paragraph" style:parent-style-name="Text_20_body">
      <style:text-properties officeooo:rsid="049e26f5" officeooo:paragraph-rsid="06a43758"/>
    </style:style>
    <style:style style:name="P553" style:family="paragraph" style:parent-style-name="Text_20_body">
      <style:text-properties officeooo:rsid="049eb83a" officeooo:paragraph-rsid="06a43758"/>
    </style:style>
    <style:style style:name="P554" style:family="paragraph" style:parent-style-name="Text_20_body">
      <style:text-properties officeooo:rsid="04a15121" officeooo:paragraph-rsid="06a43758"/>
    </style:style>
    <style:style style:name="P555" style:family="paragraph" style:parent-style-name="Text_20_body">
      <style:text-properties officeooo:rsid="04a37b06" officeooo:paragraph-rsid="06a43758"/>
    </style:style>
    <style:style style:name="P556" style:family="paragraph" style:parent-style-name="Text_20_body">
      <style:text-properties officeooo:rsid="04a7b567" officeooo:paragraph-rsid="06a43758"/>
    </style:style>
    <style:style style:name="P557" style:family="paragraph" style:parent-style-name="Text_20_body">
      <style:text-properties officeooo:rsid="04ac0ed1" officeooo:paragraph-rsid="06a43758"/>
    </style:style>
    <style:style style:name="P558" style:family="paragraph" style:parent-style-name="Text_20_body">
      <style:text-properties officeooo:rsid="04b06789" officeooo:paragraph-rsid="06a43758"/>
    </style:style>
    <style:style style:name="P559" style:family="paragraph" style:parent-style-name="Text_20_body">
      <style:text-properties officeooo:rsid="04b2e4f6" officeooo:paragraph-rsid="06a43758"/>
    </style:style>
    <style:style style:name="P560" style:family="paragraph" style:parent-style-name="Text_20_body">
      <style:text-properties officeooo:rsid="04b36848" officeooo:paragraph-rsid="06fc411c"/>
    </style:style>
    <style:style style:name="P561" style:family="paragraph" style:parent-style-name="Text_20_body">
      <style:text-properties officeooo:rsid="04b68ea1" officeooo:paragraph-rsid="06a43758"/>
    </style:style>
    <style:style style:name="P562" style:family="paragraph" style:parent-style-name="Text_20_body">
      <style:text-properties officeooo:rsid="04b822a3" officeooo:paragraph-rsid="06a43758"/>
    </style:style>
    <style:style style:name="P563" style:family="paragraph" style:parent-style-name="Text_20_body">
      <style:text-properties officeooo:rsid="04bbf1b6" officeooo:paragraph-rsid="06fc8304"/>
    </style:style>
    <style:style style:name="P564" style:family="paragraph" style:parent-style-name="Text_20_body">
      <style:text-properties officeooo:rsid="04c0c448" officeooo:paragraph-rsid="06a43758"/>
    </style:style>
    <style:style style:name="P565" style:family="paragraph" style:parent-style-name="Text_20_body">
      <style:text-properties officeooo:rsid="04c37671" officeooo:paragraph-rsid="06fdb626"/>
    </style:style>
    <style:style style:name="P566" style:family="paragraph" style:parent-style-name="Text_20_body">
      <style:text-properties officeooo:rsid="04c4e15a" officeooo:paragraph-rsid="06a43758"/>
    </style:style>
    <style:style style:name="P567" style:family="paragraph" style:parent-style-name="Text_20_body">
      <style:text-properties officeooo:rsid="04c55085" officeooo:paragraph-rsid="06a43758"/>
    </style:style>
    <style:style style:name="P568" style:family="paragraph" style:parent-style-name="Text_20_body">
      <style:text-properties officeooo:rsid="04c66885" officeooo:paragraph-rsid="06a43758"/>
    </style:style>
    <style:style style:name="P569" style:family="paragraph" style:parent-style-name="Text_20_body">
      <style:text-properties officeooo:rsid="04c95b69" officeooo:paragraph-rsid="06a43758"/>
    </style:style>
    <style:style style:name="P570" style:family="paragraph" style:parent-style-name="Text_20_body">
      <style:text-properties officeooo:rsid="04ca5939" officeooo:paragraph-rsid="06a43758"/>
    </style:style>
    <style:style style:name="P571" style:family="paragraph" style:parent-style-name="Text_20_body">
      <style:text-properties officeooo:rsid="04cc7c4c" officeooo:paragraph-rsid="06a43758"/>
    </style:style>
    <style:style style:name="P572" style:family="paragraph" style:parent-style-name="Text_20_body">
      <style:text-properties officeooo:rsid="04ce4428" officeooo:paragraph-rsid="06a43758"/>
    </style:style>
    <style:style style:name="P573" style:family="paragraph" style:parent-style-name="Text_20_body">
      <style:text-properties officeooo:rsid="04ce4428" officeooo:paragraph-rsid="06ff8c42"/>
    </style:style>
    <style:style style:name="P574" style:family="paragraph" style:parent-style-name="Text_20_body">
      <style:text-properties officeooo:rsid="04cf53de" officeooo:paragraph-rsid="06a43758"/>
    </style:style>
    <style:style style:name="P575" style:family="paragraph" style:parent-style-name="Text_20_body">
      <style:text-properties officeooo:rsid="04d238f6" officeooo:paragraph-rsid="06a43758"/>
    </style:style>
    <style:style style:name="P576" style:family="paragraph" style:parent-style-name="Text_20_body">
      <style:text-properties officeooo:rsid="04d57524" officeooo:paragraph-rsid="06a43758"/>
    </style:style>
    <style:style style:name="P577" style:family="paragraph" style:parent-style-name="Text_20_body">
      <style:text-properties officeooo:rsid="04d7b9a4" officeooo:paragraph-rsid="06a43758"/>
    </style:style>
    <style:style style:name="P578" style:family="paragraph" style:parent-style-name="Text_20_body">
      <style:text-properties officeooo:rsid="04da28c2" officeooo:paragraph-rsid="06a43758"/>
    </style:style>
    <style:style style:name="P579" style:family="paragraph" style:parent-style-name="Text_20_body">
      <style:text-properties officeooo:rsid="04db6846" officeooo:paragraph-rsid="06a43758"/>
    </style:style>
    <style:style style:name="P580" style:family="paragraph" style:parent-style-name="Text_20_body">
      <style:text-properties officeooo:rsid="04e45b2b" officeooo:paragraph-rsid="06a43758"/>
    </style:style>
    <style:style style:name="P581" style:family="paragraph" style:parent-style-name="Text_20_body">
      <style:text-properties officeooo:rsid="04e4e26a" officeooo:paragraph-rsid="06a43758"/>
    </style:style>
    <style:style style:name="P582" style:family="paragraph" style:parent-style-name="Text_20_body">
      <style:text-properties officeooo:rsid="04e5e723" officeooo:paragraph-rsid="06a43758"/>
    </style:style>
    <style:style style:name="P583" style:family="paragraph" style:parent-style-name="Text_20_body">
      <style:text-properties officeooo:rsid="04e5e723" officeooo:paragraph-rsid="07012311"/>
    </style:style>
    <style:style style:name="P584" style:family="paragraph" style:parent-style-name="Text_20_body">
      <style:text-properties officeooo:rsid="04eb7320" officeooo:paragraph-rsid="06a43758"/>
    </style:style>
    <style:style style:name="P585" style:family="paragraph" style:parent-style-name="Text_20_body">
      <style:text-properties officeooo:rsid="04ef1be7" officeooo:paragraph-rsid="06a43758"/>
    </style:style>
    <style:style style:name="P586" style:family="paragraph" style:parent-style-name="Text_20_body">
      <style:text-properties officeooo:rsid="04f019fd" officeooo:paragraph-rsid="06a43758"/>
    </style:style>
    <style:style style:name="P587" style:family="paragraph" style:parent-style-name="Text_20_body">
      <style:text-properties officeooo:rsid="04f3af19" officeooo:paragraph-rsid="06a43758"/>
    </style:style>
    <style:style style:name="P588" style:family="paragraph" style:parent-style-name="Text_20_body">
      <style:text-properties officeooo:rsid="04f4c22f" officeooo:paragraph-rsid="07031630"/>
    </style:style>
    <style:style style:name="P589" style:family="paragraph" style:parent-style-name="Text_20_body">
      <style:text-properties officeooo:rsid="04f72ded" officeooo:paragraph-rsid="06a43758"/>
    </style:style>
    <style:style style:name="P590" style:family="paragraph" style:parent-style-name="Text_20_body">
      <style:text-properties officeooo:rsid="04f8d849" officeooo:paragraph-rsid="06a43758"/>
    </style:style>
    <style:style style:name="P591" style:family="paragraph" style:parent-style-name="Text_20_body">
      <style:text-properties officeooo:rsid="04fd9d51" officeooo:paragraph-rsid="06a43758"/>
    </style:style>
    <style:style style:name="P592" style:family="paragraph" style:parent-style-name="Text_20_body">
      <style:text-properties officeooo:rsid="04ffaab9" officeooo:paragraph-rsid="06a43758"/>
    </style:style>
    <style:style style:name="P593" style:family="paragraph" style:parent-style-name="Text_20_body">
      <style:text-properties officeooo:rsid="04ffbbaf" officeooo:paragraph-rsid="06a43758"/>
    </style:style>
    <style:style style:name="P594" style:family="paragraph" style:parent-style-name="Text_20_body">
      <style:text-properties officeooo:rsid="0504b458" officeooo:paragraph-rsid="06a43758"/>
    </style:style>
    <style:style style:name="P595" style:family="paragraph" style:parent-style-name="Text_20_body">
      <style:text-properties officeooo:rsid="050a4397" officeooo:paragraph-rsid="06a43758"/>
    </style:style>
    <style:style style:name="P596" style:family="paragraph" style:parent-style-name="Text_20_body">
      <style:text-properties officeooo:rsid="050de9f5" officeooo:paragraph-rsid="06a43758"/>
    </style:style>
    <style:style style:name="P597" style:family="paragraph" style:parent-style-name="Text_20_body">
      <style:text-properties officeooo:rsid="050e967b" officeooo:paragraph-rsid="06a43758"/>
    </style:style>
    <style:style style:name="P598" style:family="paragraph" style:parent-style-name="Text_20_body">
      <style:text-properties officeooo:rsid="0511dc31" officeooo:paragraph-rsid="06a43758"/>
    </style:style>
    <style:style style:name="P599" style:family="paragraph" style:parent-style-name="Text_20_body">
      <style:text-properties officeooo:rsid="05160e6e" officeooo:paragraph-rsid="06a43758"/>
    </style:style>
    <style:style style:name="P600" style:family="paragraph" style:parent-style-name="Text_20_body">
      <style:text-properties officeooo:rsid="0518c143" officeooo:paragraph-rsid="06a43758"/>
    </style:style>
    <style:style style:name="P601" style:family="paragraph" style:parent-style-name="Text_20_body">
      <style:text-properties officeooo:rsid="051b0bb3" officeooo:paragraph-rsid="06a43758"/>
    </style:style>
    <style:style style:name="P602" style:family="paragraph" style:parent-style-name="Text_20_body">
      <style:text-properties officeooo:rsid="051cfa8e" officeooo:paragraph-rsid="06a43758"/>
    </style:style>
    <style:style style:name="P603" style:family="paragraph" style:parent-style-name="Text_20_body">
      <style:text-properties officeooo:rsid="051e1a5b" officeooo:paragraph-rsid="06a43758"/>
    </style:style>
    <style:style style:name="P604" style:family="paragraph" style:parent-style-name="Text_20_body">
      <style:text-properties officeooo:rsid="051f8405" officeooo:paragraph-rsid="06a43758"/>
    </style:style>
    <style:style style:name="P605" style:family="paragraph" style:parent-style-name="Text_20_body">
      <style:text-properties officeooo:rsid="0522e295" officeooo:paragraph-rsid="06a43758"/>
    </style:style>
    <style:style style:name="P606" style:family="paragraph" style:parent-style-name="Text_20_body">
      <style:text-properties officeooo:rsid="05239c3d" officeooo:paragraph-rsid="06a43758"/>
    </style:style>
    <style:style style:name="P607" style:family="paragraph" style:parent-style-name="Text_20_body">
      <style:text-properties officeooo:rsid="05242d6d" officeooo:paragraph-rsid="06a43758"/>
    </style:style>
    <style:style style:name="P608" style:family="paragraph" style:parent-style-name="Text_20_body">
      <style:text-properties officeooo:rsid="0527e324" officeooo:paragraph-rsid="06a43758"/>
    </style:style>
    <style:style style:name="P609" style:family="paragraph" style:parent-style-name="Text_20_body">
      <style:paragraph-properties fo:margin-left="0.4925in" fo:margin-right="0in" fo:text-indent="0in" style:auto-text-indent="false"/>
      <style:text-properties officeooo:rsid="05449760" officeooo:paragraph-rsid="06a43758"/>
    </style:style>
    <style:style style:name="P610" style:family="paragraph" style:parent-style-name="Text_20_body">
      <style:paragraph-properties fo:margin-left="0.4925in" fo:margin-right="0in" fo:text-indent="0in" style:auto-text-indent="false"/>
      <style:text-properties officeooo:rsid="0533944d" officeooo:paragraph-rsid="06a43758"/>
    </style:style>
    <style:style style:name="P611" style:family="paragraph" style:parent-style-name="Text_20_body">
      <style:paragraph-properties fo:margin-left="0.4925in" fo:margin-right="0in" fo:text-indent="0in" style:auto-text-indent="false"/>
      <style:text-properties officeooo:rsid="05341004" officeooo:paragraph-rsid="06a43758"/>
    </style:style>
    <style:style style:name="P612" style:family="paragraph" style:parent-style-name="Text_20_body">
      <style:paragraph-properties fo:margin-left="0.4925in" fo:margin-right="0in" fo:text-indent="0in" style:auto-text-indent="false"/>
      <style:text-properties officeooo:rsid="05354103" officeooo:paragraph-rsid="06a43758"/>
    </style:style>
    <style:style style:name="P613" style:family="paragraph" style:parent-style-name="Text_20_body">
      <style:paragraph-properties fo:margin-left="0.4925in" fo:margin-right="0in" fo:text-indent="0in" style:auto-text-indent="false"/>
      <style:text-properties officeooo:rsid="052e5e05" officeooo:paragraph-rsid="06a43758"/>
    </style:style>
    <style:style style:name="P614" style:family="paragraph" style:parent-style-name="Text_20_body">
      <style:paragraph-properties fo:margin-left="0.4925in" fo:margin-right="0in" fo:text-indent="0in" style:auto-text-indent="false"/>
      <style:text-properties officeooo:rsid="05324e99" officeooo:paragraph-rsid="06a43758"/>
    </style:style>
    <style:style style:name="P615" style:family="paragraph" style:parent-style-name="Text_20_body">
      <style:paragraph-properties fo:margin-left="0.4925in" fo:margin-right="0in" fo:text-indent="0in" style:auto-text-indent="false"/>
      <style:text-properties officeooo:rsid="05378e40" officeooo:paragraph-rsid="06a43758"/>
    </style:style>
    <style:style style:name="P616" style:family="paragraph" style:parent-style-name="Text_20_body">
      <style:paragraph-properties fo:margin-left="0.4925in" fo:margin-right="0in" fo:text-indent="0in" style:auto-text-indent="false"/>
      <style:text-properties officeooo:rsid="0539b862" officeooo:paragraph-rsid="06a43758"/>
    </style:style>
    <style:style style:name="P617" style:family="paragraph" style:parent-style-name="Text_20_body">
      <style:paragraph-properties fo:margin-left="0.4925in" fo:margin-right="0in" fo:text-indent="0in" style:auto-text-indent="false"/>
      <style:text-properties officeooo:rsid="053abc8e" officeooo:paragraph-rsid="06a43758"/>
    </style:style>
    <style:style style:name="P618" style:family="paragraph" style:parent-style-name="Text_20_body">
      <style:paragraph-properties fo:margin-left="0.4925in" fo:margin-right="0in" fo:text-indent="0in" style:auto-text-indent="false"/>
      <style:text-properties officeooo:rsid="053c6ce6" officeooo:paragraph-rsid="06a43758"/>
    </style:style>
    <style:style style:name="P619" style:family="paragraph" style:parent-style-name="Text_20_body">
      <style:paragraph-properties fo:margin-left="0.4925in" fo:margin-right="0in" fo:text-indent="0in" style:auto-text-indent="false"/>
      <style:text-properties officeooo:rsid="053f969d" officeooo:paragraph-rsid="06a43758"/>
    </style:style>
    <style:style style:name="P620" style:family="paragraph" style:parent-style-name="Text_20_body">
      <style:paragraph-properties fo:margin-left="0.4925in" fo:margin-right="0in" fo:text-indent="0in" style:auto-text-indent="false"/>
      <style:text-properties officeooo:rsid="05366d00" officeooo:paragraph-rsid="06a43758"/>
    </style:style>
    <style:style style:name="P621" style:family="paragraph" style:parent-style-name="Text_20_body">
      <style:paragraph-properties fo:margin-left="0.4925in" fo:margin-right="0in" fo:text-indent="0in" style:auto-text-indent="false"/>
      <style:text-properties officeooo:rsid="0536288a" officeooo:paragraph-rsid="06a43758"/>
    </style:style>
    <style:style style:name="P622" style:family="paragraph" style:parent-style-name="Text_20_body">
      <style:text-properties officeooo:rsid="05469c89" officeooo:paragraph-rsid="06a43758"/>
    </style:style>
    <style:style style:name="P623" style:family="paragraph" style:parent-style-name="Text_20_body">
      <style:text-properties officeooo:rsid="0547ae82" officeooo:paragraph-rsid="06a43758"/>
    </style:style>
    <style:style style:name="P624" style:family="paragraph" style:parent-style-name="Text_20_body">
      <style:text-properties officeooo:rsid="05498c0c" officeooo:paragraph-rsid="06a43758"/>
    </style:style>
    <style:style style:name="P625" style:family="paragraph" style:parent-style-name="Text_20_body">
      <style:text-properties officeooo:rsid="054c3a6f" officeooo:paragraph-rsid="06a43758"/>
    </style:style>
    <style:style style:name="P626" style:family="paragraph" style:parent-style-name="Text_20_body">
      <style:text-properties officeooo:rsid="054b65f9" officeooo:paragraph-rsid="06a43758"/>
    </style:style>
    <style:style style:name="P627" style:family="paragraph" style:parent-style-name="Text_20_body">
      <style:text-properties officeooo:rsid="054e053e" officeooo:paragraph-rsid="06a43758"/>
    </style:style>
    <style:style style:name="P628" style:family="paragraph" style:parent-style-name="Text_20_body">
      <style:text-properties officeooo:rsid="054fdbcb" officeooo:paragraph-rsid="06a43758"/>
    </style:style>
    <style:style style:name="P629" style:family="paragraph" style:parent-style-name="Text_20_body">
      <style:text-properties officeooo:rsid="0550daf5" officeooo:paragraph-rsid="06a43758"/>
    </style:style>
    <style:style style:name="P630" style:family="paragraph" style:parent-style-name="Text_20_body">
      <style:text-properties officeooo:rsid="05543a22" officeooo:paragraph-rsid="06a43758"/>
    </style:style>
    <style:style style:name="P631" style:family="paragraph" style:parent-style-name="Text_20_body">
      <style:text-properties officeooo:rsid="0554b4a1" officeooo:paragraph-rsid="06a43758"/>
    </style:style>
    <style:style style:name="P632" style:family="paragraph" style:parent-style-name="Text_20_body">
      <style:text-properties officeooo:rsid="0554b4a1" officeooo:paragraph-rsid="070bd5c7"/>
    </style:style>
    <style:style style:name="P633" style:family="paragraph" style:parent-style-name="Text_20_body">
      <style:text-properties officeooo:rsid="055a020d" officeooo:paragraph-rsid="06a43758"/>
    </style:style>
    <style:style style:name="P634" style:family="paragraph" style:parent-style-name="Text_20_body">
      <style:text-properties officeooo:rsid="055a020d" officeooo:paragraph-rsid="070d80df"/>
    </style:style>
    <style:style style:name="P635" style:family="paragraph" style:parent-style-name="Text_20_body">
      <style:text-properties officeooo:rsid="055c79f8" officeooo:paragraph-rsid="06a43758"/>
    </style:style>
    <style:style style:name="P636" style:family="paragraph" style:parent-style-name="Text_20_body">
      <style:text-properties officeooo:rsid="055e0136" officeooo:paragraph-rsid="06a43758"/>
    </style:style>
    <style:style style:name="P637" style:family="paragraph" style:parent-style-name="Text_20_body">
      <style:text-properties officeooo:rsid="05602117" officeooo:paragraph-rsid="06a43758"/>
    </style:style>
    <style:style style:name="P638" style:family="paragraph" style:parent-style-name="Text_20_body">
      <style:text-properties officeooo:rsid="05602117" officeooo:paragraph-rsid="070d80df"/>
    </style:style>
    <style:style style:name="P639" style:family="paragraph" style:parent-style-name="Text_20_body">
      <style:text-properties officeooo:rsid="0565a090" officeooo:paragraph-rsid="06a43758"/>
    </style:style>
    <style:style style:name="P640" style:family="paragraph" style:parent-style-name="Text_20_body">
      <style:text-properties officeooo:rsid="0566bab1" officeooo:paragraph-rsid="06a43758"/>
    </style:style>
    <style:style style:name="P641" style:family="paragraph" style:parent-style-name="Text_20_body">
      <style:text-properties officeooo:rsid="0566db5e" officeooo:paragraph-rsid="06a43758"/>
    </style:style>
    <style:style style:name="P642" style:family="paragraph" style:parent-style-name="Text_20_body">
      <style:text-properties officeooo:rsid="05682f46" officeooo:paragraph-rsid="06a43758"/>
    </style:style>
    <style:style style:name="P643" style:family="paragraph" style:parent-style-name="Text_20_body">
      <style:text-properties officeooo:rsid="056aab14" officeooo:paragraph-rsid="070da605"/>
    </style:style>
    <style:style style:name="P644" style:family="paragraph" style:parent-style-name="Text_20_body">
      <style:text-properties officeooo:rsid="056b8a7f" officeooo:paragraph-rsid="070da605"/>
    </style:style>
    <style:style style:name="P645" style:family="paragraph" style:parent-style-name="Text_20_body">
      <style:text-properties officeooo:rsid="056d84a5" officeooo:paragraph-rsid="06a43758"/>
    </style:style>
    <style:style style:name="P646" style:family="paragraph" style:parent-style-name="Text_20_body">
      <style:text-properties officeooo:rsid="056eeb30" officeooo:paragraph-rsid="06a43758"/>
    </style:style>
    <style:style style:name="P647" style:family="paragraph" style:parent-style-name="Text_20_body">
      <style:text-properties officeooo:rsid="0572ed52" officeooo:paragraph-rsid="06a43758"/>
    </style:style>
    <style:style style:name="P648" style:family="paragraph" style:parent-style-name="Text_20_body">
      <style:text-properties officeooo:rsid="057548b5" officeooo:paragraph-rsid="06a43758"/>
    </style:style>
    <style:style style:name="P649" style:family="paragraph" style:parent-style-name="Text_20_body">
      <style:text-properties officeooo:rsid="05761106" officeooo:paragraph-rsid="070f8545"/>
    </style:style>
    <style:style style:name="P650" style:family="paragraph" style:parent-style-name="Text_20_body">
      <style:text-properties officeooo:rsid="05779600" officeooo:paragraph-rsid="06a43758"/>
    </style:style>
    <style:style style:name="P651" style:family="paragraph" style:parent-style-name="Text_20_body">
      <style:text-properties officeooo:rsid="0579cc5a" officeooo:paragraph-rsid="06a43758"/>
    </style:style>
    <style:style style:name="P652" style:family="paragraph" style:parent-style-name="Text_20_body">
      <style:text-properties officeooo:rsid="05818774" officeooo:paragraph-rsid="06a43758"/>
    </style:style>
    <style:style style:name="P653" style:family="paragraph" style:parent-style-name="Text_20_body">
      <style:text-properties officeooo:rsid="05818774" officeooo:paragraph-rsid="070f8545"/>
    </style:style>
    <style:style style:name="P654" style:family="paragraph" style:parent-style-name="Text_20_body">
      <style:text-properties officeooo:rsid="05851e82" officeooo:paragraph-rsid="06a43758"/>
    </style:style>
    <style:style style:name="P655" style:family="paragraph" style:parent-style-name="Text_20_body">
      <style:text-properties officeooo:rsid="05876412" officeooo:paragraph-rsid="07100c98"/>
    </style:style>
    <style:style style:name="P656" style:family="paragraph" style:parent-style-name="Text_20_body">
      <style:text-properties officeooo:rsid="05876a56" officeooo:paragraph-rsid="06a43758"/>
    </style:style>
    <style:style style:name="P657" style:family="paragraph" style:parent-style-name="Text_20_body">
      <style:text-properties officeooo:rsid="058853d6" officeooo:paragraph-rsid="06a43758"/>
    </style:style>
    <style:style style:name="P658" style:family="paragraph" style:parent-style-name="Text_20_body">
      <style:text-properties officeooo:rsid="058b4cba" officeooo:paragraph-rsid="07100c98"/>
    </style:style>
    <style:style style:name="P659" style:family="paragraph" style:parent-style-name="Text_20_body">
      <style:text-properties officeooo:rsid="058f23e7" officeooo:paragraph-rsid="06a43758"/>
    </style:style>
    <style:style style:name="P660" style:family="paragraph" style:parent-style-name="Text_20_body">
      <style:text-properties officeooo:rsid="058bb575" officeooo:paragraph-rsid="06a43758"/>
    </style:style>
    <style:style style:name="P661" style:family="paragraph" style:parent-style-name="Text_20_body">
      <style:text-properties officeooo:rsid="059019cb" officeooo:paragraph-rsid="06a43758"/>
    </style:style>
    <style:style style:name="P662" style:family="paragraph" style:parent-style-name="Text_20_body">
      <style:text-properties officeooo:rsid="059019cb" officeooo:paragraph-rsid="07100c98"/>
    </style:style>
    <style:style style:name="P663" style:family="paragraph" style:parent-style-name="Text_20_body">
      <style:text-properties officeooo:rsid="0593d532" officeooo:paragraph-rsid="06a43758"/>
    </style:style>
    <style:style style:name="P664" style:family="paragraph" style:parent-style-name="Text_20_body">
      <style:text-properties officeooo:rsid="05908db2" officeooo:paragraph-rsid="06a43758"/>
    </style:style>
    <style:style style:name="P665" style:family="paragraph" style:parent-style-name="Text_20_body">
      <style:text-properties officeooo:rsid="0592798a" officeooo:paragraph-rsid="06a43758"/>
    </style:style>
    <style:style style:name="P666" style:family="paragraph" style:parent-style-name="Text_20_body">
      <style:text-properties officeooo:rsid="05942869" officeooo:paragraph-rsid="06a43758"/>
    </style:style>
    <style:style style:name="P667" style:family="paragraph" style:parent-style-name="Text_20_body">
      <style:text-properties officeooo:rsid="0599a616" officeooo:paragraph-rsid="06a43758"/>
    </style:style>
    <style:style style:name="P668" style:family="paragraph" style:parent-style-name="Text_20_body">
      <style:text-properties officeooo:rsid="0599a616" officeooo:paragraph-rsid="0711afd5"/>
    </style:style>
    <style:style style:name="P669" style:family="paragraph" style:parent-style-name="Text_20_body">
      <style:text-properties officeooo:rsid="0599b09f" officeooo:paragraph-rsid="06a43758"/>
    </style:style>
    <style:style style:name="P670" style:family="paragraph" style:parent-style-name="Text_20_body">
      <style:text-properties officeooo:rsid="059d445d" officeooo:paragraph-rsid="06a43758"/>
    </style:style>
    <style:style style:name="P671" style:family="paragraph" style:parent-style-name="Text_20_body">
      <style:text-properties officeooo:rsid="059e7a36" officeooo:paragraph-rsid="06a43758"/>
    </style:style>
    <style:style style:name="P672" style:family="paragraph" style:parent-style-name="Text_20_body">
      <style:text-properties officeooo:rsid="059f0987" officeooo:paragraph-rsid="06a43758"/>
    </style:style>
    <style:style style:name="P673" style:family="paragraph" style:parent-style-name="Text_20_body">
      <style:text-properties officeooo:rsid="05a23813" officeooo:paragraph-rsid="07129eeb"/>
    </style:style>
    <style:style style:name="P674" style:family="paragraph" style:parent-style-name="Text_20_body">
      <style:text-properties officeooo:rsid="05a273b6" officeooo:paragraph-rsid="06a43758"/>
    </style:style>
    <style:style style:name="P675" style:family="paragraph" style:parent-style-name="Text_20_body">
      <style:text-properties officeooo:rsid="05a273b6" officeooo:paragraph-rsid="07129eeb"/>
    </style:style>
    <style:style style:name="P676" style:family="paragraph" style:parent-style-name="Text_20_body">
      <style:text-properties officeooo:rsid="05a4506e" officeooo:paragraph-rsid="07129eeb"/>
    </style:style>
    <style:style style:name="P677" style:family="paragraph" style:parent-style-name="Text_20_body">
      <style:text-properties officeooo:rsid="05a3a0d1" officeooo:paragraph-rsid="06a43758"/>
    </style:style>
    <style:style style:name="P678" style:family="paragraph" style:parent-style-name="Text_20_body">
      <style:text-properties officeooo:rsid="05a58e40" officeooo:paragraph-rsid="06a43758"/>
    </style:style>
    <style:style style:name="P679" style:family="paragraph" style:parent-style-name="Text_20_body">
      <style:text-properties officeooo:rsid="05a61ac7" officeooo:paragraph-rsid="06a43758"/>
    </style:style>
    <style:style style:name="P680" style:family="paragraph" style:parent-style-name="Text_20_body">
      <style:text-properties officeooo:rsid="05a8e0dd" officeooo:paragraph-rsid="06a43758"/>
    </style:style>
    <style:style style:name="P681" style:family="paragraph" style:parent-style-name="Text_20_body">
      <style:text-properties officeooo:rsid="05adb1f8" officeooo:paragraph-rsid="06a43758"/>
    </style:style>
    <style:style style:name="P682" style:family="paragraph" style:parent-style-name="Text_20_body">
      <style:text-properties officeooo:rsid="05aa2243" officeooo:paragraph-rsid="06a43758"/>
    </style:style>
    <style:style style:name="P683" style:family="paragraph" style:parent-style-name="Text_20_body">
      <style:text-properties officeooo:rsid="05b15a82" officeooo:paragraph-rsid="06a43758"/>
    </style:style>
    <style:style style:name="P684" style:family="paragraph" style:parent-style-name="Text_20_body">
      <style:text-properties officeooo:rsid="05b15a82" officeooo:paragraph-rsid="07132479"/>
    </style:style>
    <style:style style:name="P685" style:family="paragraph" style:parent-style-name="Text_20_body">
      <style:text-properties officeooo:rsid="05b42d7f" officeooo:paragraph-rsid="07132479"/>
    </style:style>
    <style:style style:name="P686" style:family="paragraph" style:parent-style-name="Text_20_body">
      <style:text-properties officeooo:rsid="05b60547" officeooo:paragraph-rsid="06a43758"/>
    </style:style>
    <style:style style:name="P687" style:family="paragraph" style:parent-style-name="Text_20_body">
      <style:text-properties officeooo:rsid="05b7f8e2" officeooo:paragraph-rsid="06a43758"/>
    </style:style>
    <style:style style:name="P688" style:family="paragraph" style:parent-style-name="Text_20_body">
      <style:text-properties officeooo:rsid="05ba6f76" officeooo:paragraph-rsid="06a43758"/>
    </style:style>
    <style:style style:name="P689" style:family="paragraph" style:parent-style-name="Text_20_body">
      <style:text-properties officeooo:rsid="05bf3816" officeooo:paragraph-rsid="06a43758"/>
    </style:style>
    <style:style style:name="P690" style:family="paragraph" style:parent-style-name="Text_20_body">
      <style:text-properties officeooo:rsid="05c2b7cd" officeooo:paragraph-rsid="06a43758"/>
    </style:style>
    <style:style style:name="P691" style:family="paragraph" style:parent-style-name="Text_20_body">
      <style:text-properties officeooo:rsid="05c47fdb" officeooo:paragraph-rsid="06a43758"/>
    </style:style>
    <style:style style:name="P692" style:family="paragraph" style:parent-style-name="Text_20_body">
      <style:text-properties officeooo:rsid="05c47fdb" officeooo:paragraph-rsid="0714bd7e"/>
    </style:style>
    <style:style style:name="P693" style:family="paragraph" style:parent-style-name="Text_20_body">
      <style:text-properties officeooo:rsid="05c65c7a" officeooo:paragraph-rsid="0714bd7e"/>
    </style:style>
    <style:style style:name="P694" style:family="paragraph" style:parent-style-name="Text_20_body">
      <style:text-properties officeooo:rsid="05c6e6c3" officeooo:paragraph-rsid="0714bd7e"/>
    </style:style>
    <style:style style:name="P695" style:family="paragraph" style:parent-style-name="Text_20_body">
      <style:text-properties officeooo:rsid="05c82ae0" officeooo:paragraph-rsid="06a43758"/>
    </style:style>
    <style:style style:name="P696" style:family="paragraph" style:parent-style-name="Text_20_body">
      <style:text-properties officeooo:rsid="05d4c2c3" officeooo:paragraph-rsid="06a43758"/>
    </style:style>
    <style:style style:name="P697" style:family="paragraph" style:parent-style-name="Text_20_body">
      <style:text-properties officeooo:rsid="05d5e58f" officeooo:paragraph-rsid="07158b72"/>
    </style:style>
    <style:style style:name="P698" style:family="paragraph" style:parent-style-name="Text_20_body">
      <style:text-properties officeooo:rsid="05d75ad3" officeooo:paragraph-rsid="06a43758"/>
    </style:style>
    <style:style style:name="P699" style:family="paragraph" style:parent-style-name="Text_20_body">
      <style:text-properties officeooo:rsid="05dc38b1" officeooo:paragraph-rsid="06a43758"/>
    </style:style>
    <style:style style:name="P700" style:family="paragraph" style:parent-style-name="Text_20_body">
      <style:text-properties officeooo:rsid="05ddb056" officeooo:paragraph-rsid="06a43758"/>
    </style:style>
    <style:style style:name="P701" style:family="paragraph" style:parent-style-name="Text_20_body">
      <style:text-properties officeooo:rsid="05dddda3" officeooo:paragraph-rsid="07158b72"/>
    </style:style>
    <style:style style:name="P702" style:family="paragraph" style:parent-style-name="Text_20_body">
      <style:text-properties officeooo:rsid="05e2d995" officeooo:paragraph-rsid="07158b72"/>
    </style:style>
    <style:style style:name="P703" style:family="paragraph" style:parent-style-name="Text_20_body">
      <style:text-properties officeooo:rsid="05e5513d" officeooo:paragraph-rsid="07158b72"/>
    </style:style>
    <style:style style:name="P704" style:family="paragraph" style:parent-style-name="Text_20_body">
      <style:text-properties officeooo:rsid="05e70a0e" officeooo:paragraph-rsid="06a43758"/>
    </style:style>
    <style:style style:name="P705" style:family="paragraph" style:parent-style-name="Text_20_body">
      <style:text-properties officeooo:rsid="05e910be" officeooo:paragraph-rsid="06a43758"/>
    </style:style>
    <style:style style:name="P706" style:family="paragraph" style:parent-style-name="Text_20_body">
      <style:text-properties officeooo:rsid="05ebb8f9" officeooo:paragraph-rsid="06a43758"/>
    </style:style>
    <style:style style:name="P707" style:family="paragraph" style:parent-style-name="Text_20_body">
      <style:text-properties officeooo:rsid="05ec0317" officeooo:paragraph-rsid="06a43758"/>
    </style:style>
    <style:style style:name="P708" style:family="paragraph" style:parent-style-name="Text_20_body">
      <style:text-properties officeooo:rsid="05ef5cb6" officeooo:paragraph-rsid="06a43758"/>
    </style:style>
    <style:style style:name="P709" style:family="paragraph" style:parent-style-name="Text_20_body">
      <style:text-properties officeooo:rsid="05f26887" officeooo:paragraph-rsid="06a43758"/>
    </style:style>
    <style:style style:name="P710" style:family="paragraph" style:parent-style-name="Text_20_body">
      <style:text-properties officeooo:rsid="05f26887" officeooo:paragraph-rsid="071687c7"/>
    </style:style>
    <style:style style:name="P711" style:family="paragraph" style:parent-style-name="Text_20_body">
      <style:text-properties officeooo:rsid="05f57a1d" officeooo:paragraph-rsid="06a43758"/>
    </style:style>
    <style:style style:name="P712" style:family="paragraph" style:parent-style-name="Text_20_body">
      <style:text-properties officeooo:rsid="05f84285" officeooo:paragraph-rsid="06a43758"/>
    </style:style>
    <style:style style:name="P713" style:family="paragraph" style:parent-style-name="Text_20_body">
      <style:text-properties officeooo:rsid="05f9a998" officeooo:paragraph-rsid="06a43758"/>
    </style:style>
    <style:style style:name="P714" style:family="paragraph" style:parent-style-name="Text_20_body">
      <style:text-properties officeooo:rsid="05fb7173" officeooo:paragraph-rsid="06a43758"/>
    </style:style>
    <style:style style:name="P715" style:family="paragraph" style:parent-style-name="Text_20_body">
      <style:text-properties officeooo:rsid="05fb967a" officeooo:paragraph-rsid="06a43758"/>
    </style:style>
    <style:style style:name="P716" style:family="paragraph" style:parent-style-name="Text_20_body">
      <style:text-properties officeooo:rsid="05fbb1b9" officeooo:paragraph-rsid="06a43758"/>
    </style:style>
    <style:style style:name="P717" style:family="paragraph" style:parent-style-name="Text_20_body">
      <style:text-properties officeooo:rsid="05fdf7a3" officeooo:paragraph-rsid="06a43758"/>
    </style:style>
    <style:style style:name="P718" style:family="paragraph" style:parent-style-name="Text_20_body">
      <style:text-properties officeooo:rsid="06018b16" officeooo:paragraph-rsid="06a43758"/>
    </style:style>
    <style:style style:name="P719" style:family="paragraph" style:parent-style-name="Text_20_body">
      <style:text-properties officeooo:rsid="0602f8bf" officeooo:paragraph-rsid="06a43758"/>
    </style:style>
    <style:style style:name="P720" style:family="paragraph" style:parent-style-name="Text_20_body">
      <style:text-properties officeooo:rsid="0604390c" officeooo:paragraph-rsid="06a43758"/>
    </style:style>
    <style:style style:name="P721" style:family="paragraph" style:parent-style-name="Text_20_body">
      <style:text-properties officeooo:rsid="060726da" officeooo:paragraph-rsid="071bcb79"/>
    </style:style>
    <style:style style:name="P722" style:family="paragraph" style:parent-style-name="Text_20_body">
      <style:text-properties officeooo:rsid="0607a76b" officeooo:paragraph-rsid="06a43758"/>
    </style:style>
    <style:style style:name="P723" style:family="paragraph" style:parent-style-name="Text_20_body">
      <style:text-properties officeooo:rsid="0609881b" officeooo:paragraph-rsid="06a43758"/>
    </style:style>
    <style:style style:name="P724" style:family="paragraph" style:parent-style-name="Text_20_body">
      <style:text-properties officeooo:rsid="060a58f7" officeooo:paragraph-rsid="06a43758"/>
    </style:style>
    <style:style style:name="P725" style:family="paragraph" style:parent-style-name="Text_20_body">
      <style:text-properties officeooo:rsid="060ecacb" officeooo:paragraph-rsid="06a43758"/>
    </style:style>
    <style:style style:name="P726" style:family="paragraph" style:parent-style-name="Text_20_body">
      <style:text-properties officeooo:rsid="060f92a4" officeooo:paragraph-rsid="06a43758"/>
    </style:style>
    <style:style style:name="P727" style:family="paragraph" style:parent-style-name="Text_20_body">
      <style:text-properties officeooo:rsid="06148e17" officeooo:paragraph-rsid="06a43758"/>
    </style:style>
    <style:style style:name="P728" style:family="paragraph" style:parent-style-name="Text_20_body">
      <style:text-properties officeooo:rsid="06165fc9" officeooo:paragraph-rsid="06a43758"/>
    </style:style>
    <style:style style:name="P729" style:family="paragraph" style:parent-style-name="Text_20_body">
      <style:text-properties officeooo:rsid="06180fce" officeooo:paragraph-rsid="06a43758"/>
    </style:style>
    <style:style style:name="P730" style:family="paragraph" style:parent-style-name="Text_20_body">
      <style:text-properties officeooo:rsid="061986a3" officeooo:paragraph-rsid="06a43758"/>
    </style:style>
    <style:style style:name="P731" style:family="paragraph" style:parent-style-name="Text_20_body">
      <style:text-properties officeooo:rsid="061be72c" officeooo:paragraph-rsid="06a43758"/>
    </style:style>
    <style:style style:name="P732" style:family="paragraph" style:parent-style-name="Text_20_body">
      <style:text-properties officeooo:rsid="06223991" officeooo:paragraph-rsid="06a43758"/>
    </style:style>
    <style:style style:name="P733" style:family="paragraph" style:parent-style-name="Text_20_body">
      <style:text-properties officeooo:rsid="0623d1d9" officeooo:paragraph-rsid="06a43758"/>
    </style:style>
    <style:style style:name="P734" style:family="paragraph" style:parent-style-name="Text_20_body">
      <style:text-properties officeooo:rsid="06264898" officeooo:paragraph-rsid="06a43758"/>
    </style:style>
    <style:style style:name="P735" style:family="paragraph" style:parent-style-name="Text_20_body">
      <style:text-properties officeooo:rsid="06267b78" officeooo:paragraph-rsid="06a43758"/>
    </style:style>
    <style:style style:name="P736" style:family="paragraph" style:parent-style-name="Text_20_body">
      <style:text-properties officeooo:rsid="062ada2b" officeooo:paragraph-rsid="06a43758"/>
    </style:style>
    <style:style style:name="P737" style:family="paragraph" style:parent-style-name="Text_20_body">
      <style:text-properties officeooo:rsid="062cbbaf" officeooo:paragraph-rsid="06a43758"/>
    </style:style>
    <style:style style:name="P738" style:family="paragraph" style:parent-style-name="Text_20_body">
      <style:text-properties officeooo:rsid="062f4d6c" officeooo:paragraph-rsid="06a43758"/>
    </style:style>
    <style:style style:name="P739" style:family="paragraph" style:parent-style-name="Text_20_body">
      <style:text-properties officeooo:rsid="0630229b" officeooo:paragraph-rsid="06a43758"/>
    </style:style>
    <style:style style:name="P740" style:family="paragraph" style:parent-style-name="Text_20_body">
      <style:text-properties officeooo:rsid="06331ed8" officeooo:paragraph-rsid="06a43758"/>
    </style:style>
    <style:style style:name="P741" style:family="paragraph" style:parent-style-name="Text_20_body">
      <style:text-properties officeooo:rsid="06341055" officeooo:paragraph-rsid="06a43758"/>
    </style:style>
    <style:style style:name="P742" style:family="paragraph" style:parent-style-name="Text_20_body">
      <style:text-properties officeooo:rsid="0635d505" officeooo:paragraph-rsid="06a43758"/>
    </style:style>
    <style:style style:name="P743" style:family="paragraph" style:parent-style-name="Text_20_body">
      <style:text-properties officeooo:rsid="0637a6d2" officeooo:paragraph-rsid="06a43758"/>
    </style:style>
    <style:style style:name="P744" style:family="paragraph" style:parent-style-name="Text_20_body">
      <style:text-properties officeooo:rsid="06391008" officeooo:paragraph-rsid="0721944c"/>
    </style:style>
    <style:style style:name="P745" style:family="paragraph" style:parent-style-name="Text_20_body">
      <style:text-properties officeooo:rsid="0639fc82" officeooo:paragraph-rsid="06a43758"/>
    </style:style>
    <style:style style:name="P746" style:family="paragraph" style:parent-style-name="Text_20_body">
      <style:text-properties officeooo:rsid="063b0782" officeooo:paragraph-rsid="06a43758"/>
    </style:style>
    <style:style style:name="P747" style:family="paragraph" style:parent-style-name="Text_20_body">
      <style:text-properties officeooo:rsid="063b0782" officeooo:paragraph-rsid="072295e9"/>
    </style:style>
    <style:style style:name="P748" style:family="paragraph" style:parent-style-name="Text_20_body">
      <style:text-properties officeooo:rsid="063cf43b" officeooo:paragraph-rsid="06a43758"/>
    </style:style>
    <style:style style:name="P749" style:family="paragraph" style:parent-style-name="Text_20_body">
      <style:text-properties officeooo:rsid="063e34fe" officeooo:paragraph-rsid="072295e9"/>
    </style:style>
    <style:style style:name="P750" style:family="paragraph" style:parent-style-name="Text_20_body">
      <style:text-properties officeooo:rsid="063fc915" officeooo:paragraph-rsid="06a43758"/>
    </style:style>
    <style:style style:name="P751" style:family="paragraph" style:parent-style-name="Text_20_body">
      <style:text-properties officeooo:rsid="0640f27e" officeooo:paragraph-rsid="06a43758"/>
    </style:style>
    <style:style style:name="P752" style:family="paragraph" style:parent-style-name="Text_20_body">
      <style:text-properties officeooo:rsid="06467bb1" officeooo:paragraph-rsid="06a43758"/>
    </style:style>
    <style:style style:name="P753" style:family="paragraph" style:parent-style-name="Text_20_body">
      <style:text-properties officeooo:rsid="0649e00a" officeooo:paragraph-rsid="06a43758"/>
    </style:style>
    <style:style style:name="P754" style:family="paragraph" style:parent-style-name="Text_20_body">
      <style:text-properties officeooo:rsid="064b5dd6" officeooo:paragraph-rsid="06a43758"/>
    </style:style>
    <style:style style:name="P755" style:family="paragraph" style:parent-style-name="Text_20_body">
      <style:text-properties officeooo:rsid="064c0ff9" officeooo:paragraph-rsid="06a43758"/>
    </style:style>
    <style:style style:name="P756" style:family="paragraph" style:parent-style-name="Text_20_body">
      <style:text-properties officeooo:rsid="064d851b" officeooo:paragraph-rsid="06a43758"/>
    </style:style>
    <style:style style:name="P757" style:family="paragraph" style:parent-style-name="Text_20_body">
      <style:text-properties officeooo:rsid="064e9c83" officeooo:paragraph-rsid="06a43758"/>
    </style:style>
    <style:style style:name="P758" style:family="paragraph" style:parent-style-name="Text_20_body">
      <style:text-properties officeooo:rsid="064f54f8" officeooo:paragraph-rsid="06a43758"/>
    </style:style>
    <style:style style:name="P759" style:family="paragraph" style:parent-style-name="Text_20_body">
      <style:text-properties officeooo:rsid="064fcabe" officeooo:paragraph-rsid="06a43758"/>
    </style:style>
    <style:style style:name="P760" style:family="paragraph" style:parent-style-name="Text_20_body">
      <style:text-properties officeooo:rsid="06533ac7" officeooo:paragraph-rsid="06a43758"/>
    </style:style>
    <style:style style:name="P761" style:family="paragraph" style:parent-style-name="Text_20_body">
      <style:text-properties officeooo:rsid="06555a26" officeooo:paragraph-rsid="06a43758"/>
    </style:style>
    <style:style style:name="P762" style:family="paragraph" style:parent-style-name="Text_20_body">
      <style:text-properties officeooo:rsid="0655a1b2" officeooo:paragraph-rsid="06a43758"/>
    </style:style>
    <style:style style:name="P763" style:family="paragraph" style:parent-style-name="Text_20_body">
      <style:text-properties officeooo:rsid="0655bb2e" officeooo:paragraph-rsid="06a43758"/>
    </style:style>
    <style:style style:name="P764" style:family="paragraph" style:parent-style-name="Text_20_body">
      <style:text-properties officeooo:rsid="0658d734" officeooo:paragraph-rsid="06a43758"/>
    </style:style>
    <style:style style:name="P765" style:family="paragraph" style:parent-style-name="Text_20_body">
      <style:text-properties officeooo:rsid="0659a447" officeooo:paragraph-rsid="06a43758"/>
    </style:style>
    <style:style style:name="P766" style:family="paragraph" style:parent-style-name="Text_20_body">
      <style:text-properties officeooo:rsid="0659ddca" officeooo:paragraph-rsid="06a43758"/>
    </style:style>
    <style:style style:name="P767" style:family="paragraph" style:parent-style-name="Text_20_body">
      <style:text-properties officeooo:rsid="065f87e4" officeooo:paragraph-rsid="06a43758"/>
    </style:style>
    <style:style style:name="P768" style:family="paragraph" style:parent-style-name="Text_20_body">
      <style:text-properties officeooo:rsid="0661d308" officeooo:paragraph-rsid="06a43758"/>
    </style:style>
    <style:style style:name="P769" style:family="paragraph" style:parent-style-name="Text_20_body">
      <style:text-properties officeooo:rsid="0662c63e" officeooo:paragraph-rsid="06a43758"/>
    </style:style>
    <style:style style:name="P770" style:family="paragraph" style:parent-style-name="Text_20_body">
      <style:text-properties officeooo:rsid="066470a7" officeooo:paragraph-rsid="06a43758"/>
    </style:style>
    <style:style style:name="P771" style:family="paragraph" style:parent-style-name="Text_20_body">
      <style:text-properties officeooo:rsid="0667da16" officeooo:paragraph-rsid="06a43758"/>
    </style:style>
    <style:style style:name="P772" style:family="paragraph" style:parent-style-name="Text_20_body">
      <style:text-properties officeooo:rsid="06691dca" officeooo:paragraph-rsid="06a43758"/>
    </style:style>
    <style:style style:name="P773" style:family="paragraph" style:parent-style-name="Text_20_body">
      <style:text-properties officeooo:rsid="066d6026" officeooo:paragraph-rsid="06a43758"/>
    </style:style>
    <style:style style:name="P774" style:family="paragraph" style:parent-style-name="Text_20_body">
      <style:text-properties officeooo:rsid="066e1ade" officeooo:paragraph-rsid="06a43758"/>
    </style:style>
    <style:style style:name="P775" style:family="paragraph" style:parent-style-name="Text_20_body">
      <style:text-properties officeooo:rsid="067292ea" officeooo:paragraph-rsid="06a43758"/>
    </style:style>
    <style:style style:name="P776" style:family="paragraph" style:parent-style-name="Text_20_body">
      <style:text-properties officeooo:rsid="0670ccbb" officeooo:paragraph-rsid="06a43758"/>
    </style:style>
    <style:style style:name="P777" style:family="paragraph" style:parent-style-name="Text_20_body">
      <style:text-properties officeooo:rsid="06742c9b" officeooo:paragraph-rsid="06a43758"/>
    </style:style>
    <style:style style:name="P778" style:family="paragraph" style:parent-style-name="Text_20_body">
      <style:text-properties officeooo:rsid="0675dd45" officeooo:paragraph-rsid="06a43758"/>
    </style:style>
    <style:style style:name="P779" style:family="paragraph" style:parent-style-name="Text_20_body">
      <style:text-properties officeooo:rsid="067ae492" officeooo:paragraph-rsid="06a43758"/>
    </style:style>
    <style:style style:name="P780" style:family="paragraph" style:parent-style-name="Text_20_body">
      <style:text-properties officeooo:rsid="067cb336" officeooo:paragraph-rsid="07247e70"/>
    </style:style>
    <style:style style:name="P781" style:family="paragraph" style:parent-style-name="Text_20_body">
      <style:text-properties officeooo:rsid="0680f35f" officeooo:paragraph-rsid="06a43758"/>
    </style:style>
    <style:style style:name="P782" style:family="paragraph" style:parent-style-name="Text_20_body">
      <style:text-properties officeooo:rsid="0683b72b" officeooo:paragraph-rsid="06a43758"/>
    </style:style>
    <style:style style:name="P783" style:family="paragraph" style:parent-style-name="Text_20_body">
      <style:text-properties officeooo:rsid="0683b72b" officeooo:paragraph-rsid="07260944"/>
    </style:style>
    <style:style style:name="P784" style:family="paragraph" style:parent-style-name="Text_20_body">
      <style:text-properties officeooo:rsid="068450fe" officeooo:paragraph-rsid="06a43758"/>
    </style:style>
    <style:style style:name="P785" style:family="paragraph" style:parent-style-name="Text_20_body">
      <style:text-properties officeooo:rsid="0690aebd" officeooo:paragraph-rsid="07260944"/>
    </style:style>
    <style:style style:name="P786" style:family="paragraph" style:parent-style-name="Text_20_body">
      <style:text-properties officeooo:rsid="068ae98e" officeooo:paragraph-rsid="06a43758"/>
    </style:style>
    <style:style style:name="P787" style:family="paragraph" style:parent-style-name="Text_20_body">
      <style:text-properties officeooo:rsid="068cfd30" officeooo:paragraph-rsid="06a43758"/>
    </style:style>
    <style:style style:name="P788" style:family="paragraph" style:parent-style-name="Text_20_body">
      <style:text-properties officeooo:rsid="068dd324" officeooo:paragraph-rsid="06a43758"/>
    </style:style>
    <style:style style:name="P789" style:family="paragraph" style:parent-style-name="Text_20_body">
      <style:text-properties officeooo:rsid="068e0fbe" officeooo:paragraph-rsid="06a43758"/>
    </style:style>
    <style:style style:name="P790" style:family="paragraph" style:parent-style-name="Text_20_body">
      <style:text-properties officeooo:rsid="06938ea7" officeooo:paragraph-rsid="06a43758"/>
    </style:style>
    <style:style style:name="P791" style:family="paragraph" style:parent-style-name="Text_20_body">
      <style:text-properties officeooo:rsid="06963dbf" officeooo:paragraph-rsid="06a43758"/>
    </style:style>
    <style:style style:name="P792" style:family="paragraph" style:parent-style-name="Text_20_body">
      <style:text-properties officeooo:rsid="06982c63" officeooo:paragraph-rsid="06a43758"/>
    </style:style>
    <style:style style:name="P793" style:family="paragraph" style:parent-style-name="Text_20_body">
      <style:text-properties officeooo:rsid="06982c63" officeooo:paragraph-rsid="0727b059"/>
    </style:style>
    <style:style style:name="P794" style:family="paragraph" style:parent-style-name="Text_20_body">
      <style:text-properties officeooo:rsid="0699c44e" officeooo:paragraph-rsid="06a43758"/>
    </style:style>
    <style:style style:name="P795" style:family="paragraph" style:parent-style-name="Text_20_body">
      <style:text-properties officeooo:rsid="069dbf2c" officeooo:paragraph-rsid="06a43758"/>
    </style:style>
    <style:style style:name="P796"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0"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1" style:family="paragraph" style:parent-style-name="Text_20_body">
      <style:text-properties officeooo:paragraph-rsid="0720dc61"/>
    </style:style>
    <style:style style:name="P802" style:family="paragraph" style:parent-style-name="Text_20_body">
      <style:text-properties officeooo:rsid="072b74bd" officeooo:paragraph-rsid="072b74bd"/>
    </style:style>
    <style:style style:name="P803" style:family="paragraph" style:parent-style-name="Text_20_body">
      <style:text-properties officeooo:rsid="072f6c08" officeooo:paragraph-rsid="072f6c08"/>
    </style:style>
    <style:style style:name="P804" style:family="paragraph" style:parent-style-name="Text_20_body">
      <style:text-properties officeooo:rsid="0730e73f" officeooo:paragraph-rsid="0730e73f"/>
    </style:style>
    <style:style style:name="P805" style:family="paragraph" style:parent-style-name="Text_20_body">
      <style:text-properties officeooo:rsid="07316f4c" officeooo:paragraph-rsid="07316f4c"/>
    </style:style>
    <style:style style:name="P806" style:family="paragraph" style:parent-style-name="Text_20_body">
      <style:text-properties officeooo:rsid="07335d21" officeooo:paragraph-rsid="07335d21"/>
    </style:style>
    <style:style style:name="P807" style:family="paragraph" style:parent-style-name="Text_20_body">
      <style:text-properties officeooo:rsid="0736c392" officeooo:paragraph-rsid="0736c392"/>
    </style:style>
    <style:style style:name="P808" style:family="paragraph" style:parent-style-name="Text_20_body">
      <style:text-properties officeooo:rsid="0736d368" officeooo:paragraph-rsid="0736d368"/>
    </style:style>
    <style:style style:name="P809" style:family="paragraph" style:parent-style-name="Text_20_body">
      <style:text-properties officeooo:rsid="0738aa0a" officeooo:paragraph-rsid="0738aa0a"/>
    </style:style>
    <style:style style:name="P810" style:family="paragraph" style:parent-style-name="Text_20_body">
      <style:text-properties officeooo:rsid="073a948c" officeooo:paragraph-rsid="073a948c"/>
    </style:style>
    <style:style style:name="P811" style:family="paragraph" style:parent-style-name="Text_20_body">
      <style:text-properties officeooo:rsid="073c2678" officeooo:paragraph-rsid="073c2678"/>
    </style:style>
    <style:style style:name="P812" style:family="paragraph" style:parent-style-name="Text_20_body">
      <style:text-properties officeooo:rsid="073dec65" officeooo:paragraph-rsid="073dec65"/>
    </style:style>
    <style:style style:name="P813" style:family="paragraph" style:parent-style-name="Text_20_body">
      <style:text-properties officeooo:rsid="0740406d" officeooo:paragraph-rsid="0740406d"/>
    </style:style>
    <style:style style:name="P814" style:family="paragraph" style:parent-style-name="Text_20_body">
      <style:text-properties officeooo:rsid="0741a487" officeooo:paragraph-rsid="074869b0"/>
    </style:style>
    <style:style style:name="P815" style:family="paragraph" style:parent-style-name="Text_20_body">
      <style:text-properties officeooo:rsid="07428594" officeooo:paragraph-rsid="07428594"/>
    </style:style>
    <style:style style:name="P816" style:family="paragraph" style:parent-style-name="Text_20_body">
      <style:text-properties officeooo:rsid="0742edb0" officeooo:paragraph-rsid="0742edb0"/>
    </style:style>
    <style:style style:name="P817" style:family="paragraph" style:parent-style-name="Text_20_body">
      <style:text-properties officeooo:rsid="0745cff4" officeooo:paragraph-rsid="0745cff4"/>
    </style:style>
    <style:style style:name="P818" style:family="paragraph" style:parent-style-name="Text_20_body">
      <style:text-properties officeooo:rsid="0749ce2f" officeooo:paragraph-rsid="0749ce2f"/>
    </style:style>
    <style:style style:name="P819" style:family="paragraph" style:parent-style-name="Text_20_body">
      <style:text-properties officeooo:rsid="074bbfc8" officeooo:paragraph-rsid="074bbfc8"/>
    </style:style>
    <style:style style:name="P820" style:family="paragraph" style:parent-style-name="Text_20_body">
      <style:text-properties officeooo:rsid="074ea8b3" officeooo:paragraph-rsid="074ea8b3"/>
    </style:style>
    <style:style style:name="P821" style:family="paragraph" style:parent-style-name="Text_20_body">
      <style:text-properties officeooo:rsid="0750b495" officeooo:paragraph-rsid="0750b495"/>
    </style:style>
    <style:style style:name="P822" style:family="paragraph" style:parent-style-name="Text_20_body">
      <style:text-properties officeooo:rsid="07521d49" officeooo:paragraph-rsid="07521d49"/>
    </style:style>
    <style:style style:name="P823" style:family="paragraph" style:parent-style-name="Text_20_body">
      <style:text-properties officeooo:rsid="0753b9f0" officeooo:paragraph-rsid="0753b9f0"/>
    </style:style>
    <style:style style:name="P824" style:family="paragraph" style:parent-style-name="Text_20_body">
      <style:text-properties officeooo:rsid="075718aa" officeooo:paragraph-rsid="075718aa"/>
    </style:style>
    <style:style style:name="P825" style:family="paragraph" style:parent-style-name="Text_20_body">
      <style:text-properties officeooo:rsid="07576d6d" officeooo:paragraph-rsid="07576d6d"/>
    </style:style>
    <style:style style:name="P826" style:family="paragraph" style:parent-style-name="Text_20_body">
      <style:text-properties officeooo:rsid="07596513" officeooo:paragraph-rsid="07596513"/>
    </style:style>
    <style:style style:name="P827" style:family="paragraph" style:parent-style-name="Text_20_body">
      <style:text-properties officeooo:rsid="075c7234" officeooo:paragraph-rsid="075c7234"/>
    </style:style>
    <style:style style:name="P828" style:family="paragraph" style:parent-style-name="Text_20_body">
      <style:text-properties officeooo:rsid="075cc8ae" officeooo:paragraph-rsid="075cc8ae"/>
    </style:style>
    <style:style style:name="P829" style:family="paragraph" style:parent-style-name="Text_20_body">
      <style:text-properties officeooo:rsid="075da424" officeooo:paragraph-rsid="075da424"/>
    </style:style>
    <style:style style:name="P830" style:family="paragraph" style:parent-style-name="Text_20_body">
      <style:text-properties officeooo:rsid="075f878b" officeooo:paragraph-rsid="075f878b"/>
    </style:style>
    <style:style style:name="P831" style:family="paragraph" style:parent-style-name="Text_20_body">
      <style:text-properties officeooo:rsid="0761af17" officeooo:paragraph-rsid="0761af17"/>
    </style:style>
    <style:style style:name="P832" style:family="paragraph" style:parent-style-name="Text_20_body">
      <style:text-properties officeooo:rsid="0761bb80" officeooo:paragraph-rsid="0761bb80"/>
    </style:style>
    <style:style style:name="P833" style:family="paragraph" style:parent-style-name="Text_20_body">
      <style:text-properties officeooo:rsid="07637d6c" officeooo:paragraph-rsid="07637d6c"/>
    </style:style>
    <style:style style:name="P834" style:family="paragraph" style:parent-style-name="Text_20_body">
      <style:text-properties officeooo:rsid="0766871a" officeooo:paragraph-rsid="0766871a"/>
    </style:style>
    <style:style style:name="P835" style:family="paragraph" style:parent-style-name="Text_20_body">
      <style:text-properties officeooo:rsid="0767d717" officeooo:paragraph-rsid="0767d717"/>
    </style:style>
    <style:style style:name="P836" style:family="paragraph" style:parent-style-name="Text_20_body">
      <style:text-properties officeooo:rsid="0767e949" officeooo:paragraph-rsid="0767e949"/>
    </style:style>
    <style:style style:name="P837" style:family="paragraph" style:parent-style-name="Text_20_body">
      <style:text-properties officeooo:rsid="076981f0" officeooo:paragraph-rsid="076981f0"/>
    </style:style>
    <style:style style:name="P838" style:family="paragraph" style:parent-style-name="Code">
      <style:text-properties officeooo:paragraph-rsid="07886e0d"/>
    </style:style>
    <style:style style:name="P839" style:family="paragraph" style:parent-style-name="Text_20_body">
      <style:text-properties officeooo:rsid="076df146" officeooo:paragraph-rsid="076df146"/>
    </style:style>
    <style:style style:name="P840" style:family="paragraph" style:parent-style-name="Text_20_body">
      <style:text-properties officeooo:rsid="076f5c28" officeooo:paragraph-rsid="076f5c28"/>
    </style:style>
    <style:style style:name="P841" style:family="paragraph" style:parent-style-name="Text_20_body">
      <style:text-properties officeooo:rsid="077176d5" officeooo:paragraph-rsid="077176d5"/>
    </style:style>
    <style:style style:name="P842" style:family="paragraph" style:parent-style-name="Text_20_body">
      <style:text-properties officeooo:paragraph-rsid="07751550"/>
    </style:style>
    <style:style style:name="P843" style:family="paragraph" style:parent-style-name="Text_20_body">
      <style:text-properties officeooo:rsid="07751550" officeooo:paragraph-rsid="07751550"/>
    </style:style>
    <style:style style:name="P844" style:family="paragraph" style:parent-style-name="Text_20_body">
      <style:text-properties officeooo:rsid="07751550" officeooo:paragraph-rsid="089d5525"/>
    </style:style>
    <style:style style:name="P845" style:family="paragraph" style:parent-style-name="Text_20_body">
      <style:text-properties officeooo:rsid="07775e96" officeooo:paragraph-rsid="07775e96"/>
    </style:style>
    <style:style style:name="P846" style:family="paragraph" style:parent-style-name="Text_20_body">
      <style:text-properties officeooo:rsid="0779307f" officeooo:paragraph-rsid="0779307f"/>
    </style:style>
    <style:style style:name="P847" style:family="paragraph" style:parent-style-name="Text_20_body">
      <style:text-properties officeooo:rsid="07796e31" officeooo:paragraph-rsid="07796e31"/>
    </style:style>
    <style:style style:name="P848" style:family="paragraph" style:parent-style-name="Text_20_body">
      <style:text-properties officeooo:rsid="077a8cd0" officeooo:paragraph-rsid="077a8cd0"/>
    </style:style>
    <style:style style:name="P849" style:family="paragraph" style:parent-style-name="Text_20_body">
      <style:text-properties officeooo:rsid="077b4544" officeooo:paragraph-rsid="077b4544"/>
    </style:style>
    <style:style style:name="P850" style:family="paragraph" style:parent-style-name="Text_20_body">
      <style:text-properties officeooo:rsid="077b9cfa" officeooo:paragraph-rsid="077b9cfa"/>
    </style:style>
    <style:style style:name="P851" style:family="paragraph" style:parent-style-name="Text_20_body">
      <style:text-properties officeooo:rsid="077d6e24" officeooo:paragraph-rsid="077d6e24"/>
    </style:style>
    <style:style style:name="P852" style:family="paragraph" style:parent-style-name="Text_20_body">
      <style:text-properties officeooo:rsid="077d9081" officeooo:paragraph-rsid="077d9081"/>
    </style:style>
    <style:style style:name="P853" style:family="paragraph" style:parent-style-name="Text_20_body">
      <style:text-properties officeooo:rsid="077ec33b" officeooo:paragraph-rsid="077ec33b"/>
    </style:style>
    <style:style style:name="P854" style:family="paragraph" style:parent-style-name="Text_20_body">
      <style:text-properties officeooo:rsid="0780334b" officeooo:paragraph-rsid="0780334b"/>
    </style:style>
    <style:style style:name="P855" style:family="paragraph" style:parent-style-name="Text_20_body">
      <style:text-properties officeooo:rsid="0780b2ed" officeooo:paragraph-rsid="0780b2ed"/>
    </style:style>
    <style:style style:name="P856" style:family="paragraph" style:parent-style-name="Text_20_body">
      <style:text-properties officeooo:rsid="0782a4b1" officeooo:paragraph-rsid="0782a4b1"/>
    </style:style>
    <style:style style:name="P857" style:family="paragraph" style:parent-style-name="Text_20_body">
      <style:text-properties officeooo:rsid="078308ce" officeooo:paragraph-rsid="078308ce"/>
    </style:style>
    <style:style style:name="P858" style:family="paragraph" style:parent-style-name="Text_20_body">
      <style:text-properties officeooo:rsid="07839984" officeooo:paragraph-rsid="07839984"/>
    </style:style>
    <style:style style:name="P859" style:family="paragraph" style:parent-style-name="Text_20_body">
      <style:text-properties officeooo:rsid="07839984" officeooo:paragraph-rsid="07886e0d"/>
    </style:style>
    <style:style style:name="P860" style:family="paragraph" style:parent-style-name="Text_20_body">
      <style:text-properties officeooo:rsid="0783ff7a" officeooo:paragraph-rsid="0783ff7a"/>
    </style:style>
    <style:style style:name="P861" style:family="paragraph" style:parent-style-name="Text_20_body">
      <style:text-properties officeooo:rsid="0785ad32" officeooo:paragraph-rsid="0785ad32"/>
    </style:style>
    <style:style style:name="P862" style:family="paragraph" style:parent-style-name="Text_20_body">
      <style:text-properties officeooo:rsid="07885e3b" officeooo:paragraph-rsid="07885e3b"/>
    </style:style>
    <style:style style:name="P863" style:family="paragraph" style:parent-style-name="Text_20_body">
      <style:text-properties officeooo:rsid="07897b1e" officeooo:paragraph-rsid="07897b1e"/>
    </style:style>
    <style:style style:name="P864" style:family="paragraph" style:parent-style-name="Text_20_body">
      <style:text-properties officeooo:rsid="078a8f27" officeooo:paragraph-rsid="078a8f27"/>
    </style:style>
    <style:style style:name="P865" style:family="paragraph" style:parent-style-name="Text_20_body">
      <style:text-properties officeooo:rsid="078b2b57" officeooo:paragraph-rsid="078b2b57"/>
    </style:style>
    <style:style style:name="P866" style:family="paragraph" style:parent-style-name="Text_20_body">
      <style:text-properties officeooo:rsid="078cc685" officeooo:paragraph-rsid="078cc685"/>
    </style:style>
    <style:style style:name="P867" style:family="paragraph" style:parent-style-name="Text_20_body">
      <style:text-properties officeooo:rsid="078ce267" officeooo:paragraph-rsid="078ce267"/>
    </style:style>
    <style:style style:name="P868" style:family="paragraph" style:parent-style-name="Text_20_body">
      <style:text-properties officeooo:rsid="078e2c09" officeooo:paragraph-rsid="078e2c09"/>
    </style:style>
    <style:style style:name="P869" style:family="paragraph" style:parent-style-name="Text_20_body">
      <style:text-properties officeooo:rsid="078e4434" officeooo:paragraph-rsid="078e4434"/>
    </style:style>
    <style:style style:name="P870" style:family="paragraph" style:parent-style-name="Text_20_body">
      <style:text-properties officeooo:rsid="0790d73f" officeooo:paragraph-rsid="0790d73f"/>
    </style:style>
    <style:style style:name="P871" style:family="paragraph" style:parent-style-name="Text_20_body">
      <style:text-properties officeooo:rsid="0797213a" officeooo:paragraph-rsid="0797213a"/>
    </style:style>
    <style:style style:name="P872" style:family="paragraph" style:parent-style-name="Text_20_body">
      <style:text-properties officeooo:rsid="0798f78c" officeooo:paragraph-rsid="0798f78c"/>
    </style:style>
    <style:style style:name="P873" style:family="paragraph" style:parent-style-name="Text_20_body">
      <style:text-properties officeooo:rsid="079ad21e" officeooo:paragraph-rsid="079ad21e"/>
    </style:style>
    <style:style style:name="P874" style:family="paragraph" style:parent-style-name="Text_20_body">
      <style:text-properties officeooo:rsid="079b9294" officeooo:paragraph-rsid="079b9294"/>
    </style:style>
    <style:style style:name="P875" style:family="paragraph" style:parent-style-name="Text_20_body">
      <style:text-properties officeooo:rsid="079efb40" officeooo:paragraph-rsid="079efb40"/>
    </style:style>
    <style:style style:name="P876" style:family="paragraph" style:parent-style-name="Text_20_body">
      <style:text-properties officeooo:rsid="07a0f33d" officeooo:paragraph-rsid="07a0f33d"/>
    </style:style>
    <style:style style:name="P877" style:family="paragraph" style:parent-style-name="Text_20_body">
      <style:text-properties officeooo:rsid="07a37688" officeooo:paragraph-rsid="07a37688"/>
    </style:style>
    <style:style style:name="P878" style:family="paragraph" style:parent-style-name="Text_20_body">
      <style:text-properties officeooo:rsid="07a4523b" officeooo:paragraph-rsid="07a4523b"/>
    </style:style>
    <style:style style:name="P879" style:family="paragraph" style:parent-style-name="Text_20_body">
      <style:text-properties officeooo:rsid="07a641c5" officeooo:paragraph-rsid="07a641c5"/>
    </style:style>
    <style:style style:name="P880" style:family="paragraph" style:parent-style-name="Text_20_body">
      <style:text-properties officeooo:rsid="07a8ac4f" officeooo:paragraph-rsid="07a8ac4f"/>
    </style:style>
    <style:style style:name="P881" style:family="paragraph" style:parent-style-name="Text_20_body">
      <style:text-properties officeooo:rsid="07ab8de7" officeooo:paragraph-rsid="07ab8de7"/>
    </style:style>
    <style:style style:name="P882" style:family="paragraph" style:parent-style-name="Text_20_body">
      <style:text-properties officeooo:rsid="07ad1d35" officeooo:paragraph-rsid="07ad1d35"/>
    </style:style>
    <style:style style:name="P883" style:family="paragraph" style:parent-style-name="Text_20_body">
      <style:text-properties officeooo:rsid="07ad921d" officeooo:paragraph-rsid="07ad921d"/>
    </style:style>
    <style:style style:name="P884" style:family="paragraph" style:parent-style-name="Text_20_body">
      <style:text-properties officeooo:rsid="07af3095" officeooo:paragraph-rsid="07af3095"/>
    </style:style>
    <style:style style:name="P885" style:family="paragraph" style:parent-style-name="Text_20_body">
      <style:text-properties officeooo:rsid="07b55b48" officeooo:paragraph-rsid="07b55b48"/>
    </style:style>
    <style:style style:name="P886" style:family="paragraph" style:parent-style-name="Text_20_body">
      <style:text-properties officeooo:rsid="07c8858e" officeooo:paragraph-rsid="07c8858e"/>
    </style:style>
    <style:style style:name="P887" style:family="paragraph" style:parent-style-name="Text_20_body">
      <style:text-properties officeooo:rsid="07c8dc34" officeooo:paragraph-rsid="07c8dc34"/>
    </style:style>
    <style:style style:name="P888" style:family="paragraph" style:parent-style-name="Text_20_body">
      <style:text-properties officeooo:rsid="07ccc73a" officeooo:paragraph-rsid="07ccc73a"/>
    </style:style>
    <style:style style:name="P889" style:family="paragraph" style:parent-style-name="Text_20_body">
      <style:text-properties officeooo:rsid="07cd54e1" officeooo:paragraph-rsid="07cd54e1"/>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Text_20_body">
      <style:text-properties officeooo:rsid="083f24d8" officeooo:paragraph-rsid="083f24d8"/>
    </style:style>
    <style:style style:name="P959" style:family="paragraph" style:parent-style-name="Text_20_body">
      <style:text-properties officeooo:rsid="0840bae1" officeooo:paragraph-rsid="0840bae1"/>
    </style:style>
    <style:style style:name="P960" style:family="paragraph" style:parent-style-name="Text_20_body">
      <style:text-properties officeooo:rsid="084214f4" officeooo:paragraph-rsid="084214f4"/>
    </style:style>
    <style:style style:name="P961" style:family="paragraph" style:parent-style-name="Text_20_body">
      <style:text-properties officeooo:rsid="08432463" officeooo:paragraph-rsid="08432463"/>
    </style:style>
    <style:style style:name="P962" style:family="paragraph" style:parent-style-name="Text_20_body">
      <style:text-properties officeooo:rsid="0844de76" officeooo:paragraph-rsid="0844de76"/>
    </style:style>
    <style:style style:name="P963" style:family="paragraph" style:parent-style-name="Text_20_body">
      <style:text-properties officeooo:rsid="0846872b" officeooo:paragraph-rsid="0846872b"/>
    </style:style>
    <style:style style:name="P964" style:family="paragraph" style:parent-style-name="Text_20_body">
      <style:text-properties officeooo:rsid="0848a023" officeooo:paragraph-rsid="0848a023"/>
    </style:style>
    <style:style style:name="P965" style:family="paragraph" style:parent-style-name="Text_20_body">
      <style:text-properties officeooo:rsid="084ec52d" officeooo:paragraph-rsid="084ec52d"/>
    </style:style>
    <style:style style:name="P966" style:family="paragraph" style:parent-style-name="Text_20_body">
      <style:text-properties officeooo:rsid="08517656" officeooo:paragraph-rsid="08517656"/>
    </style:style>
    <style:style style:name="P967" style:family="paragraph" style:parent-style-name="Text_20_body">
      <style:text-properties officeooo:rsid="0852c412" officeooo:paragraph-rsid="0852c412"/>
    </style:style>
    <style:style style:name="P968" style:family="paragraph" style:parent-style-name="Text_20_body">
      <style:text-properties officeooo:rsid="08544912" officeooo:paragraph-rsid="08544912"/>
    </style:style>
    <style:style style:name="P969" style:family="paragraph" style:parent-style-name="Text_20_body">
      <style:text-properties officeooo:rsid="08559829" officeooo:paragraph-rsid="08559829"/>
    </style:style>
    <style:style style:name="P970" style:family="paragraph" style:parent-style-name="Text_20_body">
      <style:text-properties officeooo:rsid="085607fb" officeooo:paragraph-rsid="085607fb"/>
    </style:style>
    <style:style style:name="P971" style:family="paragraph" style:parent-style-name="Text_20_body">
      <style:text-properties officeooo:rsid="0857ee9a" officeooo:paragraph-rsid="0857ee9a"/>
    </style:style>
    <style:style style:name="P972" style:family="paragraph" style:parent-style-name="Text_20_body">
      <style:text-properties officeooo:rsid="08586e8b" officeooo:paragraph-rsid="08586e8b"/>
    </style:style>
    <style:style style:name="P973" style:family="paragraph" style:parent-style-name="Text_20_body">
      <style:text-properties officeooo:rsid="085c337f" officeooo:paragraph-rsid="085c337f"/>
    </style:style>
    <style:style style:name="P974" style:family="paragraph" style:parent-style-name="Text_20_body">
      <style:text-properties officeooo:rsid="085d00ae" officeooo:paragraph-rsid="085d00ae"/>
    </style:style>
    <style:style style:name="P975" style:family="paragraph" style:parent-style-name="Text_20_body">
      <style:text-properties officeooo:rsid="085d26e2" officeooo:paragraph-rsid="085d26e2"/>
    </style:style>
    <style:style style:name="P976" style:family="paragraph" style:parent-style-name="Text_20_body">
      <style:text-properties officeooo:rsid="085d89b7" officeooo:paragraph-rsid="085d89b7"/>
    </style:style>
    <style:style style:name="P977" style:family="paragraph" style:parent-style-name="Text_20_body">
      <style:text-properties officeooo:rsid="085ebaaa" officeooo:paragraph-rsid="085ebaaa"/>
    </style:style>
    <style:style style:name="P978" style:family="paragraph" style:parent-style-name="Text_20_body">
      <style:text-properties officeooo:rsid="08608947" officeooo:paragraph-rsid="08608947"/>
    </style:style>
    <style:style style:name="P979" style:family="paragraph" style:parent-style-name="Text_20_body">
      <style:text-properties officeooo:rsid="08643dc9" officeooo:paragraph-rsid="08643dc9"/>
    </style:style>
    <style:style style:name="P980" style:family="paragraph" style:parent-style-name="Text_20_body">
      <style:text-properties officeooo:rsid="0866442b" officeooo:paragraph-rsid="0866442b"/>
    </style:style>
    <style:style style:name="P981" style:family="paragraph" style:parent-style-name="Text_20_body">
      <style:text-properties officeooo:rsid="0867aa08" officeooo:paragraph-rsid="0867aa08"/>
    </style:style>
    <style:style style:name="P982" style:family="paragraph" style:parent-style-name="Text_20_body">
      <style:text-properties officeooo:rsid="08697dbb" officeooo:paragraph-rsid="08697dbb"/>
    </style:style>
    <style:style style:name="P983" style:family="paragraph" style:parent-style-name="Text_20_body">
      <style:text-properties officeooo:rsid="086b134d" officeooo:paragraph-rsid="086b134d"/>
    </style:style>
    <style:style style:name="P984" style:family="paragraph" style:parent-style-name="Text_20_body">
      <style:text-properties officeooo:rsid="086cad28" officeooo:paragraph-rsid="086cad28"/>
    </style:style>
    <style:style style:name="P985" style:family="paragraph" style:parent-style-name="Text_20_body">
      <style:text-properties officeooo:rsid="086e3f4c" officeooo:paragraph-rsid="086e3f4c"/>
    </style:style>
    <style:style style:name="P986" style:family="paragraph" style:parent-style-name="Text_20_body">
      <style:text-properties officeooo:rsid="0874e68a" officeooo:paragraph-rsid="0874e68a"/>
    </style:style>
    <style:style style:name="P987" style:family="paragraph" style:parent-style-name="Text_20_body">
      <style:text-properties officeooo:rsid="08752ba5" officeooo:paragraph-rsid="08752ba5"/>
    </style:style>
    <style:style style:name="P988" style:family="paragraph" style:parent-style-name="Text_20_body">
      <style:text-properties officeooo:rsid="08771132" officeooo:paragraph-rsid="08771132"/>
    </style:style>
    <style:style style:name="P989" style:family="paragraph" style:parent-style-name="Text_20_body">
      <style:text-properties officeooo:rsid="0877c04b" officeooo:paragraph-rsid="0877c04b"/>
    </style:style>
    <style:style style:name="P990" style:family="paragraph" style:parent-style-name="Text_20_body">
      <style:text-properties officeooo:rsid="08792403" officeooo:paragraph-rsid="08792403"/>
    </style:style>
    <style:style style:name="P991" style:family="paragraph" style:parent-style-name="Text_20_body">
      <style:text-properties officeooo:rsid="0879febc" officeooo:paragraph-rsid="0879febc"/>
    </style:style>
    <style:style style:name="P992" style:family="paragraph" style:parent-style-name="Text_20_body">
      <style:paragraph-properties fo:margin-left="0.4925in" fo:margin-right="0in" fo:text-indent="0in" style:auto-text-indent="false"/>
      <style:text-properties officeooo:rsid="087dcfce" officeooo:paragraph-rsid="087dcfce"/>
    </style:style>
    <style:style style:name="P993" style:family="paragraph" style:parent-style-name="Text_20_body">
      <style:paragraph-properties fo:margin-left="0.4925in" fo:margin-right="0in" fo:text-indent="0in" style:auto-text-indent="false"/>
      <style:text-properties officeooo:rsid="087f7cbb" officeooo:paragraph-rsid="087f7cbb"/>
    </style:style>
    <style:style style:name="P994" style:family="paragraph" style:parent-style-name="Text_20_body">
      <style:paragraph-properties fo:margin-left="0.4925in" fo:margin-right="0in" fo:text-indent="0in" style:auto-text-indent="false"/>
      <style:text-properties officeooo:rsid="08829fc2" officeooo:paragraph-rsid="08829fc2"/>
    </style:style>
    <style:style style:name="P995" style:family="paragraph" style:parent-style-name="Text_20_body">
      <style:paragraph-properties fo:margin-left="0in" fo:margin-right="0in" fo:text-indent="0in" style:auto-text-indent="false"/>
      <style:text-properties officeooo:rsid="08874c82" officeooo:paragraph-rsid="08874c82"/>
    </style:style>
    <style:style style:name="P996" style:family="paragraph" style:parent-style-name="Text_20_body">
      <style:text-properties officeooo:rsid="088a7368" officeooo:paragraph-rsid="088a7368"/>
    </style:style>
    <style:style style:name="P997" style:family="paragraph" style:parent-style-name="Text_20_body">
      <style:text-properties officeooo:rsid="088af5f5" officeooo:paragraph-rsid="088af5f5"/>
    </style:style>
    <style:style style:name="P998" style:family="paragraph" style:parent-style-name="Text_20_body">
      <style:text-properties officeooo:rsid="08985ec3" officeooo:paragraph-rsid="08985ec3"/>
    </style:style>
    <style:style style:name="P999" style:family="paragraph" style:parent-style-name="Code">
      <style:text-properties officeooo:rsid="08985ec3" officeooo:paragraph-rsid="089c2bd2"/>
    </style:style>
    <style:style style:name="P1000" style:family="paragraph" style:parent-style-name="Text_20_body">
      <style:text-properties officeooo:rsid="088c6cac" officeooo:paragraph-rsid="088c6cac"/>
    </style:style>
    <style:style style:name="P1001" style:family="paragraph" style:parent-style-name="Text_20_body">
      <style:text-properties officeooo:rsid="088e3cce" officeooo:paragraph-rsid="088e3cce"/>
    </style:style>
    <style:style style:name="P1002" style:family="paragraph" style:parent-style-name="Text_20_body">
      <style:text-properties officeooo:rsid="08954db5" officeooo:paragraph-rsid="08954db5"/>
    </style:style>
    <style:style style:name="P1003" style:family="paragraph" style:parent-style-name="Text_20_body">
      <style:text-properties officeooo:rsid="08979049" officeooo:paragraph-rsid="08979049"/>
    </style:style>
    <style:style style:name="P1004" style:family="paragraph" style:parent-style-name="Text_20_body">
      <style:text-properties officeooo:rsid="089a2cc3" officeooo:paragraph-rsid="089a2cc3"/>
    </style:style>
    <style:style style:name="P1005" style:family="paragraph" style:parent-style-name="Text_20_body">
      <style:text-properties officeooo:rsid="089c2bd2" officeooo:paragraph-rsid="089c2bd2"/>
    </style:style>
    <style:style style:name="P1006" style:family="paragraph" style:parent-style-name="Text_20_body">
      <style:text-properties officeooo:rsid="089cf9f0" officeooo:paragraph-rsid="089cf9f0"/>
    </style:style>
    <style:style style:name="P1007" style:family="paragraph" style:parent-style-name="Text_20_body">
      <style:text-properties officeooo:rsid="089d5525" officeooo:paragraph-rsid="089d5525"/>
    </style:style>
    <style:style style:name="P1008" style:family="paragraph" style:parent-style-name="Text_20_body">
      <style:text-properties officeooo:rsid="0892c5f3" officeooo:paragraph-rsid="0892c5f3"/>
    </style:style>
    <style:style style:name="P1009" style:family="paragraph" style:parent-style-name="Text_20_body">
      <style:text-properties officeooo:rsid="089de2f1" officeooo:paragraph-rsid="089de2f1"/>
    </style:style>
    <style:style style:name="P1010" style:family="paragraph" style:parent-style-name="Text_20_body">
      <style:text-properties officeooo:rsid="089f0c6b" officeooo:paragraph-rsid="089f0c6b"/>
    </style:style>
    <style:style style:name="P1011" style:family="paragraph" style:parent-style-name="Text_20_body">
      <style:text-properties officeooo:rsid="08a36199" officeooo:paragraph-rsid="08a36199"/>
    </style:style>
    <style:style style:name="P1012" style:family="paragraph" style:parent-style-name="Text_20_body">
      <style:text-properties officeooo:rsid="08a4941d" officeooo:paragraph-rsid="08a4941d"/>
    </style:style>
    <style:style style:name="P1013" style:family="paragraph" style:parent-style-name="Text_20_body">
      <style:text-properties officeooo:rsid="08a5e716" officeooo:paragraph-rsid="08a5e716"/>
    </style:style>
    <style:style style:name="P1014" style:family="paragraph" style:parent-style-name="Text_20_body">
      <style:text-properties officeooo:rsid="08a6d3f8" officeooo:paragraph-rsid="08a6d3f8"/>
    </style:style>
    <style:style style:name="P1015" style:family="paragraph" style:parent-style-name="Text_20_body">
      <style:text-properties officeooo:rsid="08a8e105" officeooo:paragraph-rsid="08a8e105"/>
    </style:style>
    <style:style style:name="P1016" style:family="paragraph" style:parent-style-name="Text_20_body">
      <style:text-properties officeooo:rsid="08aa4824" officeooo:paragraph-rsid="08aa4824"/>
    </style:style>
    <style:style style:name="P1017" style:family="paragraph" style:parent-style-name="Text_20_body">
      <style:text-properties officeooo:rsid="08ab3762" officeooo:paragraph-rsid="08ab3762"/>
    </style:style>
    <style:style style:name="P1018" style:family="paragraph" style:parent-style-name="Text_20_body">
      <style:text-properties officeooo:rsid="08ace3c6" officeooo:paragraph-rsid="08ace3c6"/>
    </style:style>
    <style:style style:name="P1019" style:family="paragraph" style:parent-style-name="Text_20_body">
      <style:text-properties officeooo:rsid="08ad3235" officeooo:paragraph-rsid="08ad3235"/>
    </style:style>
    <style:style style:name="P1020" style:family="paragraph" style:parent-style-name="Text_20_body">
      <style:text-properties officeooo:rsid="08aed2a2" officeooo:paragraph-rsid="08aed2a2"/>
    </style:style>
    <style:style style:name="P1021" style:family="paragraph" style:parent-style-name="Code">
      <style:text-properties officeooo:rsid="08b41923" officeooo:paragraph-rsid="08b41923"/>
    </style:style>
    <style:style style:name="P1022" style:family="paragraph" style:parent-style-name="Text_20_body">
      <style:text-properties officeooo:rsid="08b41923" officeooo:paragraph-rsid="08b41923"/>
    </style:style>
    <style:style style:name="P1023" style:family="paragraph" style:parent-style-name="Code">
      <style:text-properties officeooo:rsid="08bed67c" officeooo:paragraph-rsid="08c07141"/>
    </style:style>
    <style:style style:name="P1024" style:family="paragraph" style:parent-style-name="Text_20_body">
      <style:text-properties officeooo:rsid="08bed67c" officeooo:paragraph-rsid="08bed67c"/>
    </style:style>
    <style:style style:name="P1025" style:family="paragraph" style:parent-style-name="Text_20_body">
      <style:text-properties officeooo:rsid="08bed67c" officeooo:paragraph-rsid="08c16ee0"/>
    </style:style>
    <style:style style:name="P1026" style:family="paragraph" style:parent-style-name="Code">
      <style:text-properties officeooo:paragraph-rsid="08c07141"/>
    </style:style>
    <style:style style:name="P1027" style:family="paragraph" style:parent-style-name="Code">
      <style:text-properties officeooo:paragraph-rsid="08cf4044"/>
    </style:style>
    <style:style style:name="P1028" style:family="paragraph" style:parent-style-name="Code">
      <style:text-properties officeooo:rsid="08d1083c" officeooo:paragraph-rsid="08d1083c"/>
    </style:style>
    <style:style style:name="P1029" style:family="paragraph" style:parent-style-name="Text_20_body">
      <style:text-properties officeooo:rsid="08b0a784" officeooo:paragraph-rsid="08b0a784"/>
    </style:style>
    <style:style style:name="P1030" style:family="paragraph" style:parent-style-name="Text_20_body">
      <style:text-properties officeooo:rsid="08b1e699" officeooo:paragraph-rsid="08b1e699"/>
    </style:style>
    <style:style style:name="P1031" style:family="paragraph" style:parent-style-name="Text_20_body">
      <style:text-properties officeooo:rsid="08b3938a" officeooo:paragraph-rsid="08b3938a"/>
    </style:style>
    <style:style style:name="P1032" style:family="paragraph" style:parent-style-name="Text_20_body">
      <style:text-properties officeooo:rsid="08b56320" officeooo:paragraph-rsid="08ba2a36"/>
    </style:style>
    <style:style style:name="P1033" style:family="paragraph" style:parent-style-name="Text_20_body">
      <style:text-properties officeooo:rsid="08b788d3" officeooo:paragraph-rsid="08b788d3"/>
    </style:style>
    <style:style style:name="P1034" style:family="paragraph" style:parent-style-name="Text_20_body">
      <style:text-properties officeooo:rsid="08ba2a36" officeooo:paragraph-rsid="08ba2a36"/>
    </style:style>
    <style:style style:name="P1035" style:family="paragraph" style:parent-style-name="Text_20_body">
      <style:text-properties officeooo:rsid="08bc1575" officeooo:paragraph-rsid="08bc1575"/>
    </style:style>
    <style:style style:name="P1036" style:family="paragraph" style:parent-style-name="Text_20_body">
      <style:text-properties officeooo:rsid="08bd7135" officeooo:paragraph-rsid="08bd7135"/>
    </style:style>
    <style:style style:name="P1037" style:family="paragraph" style:parent-style-name="Text_20_body">
      <style:text-properties officeooo:rsid="08bdbb14" officeooo:paragraph-rsid="08bdbb14"/>
    </style:style>
    <style:style style:name="P1038" style:family="paragraph" style:parent-style-name="Text_20_body">
      <style:text-properties officeooo:rsid="08c07141" officeooo:paragraph-rsid="08c07141"/>
    </style:style>
    <style:style style:name="P1039" style:family="paragraph" style:parent-style-name="Text_20_body">
      <style:text-properties officeooo:rsid="08c30e93" officeooo:paragraph-rsid="08c30e93"/>
    </style:style>
    <style:style style:name="P1040" style:family="paragraph" style:parent-style-name="Text_20_body">
      <style:text-properties officeooo:rsid="08c4f1fb" officeooo:paragraph-rsid="08c4f1fb"/>
    </style:style>
    <style:style style:name="P1041" style:family="paragraph" style:parent-style-name="Text_20_body">
      <style:text-properties officeooo:rsid="08c6affd" officeooo:paragraph-rsid="08c6affd"/>
    </style:style>
    <style:style style:name="P1042" style:family="paragraph" style:parent-style-name="Text_20_body">
      <style:text-properties officeooo:rsid="08c8c11c" officeooo:paragraph-rsid="08c8c11c"/>
    </style:style>
    <style:style style:name="P1043" style:family="paragraph" style:parent-style-name="Text_20_body">
      <style:text-properties officeooo:rsid="08ca75f7" officeooo:paragraph-rsid="08ca75f7"/>
    </style:style>
    <style:style style:name="P1044" style:family="paragraph" style:parent-style-name="Text_20_body">
      <style:text-properties officeooo:rsid="08cb3921" officeooo:paragraph-rsid="08cb3921"/>
    </style:style>
    <style:style style:name="P1045" style:family="paragraph" style:parent-style-name="Text_20_body">
      <style:text-properties officeooo:rsid="08cc2ad4" officeooo:paragraph-rsid="08cc2ad4"/>
    </style:style>
    <style:style style:name="P1046" style:family="paragraph" style:parent-style-name="Text_20_body">
      <style:text-properties officeooo:rsid="08d6f5bd" officeooo:paragraph-rsid="08d6f5bd"/>
    </style:style>
    <style:style style:name="P1047" style:family="paragraph" style:parent-style-name="Text_20_body">
      <style:text-properties officeooo:rsid="08d93b1a" officeooo:paragraph-rsid="08d93b1a"/>
    </style:style>
    <style:style style:name="P1048" style:family="paragraph" style:parent-style-name="Text_20_body">
      <style:text-properties officeooo:rsid="08dc3f32" officeooo:paragraph-rsid="08dc3f32"/>
    </style:style>
    <style:style style:name="P1049" style:family="paragraph" style:parent-style-name="Text_20_body">
      <style:text-properties officeooo:rsid="08dd853f" officeooo:paragraph-rsid="08dd853f"/>
    </style:style>
    <style:style style:name="P1050" style:family="paragraph" style:parent-style-name="Text_20_body">
      <style:text-properties officeooo:rsid="08de60b0" officeooo:paragraph-rsid="08de60b0"/>
    </style:style>
    <style:style style:name="P1051" style:family="paragraph" style:parent-style-name="Text_20_body">
      <style:text-properties officeooo:rsid="08df5596" officeooo:paragraph-rsid="08df5596"/>
    </style:style>
    <style:style style:name="P1052" style:family="paragraph" style:parent-style-name="Text_20_body">
      <style:text-properties officeooo:rsid="08e0d06d" officeooo:paragraph-rsid="08e0d06d"/>
    </style:style>
    <style:style style:name="P1053" style:family="paragraph" style:parent-style-name="Text_20_body">
      <style:text-properties officeooo:rsid="08e2452c" officeooo:paragraph-rsid="08e2452c"/>
    </style:style>
    <style:style style:name="P1054" style:family="paragraph" style:parent-style-name="Text_20_body">
      <style:text-properties officeooo:rsid="08e42179" officeooo:paragraph-rsid="08e42179"/>
    </style:style>
    <style:style style:name="P1055" style:family="paragraph" style:parent-style-name="Text_20_body">
      <style:text-properties officeooo:rsid="08e6d444" officeooo:paragraph-rsid="08e6d444"/>
    </style:style>
    <style:style style:name="P1056" style:family="paragraph" style:parent-style-name="Text_20_body">
      <style:text-properties officeooo:rsid="08ea6208" officeooo:paragraph-rsid="08ea6208"/>
    </style:style>
    <style:style style:name="P1057" style:family="paragraph" style:parent-style-name="Text_20_body">
      <style:text-properties officeooo:rsid="08ec06dd" officeooo:paragraph-rsid="08ec06dd"/>
    </style:style>
    <style:style style:name="P1058" style:family="paragraph" style:parent-style-name="Text_20_body">
      <style:text-properties officeooo:rsid="08ec872f" officeooo:paragraph-rsid="08ec872f"/>
    </style:style>
    <style:style style:name="P1059" style:family="paragraph" style:parent-style-name="Text_20_body">
      <style:text-properties officeooo:rsid="08ed0bec" officeooo:paragraph-rsid="08ed0bec"/>
    </style:style>
    <style:style style:name="P1060" style:family="paragraph" style:parent-style-name="Text_20_body">
      <style:text-properties officeooo:rsid="08f17b97" officeooo:paragraph-rsid="08f17b97"/>
    </style:style>
    <style:style style:name="P1061" style:family="paragraph" style:parent-style-name="Text_20_body">
      <style:text-properties officeooo:rsid="08f2989a" officeooo:paragraph-rsid="08f2989a"/>
    </style:style>
    <style:style style:name="P1062" style:family="paragraph" style:parent-style-name="Text_20_body">
      <style:text-properties officeooo:rsid="08f35b83" officeooo:paragraph-rsid="08f35b83"/>
    </style:style>
    <style:style style:name="P1063" style:family="paragraph" style:parent-style-name="Text_20_body">
      <style:text-properties officeooo:rsid="08f467fc" officeooo:paragraph-rsid="08f467fc"/>
    </style:style>
    <style:style style:name="P1064" style:family="paragraph" style:parent-style-name="Text_20_body">
      <style:text-properties officeooo:rsid="08f6a630" officeooo:paragraph-rsid="08f6a630"/>
    </style:style>
    <style:style style:name="P1065" style:family="paragraph" style:parent-style-name="Text_20_body">
      <style:text-properties officeooo:rsid="08fa1c9a" officeooo:paragraph-rsid="08fa1c9a"/>
    </style:style>
    <style:style style:name="P1066" style:family="paragraph" style:parent-style-name="Text_20_body">
      <style:text-properties officeooo:rsid="08fb8f71" officeooo:paragraph-rsid="08fb8f71"/>
    </style:style>
    <style:style style:name="P1067" style:family="paragraph" style:parent-style-name="Text_20_body">
      <style:text-properties officeooo:rsid="08fd8ce1" officeooo:paragraph-rsid="08fd8ce1"/>
    </style:style>
    <style:style style:name="P1068" style:family="paragraph" style:parent-style-name="Text_20_body">
      <style:text-properties officeooo:rsid="08ff5abb" officeooo:paragraph-rsid="0909d3d3"/>
    </style:style>
    <style:style style:name="P1069" style:family="paragraph" style:parent-style-name="Text_20_body">
      <style:text-properties officeooo:rsid="09011fae" officeooo:paragraph-rsid="09011fae"/>
    </style:style>
    <style:style style:name="P1070" style:family="paragraph" style:parent-style-name="Text_20_body">
      <style:text-properties officeooo:rsid="090bd628" officeooo:paragraph-rsid="090bd628"/>
    </style:style>
    <style:style style:name="P1071" style:family="paragraph" style:parent-style-name="Text_20_body">
      <style:text-properties officeooo:rsid="090bf81c" officeooo:paragraph-rsid="090bf81c"/>
    </style:style>
    <style:style style:name="P1072" style:family="paragraph" style:parent-style-name="Text_20_body">
      <style:text-properties officeooo:rsid="090cf4ba" officeooo:paragraph-rsid="090cf4ba"/>
    </style:style>
    <style:style style:name="P1073"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74" style:family="paragraph" style:parent-style-name="Code">
      <style:text-properties officeooo:rsid="09167cfb" officeooo:paragraph-rsid="09167cfb"/>
    </style:style>
    <style:style style:name="P1075" style:family="paragraph" style:parent-style-name="Text_20_body">
      <style:text-properties officeooo:rsid="09167cfb" officeooo:paragraph-rsid="09167cfb"/>
    </style:style>
    <style:style style:name="P1076" style:family="paragraph" style:parent-style-name="Text_20_body">
      <style:text-properties officeooo:rsid="090eb2e5" officeooo:paragraph-rsid="090eb2e5"/>
    </style:style>
    <style:style style:name="P1077" style:family="paragraph" style:parent-style-name="Text_20_body">
      <style:text-properties officeooo:rsid="090fa1ba" officeooo:paragraph-rsid="090fa1ba"/>
    </style:style>
    <style:style style:name="P1078" style:family="paragraph" style:parent-style-name="Text_20_body">
      <style:text-properties officeooo:rsid="0911ca50" officeooo:paragraph-rsid="0911ca50"/>
    </style:style>
    <style:style style:name="P1079" style:family="paragraph" style:parent-style-name="Text_20_body">
      <style:text-properties officeooo:rsid="0913a42c" officeooo:paragraph-rsid="0913a42c"/>
    </style:style>
    <style:style style:name="P1080" style:family="paragraph" style:parent-style-name="Text_20_body">
      <style:text-properties officeooo:rsid="091418d3" officeooo:paragraph-rsid="091418d3"/>
    </style:style>
    <style:style style:name="P1081" style:family="paragraph" style:parent-style-name="Text_20_body">
      <style:text-properties officeooo:rsid="0914fb19" officeooo:paragraph-rsid="0914fb19"/>
    </style:style>
    <style:style style:name="P1082" style:family="paragraph" style:parent-style-name="Text_20_body">
      <style:text-properties officeooo:rsid="091c87b7" officeooo:paragraph-rsid="091c87b7"/>
    </style:style>
    <style:style style:name="P1083" style:family="paragraph" style:parent-style-name="Text_20_body">
      <style:text-properties officeooo:rsid="091f942c" officeooo:paragraph-rsid="091f942c"/>
    </style:style>
    <style:style style:name="P1084" style:family="paragraph" style:parent-style-name="Text_20_body">
      <style:text-properties officeooo:rsid="0921e5f2" officeooo:paragraph-rsid="092ca5cb"/>
    </style:style>
    <style:style style:name="P1085" style:family="paragraph" style:parent-style-name="Text_20_body">
      <style:text-properties officeooo:rsid="09228c05" officeooo:paragraph-rsid="09228c05"/>
    </style:style>
    <style:style style:name="P1086" style:family="paragraph" style:parent-style-name="Text_20_body">
      <style:text-properties officeooo:rsid="09242ac7" officeooo:paragraph-rsid="092ca5cb"/>
    </style:style>
    <style:style style:name="P1087" style:family="paragraph" style:parent-style-name="Text_20_body">
      <style:text-properties officeooo:rsid="0925cfd0" officeooo:paragraph-rsid="0925cfd0"/>
    </style:style>
    <style:style style:name="P1088" style:family="paragraph" style:parent-style-name="Text_20_body">
      <style:text-properties officeooo:rsid="0927bf91" officeooo:paragraph-rsid="092ca5cb"/>
    </style:style>
    <style:style style:name="P1089" style:family="paragraph" style:parent-style-name="Text_20_body">
      <style:text-properties officeooo:rsid="0929ee33" officeooo:paragraph-rsid="092ca5cb"/>
    </style:style>
    <style:style style:name="P1090" style:family="paragraph" style:parent-style-name="Text_20_body">
      <style:text-properties officeooo:rsid="092a9c67" officeooo:paragraph-rsid="092a9c67"/>
    </style:style>
    <style:style style:name="P1091" style:family="paragraph" style:parent-style-name="Text_20_body">
      <style:text-properties officeooo:rsid="09304931" officeooo:paragraph-rsid="09304931"/>
    </style:style>
    <style:style style:name="P1092" style:family="paragraph" style:parent-style-name="Text_20_body">
      <style:text-properties officeooo:rsid="0932238c" officeooo:paragraph-rsid="0932238c"/>
    </style:style>
    <style:style style:name="P1093" style:family="paragraph" style:parent-style-name="Text_20_body">
      <style:text-properties officeooo:rsid="093af799" officeooo:paragraph-rsid="093af799"/>
    </style:style>
    <style:style style:name="P1094" style:family="paragraph" style:parent-style-name="Code">
      <style:text-properties officeooo:paragraph-rsid="06a43758"/>
    </style:style>
    <style:style style:name="P1095" style:family="paragraph" style:parent-style-name="Code" style:list-style-name="L9">
      <style:text-properties officeooo:paragraph-rsid="06a43758"/>
    </style:style>
    <style:style style:name="P1096" style:family="paragraph" style:parent-style-name="Heading_20_1">
      <style:text-properties officeooo:paragraph-rsid="06a43758"/>
    </style:style>
    <style:style style:name="P1097" style:family="paragraph" style:parent-style-name="Heading_20_1">
      <style:text-properties officeooo:rsid="001d247e" officeooo:paragraph-rsid="06a43758"/>
    </style:style>
    <style:style style:name="P1098" style:family="paragraph" style:parent-style-name="Heading_20_1">
      <style:text-properties officeooo:paragraph-rsid="06ab4350"/>
    </style:style>
    <style:style style:name="P1099" style:family="paragraph" style:parent-style-name="Heading_20_1">
      <style:text-properties officeooo:rsid="002ddd9f" officeooo:paragraph-rsid="06a43758"/>
    </style:style>
    <style:style style:name="P1100" style:family="paragraph" style:parent-style-name="Heading_20_1">
      <style:text-properties officeooo:rsid="0034ffb8" officeooo:paragraph-rsid="06a43758"/>
    </style:style>
    <style:style style:name="P1101" style:family="paragraph" style:parent-style-name="Heading_20_1">
      <style:text-properties officeooo:rsid="007429df" officeooo:paragraph-rsid="06adc5e0"/>
    </style:style>
    <style:style style:name="P1102" style:family="paragraph" style:parent-style-name="Heading_20_1">
      <style:text-properties officeooo:rsid="00bb188e" officeooo:paragraph-rsid="06a43758"/>
    </style:style>
    <style:style style:name="P1103" style:family="paragraph" style:parent-style-name="Heading_20_1">
      <style:text-properties officeooo:rsid="00d82c07" officeooo:paragraph-rsid="06a43758"/>
    </style:style>
    <style:style style:name="P1104" style:family="paragraph" style:parent-style-name="Heading_20_1">
      <style:text-properties officeooo:rsid="01136f79" officeooo:paragraph-rsid="06a43758"/>
    </style:style>
    <style:style style:name="P1105" style:family="paragraph" style:parent-style-name="Heading_20_1">
      <style:text-properties officeooo:rsid="0144afae" officeooo:paragraph-rsid="06a43758"/>
    </style:style>
    <style:style style:name="P1106" style:family="paragraph" style:parent-style-name="Heading_20_1">
      <style:text-properties officeooo:rsid="015d630f" officeooo:paragraph-rsid="06a43758"/>
    </style:style>
    <style:style style:name="P1107" style:family="paragraph" style:parent-style-name="Heading_20_1">
      <style:text-properties officeooo:rsid="017fa5dc" officeooo:paragraph-rsid="06a43758"/>
    </style:style>
    <style:style style:name="P1108" style:family="paragraph" style:parent-style-name="Heading_20_1">
      <style:text-properties officeooo:rsid="019d12ac" officeooo:paragraph-rsid="06a43758"/>
    </style:style>
    <style:style style:name="P1109" style:family="paragraph" style:parent-style-name="Heading_20_1">
      <style:text-properties officeooo:rsid="01a7009d" officeooo:paragraph-rsid="06a43758"/>
    </style:style>
    <style:style style:name="P1110" style:family="paragraph" style:parent-style-name="Heading_20_1">
      <style:text-properties officeooo:rsid="01b44072" officeooo:paragraph-rsid="06a43758"/>
    </style:style>
    <style:style style:name="P1111" style:family="paragraph" style:parent-style-name="Heading_20_1">
      <style:text-properties officeooo:rsid="01b85821" officeooo:paragraph-rsid="06a43758"/>
    </style:style>
    <style:style style:name="P1112" style:family="paragraph" style:parent-style-name="Heading_20_1">
      <style:text-properties officeooo:rsid="01c54b7c" officeooo:paragraph-rsid="06a43758"/>
    </style:style>
    <style:style style:name="P1113" style:family="paragraph" style:parent-style-name="Heading_20_1">
      <style:text-properties officeooo:rsid="01cfe44c" officeooo:paragraph-rsid="06a43758"/>
    </style:style>
    <style:style style:name="P1114" style:family="paragraph" style:parent-style-name="Heading_20_1">
      <style:text-properties officeooo:rsid="01dac2eb" officeooo:paragraph-rsid="06a43758"/>
    </style:style>
    <style:style style:name="P1115" style:family="paragraph" style:parent-style-name="Heading_20_1">
      <style:text-properties officeooo:rsid="01de7f16" officeooo:paragraph-rsid="06c04933"/>
    </style:style>
    <style:style style:name="P1116" style:family="paragraph" style:parent-style-name="Heading_20_1">
      <style:text-properties officeooo:rsid="01eb4703" officeooo:paragraph-rsid="06a43758"/>
    </style:style>
    <style:style style:name="P1117" style:family="paragraph" style:parent-style-name="Heading_20_1">
      <style:text-properties officeooo:rsid="0209bf0f" officeooo:paragraph-rsid="06a43758"/>
    </style:style>
    <style:style style:name="P1118" style:family="paragraph" style:parent-style-name="Heading_20_1">
      <style:text-properties officeooo:rsid="0211605f" officeooo:paragraph-rsid="06a43758"/>
    </style:style>
    <style:style style:name="P1119" style:family="paragraph" style:parent-style-name="Heading_20_1">
      <style:text-properties officeooo:rsid="0216e726" officeooo:paragraph-rsid="06a43758"/>
    </style:style>
    <style:style style:name="P1120" style:family="paragraph" style:parent-style-name="Heading_20_1">
      <style:text-properties officeooo:rsid="0239c4e6" officeooo:paragraph-rsid="06a43758"/>
    </style:style>
    <style:style style:name="P1121" style:family="paragraph" style:parent-style-name="Heading_20_1">
      <style:text-properties officeooo:rsid="023f6ed0" officeooo:paragraph-rsid="06a43758"/>
    </style:style>
    <style:style style:name="P1122" style:family="paragraph" style:parent-style-name="Heading_20_1">
      <style:text-properties officeooo:rsid="02421307" officeooo:paragraph-rsid="06a43758"/>
    </style:style>
    <style:style style:name="P1123" style:family="paragraph" style:parent-style-name="Heading_20_1">
      <style:text-properties officeooo:rsid="02475a5f" officeooo:paragraph-rsid="06a43758"/>
    </style:style>
    <style:style style:name="P1124" style:family="paragraph" style:parent-style-name="Heading_20_1">
      <style:text-properties officeooo:rsid="0259a75d" officeooo:paragraph-rsid="06a43758"/>
    </style:style>
    <style:style style:name="P1125" style:family="paragraph" style:parent-style-name="Heading_20_1">
      <style:text-properties officeooo:rsid="02942521" officeooo:paragraph-rsid="06a43758"/>
    </style:style>
    <style:style style:name="P1126" style:family="paragraph" style:parent-style-name="Heading_20_1">
      <style:text-properties officeooo:rsid="02bae9df" officeooo:paragraph-rsid="06a43758"/>
    </style:style>
    <style:style style:name="P1127" style:family="paragraph" style:parent-style-name="Heading_20_1">
      <style:text-properties officeooo:paragraph-rsid="06d4c133"/>
    </style:style>
    <style:style style:name="P1128" style:family="paragraph" style:parent-style-name="Heading_20_1">
      <style:text-properties officeooo:rsid="02cf24cb" officeooo:paragraph-rsid="06a43758"/>
    </style:style>
    <style:style style:name="P1129" style:family="paragraph" style:parent-style-name="Heading_20_1">
      <style:text-properties officeooo:rsid="02d5e091" officeooo:paragraph-rsid="06a43758"/>
    </style:style>
    <style:style style:name="P1130" style:family="paragraph" style:parent-style-name="Heading_20_1">
      <style:text-properties officeooo:rsid="02db5ca1" officeooo:paragraph-rsid="06a43758"/>
    </style:style>
    <style:style style:name="P1131" style:family="paragraph" style:parent-style-name="Heading_20_1">
      <style:text-properties officeooo:rsid="02df92ed" officeooo:paragraph-rsid="06a43758"/>
    </style:style>
    <style:style style:name="P1132" style:family="paragraph" style:parent-style-name="Heading_20_1">
      <style:text-properties officeooo:rsid="02e5fac4" officeooo:paragraph-rsid="06a43758"/>
    </style:style>
    <style:style style:name="P1133" style:family="paragraph" style:parent-style-name="Heading_20_1">
      <style:text-properties officeooo:rsid="02ecfa4a" officeooo:paragraph-rsid="06a43758"/>
    </style:style>
    <style:style style:name="P1134" style:family="paragraph" style:parent-style-name="Heading_20_1">
      <style:text-properties officeooo:rsid="02f03c99" officeooo:paragraph-rsid="06a43758"/>
    </style:style>
    <style:style style:name="P1135" style:family="paragraph" style:parent-style-name="Heading_20_1">
      <style:text-properties officeooo:rsid="02f3cd4c" officeooo:paragraph-rsid="06a43758"/>
    </style:style>
    <style:style style:name="P1136" style:family="paragraph" style:parent-style-name="Heading_20_1">
      <style:text-properties officeooo:rsid="0300cfd1" officeooo:paragraph-rsid="06a43758"/>
    </style:style>
    <style:style style:name="P1137" style:family="paragraph" style:parent-style-name="Heading_20_1">
      <style:text-properties officeooo:rsid="0307067e" officeooo:paragraph-rsid="06a43758"/>
    </style:style>
    <style:style style:name="P1138" style:family="paragraph" style:parent-style-name="Heading_20_1">
      <style:text-properties officeooo:rsid="030a589d" officeooo:paragraph-rsid="06a43758"/>
    </style:style>
    <style:style style:name="P1139" style:family="paragraph" style:parent-style-name="Heading_20_1">
      <style:text-properties officeooo:rsid="030e6a04" officeooo:paragraph-rsid="06a43758"/>
    </style:style>
    <style:style style:name="P1140" style:family="paragraph" style:parent-style-name="Heading_20_1">
      <style:text-properties officeooo:rsid="0310e85c" officeooo:paragraph-rsid="06a43758"/>
    </style:style>
    <style:style style:name="P1141" style:family="paragraph" style:parent-style-name="Heading_20_1">
      <style:text-properties officeooo:rsid="03170687" officeooo:paragraph-rsid="06a43758"/>
    </style:style>
    <style:style style:name="P1142" style:family="paragraph" style:parent-style-name="Heading_20_1">
      <style:text-properties officeooo:paragraph-rsid="06d6c3b3"/>
    </style:style>
    <style:style style:name="P1143" style:family="paragraph" style:parent-style-name="Heading_20_1">
      <style:text-properties officeooo:rsid="032d2329" officeooo:paragraph-rsid="06a43758"/>
    </style:style>
    <style:style style:name="P1144" style:family="paragraph" style:parent-style-name="Heading_20_1">
      <style:text-properties officeooo:rsid="0346df04" officeooo:paragraph-rsid="06a43758"/>
    </style:style>
    <style:style style:name="P1145" style:family="paragraph" style:parent-style-name="Heading_20_1">
      <style:text-properties officeooo:rsid="03623854" officeooo:paragraph-rsid="06a43758"/>
    </style:style>
    <style:style style:name="P1146" style:family="paragraph" style:parent-style-name="Heading_20_1">
      <style:text-properties officeooo:rsid="0365d21f" officeooo:paragraph-rsid="06a43758"/>
    </style:style>
    <style:style style:name="P1147" style:family="paragraph" style:parent-style-name="Heading_20_1">
      <style:text-properties officeooo:rsid="037b78e8" officeooo:paragraph-rsid="06a43758"/>
    </style:style>
    <style:style style:name="P1148" style:family="paragraph" style:parent-style-name="Heading_20_1">
      <style:text-properties officeooo:rsid="03a20225" officeooo:paragraph-rsid="06a43758"/>
    </style:style>
    <style:style style:name="P1149" style:family="paragraph" style:parent-style-name="Heading_20_1">
      <style:text-properties officeooo:rsid="03b6520c" officeooo:paragraph-rsid="06a43758"/>
    </style:style>
    <style:style style:name="P1150" style:family="paragraph" style:parent-style-name="Heading_20_1">
      <style:text-properties officeooo:rsid="03c8da6e" officeooo:paragraph-rsid="06a43758"/>
    </style:style>
    <style:style style:name="P1151" style:family="paragraph" style:parent-style-name="Heading_20_1">
      <style:text-properties officeooo:rsid="03ce7bf7" officeooo:paragraph-rsid="06a43758"/>
    </style:style>
    <style:style style:name="P1152" style:family="paragraph" style:parent-style-name="Heading_20_1">
      <style:text-properties officeooo:rsid="03d89dff" officeooo:paragraph-rsid="06a43758"/>
    </style:style>
    <style:style style:name="P1153" style:family="paragraph" style:parent-style-name="Heading_20_1">
      <style:text-properties officeooo:rsid="03f0ffd0" officeooo:paragraph-rsid="06a43758"/>
    </style:style>
    <style:style style:name="P1154" style:family="paragraph" style:parent-style-name="Heading_20_1">
      <style:text-properties officeooo:rsid="040c5d43" officeooo:paragraph-rsid="06a43758"/>
    </style:style>
    <style:style style:name="P1155" style:family="paragraph" style:parent-style-name="Heading_20_1">
      <style:text-properties officeooo:rsid="04183cc5" officeooo:paragraph-rsid="06a43758"/>
    </style:style>
    <style:style style:name="P1156" style:family="paragraph" style:parent-style-name="Heading_20_1">
      <style:text-properties officeooo:rsid="041bb395" officeooo:paragraph-rsid="06a43758"/>
    </style:style>
    <style:style style:name="P1157" style:family="paragraph" style:parent-style-name="Heading_20_1">
      <style:text-properties officeooo:rsid="041c5b66" officeooo:paragraph-rsid="06a43758"/>
    </style:style>
    <style:style style:name="P1158" style:family="paragraph" style:parent-style-name="Heading_20_1">
      <style:text-properties officeooo:rsid="042bb06a" officeooo:paragraph-rsid="06a43758"/>
    </style:style>
    <style:style style:name="P1159" style:family="paragraph" style:parent-style-name="Heading_20_1">
      <style:text-properties officeooo:rsid="0434630d" officeooo:paragraph-rsid="06a43758"/>
    </style:style>
    <style:style style:name="P1160" style:family="paragraph" style:parent-style-name="Heading_20_1">
      <style:text-properties officeooo:rsid="0436189e" officeooo:paragraph-rsid="06a43758"/>
    </style:style>
    <style:style style:name="P1161" style:family="paragraph" style:parent-style-name="Heading_20_1">
      <style:text-properties officeooo:rsid="044389d6" officeooo:paragraph-rsid="06a43758"/>
    </style:style>
    <style:style style:name="P1162" style:family="paragraph" style:parent-style-name="Heading_20_1">
      <style:text-properties officeooo:rsid="044c8b93" officeooo:paragraph-rsid="06a43758"/>
    </style:style>
    <style:style style:name="P1163" style:family="paragraph" style:parent-style-name="Heading_20_1">
      <style:text-properties officeooo:rsid="0469bd60" officeooo:paragraph-rsid="06a43758"/>
    </style:style>
    <style:style style:name="P1164" style:family="paragraph" style:parent-style-name="Heading_20_1">
      <style:text-properties officeooo:rsid="0482305b" officeooo:paragraph-rsid="06a43758"/>
    </style:style>
    <style:style style:name="P1165" style:family="paragraph" style:parent-style-name="Heading_20_1">
      <style:text-properties officeooo:rsid="0490ceba" officeooo:paragraph-rsid="06a43758"/>
    </style:style>
    <style:style style:name="P1166" style:family="paragraph" style:parent-style-name="Heading_20_1">
      <style:text-properties officeooo:rsid="049bda4a" officeooo:paragraph-rsid="06a43758"/>
    </style:style>
    <style:style style:name="P1167" style:family="paragraph" style:parent-style-name="Heading_20_1">
      <style:text-properties officeooo:rsid="04ae5253" officeooo:paragraph-rsid="06a43758"/>
    </style:style>
    <style:style style:name="P1168" style:family="paragraph" style:parent-style-name="Heading_20_1">
      <style:text-properties officeooo:rsid="04b2432a" officeooo:paragraph-rsid="06a43758"/>
    </style:style>
    <style:style style:name="P1169" style:family="paragraph" style:parent-style-name="Heading_20_1">
      <style:text-properties officeooo:rsid="04b5611e" officeooo:paragraph-rsid="06a43758"/>
    </style:style>
    <style:style style:name="P1170" style:family="paragraph" style:parent-style-name="Heading_20_1">
      <style:text-properties officeooo:rsid="04b67480" officeooo:paragraph-rsid="06a43758"/>
    </style:style>
    <style:style style:name="P1171" style:family="paragraph" style:parent-style-name="Heading_20_1">
      <style:text-properties officeooo:rsid="04b8d004" officeooo:paragraph-rsid="06a43758"/>
    </style:style>
    <style:style style:name="P1172" style:family="paragraph" style:parent-style-name="Heading_20_1">
      <style:text-properties officeooo:rsid="04b9e5d3" officeooo:paragraph-rsid="06a43758"/>
    </style:style>
    <style:style style:name="P1173" style:family="paragraph" style:parent-style-name="Heading_20_1">
      <style:text-properties officeooo:rsid="04c07166" officeooo:paragraph-rsid="06a43758"/>
    </style:style>
    <style:style style:name="P1174" style:family="paragraph" style:parent-style-name="Heading_20_1">
      <style:text-properties officeooo:rsid="04d93ac2" officeooo:paragraph-rsid="06a43758"/>
    </style:style>
    <style:style style:name="P1175" style:family="paragraph" style:parent-style-name="Heading_20_1">
      <style:text-properties officeooo:rsid="04fbbf35" officeooo:paragraph-rsid="06a43758"/>
    </style:style>
    <style:style style:name="P1176" style:family="paragraph" style:parent-style-name="Heading_20_1">
      <style:text-properties officeooo:rsid="05101d4c" officeooo:paragraph-rsid="06a43758"/>
    </style:style>
    <style:style style:name="P1177" style:family="paragraph" style:parent-style-name="Heading_20_1">
      <style:text-properties officeooo:rsid="05256859" officeooo:paragraph-rsid="06a43758"/>
    </style:style>
    <style:style style:name="P1178" style:family="paragraph" style:parent-style-name="Heading_20_1">
      <style:text-properties officeooo:rsid="07086df2" officeooo:paragraph-rsid="07086df2"/>
    </style:style>
    <style:style style:name="P1179" style:family="paragraph" style:parent-style-name="Heading_20_1">
      <style:text-properties officeooo:rsid="055ea5b5" officeooo:paragraph-rsid="06a43758"/>
    </style:style>
    <style:style style:name="P1180" style:family="paragraph" style:parent-style-name="Heading_20_1">
      <style:text-properties officeooo:rsid="057dcffc" officeooo:paragraph-rsid="06a43758"/>
    </style:style>
    <style:style style:name="P1181" style:family="paragraph" style:parent-style-name="Heading_20_1">
      <style:text-properties officeooo:rsid="0598de49" officeooo:paragraph-rsid="06a43758"/>
    </style:style>
    <style:style style:name="P1182" style:family="paragraph" style:parent-style-name="Heading_20_1">
      <style:text-properties officeooo:rsid="05ae20bd" officeooo:paragraph-rsid="06a43758"/>
    </style:style>
    <style:style style:name="P1183" style:family="paragraph" style:parent-style-name="Heading_20_1">
      <style:text-properties officeooo:rsid="05c96ad1" officeooo:paragraph-rsid="06a43758"/>
    </style:style>
    <style:style style:name="P1184" style:family="paragraph" style:parent-style-name="Heading_20_1">
      <style:text-properties officeooo:rsid="05ec307d" officeooo:paragraph-rsid="06a43758"/>
    </style:style>
    <style:style style:name="P1185" style:family="paragraph" style:parent-style-name="Heading_20_1">
      <style:text-properties officeooo:rsid="06206f0c" officeooo:paragraph-rsid="06a43758"/>
    </style:style>
    <style:style style:name="P1186" style:family="paragraph" style:parent-style-name="Heading_20_1">
      <style:text-properties officeooo:rsid="0635120d" officeooo:paragraph-rsid="06a43758"/>
    </style:style>
    <style:style style:name="P1187" style:family="paragraph" style:parent-style-name="Heading_20_1">
      <style:text-properties officeooo:rsid="06470893" officeooo:paragraph-rsid="06a43758"/>
    </style:style>
    <style:style style:name="P1188" style:family="paragraph" style:parent-style-name="Heading_20_1">
      <style:text-properties officeooo:rsid="066f17be" officeooo:paragraph-rsid="06a43758"/>
    </style:style>
    <style:style style:name="P1189" style:family="paragraph" style:parent-style-name="Heading_20_1">
      <style:text-properties officeooo:rsid="06956eaa" officeooo:paragraph-rsid="06a43758"/>
    </style:style>
    <style:style style:name="P1190" style:family="paragraph" style:parent-style-name="Heading_20_1">
      <style:text-properties officeooo:rsid="06a14535" officeooo:paragraph-rsid="06a43758"/>
    </style:style>
    <style:style style:name="P1191" style:family="paragraph" style:parent-style-name="Heading_20_1">
      <style:text-properties officeooo:rsid="0727b059" officeooo:paragraph-rsid="0727b059"/>
    </style:style>
    <style:style style:name="P1192" style:family="paragraph" style:parent-style-name="Heading_20_2">
      <style:text-properties officeooo:paragraph-rsid="06a43758"/>
    </style:style>
    <style:style style:name="P1193" style:family="paragraph" style:parent-style-name="Heading_20_2">
      <style:text-properties officeooo:paragraph-rsid="06ac5a88"/>
    </style:style>
    <style:style style:name="P1194" style:family="paragraph" style:parent-style-name="Text_20_body" style:list-style-name="L1">
      <style:text-properties officeooo:rsid="002ddd9f" officeooo:paragraph-rsid="06a43758"/>
    </style:style>
    <style:style style:name="P1195" style:family="paragraph" style:parent-style-name="Text_20_body" style:list-style-name="L1">
      <style:text-properties officeooo:rsid="00311d8b" officeooo:paragraph-rsid="06a43758"/>
    </style:style>
    <style:style style:name="P1196" style:family="paragraph" style:parent-style-name="Text_20_body" style:list-style-name="L1">
      <style:text-properties officeooo:rsid="00327102" officeooo:paragraph-rsid="06a43758"/>
    </style:style>
    <style:style style:name="P1197" style:family="paragraph" style:parent-style-name="Text_20_body" style:list-style-name="L2">
      <style:text-properties officeooo:paragraph-rsid="06c85b3a"/>
    </style:style>
    <style:style style:name="P1198" style:family="paragraph" style:parent-style-name="Text_20_body" style:list-style-name="L2">
      <style:text-properties officeooo:rsid="008374c9" officeooo:paragraph-rsid="06a43758"/>
    </style:style>
    <style:style style:name="P1199" style:family="paragraph" style:parent-style-name="Text_20_body" style:list-style-name="L2">
      <style:text-properties officeooo:rsid="008374c9" officeooo:paragraph-rsid="06c85b3a"/>
    </style:style>
    <style:style style:name="P1200" style:family="paragraph" style:parent-style-name="Text_20_body" style:list-style-name="L2">
      <style:text-properties officeooo:rsid="0086622e" officeooo:paragraph-rsid="06a43758"/>
    </style:style>
    <style:style style:name="P1201" style:family="paragraph" style:parent-style-name="Text_20_body" style:list-style-name="L2">
      <style:text-properties officeooo:rsid="0086ebbe" officeooo:paragraph-rsid="06c85b3a"/>
    </style:style>
    <style:style style:name="P1202" style:family="paragraph" style:parent-style-name="Text_20_body" style:list-style-name="L3">
      <style:text-properties officeooo:rsid="00886cd4" officeooo:paragraph-rsid="06a43758"/>
    </style:style>
    <style:style style:name="P1203" style:family="paragraph" style:parent-style-name="Text_20_body" style:list-style-name="L3">
      <style:text-properties officeooo:rsid="008baa08" officeooo:paragraph-rsid="06a43758"/>
    </style:style>
    <style:style style:name="P1204" style:family="paragraph" style:parent-style-name="Text_20_body" style:list-style-name="L3">
      <style:text-properties officeooo:rsid="00981d50" officeooo:paragraph-rsid="06a43758"/>
    </style:style>
    <style:style style:name="P1205" style:family="paragraph" style:parent-style-name="Text_20_body" style:list-style-name="L3">
      <style:text-properties officeooo:rsid="009c6041" officeooo:paragraph-rsid="06a43758"/>
    </style:style>
    <style:style style:name="P1206" style:family="paragraph" style:parent-style-name="Text_20_body" style:list-style-name="L3">
      <style:text-properties officeooo:rsid="008f5ccb" officeooo:paragraph-rsid="06c85b3a"/>
    </style:style>
    <style:style style:name="P1207" style:family="paragraph" style:parent-style-name="Text_20_body" style:list-style-name="L3">
      <style:text-properties officeooo:rsid="009d1f7b" officeooo:paragraph-rsid="06c85b3a"/>
    </style:style>
    <style:style style:name="P1208" style:family="paragraph" style:parent-style-name="Text_20_body" style:list-style-name="L4">
      <style:text-properties officeooo:rsid="01267bc1" officeooo:paragraph-rsid="06a43758"/>
    </style:style>
    <style:style style:name="P1209" style:family="paragraph" style:parent-style-name="Text_20_body" style:list-style-name="L5">
      <style:text-properties officeooo:rsid="02e39597" officeooo:paragraph-rsid="06a43758"/>
    </style:style>
    <style:style style:name="P1210" style:family="paragraph" style:parent-style-name="Text_20_body" style:list-style-name="L5">
      <style:text-properties officeooo:rsid="02e4fe42" officeooo:paragraph-rsid="06a43758"/>
    </style:style>
    <style:style style:name="P1211" style:family="paragraph" style:parent-style-name="Text_20_body" style:list-style-name="L6">
      <style:text-properties officeooo:rsid="03337ba3" officeooo:paragraph-rsid="06a43758"/>
    </style:style>
    <style:style style:name="P1212" style:family="paragraph" style:parent-style-name="Text_20_body" style:list-style-name="L6">
      <style:text-properties officeooo:rsid="0336da10" officeooo:paragraph-rsid="06a43758"/>
    </style:style>
    <style:style style:name="P1213" style:family="paragraph" style:parent-style-name="Text_20_body" style:list-style-name="L6">
      <style:text-properties officeooo:rsid="0337238d" officeooo:paragraph-rsid="06a43758"/>
    </style:style>
    <style:style style:name="P1214" style:family="paragraph" style:parent-style-name="Text_20_body" style:list-style-name="L6">
      <style:text-properties officeooo:rsid="033740c4" officeooo:paragraph-rsid="06a43758"/>
    </style:style>
    <style:style style:name="P1215" style:family="paragraph" style:parent-style-name="Text_20_body" style:list-style-name="L6">
      <style:text-properties officeooo:rsid="03387584" officeooo:paragraph-rsid="06a43758"/>
    </style:style>
    <style:style style:name="P1216" style:family="paragraph" style:parent-style-name="Text_20_body" style:list-style-name="L6">
      <style:text-properties officeooo:rsid="03392520" officeooo:paragraph-rsid="06a43758"/>
    </style:style>
    <style:style style:name="P1217" style:family="paragraph" style:parent-style-name="Text_20_body" style:list-style-name="L6">
      <style:text-properties officeooo:rsid="033a91d6" officeooo:paragraph-rsid="06a43758"/>
    </style:style>
    <style:style style:name="P1218" style:family="paragraph" style:parent-style-name="Text_20_body" style:list-style-name="L6">
      <style:text-properties officeooo:rsid="033c7c31" officeooo:paragraph-rsid="06a43758"/>
    </style:style>
    <style:style style:name="P1219" style:family="paragraph" style:parent-style-name="Text_20_body" style:list-style-name="L6">
      <style:text-properties officeooo:rsid="033d19b4" officeooo:paragraph-rsid="06a43758"/>
    </style:style>
    <style:style style:name="P1220" style:family="paragraph" style:parent-style-name="Text_20_body" style:list-style-name="L6">
      <style:text-properties officeooo:rsid="033ef8ea" officeooo:paragraph-rsid="06a43758"/>
    </style:style>
    <style:style style:name="P1221" style:family="paragraph" style:parent-style-name="Text_20_body" style:list-style-name="L6">
      <style:text-properties officeooo:rsid="0342eba0" officeooo:paragraph-rsid="06a43758"/>
    </style:style>
    <style:style style:name="P1222" style:family="paragraph" style:parent-style-name="Text_20_body" style:list-style-name="L6">
      <style:text-properties officeooo:rsid="033f2163" officeooo:paragraph-rsid="06a43758"/>
    </style:style>
    <style:style style:name="P1223" style:family="paragraph" style:parent-style-name="Text_20_body" style:list-style-name="L6">
      <style:text-properties officeooo:rsid="034108bd" officeooo:paragraph-rsid="06a43758"/>
    </style:style>
    <style:style style:name="P1224" style:family="paragraph" style:parent-style-name="Text_20_body" style:list-style-name="L7">
      <style:text-properties officeooo:rsid="0343c553" officeooo:paragraph-rsid="06a43758"/>
    </style:style>
    <style:style style:name="P1225" style:family="paragraph" style:parent-style-name="Text_20_body" style:list-style-name="L8">
      <style:text-properties officeooo:rsid="0439b318" officeooo:paragraph-rsid="06a43758"/>
    </style:style>
    <style:style style:name="P1226" style:family="paragraph" style:parent-style-name="Text_20_body" style:list-style-name="L8">
      <style:text-properties officeooo:rsid="043a2bf5" officeooo:paragraph-rsid="06a43758"/>
    </style:style>
    <style:style style:name="P1227" style:family="paragraph" style:parent-style-name="Text_20_body" style:list-style-name="L8">
      <style:text-properties officeooo:rsid="043b59ee" officeooo:paragraph-rsid="06a43758"/>
    </style:style>
    <style:style style:name="P1228" style:family="paragraph" style:parent-style-name="Text_20_body" style:list-style-name="L8">
      <style:text-properties officeooo:rsid="043d6f33" officeooo:paragraph-rsid="06a43758"/>
    </style:style>
    <style:style style:name="P1229" style:family="paragraph" style:parent-style-name="Text_20_body" style:list-style-name="L10">
      <style:text-properties officeooo:rsid="052b2b5e" officeooo:paragraph-rsid="06a43758"/>
    </style:style>
    <style:style style:name="P1230" style:family="paragraph" style:parent-style-name="Text_20_body" style:list-style-name="L10">
      <style:text-properties officeooo:rsid="052bd57b" officeooo:paragraph-rsid="06a43758"/>
    </style:style>
    <style:style style:name="P1231" style:family="paragraph" style:parent-style-name="Text_20_body" style:list-style-name="L11">
      <style:text-properties officeooo:rsid="053089cb" officeooo:paragraph-rsid="06a43758"/>
    </style:style>
    <style:style style:name="P1232" style:family="paragraph" style:parent-style-name="Text_20_body" style:list-style-name="L10">
      <style:text-properties officeooo:rsid="052dc74c" officeooo:paragraph-rsid="06a43758"/>
    </style:style>
    <style:style style:name="P1233" style:family="paragraph" style:parent-style-name="Text_20_body" style:list-style-name="L12">
      <style:text-properties officeooo:rsid="0589117c" officeooo:paragraph-rsid="06a43758"/>
    </style:style>
    <style:style style:name="P1234" style:family="paragraph" style:parent-style-name="Text_20_body" style:list-style-name="L12">
      <style:text-properties officeooo:rsid="058b0f5b" officeooo:paragraph-rsid="06a43758"/>
    </style:style>
    <style:style style:name="P1235" style:family="paragraph" style:parent-style-name="Text_20_body" style:list-style-name="L13">
      <style:text-properties officeooo:rsid="068a3909" officeooo:paragraph-rsid="06a43758"/>
    </style:style>
    <style:style style:name="P1236" style:family="paragraph" style:parent-style-name="Text_20_body" style:list-style-name="L14">
      <style:text-properties officeooo:rsid="0790d73f" officeooo:paragraph-rsid="0790d73f"/>
    </style:style>
    <style:style style:name="P1237" style:family="paragraph" style:parent-style-name="Text_20_body" style:list-style-name="L14">
      <style:text-properties officeooo:rsid="0790d73f" officeooo:paragraph-rsid="0791e86e"/>
    </style:style>
    <style:style style:name="P1238" style:family="paragraph" style:parent-style-name="Text_20_body" style:list-style-name="L14">
      <style:text-properties officeooo:rsid="079336d9" officeooo:paragraph-rsid="079336d9"/>
    </style:style>
    <style:style style:name="P1239" style:family="paragraph" style:parent-style-name="Text_20_body" style:list-style-name="L14">
      <style:text-properties fo:color="#009900" loext:opacity="100%" officeooo:rsid="0798a6d2" officeooo:paragraph-rsid="07b41532"/>
    </style:style>
    <style:style style:name="P1240" style:family="paragraph" style:parent-style-name="Text_20_body" style:list-style-name="L14">
      <style:text-properties fo:color="#009900" loext:opacity="100%" officeooo:rsid="0798a6d2" officeooo:paragraph-rsid="07b75ac8"/>
    </style:style>
    <style:style style:name="P1241" style:family="paragraph" style:parent-style-name="Text_20_body" style:list-style-name="L14">
      <style:text-properties fo:color="#009900" loext:opacity="100%" officeooo:rsid="0798a6d2" officeooo:paragraph-rsid="07b8a6c9"/>
    </style:style>
    <style:style style:name="P1242" style:family="paragraph" style:parent-style-name="Text_20_body" style:list-style-name="L14">
      <style:text-properties fo:color="#009900" loext:opacity="100%" officeooo:rsid="0798a6d2" officeooo:paragraph-rsid="07b95423"/>
    </style:style>
    <style:style style:name="P1243" style:family="paragraph" style:parent-style-name="Text_20_body" style:list-style-name="L14">
      <style:text-properties fo:color="#009900" loext:opacity="100%" officeooo:rsid="0798a6d2" officeooo:paragraph-rsid="07baddae"/>
    </style:style>
    <style:style style:name="P1244" style:family="paragraph" style:parent-style-name="Text_20_body" style:list-style-name="L14">
      <style:text-properties fo:color="#009900" loext:opacity="100%" officeooo:rsid="0798a6d2" officeooo:paragraph-rsid="07bb36fe"/>
    </style:style>
    <style:style style:name="P1245" style:family="paragraph" style:parent-style-name="Text_20_body" style:list-style-name="L14">
      <style:text-properties fo:color="#009900" loext:opacity="100%" officeooo:rsid="0798a6d2" officeooo:paragraph-rsid="07bcecd0"/>
    </style:style>
    <style:style style:name="P1246" style:family="paragraph" style:parent-style-name="Text_20_body" style:list-style-name="L14">
      <style:text-properties fo:color="#009900" loext:opacity="100%" officeooo:rsid="0798a6d2" officeooo:paragraph-rsid="07bef292"/>
    </style:style>
    <style:style style:name="P1247" style:family="paragraph" style:parent-style-name="Text_20_body" style:list-style-name="L14">
      <style:text-properties fo:color="#009900" loext:opacity="100%" officeooo:rsid="0798a6d2" officeooo:paragraph-rsid="07bf7a7c"/>
    </style:style>
    <style:style style:name="P1248" style:family="paragraph" style:parent-style-name="Text_20_body" style:list-style-name="L14">
      <style:text-properties fo:color="#009900" loext:opacity="100%" officeooo:rsid="0798a6d2" officeooo:paragraph-rsid="07bf9e34"/>
    </style:style>
    <style:style style:name="P1249" style:family="paragraph" style:parent-style-name="Text_20_body" style:list-style-name="L14">
      <style:text-properties fo:color="#009900" loext:opacity="100%" officeooo:rsid="0798a6d2" officeooo:paragraph-rsid="0798a6d2"/>
    </style:style>
    <style:style style:name="P1250" style:family="paragraph" style:parent-style-name="Text_20_body" style:list-style-name="L14">
      <style:text-properties fo:color="#009900" loext:opacity="100%" officeooo:rsid="0798a6d2" officeooo:paragraph-rsid="07a73917"/>
    </style:style>
    <style:style style:name="P1251" style:family="paragraph" style:parent-style-name="Text_20_body" style:list-style-name="L14">
      <style:text-properties fo:color="#009900" loext:opacity="100%" officeooo:rsid="0798a6d2" officeooo:paragraph-rsid="07af41df"/>
    </style:style>
    <style:style style:name="P1252" style:family="paragraph" style:parent-style-name="Text_20_body" style:list-style-name="L14">
      <style:text-properties fo:color="#009900" loext:opacity="100%" officeooo:rsid="0798a6d2" officeooo:paragraph-rsid="07b29731"/>
    </style:style>
    <style:style style:name="P1253" style:family="paragraph" style:parent-style-name="Text_20_body" style:list-style-name="L14">
      <style:text-properties fo:color="#009900" loext:opacity="100%" officeooo:rsid="0798a6d2" officeooo:paragraph-rsid="07b338ed"/>
    </style:style>
    <style:style style:name="P1254" style:family="paragraph" style:parent-style-name="Text_20_body" style:list-style-name="L14">
      <style:text-properties fo:color="#009900" loext:opacity="100%" officeooo:rsid="0798a6d2" officeooo:paragraph-rsid="07c05d66"/>
    </style:style>
    <style:style style:name="P1255" style:family="paragraph" style:parent-style-name="Text_20_body" style:list-style-name="L14">
      <style:text-properties fo:color="#009900" loext:opacity="100%" officeooo:rsid="0798a6d2" officeooo:paragraph-rsid="07c39c97"/>
    </style:style>
    <style:style style:name="P1256" style:family="paragraph" style:parent-style-name="Text_20_body" style:list-style-name="L14">
      <style:text-properties fo:color="#009900" loext:opacity="100%" officeooo:rsid="0798a6d2" officeooo:paragraph-rsid="07c2dd22"/>
    </style:style>
    <style:style style:name="P1257" style:family="paragraph" style:parent-style-name="Text_20_body" style:list-style-name="L14">
      <style:text-properties fo:color="#009900" loext:opacity="100%" officeooo:rsid="0798a6d2" officeooo:paragraph-rsid="07c40755"/>
    </style:style>
    <style:style style:name="P1258" style:family="paragraph" style:parent-style-name="Text_20_body" style:list-style-name="L14">
      <style:text-properties fo:color="#009900" loext:opacity="100%" officeooo:rsid="0798a6d2" officeooo:paragraph-rsid="07c53962"/>
    </style:style>
    <style:style style:name="P1259" style:family="paragraph" style:parent-style-name="Text_20_body" style:list-style-name="L14">
      <style:text-properties fo:color="#009900" loext:opacity="100%" officeooo:rsid="0798a6d2" officeooo:paragraph-rsid="07c625df"/>
    </style:style>
    <style:style style:name="P1260" style:family="paragraph" style:parent-style-name="Text_20_body" style:list-style-name="L14">
      <style:text-properties fo:color="#009900" loext:opacity="100%" officeooo:rsid="0798a6d2" officeooo:paragraph-rsid="07c82552"/>
    </style:style>
    <style:style style:name="P1261" style:family="paragraph" style:parent-style-name="Text_20_body" style:list-style-name="L14">
      <style:text-properties officeooo:rsid="0791e86e" officeooo:paragraph-rsid="0791e86e"/>
    </style:style>
    <style:style style:name="P1262" style:family="paragraph" style:parent-style-name="Text_20_body" style:list-style-name="L14">
      <style:text-properties officeooo:rsid="0794c18e" officeooo:paragraph-rsid="0794c18e"/>
    </style:style>
    <style:style style:name="P1263" style:family="paragraph" style:parent-style-name="Text_20_body" style:list-style-name="L15"/>
    <style:style style:name="P1264" style:family="paragraph" style:parent-style-name="Text_20_body" style:list-style-name="L15">
      <style:text-properties officeooo:paragraph-rsid="0795c576"/>
    </style:style>
    <style:style style:name="P1265" style:family="paragraph" style:parent-style-name="Text_20_body" style:list-style-name="L16">
      <style:text-properties officeooo:rsid="0879febc" officeooo:paragraph-rsid="0879febc"/>
    </style:style>
    <style:style style:name="P1266"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267" style:family="paragraph" style:parent-style-name="Text_20_body" style:list-style-name="L16">
      <style:text-properties officeooo:rsid="087f94e0" officeooo:paragraph-rsid="08829fc2"/>
    </style:style>
    <style:style style:name="P1268" style:family="paragraph" style:parent-style-name="Text_20_body">
      <style:text-properties officeooo:rsid="093d8358" officeooo:paragraph-rsid="093d8358"/>
    </style:style>
    <style:style style:name="P1269" style:family="paragraph" style:parent-style-name="Text_20_body">
      <style:text-properties officeooo:rsid="093f7565" officeooo:paragraph-rsid="093f7565"/>
    </style:style>
    <style:style style:name="P1270" style:family="paragraph" style:parent-style-name="Text_20_body">
      <style:text-properties officeooo:rsid="0941c372" officeooo:paragraph-rsid="0941c372"/>
    </style:style>
    <style:style style:name="P1271" style:family="paragraph" style:parent-style-name="Text_20_body">
      <style:text-properties officeooo:rsid="0943a308" officeooo:paragraph-rsid="0943a308"/>
    </style:style>
    <style:style style:name="P127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7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7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7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7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7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7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fo:font-style="italic" officeooo:rsid="089c8849" style:font-style-asian="italic" style:font-style-complex="italic"/>
    </style:style>
    <style:style style:name="T254" style:family="text">
      <style:text-properties officeooo:rsid="01c7f131"/>
    </style:style>
    <style:style style:name="T255" style:family="text">
      <style:text-properties officeooo:rsid="01c8ac34"/>
    </style:style>
    <style:style style:name="T256" style:family="text">
      <style:text-properties officeooo:rsid="01cc467b"/>
    </style:style>
    <style:style style:name="T257" style:family="text">
      <style:text-properties officeooo:rsid="01ceaf45"/>
    </style:style>
    <style:style style:name="T258" style:family="text">
      <style:text-properties officeooo:rsid="01cfe44c"/>
    </style:style>
    <style:style style:name="T259" style:family="text">
      <style:text-properties officeooo:rsid="01d4451b"/>
    </style:style>
    <style:style style:name="T260" style:family="text">
      <style:text-properties officeooo:rsid="01d61a4f"/>
    </style:style>
    <style:style style:name="T261" style:family="text">
      <style:text-properties officeooo:rsid="01d8d142"/>
    </style:style>
    <style:style style:name="T262" style:family="text">
      <style:text-properties officeooo:rsid="01da8292"/>
    </style:style>
    <style:style style:name="T263" style:family="text">
      <style:text-properties officeooo:rsid="01dc1c1e"/>
    </style:style>
    <style:style style:name="T264" style:family="text">
      <style:text-properties officeooo:rsid="01e1d88e"/>
    </style:style>
    <style:style style:name="T265" style:family="text">
      <style:text-properties officeooo:rsid="01e3a08e"/>
    </style:style>
    <style:style style:name="T266" style:family="text">
      <style:text-properties officeooo:rsid="01e3b3ad"/>
    </style:style>
    <style:style style:name="T267" style:family="text">
      <style:text-properties officeooo:rsid="01e61a09"/>
    </style:style>
    <style:style style:name="T268" style:family="text">
      <style:text-properties officeooo:rsid="01e64065"/>
    </style:style>
    <style:style style:name="T269" style:family="text">
      <style:text-properties officeooo:rsid="01e694fd"/>
    </style:style>
    <style:style style:name="T270" style:family="text">
      <style:text-properties officeooo:rsid="01eaa4b7"/>
    </style:style>
    <style:style style:name="T271" style:family="text">
      <style:text-properties officeooo:rsid="01ed7224"/>
    </style:style>
    <style:style style:name="T272" style:family="text">
      <style:text-properties fo:background-color="#ffff00" loext:char-shading-value="0"/>
    </style:style>
    <style:style style:name="T273" style:family="text">
      <style:text-properties officeooo:rsid="01f10726"/>
    </style:style>
    <style:style style:name="T274" style:family="text">
      <style:text-properties officeooo:rsid="01f2cf68"/>
    </style:style>
    <style:style style:name="T275" style:family="text">
      <style:text-properties officeooo:rsid="01f480bc"/>
    </style:style>
    <style:style style:name="T276" style:family="text">
      <style:text-properties officeooo:rsid="01f48ea6"/>
    </style:style>
    <style:style style:name="T277" style:family="text">
      <style:text-properties officeooo:rsid="01f5b780"/>
    </style:style>
    <style:style style:name="T278" style:family="text">
      <style:text-properties officeooo:rsid="01f71d7b"/>
    </style:style>
    <style:style style:name="T279" style:family="text">
      <style:text-properties officeooo:rsid="01fb702c"/>
    </style:style>
    <style:style style:name="T280" style:family="text">
      <style:text-properties officeooo:rsid="01fcf659"/>
    </style:style>
    <style:style style:name="T281" style:family="text">
      <style:text-properties officeooo:rsid="01fd19dd"/>
    </style:style>
    <style:style style:name="T282" style:family="text">
      <style:text-properties officeooo:rsid="01fe882a"/>
    </style:style>
    <style:style style:name="T283" style:family="text">
      <style:text-properties officeooo:rsid="02015fe7"/>
    </style:style>
    <style:style style:name="T284" style:family="text">
      <style:text-properties officeooo:rsid="0202e716"/>
    </style:style>
    <style:style style:name="T285" style:family="text">
      <style:text-properties officeooo:rsid="0206f285"/>
    </style:style>
    <style:style style:name="T286" style:family="text">
      <style:text-properties officeooo:rsid="020b0956"/>
    </style:style>
    <style:style style:name="T287" style:family="text">
      <style:text-properties officeooo:rsid="0211605f"/>
    </style:style>
    <style:style style:name="T288" style:family="text">
      <style:text-properties officeooo:rsid="0215ff62"/>
    </style:style>
    <style:style style:name="T289" style:family="text">
      <style:text-properties officeooo:rsid="0218ad14"/>
    </style:style>
    <style:style style:name="T290" style:family="text">
      <style:text-properties officeooo:rsid="02190cc5"/>
    </style:style>
    <style:style style:name="T291" style:family="text">
      <style:text-properties officeooo:rsid="0219b57c"/>
    </style:style>
    <style:style style:name="T292" style:family="text">
      <style:text-properties officeooo:rsid="021bb177"/>
    </style:style>
    <style:style style:name="T293" style:family="text">
      <style:text-properties officeooo:rsid="0220b90f"/>
    </style:style>
    <style:style style:name="T294" style:family="text">
      <style:text-properties officeooo:rsid="0222f23e"/>
    </style:style>
    <style:style style:name="T295" style:family="text">
      <style:text-properties officeooo:rsid="0223831e"/>
    </style:style>
    <style:style style:name="T296" style:family="text">
      <style:text-properties officeooo:rsid="02278fd1"/>
    </style:style>
    <style:style style:name="T297" style:family="text">
      <style:text-properties officeooo:rsid="0228e7cb"/>
    </style:style>
    <style:style style:name="T298" style:family="text">
      <style:text-properties officeooo:rsid="022a3e6e"/>
    </style:style>
    <style:style style:name="T299" style:family="text">
      <style:text-properties officeooo:rsid="022bf42a"/>
    </style:style>
    <style:style style:name="T300" style:family="text">
      <style:text-properties officeooo:rsid="022d186b"/>
    </style:style>
    <style:style style:name="T301" style:family="text">
      <style:text-properties officeooo:rsid="022f2fdd"/>
    </style:style>
    <style:style style:name="T302" style:family="text">
      <style:text-properties officeooo:rsid="02303345"/>
    </style:style>
    <style:style style:name="T303" style:family="text">
      <style:text-properties officeooo:rsid="0230f61e"/>
    </style:style>
    <style:style style:name="T304" style:family="text">
      <style:text-properties officeooo:rsid="023219eb"/>
    </style:style>
    <style:style style:name="T305" style:family="text">
      <style:text-properties officeooo:rsid="02332744"/>
    </style:style>
    <style:style style:name="T306" style:family="text">
      <style:text-properties officeooo:rsid="0234e0d1"/>
    </style:style>
    <style:style style:name="T307" style:family="text">
      <style:text-properties officeooo:rsid="0235e9be"/>
    </style:style>
    <style:style style:name="T308" style:family="text">
      <style:text-properties officeooo:rsid="0237562f"/>
    </style:style>
    <style:style style:name="T309" style:family="text">
      <style:text-properties officeooo:rsid="02387f55"/>
    </style:style>
    <style:style style:name="T310" style:family="text">
      <style:text-properties officeooo:rsid="023acc41"/>
    </style:style>
    <style:style style:name="T311" style:family="text">
      <style:text-properties officeooo:rsid="023cfce7"/>
    </style:style>
    <style:style style:name="T312" style:family="text">
      <style:text-properties officeooo:rsid="023e821a"/>
    </style:style>
    <style:style style:name="T313" style:family="text">
      <style:text-properties officeooo:rsid="023fef79"/>
    </style:style>
    <style:style style:name="T314" style:family="text">
      <style:text-properties officeooo:rsid="02439f8d"/>
    </style:style>
    <style:style style:name="T315" style:family="text">
      <style:text-properties officeooo:rsid="02453997"/>
    </style:style>
    <style:style style:name="T316" style:family="text">
      <style:text-properties officeooo:rsid="0242457c"/>
    </style:style>
    <style:style style:name="T317" style:family="text">
      <style:text-properties officeooo:rsid="02492d43"/>
    </style:style>
    <style:style style:name="T318" style:family="text">
      <style:text-properties officeooo:rsid="024b702c"/>
    </style:style>
    <style:style style:name="T319" style:family="text">
      <style:text-properties officeooo:rsid="024ce876"/>
    </style:style>
    <style:style style:name="T320" style:family="text">
      <style:text-properties officeooo:rsid="025074fa"/>
    </style:style>
    <style:style style:name="T321" style:family="text">
      <style:text-properties officeooo:rsid="02530d51"/>
    </style:style>
    <style:style style:name="T322" style:family="text">
      <style:text-properties officeooo:rsid="025b23fa"/>
    </style:style>
    <style:style style:name="T323" style:family="text">
      <style:text-properties officeooo:rsid="025dd60e"/>
    </style:style>
    <style:style style:name="T324" style:family="text">
      <style:text-properties officeooo:rsid="02608732"/>
    </style:style>
    <style:style style:name="T325" style:family="text">
      <style:text-properties officeooo:rsid="0264605e"/>
    </style:style>
    <style:style style:name="T326" style:family="text">
      <style:text-properties officeooo:rsid="0266ddd3"/>
    </style:style>
    <style:style style:name="T327" style:family="text">
      <style:text-properties officeooo:rsid="02671b51"/>
    </style:style>
    <style:style style:name="T328" style:family="text">
      <style:text-properties officeooo:rsid="02698f32"/>
    </style:style>
    <style:style style:name="T329" style:family="text">
      <style:text-properties officeooo:rsid="026b7816"/>
    </style:style>
    <style:style style:name="T330" style:family="text">
      <style:text-properties officeooo:rsid="026c518c"/>
    </style:style>
    <style:style style:name="T331" style:family="text">
      <style:text-properties fo:color="#008000" loext:opacity="100%" style:font-name="Hack" fo:font-size="9pt" style:font-size-asian="9pt"/>
    </style:style>
    <style:style style:name="T332" style:family="text">
      <style:text-properties fo:color="#008000" loext:opacity="100%" style:font-name="Hack" fo:font-size="9pt" fo:background-color="transparent" loext:char-shading-value="0" style:font-size-asian="9pt"/>
    </style:style>
    <style:style style:name="T333" style:family="text">
      <style:text-properties style:font-name="Hack" fo:font-size="9pt" style:font-size-asian="9pt"/>
    </style:style>
    <style:style style:name="T334" style:family="text">
      <style:text-properties officeooo:rsid="0270b0c4"/>
    </style:style>
    <style:style style:name="T335" style:family="text">
      <style:text-properties officeooo:rsid="0278d7fa"/>
    </style:style>
    <style:style style:name="T336" style:family="text">
      <style:text-properties officeooo:rsid="027a9f64"/>
    </style:style>
    <style:style style:name="T337" style:family="text">
      <style:text-properties officeooo:rsid="02873e25"/>
    </style:style>
    <style:style style:name="T338" style:family="text">
      <style:text-properties officeooo:rsid="0289c2ec"/>
    </style:style>
    <style:style style:name="T339" style:family="text">
      <style:text-properties officeooo:rsid="028aa33e"/>
    </style:style>
    <style:style style:name="T340" style:family="text">
      <style:text-properties officeooo:rsid="028c539c"/>
    </style:style>
    <style:style style:name="T341" style:family="text">
      <style:text-properties officeooo:rsid="028e76d0"/>
    </style:style>
    <style:style style:name="T342" style:family="text">
      <style:text-properties officeooo:rsid="028fbc76"/>
    </style:style>
    <style:style style:name="T343" style:family="text">
      <style:text-properties officeooo:rsid="02914906"/>
    </style:style>
    <style:style style:name="T344" style:family="text">
      <style:text-properties officeooo:rsid="02942521"/>
    </style:style>
    <style:style style:name="T345" style:family="text">
      <style:text-properties officeooo:rsid="0296e134"/>
    </style:style>
    <style:style style:name="T346" style:family="text">
      <style:text-properties officeooo:rsid="029a9f4f"/>
    </style:style>
    <style:style style:name="T347" style:family="text">
      <style:text-properties officeooo:rsid="029aee4d"/>
    </style:style>
    <style:style style:name="T348" style:family="text">
      <style:text-properties officeooo:rsid="029b2ef9"/>
    </style:style>
    <style:style style:name="T349" style:family="text">
      <style:text-properties officeooo:rsid="029c7873"/>
    </style:style>
    <style:style style:name="T350" style:family="text">
      <style:text-properties officeooo:rsid="029ddf11"/>
    </style:style>
    <style:style style:name="T351" style:family="text">
      <style:text-properties officeooo:rsid="029ec060"/>
    </style:style>
    <style:style style:name="T352" style:family="text">
      <style:text-properties officeooo:rsid="029eeb17"/>
    </style:style>
    <style:style style:name="T353" style:family="text">
      <style:text-properties officeooo:rsid="02a0bfae"/>
    </style:style>
    <style:style style:name="T354" style:family="text">
      <style:text-properties officeooo:rsid="02a5598a"/>
    </style:style>
    <style:style style:name="T355" style:family="text">
      <style:text-properties officeooo:rsid="02acd061"/>
    </style:style>
    <style:style style:name="T356" style:family="text">
      <style:text-properties officeooo:rsid="02ae3e75"/>
    </style:style>
    <style:style style:name="T357" style:family="text">
      <style:text-properties officeooo:rsid="02b01065"/>
    </style:style>
    <style:style style:name="T358" style:family="text">
      <style:text-properties officeooo:rsid="02b17aec"/>
    </style:style>
    <style:style style:name="T359" style:family="text">
      <style:text-properties officeooo:rsid="02b238f5"/>
    </style:style>
    <style:style style:name="T360" style:family="text">
      <style:text-properties officeooo:rsid="02b2ac47"/>
    </style:style>
    <style:style style:name="T361" style:family="text">
      <style:text-properties officeooo:rsid="02b4c775"/>
    </style:style>
    <style:style style:name="T362" style:family="text">
      <style:text-properties officeooo:rsid="02b75c34"/>
    </style:style>
    <style:style style:name="T363" style:family="text">
      <style:text-properties officeooo:rsid="02b893f0"/>
    </style:style>
    <style:style style:name="T364" style:family="text">
      <style:text-properties officeooo:rsid="02bcc033"/>
    </style:style>
    <style:style style:name="T365" style:family="text">
      <style:text-properties officeooo:rsid="02bf6af5"/>
    </style:style>
    <style:style style:name="T366" style:family="text">
      <style:text-properties officeooo:rsid="02c0e4ad"/>
    </style:style>
    <style:style style:name="T367" style:family="text">
      <style:text-properties officeooo:rsid="02c56d61"/>
    </style:style>
    <style:style style:name="T368" style:family="text">
      <style:text-properties officeooo:rsid="02cab079"/>
    </style:style>
    <style:style style:name="T369" style:family="text">
      <style:text-properties officeooo:rsid="02cab33d"/>
    </style:style>
    <style:style style:name="T370" style:family="text">
      <style:text-properties officeooo:rsid="02ccdbf6"/>
    </style:style>
    <style:style style:name="T371" style:family="text">
      <style:text-properties officeooo:rsid="02cdc907"/>
    </style:style>
    <style:style style:name="T372" style:family="text">
      <style:text-properties officeooo:rsid="02cfab88"/>
    </style:style>
    <style:style style:name="T373" style:family="text">
      <style:text-properties officeooo:rsid="02d0f563"/>
    </style:style>
    <style:style style:name="T374" style:family="text">
      <style:text-properties officeooo:rsid="02d10b1a"/>
    </style:style>
    <style:style style:name="T375" style:family="text">
      <style:text-properties officeooo:rsid="02d2bf9b"/>
    </style:style>
    <style:style style:name="T376" style:family="text">
      <style:text-properties officeooo:rsid="02d7abb7"/>
    </style:style>
    <style:style style:name="T377" style:family="text">
      <style:text-properties officeooo:rsid="02d96ee9"/>
    </style:style>
    <style:style style:name="T378" style:family="text">
      <style:text-properties officeooo:rsid="02e7c334"/>
    </style:style>
    <style:style style:name="T379" style:family="text">
      <style:text-properties officeooo:rsid="02e950b4"/>
    </style:style>
    <style:style style:name="T380" style:family="text">
      <style:text-properties officeooo:rsid="02eb33c8"/>
    </style:style>
    <style:style style:name="T381" style:family="text">
      <style:text-properties officeooo:rsid="02eb62f3"/>
    </style:style>
    <style:style style:name="T382" style:family="text">
      <style:text-properties officeooo:rsid="02f1415f"/>
    </style:style>
    <style:style style:name="T383" style:family="text">
      <style:text-properties officeooo:rsid="02f4001d"/>
    </style:style>
    <style:style style:name="T384" style:family="text">
      <style:text-properties officeooo:rsid="02f7422d"/>
    </style:style>
    <style:style style:name="T385" style:family="text">
      <style:text-properties officeooo:rsid="02f8fde2"/>
    </style:style>
    <style:style style:name="T386" style:family="text">
      <style:text-properties officeooo:rsid="02f9ff33"/>
    </style:style>
    <style:style style:name="T387" style:family="text">
      <style:text-properties officeooo:rsid="02fc1fec"/>
    </style:style>
    <style:style style:name="T388" style:family="text">
      <style:text-properties fo:font-weight="bold" style:font-weight-asian="bold" style:font-weight-complex="bold"/>
    </style:style>
    <style:style style:name="T389" style:family="text">
      <style:text-properties fo:font-weight="bold" officeooo:rsid="06c57d04" style:font-weight-asian="bold" style:font-weight-complex="bold"/>
    </style:style>
    <style:style style:name="T390" style:family="text">
      <style:text-properties fo:font-weight="bold" officeooo:rsid="06cba42b" style:font-weight-asian="bold" style:font-weight-complex="bold"/>
    </style:style>
    <style:style style:name="T391" style:family="text">
      <style:text-properties fo:font-weight="bold" officeooo:rsid="06cbe23c" style:font-weight-asian="bold" style:font-weight-complex="bold"/>
    </style:style>
    <style:style style:name="T392" style:family="text">
      <style:text-properties fo:font-weight="bold" officeooo:rsid="06cbf877" style:font-weight-asian="bold" style:font-weight-complex="bold"/>
    </style:style>
    <style:style style:name="T393" style:family="text">
      <style:text-properties fo:font-weight="bold" officeooo:rsid="06cc1097" style:font-weight-asian="bold" style:font-weight-complex="bold"/>
    </style:style>
    <style:style style:name="T394" style:family="text">
      <style:text-properties fo:font-weight="bold" officeooo:rsid="06ccb3ff" style:font-weight-asian="bold" style:font-weight-complex="bold"/>
    </style:style>
    <style:style style:name="T395" style:family="text">
      <style:text-properties fo:font-weight="bold" officeooo:rsid="06ce2e77" style:font-weight-asian="bold" style:font-weight-complex="bold"/>
    </style:style>
    <style:style style:name="T396" style:family="text">
      <style:text-properties fo:font-weight="bold" officeooo:rsid="06cecc93" style:font-weight-asian="bold" style:font-weight-complex="bold"/>
    </style:style>
    <style:style style:name="T397" style:family="text">
      <style:text-properties fo:font-weight="bold" officeooo:rsid="06cfa061" style:font-weight-asian="bold" style:font-weight-complex="bold"/>
    </style:style>
    <style:style style:name="T398" style:family="text">
      <style:text-properties fo:font-weight="bold" officeooo:rsid="06d03624" style:font-weight-asian="bold" style:font-weight-complex="bold"/>
    </style:style>
    <style:style style:name="T399" style:family="text">
      <style:text-properties fo:font-weight="bold" officeooo:rsid="06d4f0d3" style:font-weight-asian="bold" style:font-weight-complex="bold"/>
    </style:style>
    <style:style style:name="T400" style:family="text">
      <style:text-properties fo:font-weight="bold" officeooo:rsid="06d84456" style:font-weight-asian="bold" style:font-weight-complex="bold"/>
    </style:style>
    <style:style style:name="T401" style:family="text">
      <style:text-properties fo:font-weight="bold" officeooo:rsid="06d89efa" style:font-weight-asian="bold" style:font-weight-complex="bold"/>
    </style:style>
    <style:style style:name="T402" style:family="text">
      <style:text-properties fo:font-weight="bold" officeooo:rsid="06d8ed60" style:font-weight-asian="bold" style:font-weight-complex="bold"/>
    </style:style>
    <style:style style:name="T403" style:family="text">
      <style:text-properties fo:font-weight="bold" officeooo:rsid="06d904d0" style:font-weight-asian="bold" style:font-weight-complex="bold"/>
    </style:style>
    <style:style style:name="T404" style:family="text">
      <style:text-properties fo:font-weight="bold" officeooo:rsid="06da3f05" style:font-weight-asian="bold" style:font-weight-complex="bold"/>
    </style:style>
    <style:style style:name="T405" style:family="text">
      <style:text-properties fo:font-weight="bold" officeooo:rsid="06db841f" style:font-weight-asian="bold" style:font-weight-complex="bold"/>
    </style:style>
    <style:style style:name="T406" style:family="text">
      <style:text-properties fo:font-weight="bold" officeooo:rsid="06dc71a7" style:font-weight-asian="bold" style:font-weight-complex="bold"/>
    </style:style>
    <style:style style:name="T407" style:family="text">
      <style:text-properties fo:font-weight="bold" officeooo:rsid="06e10ac1" style:font-weight-asian="bold" style:font-weight-complex="bold"/>
    </style:style>
    <style:style style:name="T408" style:family="text">
      <style:text-properties fo:font-weight="bold" officeooo:rsid="06e33196" style:font-weight-asian="bold" style:font-weight-complex="bold"/>
    </style:style>
    <style:style style:name="T409" style:family="text">
      <style:text-properties fo:font-weight="bold" officeooo:rsid="06e523d9" style:font-weight-asian="bold" style:font-weight-complex="bold"/>
    </style:style>
    <style:style style:name="T410" style:family="text">
      <style:text-properties fo:font-weight="bold" officeooo:rsid="06e57114" style:font-weight-asian="bold" style:font-weight-complex="bold"/>
    </style:style>
    <style:style style:name="T411" style:family="text">
      <style:text-properties fo:font-weight="bold" officeooo:rsid="06e6fa12" style:font-weight-asian="bold" style:font-weight-complex="bold"/>
    </style:style>
    <style:style style:name="T412" style:family="text">
      <style:text-properties fo:font-weight="bold" officeooo:rsid="06e78f8b" style:font-weight-asian="bold" style:font-weight-complex="bold"/>
    </style:style>
    <style:style style:name="T413" style:family="text">
      <style:text-properties fo:font-weight="bold" officeooo:rsid="06e7f380" style:font-weight-asian="bold" style:font-weight-complex="bold"/>
    </style:style>
    <style:style style:name="T414" style:family="text">
      <style:text-properties fo:font-weight="bold" officeooo:rsid="06e81b37" style:font-weight-asian="bold" style:font-weight-complex="bold"/>
    </style:style>
    <style:style style:name="T415" style:family="text">
      <style:text-properties fo:font-weight="bold" officeooo:rsid="06e8d8bc" style:font-weight-asian="bold" style:font-weight-complex="bold"/>
    </style:style>
    <style:style style:name="T416" style:family="text">
      <style:text-properties fo:font-weight="bold" officeooo:rsid="06e9f5e8" style:font-weight-asian="bold" style:font-weight-complex="bold"/>
    </style:style>
    <style:style style:name="T417" style:family="text">
      <style:text-properties fo:font-weight="bold" officeooo:rsid="06eb15ee" style:font-weight-asian="bold" style:font-weight-complex="bold"/>
    </style:style>
    <style:style style:name="T418" style:family="text">
      <style:text-properties fo:font-weight="bold" officeooo:rsid="06ec5cd8" style:font-weight-asian="bold" style:font-weight-complex="bold"/>
    </style:style>
    <style:style style:name="T419" style:family="text">
      <style:text-properties fo:font-weight="bold" officeooo:rsid="06ed4594" style:font-weight-asian="bold" style:font-weight-complex="bold"/>
    </style:style>
    <style:style style:name="T420" style:family="text">
      <style:text-properties fo:font-weight="bold" officeooo:rsid="06ef2dd9" style:font-weight-asian="bold" style:font-weight-complex="bold"/>
    </style:style>
    <style:style style:name="T421" style:family="text">
      <style:text-properties fo:font-weight="bold" officeooo:rsid="06f244e9" style:font-weight-asian="bold" style:font-weight-complex="bold"/>
    </style:style>
    <style:style style:name="T422" style:family="text">
      <style:text-properties fo:font-weight="bold" officeooo:rsid="06f339df" style:font-weight-asian="bold" style:font-weight-complex="bold"/>
    </style:style>
    <style:style style:name="T423" style:family="text">
      <style:text-properties fo:font-weight="bold" officeooo:rsid="06f39572" style:font-weight-asian="bold" style:font-weight-complex="bold"/>
    </style:style>
    <style:style style:name="T424" style:family="text">
      <style:text-properties fo:font-weight="bold" officeooo:rsid="06f569b6" style:font-weight-asian="bold" style:font-weight-complex="bold"/>
    </style:style>
    <style:style style:name="T425" style:family="text">
      <style:text-properties fo:font-weight="bold" officeooo:rsid="06f7299d" style:font-weight-asian="bold" style:font-weight-complex="bold"/>
    </style:style>
    <style:style style:name="T426" style:family="text">
      <style:text-properties fo:font-weight="bold" officeooo:rsid="06f733cf" style:font-weight-asian="bold" style:font-weight-complex="bold"/>
    </style:style>
    <style:style style:name="T427" style:family="text">
      <style:text-properties fo:font-weight="bold" officeooo:rsid="06f8d64a" style:font-weight-asian="bold" style:font-weight-complex="bold"/>
    </style:style>
    <style:style style:name="T428" style:family="text">
      <style:text-properties fo:font-weight="bold" officeooo:rsid="070bd5c7" style:font-weight-asian="bold" style:font-weight-complex="bold"/>
    </style:style>
    <style:style style:name="T429" style:family="text">
      <style:text-properties fo:font-weight="bold" officeooo:rsid="070f8545" style:font-weight-asian="bold" style:font-weight-complex="bold"/>
    </style:style>
    <style:style style:name="T430" style:family="text">
      <style:text-properties fo:font-weight="bold" officeooo:rsid="07100c98" style:font-weight-asian="bold" style:font-weight-complex="bold"/>
    </style:style>
    <style:style style:name="T431" style:family="text">
      <style:text-properties fo:font-weight="bold" officeooo:rsid="0719dc2e" style:font-weight-asian="bold" style:font-weight-complex="bold"/>
    </style:style>
    <style:style style:name="T432" style:family="text">
      <style:text-properties fo:font-weight="bold" officeooo:rsid="071bcb79" style:font-weight-asian="bold" style:font-weight-complex="bold"/>
    </style:style>
    <style:style style:name="T433" style:family="text">
      <style:text-properties fo:font-weight="bold" officeooo:rsid="071d71a4" style:font-weight-asian="bold" style:font-weight-complex="bold"/>
    </style:style>
    <style:style style:name="T434" style:family="text">
      <style:text-properties fo:font-weight="bold" officeooo:rsid="0720143a" style:font-weight-asian="bold" style:font-weight-complex="bold"/>
    </style:style>
    <style:style style:name="T435" style:family="text">
      <style:text-properties fo:font-weight="bold" officeooo:rsid="0722bb6f" style:font-weight-asian="bold" style:font-weight-complex="bold"/>
    </style:style>
    <style:style style:name="T436" style:family="text">
      <style:text-properties fo:font-weight="bold" officeooo:rsid="07230932" style:font-weight-asian="bold" style:font-weight-complex="bold"/>
    </style:style>
    <style:style style:name="T437" style:family="text">
      <style:text-properties fo:font-weight="bold" officeooo:rsid="092e9607" style:font-weight-asian="bold" style:font-weight-complex="bold"/>
    </style:style>
    <style:style style:name="T438" style:family="text">
      <style:text-properties style:text-line-through-style="solid" style:text-line-through-type="single"/>
    </style:style>
    <style:style style:name="T439" style:family="text">
      <style:text-properties style:text-line-through-style="solid" style:text-line-through-type="single" officeooo:rsid="00bcf8a3"/>
    </style:style>
    <style:style style:name="T440" style:family="text">
      <style:text-properties officeooo:rsid="02fed915"/>
    </style:style>
    <style:style style:name="T441" style:family="text">
      <style:text-properties officeooo:rsid="0300a04c"/>
    </style:style>
    <style:style style:name="T442" style:family="text">
      <style:text-properties officeooo:rsid="03055b7d"/>
    </style:style>
    <style:style style:name="T443" style:family="text">
      <style:text-properties officeooo:rsid="030875eb"/>
    </style:style>
    <style:style style:name="T444" style:family="text">
      <style:text-properties officeooo:rsid="030c7780"/>
    </style:style>
    <style:style style:name="T445" style:family="text">
      <style:text-properties officeooo:rsid="0310dd70"/>
    </style:style>
    <style:style style:name="T446" style:family="text">
      <style:text-properties officeooo:rsid="0312c46d"/>
    </style:style>
    <style:style style:name="T447" style:family="text">
      <style:text-properties officeooo:rsid="03137c2f"/>
    </style:style>
    <style:style style:name="T448" style:family="text">
      <style:text-properties officeooo:rsid="03183782"/>
    </style:style>
    <style:style style:name="T449" style:family="text">
      <style:text-properties officeooo:rsid="0319544d"/>
    </style:style>
    <style:style style:name="T450" style:family="text">
      <style:text-properties officeooo:rsid="0319ca29"/>
    </style:style>
    <style:style style:name="T451" style:family="text">
      <style:text-properties officeooo:rsid="031a4d6b"/>
    </style:style>
    <style:style style:name="T452" style:family="text">
      <style:text-properties officeooo:rsid="031b48f8"/>
    </style:style>
    <style:style style:name="T453" style:family="text">
      <style:text-properties officeooo:rsid="031e9858"/>
    </style:style>
    <style:style style:name="T454" style:family="text">
      <style:text-properties officeooo:rsid="0322f8c5"/>
    </style:style>
    <style:style style:name="T455" style:family="text">
      <style:text-properties officeooo:rsid="0324df49"/>
    </style:style>
    <style:style style:name="T456" style:family="text">
      <style:text-properties officeooo:rsid="03267efa"/>
    </style:style>
    <style:style style:name="T457" style:family="text">
      <style:text-properties officeooo:rsid="0326ff6b"/>
    </style:style>
    <style:style style:name="T458" style:family="text">
      <style:text-properties officeooo:rsid="032a0552"/>
    </style:style>
    <style:style style:name="T459" style:family="text">
      <style:text-properties officeooo:rsid="032bbacd"/>
    </style:style>
    <style:style style:name="T460" style:family="text">
      <style:text-properties officeooo:rsid="032cde2f"/>
    </style:style>
    <style:style style:name="T461" style:family="text">
      <style:text-properties officeooo:rsid="032d719a"/>
    </style:style>
    <style:style style:name="T462" style:family="text">
      <style:text-properties officeooo:rsid="032f3253"/>
    </style:style>
    <style:style style:name="T463" style:family="text">
      <style:text-properties officeooo:rsid="032f7d54"/>
    </style:style>
    <style:style style:name="T464" style:family="text">
      <style:text-properties officeooo:rsid="033104fc"/>
    </style:style>
    <style:style style:name="T465" style:family="text">
      <style:text-properties officeooo:rsid="0336da10"/>
    </style:style>
    <style:style style:name="T466" style:family="text">
      <style:text-properties officeooo:rsid="0337238d"/>
    </style:style>
    <style:style style:name="T467" style:family="text">
      <style:text-properties officeooo:rsid="033740c4"/>
    </style:style>
    <style:style style:name="T468" style:family="text">
      <style:text-properties officeooo:rsid="03387584"/>
    </style:style>
    <style:style style:name="T469" style:family="text">
      <style:text-properties officeooo:rsid="033a91d6"/>
    </style:style>
    <style:style style:name="T470" style:family="text">
      <style:text-properties officeooo:rsid="033c7c31"/>
    </style:style>
    <style:style style:name="T471" style:family="text">
      <style:text-properties officeooo:rsid="033ef8ea"/>
    </style:style>
    <style:style style:name="T472" style:family="text">
      <style:text-properties officeooo:rsid="034da443"/>
    </style:style>
    <style:style style:name="T473" style:family="text">
      <style:text-properties officeooo:rsid="034edf2c"/>
    </style:style>
    <style:style style:name="T474" style:family="text">
      <style:text-properties officeooo:rsid="034fe6ab"/>
    </style:style>
    <style:style style:name="T475" style:family="text">
      <style:text-properties officeooo:rsid="03537587"/>
    </style:style>
    <style:style style:name="T476" style:family="text">
      <style:text-properties officeooo:rsid="0353eb68"/>
    </style:style>
    <style:style style:name="T477" style:family="text">
      <style:text-properties officeooo:rsid="03549a3d"/>
    </style:style>
    <style:style style:name="T478" style:family="text">
      <style:text-properties officeooo:rsid="03575412"/>
    </style:style>
    <style:style style:name="T479" style:family="text">
      <style:text-properties officeooo:rsid="0357df97"/>
    </style:style>
    <style:style style:name="T480" style:family="text">
      <style:text-properties officeooo:rsid="035ac4cd"/>
    </style:style>
    <style:style style:name="T481" style:family="text">
      <style:text-properties officeooo:rsid="035cbfa5"/>
    </style:style>
    <style:style style:name="T482" style:family="text">
      <style:text-properties officeooo:rsid="035eff67"/>
    </style:style>
    <style:style style:name="T483" style:family="text">
      <style:text-properties officeooo:rsid="03604a5c"/>
    </style:style>
    <style:style style:name="T484" style:family="text">
      <style:text-properties officeooo:rsid="036396f4"/>
    </style:style>
    <style:style style:name="T485" style:family="text">
      <style:text-properties officeooo:rsid="03644d23"/>
    </style:style>
    <style:style style:name="T486" style:family="text">
      <style:text-properties officeooo:rsid="036938ef"/>
    </style:style>
    <style:style style:name="T487" style:family="text">
      <style:text-properties officeooo:rsid="0369d719"/>
    </style:style>
    <style:style style:name="T488" style:family="text">
      <style:text-properties officeooo:rsid="036aaea8"/>
    </style:style>
    <style:style style:name="T489" style:family="text">
      <style:text-properties officeooo:rsid="036f02a3"/>
    </style:style>
    <style:style style:name="T490" style:family="text">
      <style:text-properties officeooo:rsid="03702f7d"/>
    </style:style>
    <style:style style:name="T491" style:family="text">
      <style:text-properties officeooo:rsid="03719cf1"/>
    </style:style>
    <style:style style:name="T492" style:family="text">
      <style:text-properties officeooo:rsid="03729dfb"/>
    </style:style>
    <style:style style:name="T493" style:family="text">
      <style:text-properties officeooo:rsid="03731320"/>
    </style:style>
    <style:style style:name="T494" style:family="text">
      <style:text-properties officeooo:rsid="03742432"/>
    </style:style>
    <style:style style:name="T495" style:family="text">
      <style:text-properties officeooo:rsid="037614cd"/>
    </style:style>
    <style:style style:name="T496" style:family="text">
      <style:text-properties officeooo:rsid="0377092c"/>
    </style:style>
    <style:style style:name="T497" style:family="text">
      <style:text-properties officeooo:rsid="0379c2f2"/>
    </style:style>
    <style:style style:name="T498" style:family="text">
      <style:text-properties officeooo:rsid="037da5f7"/>
    </style:style>
    <style:style style:name="T499" style:family="text">
      <style:text-properties officeooo:rsid="037f61c1"/>
    </style:style>
    <style:style style:name="T500" style:family="text">
      <style:text-properties officeooo:rsid="03811dcb"/>
    </style:style>
    <style:style style:name="T501" style:family="text">
      <style:text-properties officeooo:rsid="03865b13"/>
    </style:style>
    <style:style style:name="T502" style:family="text">
      <style:text-properties officeooo:rsid="03872915"/>
    </style:style>
    <style:style style:name="T503" style:family="text">
      <style:text-properties officeooo:rsid="038919cc"/>
    </style:style>
    <style:style style:name="T504" style:family="text">
      <style:text-properties officeooo:rsid="03891da5"/>
    </style:style>
    <style:style style:name="T505" style:family="text">
      <style:text-properties officeooo:rsid="038cdf5b"/>
    </style:style>
    <style:style style:name="T506" style:family="text">
      <style:text-properties officeooo:rsid="038d942a"/>
    </style:style>
    <style:style style:name="T507" style:family="text">
      <style:text-properties officeooo:rsid="038e684f"/>
    </style:style>
    <style:style style:name="T508" style:family="text">
      <style:text-properties officeooo:rsid="038e9451"/>
    </style:style>
    <style:style style:name="T509" style:family="text">
      <style:text-properties officeooo:rsid="038ecdc4"/>
    </style:style>
    <style:style style:name="T510" style:family="text">
      <style:text-properties officeooo:rsid="03911be4"/>
    </style:style>
    <style:style style:name="T511" style:family="text">
      <style:text-properties officeooo:rsid="03937edb"/>
    </style:style>
    <style:style style:name="T512" style:family="text">
      <style:text-properties officeooo:rsid="03948788"/>
    </style:style>
    <style:style style:name="T513" style:family="text">
      <style:text-properties officeooo:rsid="03965f44"/>
    </style:style>
    <style:style style:name="T514" style:family="text">
      <style:text-properties officeooo:rsid="0398a1f4"/>
    </style:style>
    <style:style style:name="T515" style:family="text">
      <style:text-properties officeooo:rsid="03a0b5b8"/>
    </style:style>
    <style:style style:name="T516" style:family="text">
      <style:text-properties officeooo:rsid="03a214de"/>
    </style:style>
    <style:style style:name="T517" style:family="text">
      <style:text-properties officeooo:rsid="03a38190"/>
    </style:style>
    <style:style style:name="T518" style:family="text">
      <style:text-properties officeooo:rsid="03a5bab3"/>
    </style:style>
    <style:style style:name="T519" style:family="text">
      <style:text-properties officeooo:rsid="03a73bd1"/>
    </style:style>
    <style:style style:name="T520" style:family="text">
      <style:text-properties officeooo:rsid="03a75605"/>
    </style:style>
    <style:style style:name="T521" style:family="text">
      <style:text-properties officeooo:rsid="03a8a49b"/>
    </style:style>
    <style:style style:name="T522" style:family="text">
      <style:text-properties officeooo:rsid="03ab50eb"/>
    </style:style>
    <style:style style:name="T523" style:family="text">
      <style:text-properties officeooo:rsid="03adb9f8"/>
    </style:style>
    <style:style style:name="T524" style:family="text">
      <style:text-properties officeooo:rsid="03af1432"/>
    </style:style>
    <style:style style:name="T525" style:family="text">
      <style:text-properties officeooo:rsid="03b0d58c"/>
    </style:style>
    <style:style style:name="T526" style:family="text">
      <style:text-properties officeooo:rsid="03b35d4f"/>
    </style:style>
    <style:style style:name="T527" style:family="text">
      <style:text-properties officeooo:rsid="03b52715"/>
    </style:style>
    <style:style style:name="T528" style:family="text">
      <style:text-properties officeooo:rsid="03b5e5f8"/>
    </style:style>
    <style:style style:name="T529" style:family="text">
      <style:text-properties officeooo:rsid="03b699c7"/>
    </style:style>
    <style:style style:name="T530" style:family="text">
      <style:text-properties officeooo:rsid="03baef05"/>
    </style:style>
    <style:style style:name="T531" style:family="text">
      <style:text-properties officeooo:rsid="03bfe20a"/>
    </style:style>
    <style:style style:name="T532" style:family="text">
      <style:text-properties officeooo:rsid="03c1b3d9"/>
    </style:style>
    <style:style style:name="T533" style:family="text">
      <style:text-properties officeooo:rsid="03c22b4b"/>
    </style:style>
    <style:style style:name="T534" style:family="text">
      <style:text-properties officeooo:rsid="03c2d640"/>
    </style:style>
    <style:style style:name="T535" style:family="text">
      <style:text-properties officeooo:rsid="03c479b7"/>
    </style:style>
    <style:style style:name="T536" style:family="text">
      <style:text-properties officeooo:rsid="03c56f9e"/>
    </style:style>
    <style:style style:name="T537" style:family="text">
      <style:text-properties officeooo:rsid="03c6c43a"/>
    </style:style>
    <style:style style:name="T538" style:family="text">
      <style:text-properties officeooo:rsid="03c78ed2"/>
    </style:style>
    <style:style style:name="T539" style:family="text">
      <style:text-properties officeooo:rsid="03c8af08"/>
    </style:style>
    <style:style style:name="T540" style:family="text">
      <style:text-properties officeooo:rsid="03cb5072"/>
    </style:style>
    <style:style style:name="T541" style:family="text">
      <style:text-properties officeooo:rsid="03ceaeb5"/>
    </style:style>
    <style:style style:name="T542" style:family="text">
      <style:text-properties officeooo:rsid="03d1cc29"/>
    </style:style>
    <style:style style:name="T543" style:family="text">
      <style:text-properties officeooo:rsid="03d52c40"/>
    </style:style>
    <style:style style:name="T544" style:family="text">
      <style:text-properties officeooo:rsid="03d68fe2"/>
    </style:style>
    <style:style style:name="T545" style:family="text">
      <style:text-properties officeooo:rsid="03d6e6e3"/>
    </style:style>
    <style:style style:name="T546" style:family="text">
      <style:text-properties officeooo:rsid="03da4ded"/>
    </style:style>
    <style:style style:name="T547" style:family="text">
      <style:text-properties officeooo:rsid="03dc09a7"/>
    </style:style>
    <style:style style:name="T548" style:family="text">
      <style:text-properties officeooo:rsid="03dd0707"/>
    </style:style>
    <style:style style:name="T549" style:family="text">
      <style:text-properties officeooo:rsid="03e150f3"/>
    </style:style>
    <style:style style:name="T550" style:family="text">
      <style:text-properties officeooo:rsid="03e26a5b"/>
    </style:style>
    <style:style style:name="T551" style:family="text">
      <style:text-properties officeooo:rsid="03e441f5"/>
    </style:style>
    <style:style style:name="T552" style:family="text">
      <style:text-properties officeooo:rsid="03e471ab"/>
    </style:style>
    <style:style style:name="T553" style:family="text">
      <style:text-properties officeooo:rsid="03e61510"/>
    </style:style>
    <style:style style:name="T554" style:family="text">
      <style:text-properties officeooo:rsid="03e69790"/>
    </style:style>
    <style:style style:name="T555" style:family="text">
      <style:text-properties officeooo:rsid="03e6b9cd"/>
    </style:style>
    <style:style style:name="T556" style:family="text">
      <style:text-properties officeooo:rsid="03e8d091"/>
    </style:style>
    <style:style style:name="T557" style:family="text">
      <style:text-properties officeooo:rsid="03e9f6f8"/>
    </style:style>
    <style:style style:name="T558" style:family="text">
      <style:text-properties officeooo:rsid="03f32692"/>
    </style:style>
    <style:style style:name="T559" style:family="text">
      <style:text-properties officeooo:rsid="03f44824"/>
    </style:style>
    <style:style style:name="T560" style:family="text">
      <style:text-properties officeooo:rsid="03f4cbd5"/>
    </style:style>
    <style:style style:name="T561" style:family="text">
      <style:text-properties officeooo:rsid="03f76456"/>
    </style:style>
    <style:style style:name="T562" style:family="text">
      <style:text-properties officeooo:rsid="03f79a34"/>
    </style:style>
    <style:style style:name="T563" style:family="text">
      <style:text-properties officeooo:rsid="03f969d8"/>
    </style:style>
    <style:style style:name="T564" style:family="text">
      <style:text-properties officeooo:rsid="03fb81a1"/>
    </style:style>
    <style:style style:name="T565" style:family="text">
      <style:text-properties officeooo:rsid="03ff8f21"/>
    </style:style>
    <style:style style:name="T566" style:family="text">
      <style:text-properties officeooo:rsid="04007e5c"/>
    </style:style>
    <style:style style:name="T567" style:family="text">
      <style:text-properties officeooo:rsid="0401b45a"/>
    </style:style>
    <style:style style:name="T568" style:family="text">
      <style:text-properties officeooo:rsid="04021830"/>
    </style:style>
    <style:style style:name="T569" style:family="text">
      <style:text-properties officeooo:rsid="040400c0"/>
    </style:style>
    <style:style style:name="T570" style:family="text">
      <style:text-properties officeooo:rsid="0404740b"/>
    </style:style>
    <style:style style:name="T571" style:family="text">
      <style:text-properties officeooo:rsid="040647e7"/>
    </style:style>
    <style:style style:name="T572" style:family="text">
      <style:text-properties officeooo:rsid="0406b35b"/>
    </style:style>
    <style:style style:name="T573" style:family="text">
      <style:text-properties officeooo:rsid="04079be7"/>
    </style:style>
    <style:style style:name="T574" style:family="text">
      <style:text-properties officeooo:rsid="04086393"/>
    </style:style>
    <style:style style:name="T575" style:family="text">
      <style:text-properties officeooo:rsid="040a1245"/>
    </style:style>
    <style:style style:name="T576" style:family="text">
      <style:text-properties officeooo:rsid="040b3e7a"/>
    </style:style>
    <style:style style:name="T577" style:family="text">
      <style:text-properties officeooo:rsid="040b45d1"/>
    </style:style>
    <style:style style:name="T578" style:family="text">
      <style:text-properties officeooo:rsid="040fb5ff"/>
    </style:style>
    <style:style style:name="T579" style:family="text">
      <style:text-properties officeooo:rsid="0413892d"/>
    </style:style>
    <style:style style:name="T580" style:family="text">
      <style:text-properties officeooo:rsid="0414c209"/>
    </style:style>
    <style:style style:name="T581" style:family="text">
      <style:text-properties officeooo:rsid="041967b8"/>
    </style:style>
    <style:style style:name="T582" style:family="text">
      <style:text-properties officeooo:rsid="041c5438"/>
    </style:style>
    <style:style style:name="T583" style:family="text">
      <style:text-properties officeooo:rsid="041e160f"/>
    </style:style>
    <style:style style:name="T584" style:family="text">
      <style:text-properties officeooo:rsid="041f793d"/>
    </style:style>
    <style:style style:name="T585" style:family="text">
      <style:text-properties officeooo:rsid="042063a6"/>
    </style:style>
    <style:style style:name="T586" style:family="text">
      <style:text-properties officeooo:rsid="042202c1"/>
    </style:style>
    <style:style style:name="T587" style:family="text">
      <style:text-properties officeooo:rsid="04271f18"/>
    </style:style>
    <style:style style:name="T588" style:family="text">
      <style:text-properties officeooo:rsid="042781ab"/>
    </style:style>
    <style:style style:name="T589" style:family="text">
      <style:text-properties officeooo:rsid="04279193"/>
    </style:style>
    <style:style style:name="T590" style:family="text">
      <style:text-properties officeooo:rsid="0428e931"/>
    </style:style>
    <style:style style:name="T591" style:family="text">
      <style:text-properties officeooo:rsid="042a7c2a"/>
    </style:style>
    <style:style style:name="T592" style:family="text">
      <style:text-properties fo:font-size="8pt" style:font-size-asian="8pt" style:font-size-complex="8pt"/>
    </style:style>
    <style:style style:name="T593" style:family="text">
      <style:text-properties officeooo:rsid="042e7ca8"/>
    </style:style>
    <style:style style:name="T594" style:family="text">
      <style:text-properties officeooo:rsid="043255bd"/>
    </style:style>
    <style:style style:name="T595" style:family="text">
      <style:text-properties officeooo:rsid="0433db35"/>
    </style:style>
    <style:style style:name="T596" style:family="text">
      <style:text-properties officeooo:rsid="0434819e"/>
    </style:style>
    <style:style style:name="T597" style:family="text">
      <style:text-properties officeooo:rsid="0434c08f"/>
    </style:style>
    <style:style style:name="T598" style:family="text">
      <style:text-properties officeooo:rsid="043b59ee"/>
    </style:style>
    <style:style style:name="T599" style:family="text">
      <style:text-properties officeooo:rsid="043ba613"/>
    </style:style>
    <style:style style:name="T600" style:family="text">
      <style:text-properties officeooo:rsid="043de977"/>
    </style:style>
    <style:style style:name="T601" style:family="text">
      <style:text-properties officeooo:rsid="043ea249"/>
    </style:style>
    <style:style style:name="T602" style:family="text">
      <style:text-properties officeooo:rsid="043f42a0"/>
    </style:style>
    <style:style style:name="T603" style:family="text">
      <style:text-properties officeooo:rsid="0440e63f"/>
    </style:style>
    <style:style style:name="T604" style:family="text">
      <style:text-properties officeooo:rsid="0441e502"/>
    </style:style>
    <style:style style:name="T605" style:family="text">
      <style:text-properties officeooo:rsid="04434686"/>
    </style:style>
    <style:style style:name="T606" style:family="text">
      <style:text-properties fo:color="#009900" loext:opacity="100%"/>
    </style:style>
    <style:style style:name="T607" style:family="text">
      <style:text-properties fo:color="#009900" loext:opacity="100%" style:font-name="Courier New1" fo:font-size="10pt" fo:background-color="transparent" loext:char-shading-value="0"/>
    </style:style>
    <style:style style:name="T608" style:family="text">
      <style:text-properties officeooo:rsid="044abffb"/>
    </style:style>
    <style:style style:name="T609" style:family="text">
      <style:text-properties officeooo:rsid="04504fe8"/>
    </style:style>
    <style:style style:name="T610" style:family="text">
      <style:text-properties officeooo:rsid="0453b80d"/>
    </style:style>
    <style:style style:name="T611" style:family="text">
      <style:text-properties fo:color="#ff3333" loext:opacity="100%"/>
    </style:style>
    <style:style style:name="T612" style:family="text">
      <style:text-properties officeooo:rsid="0459aa0e"/>
    </style:style>
    <style:style style:name="T613" style:family="text">
      <style:text-properties officeooo:rsid="045acbe3"/>
    </style:style>
    <style:style style:name="T614" style:family="text">
      <style:text-properties officeooo:rsid="045baca8"/>
    </style:style>
    <style:style style:name="T615" style:family="text">
      <style:text-properties officeooo:rsid="045c984a"/>
    </style:style>
    <style:style style:name="T616" style:family="text">
      <style:text-properties officeooo:rsid="045d7b40"/>
    </style:style>
    <style:style style:name="T617" style:family="text">
      <style:text-properties officeooo:rsid="045db205"/>
    </style:style>
    <style:style style:name="T618" style:family="text">
      <style:text-properties officeooo:rsid="045eaf84"/>
    </style:style>
    <style:style style:name="T619" style:family="text">
      <style:text-properties officeooo:rsid="045fdd32"/>
    </style:style>
    <style:style style:name="T620" style:family="text">
      <style:text-properties officeooo:rsid="0463de5a"/>
    </style:style>
    <style:style style:name="T621" style:family="text">
      <style:text-properties officeooo:rsid="0465d831"/>
    </style:style>
    <style:style style:name="T622" style:family="text">
      <style:text-properties officeooo:rsid="0468b308"/>
    </style:style>
    <style:style style:name="T623" style:family="text">
      <style:text-properties officeooo:rsid="046bbb8a"/>
    </style:style>
    <style:style style:name="T624" style:family="text">
      <style:text-properties officeooo:rsid="046dadbc"/>
    </style:style>
    <style:style style:name="T625" style:family="text">
      <style:text-properties officeooo:rsid="046e205c"/>
    </style:style>
    <style:style style:name="T626" style:family="text">
      <style:text-properties officeooo:rsid="046fc769"/>
    </style:style>
    <style:style style:name="T627" style:family="text">
      <style:text-properties officeooo:rsid="0470eddd"/>
    </style:style>
    <style:style style:name="T628" style:family="text">
      <style:text-properties officeooo:rsid="047284a6"/>
    </style:style>
    <style:style style:name="T629" style:family="text">
      <style:text-properties officeooo:rsid="0473ec1a"/>
    </style:style>
    <style:style style:name="T630" style:family="text">
      <style:text-properties officeooo:rsid="04754771"/>
    </style:style>
    <style:style style:name="T631" style:family="text">
      <style:text-properties officeooo:rsid="0475c483"/>
    </style:style>
    <style:style style:name="T632" style:family="text">
      <style:text-properties officeooo:rsid="04771ae3"/>
    </style:style>
    <style:style style:name="T633" style:family="text">
      <style:text-properties officeooo:rsid="0477693a"/>
    </style:style>
    <style:style style:name="T634" style:family="text">
      <style:text-properties officeooo:rsid="04784ed3"/>
    </style:style>
    <style:style style:name="T635" style:family="text">
      <style:text-properties officeooo:rsid="047ad88e"/>
    </style:style>
    <style:style style:name="T636" style:family="text">
      <style:text-properties officeooo:rsid="047b41ea"/>
    </style:style>
    <style:style style:name="T637" style:family="text">
      <style:text-properties officeooo:rsid="047c8af4"/>
    </style:style>
    <style:style style:name="T638" style:family="text">
      <style:text-properties officeooo:rsid="047dee4f"/>
    </style:style>
    <style:style style:name="T639" style:family="text">
      <style:text-properties officeooo:rsid="047f645b"/>
    </style:style>
    <style:style style:name="T640" style:family="text">
      <style:text-properties officeooo:rsid="047f70a1"/>
    </style:style>
    <style:style style:name="T641" style:family="text">
      <style:text-properties officeooo:rsid="04807573"/>
    </style:style>
    <style:style style:name="T642" style:family="text">
      <style:text-properties officeooo:rsid="048263a4"/>
    </style:style>
    <style:style style:name="T643" style:family="text">
      <style:text-properties officeooo:rsid="04850c0c"/>
    </style:style>
    <style:style style:name="T644" style:family="text">
      <style:text-properties fo:font-style="normal" style:font-style-asian="normal" style:font-style-complex="normal"/>
    </style:style>
    <style:style style:name="T645" style:family="text">
      <style:text-properties fo:font-style="normal" officeooo:rsid="04850c0c" style:font-style-asian="normal" style:font-style-complex="normal"/>
    </style:style>
    <style:style style:name="T646" style:family="text">
      <style:text-properties fo:font-style="normal" officeooo:rsid="04884edc" style:font-style-asian="normal" style:font-style-complex="normal"/>
    </style:style>
    <style:style style:name="T647" style:family="text">
      <style:text-properties fo:font-style="normal" officeooo:rsid="0488ab23" style:font-style-asian="normal" style:font-style-complex="normal"/>
    </style:style>
    <style:style style:name="T648" style:family="text">
      <style:text-properties fo:font-style="normal" officeooo:rsid="048cec31" style:font-style-asian="normal" style:font-style-complex="normal"/>
    </style:style>
    <style:style style:name="T649" style:family="text">
      <style:text-properties fo:font-style="normal" officeooo:rsid="048e22a2" style:font-style-asian="normal" style:font-style-complex="normal"/>
    </style:style>
    <style:style style:name="T650" style:family="text">
      <style:text-properties fo:font-style="normal" officeooo:rsid="048ec5bd" style:font-style-asian="normal" style:font-style-complex="normal"/>
    </style:style>
    <style:style style:name="T651" style:family="text">
      <style:text-properties fo:font-style="normal" officeooo:rsid="048f70be" style:font-style-asian="normal" style:font-style-complex="normal"/>
    </style:style>
    <style:style style:name="T652" style:family="text">
      <style:text-properties officeooo:rsid="049282dd"/>
    </style:style>
    <style:style style:name="T653" style:family="text">
      <style:text-properties officeooo:rsid="0493c985"/>
    </style:style>
    <style:style style:name="T654" style:family="text">
      <style:text-properties officeooo:rsid="0499f81f"/>
    </style:style>
    <style:style style:name="T655" style:family="text">
      <style:text-properties officeooo:rsid="04a318cb"/>
    </style:style>
    <style:style style:name="T656" style:family="text">
      <style:text-properties officeooo:rsid="04a36091"/>
    </style:style>
    <style:style style:name="T657" style:family="text">
      <style:text-properties officeooo:rsid="04a483b9"/>
    </style:style>
    <style:style style:name="T658" style:family="text">
      <style:text-properties officeooo:rsid="04a666c6"/>
    </style:style>
    <style:style style:name="T659" style:family="text">
      <style:text-properties officeooo:rsid="04ad771d"/>
    </style:style>
    <style:style style:name="T660" style:family="text">
      <style:text-properties officeooo:rsid="04af38de"/>
    </style:style>
    <style:style style:name="T661" style:family="text">
      <style:text-properties officeooo:rsid="04af9c68"/>
    </style:style>
    <style:style style:name="T662" style:family="text">
      <style:text-properties officeooo:rsid="04b5b239"/>
    </style:style>
    <style:style style:name="T663" style:family="text">
      <style:text-properties officeooo:rsid="04b99ed1"/>
    </style:style>
    <style:style style:name="T664" style:family="text">
      <style:text-properties officeooo:rsid="04bcf7c7"/>
    </style:style>
    <style:style style:name="T665" style:family="text">
      <style:text-properties officeooo:rsid="04c1931c"/>
    </style:style>
    <style:style style:name="T666" style:family="text">
      <style:text-properties officeooo:rsid="04c55085"/>
    </style:style>
    <style:style style:name="T667" style:family="text">
      <style:text-properties officeooo:rsid="04c66885"/>
    </style:style>
    <style:style style:name="T668" style:family="text">
      <style:text-properties officeooo:rsid="04c86375"/>
    </style:style>
    <style:style style:name="T669" style:family="text">
      <style:text-properties officeooo:rsid="04cb483d"/>
    </style:style>
    <style:style style:name="T670" style:family="text">
      <style:text-properties officeooo:rsid="04cbfc91"/>
    </style:style>
    <style:style style:name="T671" style:family="text">
      <style:text-properties officeooo:rsid="04cc7c4c"/>
    </style:style>
    <style:style style:name="T672" style:family="text">
      <style:text-properties officeooo:rsid="04ce55c5"/>
    </style:style>
    <style:style style:name="T673" style:family="text">
      <style:text-properties officeooo:rsid="04ce5cc8"/>
    </style:style>
    <style:style style:name="T674" style:family="text">
      <style:text-properties officeooo:rsid="04d12493"/>
    </style:style>
    <style:style style:name="T675" style:family="text">
      <style:text-properties officeooo:rsid="04d42e7d"/>
    </style:style>
    <style:style style:name="T676" style:family="text">
      <style:text-properties officeooo:rsid="04d4d203"/>
    </style:style>
    <style:style style:name="T677" style:family="text">
      <style:text-properties officeooo:rsid="04d728f1"/>
    </style:style>
    <style:style style:name="T678" style:family="text">
      <style:text-properties officeooo:rsid="04da28c2"/>
    </style:style>
    <style:style style:name="T679" style:family="text">
      <style:text-properties officeooo:rsid="04dbfde6"/>
    </style:style>
    <style:style style:name="T680" style:family="text">
      <style:text-properties officeooo:rsid="04dd77f0"/>
    </style:style>
    <style:style style:name="T681" style:family="text">
      <style:text-properties officeooo:rsid="04df2ccc"/>
    </style:style>
    <style:style style:name="T682" style:family="text">
      <style:text-properties officeooo:rsid="04dfba79"/>
    </style:style>
    <style:style style:name="T683" style:family="text">
      <style:text-properties officeooo:rsid="04e4c912"/>
    </style:style>
    <style:style style:name="T684" style:family="text">
      <style:text-properties officeooo:rsid="04e7d060"/>
    </style:style>
    <style:style style:name="T685" style:family="text">
      <style:text-properties officeooo:rsid="04e934f2"/>
    </style:style>
    <style:style style:name="T686" style:family="text">
      <style:text-properties officeooo:rsid="04e937ea"/>
    </style:style>
    <style:style style:name="T687" style:family="text">
      <style:text-properties officeooo:rsid="04e9d91d"/>
    </style:style>
    <style:style style:name="T688" style:family="text">
      <style:text-properties officeooo:rsid="04ea41ff"/>
    </style:style>
    <style:style style:name="T689" style:family="text">
      <style:text-properties officeooo:rsid="04ec2b83"/>
    </style:style>
    <style:style style:name="T690" style:family="text">
      <style:text-properties officeooo:rsid="04edf92c"/>
    </style:style>
    <style:style style:name="T691" style:family="text">
      <style:text-properties officeooo:rsid="04ef12f3"/>
    </style:style>
    <style:style style:name="T692" style:family="text">
      <style:text-properties officeooo:rsid="04ef45fc"/>
    </style:style>
    <style:style style:name="T693" style:family="text">
      <style:text-properties officeooo:rsid="04f43f10"/>
    </style:style>
    <style:style style:name="T694" style:family="text">
      <style:text-properties officeooo:rsid="04f609ea"/>
    </style:style>
    <style:style style:name="T695" style:family="text">
      <style:text-properties officeooo:rsid="04f66d95"/>
    </style:style>
    <style:style style:name="T696" style:family="text">
      <style:text-properties officeooo:rsid="04fea51b"/>
    </style:style>
    <style:style style:name="T697" style:family="text">
      <style:text-properties officeooo:rsid="04fef6fa"/>
    </style:style>
    <style:style style:name="T698" style:family="text">
      <style:text-properties officeooo:rsid="05018127"/>
    </style:style>
    <style:style style:name="T699" style:family="text">
      <style:text-properties officeooo:rsid="0502c247"/>
    </style:style>
    <style:style style:name="T700" style:family="text">
      <style:text-properties officeooo:rsid="0505b521"/>
    </style:style>
    <style:style style:name="T701" style:family="text">
      <style:text-properties officeooo:rsid="0506a367"/>
    </style:style>
    <style:style style:name="T702" style:family="text">
      <style:text-properties officeooo:rsid="0506d04f"/>
    </style:style>
    <style:style style:name="T703" style:family="text">
      <style:text-properties officeooo:rsid="0508b21b"/>
    </style:style>
    <style:style style:name="T704" style:family="text">
      <style:text-properties officeooo:rsid="0508bcaa"/>
    </style:style>
    <style:style style:name="T705" style:family="text">
      <style:text-properties officeooo:rsid="0508e95c"/>
    </style:style>
    <style:style style:name="T706" style:family="text">
      <style:text-properties officeooo:rsid="050a3d01"/>
    </style:style>
    <style:style style:name="T707" style:family="text">
      <style:text-properties officeooo:rsid="050a99d6"/>
    </style:style>
    <style:style style:name="T708" style:family="text">
      <style:text-properties officeooo:rsid="050c5c87"/>
    </style:style>
    <style:style style:name="T709" style:family="text">
      <style:text-properties officeooo:rsid="050e967b"/>
    </style:style>
    <style:style style:name="T710" style:family="text">
      <style:text-properties officeooo:rsid="0511719f"/>
    </style:style>
    <style:style style:name="T711" style:family="text">
      <style:text-properties officeooo:rsid="05126d74"/>
    </style:style>
    <style:style style:name="T712" style:family="text">
      <style:text-properties officeooo:rsid="0513a25d"/>
    </style:style>
    <style:style style:name="T713" style:family="text">
      <style:text-properties officeooo:rsid="05152ee6"/>
    </style:style>
    <style:style style:name="T714" style:family="text">
      <style:text-properties officeooo:rsid="05157d6d"/>
    </style:style>
    <style:style style:name="T715" style:family="text">
      <style:text-properties officeooo:rsid="05160103"/>
    </style:style>
    <style:style style:name="T716" style:family="text">
      <style:text-properties officeooo:rsid="051700dc"/>
    </style:style>
    <style:style style:name="T717" style:family="text">
      <style:text-properties officeooo:rsid="05189250"/>
    </style:style>
    <style:style style:name="T718" style:family="text">
      <style:text-properties officeooo:rsid="051a4996"/>
    </style:style>
    <style:style style:name="T719" style:family="text">
      <style:text-properties officeooo:rsid="051e9c07"/>
    </style:style>
    <style:style style:name="T720" style:family="text">
      <style:text-properties officeooo:rsid="051ff1fd"/>
    </style:style>
    <style:style style:name="T721" style:family="text">
      <style:text-properties officeooo:rsid="0521c2a1"/>
    </style:style>
    <style:style style:name="T722" style:family="text">
      <style:text-properties officeooo:rsid="05242d6d"/>
    </style:style>
    <style:style style:name="T723" style:family="text">
      <style:text-properties officeooo:rsid="0526d06d"/>
    </style:style>
    <style:style style:name="T724" style:family="text">
      <style:text-properties officeooo:rsid="052b421f"/>
    </style:style>
    <style:style style:name="T725" style:family="text">
      <style:text-properties officeooo:rsid="052bd57b"/>
    </style:style>
    <style:style style:name="T726" style:family="text">
      <style:text-properties officeooo:rsid="052c2426"/>
    </style:style>
    <style:style style:name="T727" style:family="text">
      <style:text-properties officeooo:rsid="052e3e27"/>
    </style:style>
    <style:style style:name="T728" style:family="text">
      <style:text-properties style:font-name="Liberation Mono" fo:font-size="9pt" style:font-size-asian="9pt" style:font-size-complex="9pt"/>
    </style:style>
    <style:style style:name="T729" style:family="text">
      <style:text-properties style:font-name="Liberation Mono" fo:font-size="9pt" officeooo:rsid="061de57d" style:font-size-asian="9pt" style:font-size-complex="9pt"/>
    </style:style>
    <style:style style:name="T730" style:family="text">
      <style:text-properties style:font-name="Liberation Mono" fo:font-size="9pt" officeooo:rsid="0691afd0" style:font-size-asian="9pt" style:font-size-complex="9pt"/>
    </style:style>
    <style:style style:name="T731" style:family="text">
      <style:text-properties style:font-name="Liberation Mono" fo:font-size="9pt" officeooo:rsid="0691c08a" style:font-size-asian="9pt" style:font-size-complex="9pt"/>
    </style:style>
    <style:style style:name="T732" style:family="text">
      <style:text-properties style:font-name="Liberation Mono" fo:font-size="9pt" officeooo:rsid="073b5025" style:font-size-asian="9pt" style:font-size-complex="9pt"/>
    </style:style>
    <style:style style:name="T733" style:family="text">
      <style:text-properties style:font-name="Liberation Mono" fo:font-size="9pt" fo:background-color="#ffff00" loext:char-shading-value="0" style:font-size-asian="9pt" style:font-size-complex="9pt"/>
    </style:style>
    <style:style style:name="T734" style:family="text">
      <style:text-properties officeooo:rsid="052f4db5"/>
    </style:style>
    <style:style style:name="T735" style:family="text">
      <style:text-properties officeooo:rsid="05384e83"/>
    </style:style>
    <style:style style:name="T736" style:family="text">
      <style:text-properties officeooo:rsid="053e2d4e"/>
    </style:style>
    <style:style style:name="T737" style:family="text">
      <style:text-properties officeooo:rsid="053fd880"/>
    </style:style>
    <style:style style:name="T738" style:family="text">
      <style:text-properties officeooo:rsid="05414fd3"/>
    </style:style>
    <style:style style:name="T739" style:family="text">
      <style:text-properties officeooo:rsid="0542ff79"/>
    </style:style>
    <style:style style:name="T740" style:family="text">
      <style:text-properties officeooo:rsid="0545d215"/>
    </style:style>
    <style:style style:name="T741" style:family="text">
      <style:text-properties officeooo:rsid="05469c89"/>
    </style:style>
    <style:style style:name="T742" style:family="text">
      <style:text-properties officeooo:rsid="0548c070"/>
    </style:style>
    <style:style style:name="T743" style:family="text">
      <style:text-properties officeooo:rsid="0548faa7"/>
    </style:style>
    <style:style style:name="T744" style:family="text">
      <style:text-properties officeooo:rsid="054f4a2e"/>
    </style:style>
    <style:style style:name="T745" style:family="text">
      <style:text-properties officeooo:rsid="0550b2b5"/>
    </style:style>
    <style:style style:name="T746" style:family="text">
      <style:text-properties officeooo:rsid="0550daf5"/>
    </style:style>
    <style:style style:name="T747" style:family="text">
      <style:text-properties officeooo:rsid="055253d9"/>
    </style:style>
    <style:style style:name="T748" style:family="text">
      <style:text-properties officeooo:rsid="0556365a"/>
    </style:style>
    <style:style style:name="T749" style:family="text">
      <style:text-properties officeooo:rsid="0559266a"/>
    </style:style>
    <style:style style:name="T750" style:family="text">
      <style:text-properties officeooo:rsid="055bbf97"/>
    </style:style>
    <style:style style:name="T751" style:family="text">
      <style:text-properties officeooo:rsid="056198a4"/>
    </style:style>
    <style:style style:name="T752" style:family="text">
      <style:text-properties officeooo:rsid="05622408"/>
    </style:style>
    <style:style style:name="T753" style:family="text">
      <style:text-properties officeooo:rsid="0564227e"/>
    </style:style>
    <style:style style:name="T754" style:family="text">
      <style:text-properties officeooo:rsid="05693e6e"/>
    </style:style>
    <style:style style:name="T755" style:family="text">
      <style:text-properties officeooo:rsid="056ca791"/>
    </style:style>
    <style:style style:name="T756" style:family="text">
      <style:text-properties officeooo:rsid="0570d7ec"/>
    </style:style>
    <style:style style:name="T757" style:family="text">
      <style:text-properties officeooo:rsid="0572ed52"/>
    </style:style>
    <style:style style:name="T758" style:family="text">
      <style:text-properties officeooo:rsid="05730520"/>
    </style:style>
    <style:style style:name="T759" style:family="text">
      <style:text-properties officeooo:rsid="0574681a"/>
    </style:style>
    <style:style style:name="T760" style:family="text">
      <style:text-properties officeooo:rsid="057a0eea"/>
    </style:style>
    <style:style style:name="T761" style:family="text">
      <style:text-properties officeooo:rsid="057b89fd"/>
    </style:style>
    <style:style style:name="T762" style:family="text">
      <style:text-properties officeooo:rsid="057c444e"/>
    </style:style>
    <style:style style:name="T763" style:family="text">
      <style:text-properties officeooo:rsid="057dcffc"/>
    </style:style>
    <style:style style:name="T764" style:family="text">
      <style:text-properties officeooo:rsid="05831309"/>
    </style:style>
    <style:style style:name="T765" style:family="text">
      <style:text-properties officeooo:rsid="058418be"/>
    </style:style>
    <style:style style:name="T766" style:family="text">
      <style:text-properties officeooo:rsid="058595d1"/>
    </style:style>
    <style:style style:name="T767" style:family="text">
      <style:text-properties officeooo:rsid="0585bdae"/>
    </style:style>
    <style:style style:name="T768" style:family="text">
      <style:text-properties officeooo:rsid="05876a56"/>
    </style:style>
    <style:style style:name="T769" style:family="text">
      <style:text-properties officeooo:rsid="0587dd77"/>
    </style:style>
    <style:style style:name="T770" style:family="text">
      <style:text-properties officeooo:rsid="058853d6"/>
    </style:style>
    <style:style style:name="T771" style:family="text">
      <style:text-properties officeooo:rsid="0589ad44"/>
    </style:style>
    <style:style style:name="T772" style:family="text">
      <style:text-properties officeooo:rsid="058b0f5b"/>
    </style:style>
    <style:style style:name="T773" style:family="text">
      <style:text-properties officeooo:rsid="058c8d9e"/>
    </style:style>
    <style:style style:name="T774" style:family="text">
      <style:text-properties officeooo:rsid="058caff5"/>
    </style:style>
    <style:style style:name="T775" style:family="text">
      <style:text-properties officeooo:rsid="05952f8a"/>
    </style:style>
    <style:style style:name="T776" style:family="text">
      <style:text-properties officeooo:rsid="0596cf3c"/>
    </style:style>
    <style:style style:name="T777" style:family="text">
      <style:text-properties officeooo:rsid="0598de49"/>
    </style:style>
    <style:style style:name="T778" style:family="text">
      <style:text-properties officeooo:rsid="0599b09f"/>
    </style:style>
    <style:style style:name="T779" style:family="text">
      <style:text-properties officeooo:rsid="05a043b5"/>
    </style:style>
    <style:style style:name="T780" style:family="text">
      <style:text-properties officeooo:rsid="05a6e1b8"/>
    </style:style>
    <style:style style:name="T781" style:family="text">
      <style:text-properties officeooo:rsid="05abc579"/>
    </style:style>
    <style:style style:name="T782" style:family="text">
      <style:text-properties officeooo:rsid="05af86fd"/>
    </style:style>
    <style:style style:name="T783" style:family="text">
      <style:text-properties officeooo:rsid="05b09cb8"/>
    </style:style>
    <style:style style:name="T784" style:family="text">
      <style:text-properties officeooo:rsid="05b249e4"/>
    </style:style>
    <style:style style:name="T785" style:family="text">
      <style:text-properties officeooo:rsid="05b7dc88"/>
    </style:style>
    <style:style style:name="T786" style:family="text">
      <style:text-properties officeooo:rsid="05bc00ef"/>
    </style:style>
    <style:style style:name="T787" style:family="text">
      <style:text-properties officeooo:rsid="05bde9dc"/>
    </style:style>
    <style:style style:name="T788" style:family="text">
      <style:text-properties officeooo:rsid="05c0212f"/>
    </style:style>
    <style:style style:name="T789" style:family="text">
      <style:text-properties officeooo:rsid="05c67ac2"/>
    </style:style>
    <style:style style:name="T790" style:family="text">
      <style:text-properties officeooo:rsid="056eeb30"/>
    </style:style>
    <style:style style:name="T791" style:family="text">
      <style:text-properties officeooo:rsid="05cc7079"/>
    </style:style>
    <style:style style:name="T792" style:family="text">
      <style:text-properties officeooo:rsid="05cff7ac"/>
    </style:style>
    <style:style style:name="T793" style:family="text">
      <style:text-properties officeooo:rsid="05d0a0e7"/>
    </style:style>
    <style:style style:name="T794" style:family="text">
      <style:text-properties officeooo:rsid="05d38de7"/>
    </style:style>
    <style:style style:name="T795" style:family="text">
      <style:text-properties officeooo:rsid="05d3ff01"/>
    </style:style>
    <style:style style:name="T796" style:family="text">
      <style:text-properties officeooo:rsid="05d75ad3"/>
    </style:style>
    <style:style style:name="T797" style:family="text">
      <style:text-properties officeooo:rsid="05d8e992"/>
    </style:style>
    <style:style style:name="T798" style:family="text">
      <style:text-properties officeooo:rsid="05da64c3"/>
    </style:style>
    <style:style style:name="T799" style:family="text">
      <style:text-properties officeooo:rsid="05df7ffe"/>
    </style:style>
    <style:style style:name="T800" style:family="text">
      <style:text-properties officeooo:rsid="05e17e4c"/>
    </style:style>
    <style:style style:name="T801" style:family="text">
      <style:text-properties officeooo:rsid="05e372a8"/>
    </style:style>
    <style:style style:name="T802" style:family="text">
      <style:text-properties officeooo:rsid="05e5513d"/>
    </style:style>
    <style:style style:name="T803" style:family="text">
      <style:text-properties officeooo:rsid="05e5b148"/>
    </style:style>
    <style:style style:name="T804" style:family="text">
      <style:text-properties officeooo:rsid="05e8e7c2"/>
    </style:style>
    <style:style style:name="T805" style:family="text">
      <style:text-properties officeooo:rsid="05e910be"/>
    </style:style>
    <style:style style:name="T806" style:family="text">
      <style:text-properties officeooo:rsid="05e9faae"/>
    </style:style>
    <style:style style:name="T807" style:family="text">
      <style:text-properties officeooo:rsid="05ebd83f"/>
    </style:style>
    <style:style style:name="T808" style:family="text">
      <style:text-properties officeooo:rsid="05f10a87"/>
    </style:style>
    <style:style style:name="T809" style:family="text">
      <style:text-properties officeooo:rsid="05f1790d"/>
    </style:style>
    <style:style style:name="T810" style:family="text">
      <style:text-properties officeooo:rsid="05f3c644"/>
    </style:style>
    <style:style style:name="T811" style:family="text">
      <style:text-properties officeooo:rsid="05f74149"/>
    </style:style>
    <style:style style:name="T812" style:family="text">
      <style:text-properties officeooo:rsid="06000afc"/>
    </style:style>
    <style:style style:name="T813" style:family="text">
      <style:text-properties officeooo:rsid="06013cfd"/>
    </style:style>
    <style:style style:name="T814" style:family="text">
      <style:text-properties officeooo:rsid="060270af"/>
    </style:style>
    <style:style style:name="T815" style:family="text">
      <style:text-properties officeooo:rsid="0605359f"/>
    </style:style>
    <style:style style:name="T816" style:family="text">
      <style:text-properties officeooo:rsid="06055947"/>
    </style:style>
    <style:style style:name="T817" style:family="text">
      <style:text-properties officeooo:rsid="0607f37f"/>
    </style:style>
    <style:style style:name="T818" style:family="text">
      <style:text-properties officeooo:rsid="0609881b"/>
    </style:style>
    <style:style style:name="T819" style:family="text">
      <style:text-properties officeooo:rsid="060b65ec"/>
    </style:style>
    <style:style style:name="T820" style:family="text">
      <style:text-properties officeooo:rsid="060c6136"/>
    </style:style>
    <style:style style:name="T821" style:family="text">
      <style:text-properties officeooo:rsid="060dff69"/>
    </style:style>
    <style:style style:name="T822" style:family="text">
      <style:text-properties officeooo:rsid="06110302"/>
    </style:style>
    <style:style style:name="T823" style:family="text">
      <style:text-properties officeooo:rsid="0612ba16"/>
    </style:style>
    <style:style style:name="T824" style:family="text">
      <style:text-properties officeooo:rsid="061cbece"/>
    </style:style>
    <style:style style:name="T825" style:family="text">
      <style:text-properties officeooo:rsid="061de57d"/>
    </style:style>
    <style:style style:name="T826" style:family="text">
      <style:text-properties officeooo:rsid="061eabaa"/>
    </style:style>
    <style:style style:name="T827" style:family="text">
      <style:text-properties officeooo:rsid="0625a7ea"/>
    </style:style>
    <style:style style:name="T828" style:family="text">
      <style:text-properties officeooo:rsid="06267b78"/>
    </style:style>
    <style:style style:name="T829" style:family="text">
      <style:text-properties officeooo:rsid="06273418"/>
    </style:style>
    <style:style style:name="T830" style:family="text">
      <style:text-properties officeooo:rsid="0627606d"/>
    </style:style>
    <style:style style:name="T831" style:family="text">
      <style:text-properties officeooo:rsid="062b3f6f"/>
    </style:style>
    <style:style style:name="T832" style:family="text">
      <style:text-properties officeooo:rsid="062cbbaf"/>
    </style:style>
    <style:style style:name="T833" style:family="text">
      <style:text-properties officeooo:rsid="062e30b6"/>
    </style:style>
    <style:style style:name="T834" style:family="text">
      <style:text-properties officeooo:rsid="06321f36"/>
    </style:style>
    <style:style style:name="T835" style:family="text">
      <style:text-properties officeooo:rsid="063f7dcd"/>
    </style:style>
    <style:style style:name="T836" style:family="text">
      <style:text-properties officeooo:rsid="0641c706"/>
    </style:style>
    <style:style style:name="T837" style:family="text">
      <style:text-properties officeooo:rsid="06429f79"/>
    </style:style>
    <style:style style:name="T838" style:family="text">
      <style:text-properties officeooo:rsid="0642db4f"/>
    </style:style>
    <style:style style:name="T839" style:family="text">
      <style:text-properties officeooo:rsid="0644b2fb"/>
    </style:style>
    <style:style style:name="T840" style:family="text">
      <style:text-properties officeooo:rsid="06483c38"/>
    </style:style>
    <style:style style:name="T841" style:family="text">
      <style:text-properties officeooo:rsid="06506285"/>
    </style:style>
    <style:style style:name="T842" style:family="text">
      <style:text-properties officeooo:rsid="0654b131"/>
    </style:style>
    <style:style style:name="T843" style:family="text">
      <style:text-properties officeooo:rsid="0655e3af"/>
    </style:style>
    <style:style style:name="T844" style:family="text">
      <style:text-properties officeooo:rsid="065672e3"/>
    </style:style>
    <style:style style:name="T845" style:family="text">
      <style:text-properties officeooo:rsid="0657b5c5"/>
    </style:style>
    <style:style style:name="T846" style:family="text">
      <style:text-properties officeooo:rsid="0659ddca"/>
    </style:style>
    <style:style style:name="T847" style:family="text">
      <style:text-properties officeooo:rsid="065c42c0"/>
    </style:style>
    <style:style style:name="T848" style:family="text">
      <style:text-properties officeooo:rsid="0661d308"/>
    </style:style>
    <style:style style:name="T849" style:family="text">
      <style:text-properties officeooo:rsid="0662c63e"/>
    </style:style>
    <style:style style:name="T850" style:family="text">
      <style:text-properties officeooo:rsid="066470a7"/>
    </style:style>
    <style:style style:name="T851" style:family="text">
      <style:text-properties officeooo:rsid="066a704d"/>
    </style:style>
    <style:style style:name="T852" style:family="text">
      <style:text-properties officeooo:rsid="066b6d35"/>
    </style:style>
    <style:style style:name="T853" style:family="text">
      <style:text-properties officeooo:rsid="06741f95"/>
    </style:style>
    <style:style style:name="T854" style:family="text">
      <style:text-properties officeooo:rsid="0675dd45"/>
    </style:style>
    <style:style style:name="T855" style:family="text">
      <style:text-properties officeooo:rsid="067cfe7a"/>
    </style:style>
    <style:style style:name="T856" style:family="text">
      <style:text-properties officeooo:rsid="067e4b55"/>
    </style:style>
    <style:style style:name="T857" style:family="text">
      <style:text-properties officeooo:rsid="067ec2cd"/>
    </style:style>
    <style:style style:name="T858" style:family="text">
      <style:text-properties officeooo:rsid="067fc60f"/>
    </style:style>
    <style:style style:name="T859" style:family="text">
      <style:text-properties officeooo:rsid="0681f1e8"/>
    </style:style>
    <style:style style:name="T860" style:family="text">
      <style:text-properties officeooo:rsid="0684eee4"/>
    </style:style>
    <style:style style:name="T861" style:family="text">
      <style:text-properties officeooo:rsid="06855224"/>
    </style:style>
    <style:style style:name="T862" style:family="text">
      <style:text-properties officeooo:rsid="06873d70"/>
    </style:style>
    <style:style style:name="T863" style:family="text">
      <style:text-properties officeooo:rsid="0687a9f3"/>
    </style:style>
    <style:style style:name="T864" style:family="text">
      <style:text-properties officeooo:rsid="06886c1d"/>
    </style:style>
    <style:style style:name="T865" style:family="text">
      <style:text-properties officeooo:rsid="068c87f0"/>
    </style:style>
    <style:style style:name="T866" style:family="text">
      <style:text-properties officeooo:rsid="068cfd30"/>
    </style:style>
    <style:style style:name="T867" style:family="text">
      <style:text-properties officeooo:rsid="068df65a"/>
    </style:style>
    <style:style style:name="T868" style:family="text">
      <style:text-properties officeooo:rsid="068f4bab"/>
    </style:style>
    <style:style style:name="T869" style:family="text">
      <style:text-properties officeooo:rsid="0690aebd"/>
    </style:style>
    <style:style style:name="T870" style:family="text">
      <style:text-properties officeooo:rsid="0691afd0"/>
    </style:style>
    <style:style style:name="T871" style:family="text">
      <style:text-properties officeooo:rsid="0691c08a"/>
    </style:style>
    <style:style style:name="T872" style:family="text">
      <style:text-properties officeooo:rsid="0694e8ef"/>
    </style:style>
    <style:style style:name="T873" style:family="text">
      <style:text-properties officeooo:rsid="069c11c4"/>
    </style:style>
    <style:style style:name="T874" style:family="text">
      <style:text-properties officeooo:rsid="06a33c06"/>
    </style:style>
    <style:style style:name="T875" style:family="text">
      <style:text-properties officeooo:rsid="06ac5a88"/>
    </style:style>
    <style:style style:name="T876" style:family="text">
      <style:text-properties officeooo:rsid="06adc5e0"/>
    </style:style>
    <style:style style:name="T877" style:family="text">
      <style:text-properties officeooo:rsid="06b31f37"/>
    </style:style>
    <style:style style:name="T878" style:family="text">
      <style:text-properties officeooo:rsid="06b48248"/>
    </style:style>
    <style:style style:name="T879" style:family="text">
      <style:text-properties officeooo:rsid="06b5391c"/>
    </style:style>
    <style:style style:name="T880" style:family="text">
      <style:text-properties officeooo:rsid="06b6c4dd"/>
    </style:style>
    <style:style style:name="T881" style:family="text">
      <style:text-properties officeooo:rsid="06ba52f4"/>
    </style:style>
    <style:style style:name="T882" style:family="text">
      <style:text-properties officeooo:rsid="06bb5a04"/>
    </style:style>
    <style:style style:name="T883" style:family="text">
      <style:text-properties officeooo:rsid="06bc52b9"/>
    </style:style>
    <style:style style:name="T884" style:family="text">
      <style:text-properties officeooo:rsid="06bceeaa"/>
    </style:style>
    <style:style style:name="T885" style:family="text">
      <style:text-properties officeooo:rsid="06be5a59"/>
    </style:style>
    <style:style style:name="T886" style:family="text">
      <style:text-properties officeooo:rsid="06bee2ee"/>
    </style:style>
    <style:style style:name="T887" style:family="text">
      <style:text-properties officeooo:rsid="06c04933"/>
    </style:style>
    <style:style style:name="T888" style:family="text">
      <style:text-properties officeooo:rsid="06c43b26"/>
    </style:style>
    <style:style style:name="T889" style:family="text">
      <style:text-properties officeooo:rsid="06c57d04"/>
    </style:style>
    <style:style style:name="T890" style:family="text">
      <style:text-properties officeooo:rsid="06cba42b"/>
    </style:style>
    <style:style style:name="T891" style:family="text">
      <style:text-properties officeooo:rsid="06cbe23c"/>
    </style:style>
    <style:style style:name="T892" style:family="text">
      <style:text-properties officeooo:rsid="06cbf877"/>
    </style:style>
    <style:style style:name="T893" style:family="text">
      <style:text-properties officeooo:rsid="06cc1097"/>
    </style:style>
    <style:style style:name="T894" style:family="text">
      <style:text-properties officeooo:rsid="06ccb3ff"/>
    </style:style>
    <style:style style:name="T895" style:family="text">
      <style:text-properties officeooo:rsid="06ce2e77"/>
    </style:style>
    <style:style style:name="T896" style:family="text">
      <style:text-properties officeooo:rsid="06cecc93"/>
    </style:style>
    <style:style style:name="T897" style:family="text">
      <style:text-properties fo:font-weight="normal" officeooo:rsid="06c57d04" style:font-weight-asian="normal" style:font-weight-complex="normal"/>
    </style:style>
    <style:style style:name="T898" style:family="text">
      <style:text-properties officeooo:rsid="06cfa061"/>
    </style:style>
    <style:style style:name="T899" style:family="text">
      <style:text-properties officeooo:rsid="06d03624"/>
    </style:style>
    <style:style style:name="T900" style:family="text">
      <style:text-properties officeooo:rsid="06d3e9d5"/>
    </style:style>
    <style:style style:name="T901" style:family="text">
      <style:text-properties officeooo:rsid="06d4f0d3"/>
    </style:style>
    <style:style style:name="T902" style:family="text">
      <style:text-properties officeooo:rsid="06d6c3b3"/>
    </style:style>
    <style:style style:name="T903" style:family="text">
      <style:text-properties officeooo:rsid="06d84456"/>
    </style:style>
    <style:style style:name="T904" style:family="text">
      <style:text-properties officeooo:rsid="06d89efa"/>
    </style:style>
    <style:style style:name="T905" style:family="text">
      <style:text-properties officeooo:rsid="06d8ed60"/>
    </style:style>
    <style:style style:name="T906" style:family="text">
      <style:text-properties officeooo:rsid="06d904d0"/>
    </style:style>
    <style:style style:name="T907" style:family="text">
      <style:text-properties officeooo:rsid="06da3f05"/>
    </style:style>
    <style:style style:name="T908" style:family="text">
      <style:text-properties officeooo:rsid="06db841f"/>
    </style:style>
    <style:style style:name="T909" style:family="text">
      <style:text-properties officeooo:rsid="06dc71a7"/>
    </style:style>
    <style:style style:name="T910" style:family="text">
      <style:text-properties officeooo:rsid="06dedfa8"/>
    </style:style>
    <style:style style:name="T911" style:family="text">
      <style:text-properties officeooo:rsid="06e10ac1"/>
    </style:style>
    <style:style style:name="T912" style:family="text">
      <style:text-properties officeooo:rsid="06e18a22"/>
    </style:style>
    <style:style style:name="T913" style:family="text">
      <style:text-properties officeooo:rsid="06e33196"/>
    </style:style>
    <style:style style:name="T914" style:family="text">
      <style:text-properties officeooo:rsid="06e523d9"/>
    </style:style>
    <style:style style:name="T915" style:family="text">
      <style:text-properties officeooo:rsid="06e57114"/>
    </style:style>
    <style:style style:name="T916" style:family="text">
      <style:text-properties officeooo:rsid="06e6fa12"/>
    </style:style>
    <style:style style:name="T917" style:family="text">
      <style:text-properties officeooo:rsid="06e78f8b"/>
    </style:style>
    <style:style style:name="T918" style:family="text">
      <style:text-properties officeooo:rsid="06e7f380"/>
    </style:style>
    <style:style style:name="T919" style:family="text">
      <style:text-properties officeooo:rsid="06e81b37"/>
    </style:style>
    <style:style style:name="T920" style:family="text">
      <style:text-properties officeooo:rsid="06e8d8bc"/>
    </style:style>
    <style:style style:name="T921" style:family="text">
      <style:text-properties officeooo:rsid="06e9f5e8"/>
    </style:style>
    <style:style style:name="T922" style:family="text">
      <style:text-properties officeooo:rsid="06eb15ee"/>
    </style:style>
    <style:style style:name="T923" style:family="text">
      <style:text-properties officeooo:rsid="06ec5cd8"/>
    </style:style>
    <style:style style:name="T924" style:family="text">
      <style:text-properties officeooo:rsid="06ed4594"/>
    </style:style>
    <style:style style:name="T925" style:family="text">
      <style:text-properties officeooo:rsid="06ef2dd9"/>
    </style:style>
    <style:style style:name="T926" style:family="text">
      <style:text-properties officeooo:rsid="06f244e9"/>
    </style:style>
    <style:style style:name="T927" style:family="text">
      <style:text-properties officeooo:rsid="06f339df"/>
    </style:style>
    <style:style style:name="T928" style:family="text">
      <style:text-properties officeooo:rsid="06f39572"/>
    </style:style>
    <style:style style:name="T929" style:family="text">
      <style:text-properties officeooo:rsid="06f4d966"/>
    </style:style>
    <style:style style:name="T930" style:family="text">
      <style:text-properties officeooo:rsid="06f569b6"/>
    </style:style>
    <style:style style:name="T931" style:family="text">
      <style:text-properties officeooo:rsid="06f7299d"/>
    </style:style>
    <style:style style:name="T932" style:family="text">
      <style:text-properties officeooo:rsid="06f733cf"/>
    </style:style>
    <style:style style:name="T933" style:family="text">
      <style:text-properties officeooo:rsid="06f8d64a"/>
    </style:style>
    <style:style style:name="T934" style:family="text">
      <style:text-properties officeooo:rsid="06fac0c7"/>
    </style:style>
    <style:style style:name="T935" style:family="text">
      <style:text-properties officeooo:rsid="06ff175f"/>
    </style:style>
    <style:style style:name="T936" style:family="text">
      <style:text-properties officeooo:rsid="0705ea54"/>
    </style:style>
    <style:style style:name="T937" style:family="text">
      <style:text-properties officeooo:rsid="0707b665"/>
    </style:style>
    <style:style style:name="T938" style:family="text">
      <style:text-properties officeooo:rsid="070bd5c7"/>
    </style:style>
    <style:style style:name="T939" style:family="text">
      <style:text-properties officeooo:rsid="0714bd7e"/>
    </style:style>
    <style:style style:name="T940" style:family="text">
      <style:text-properties officeooo:rsid="0717fe37"/>
    </style:style>
    <style:style style:name="T941" style:family="text">
      <style:text-properties officeooo:rsid="0722bb6f"/>
    </style:style>
    <style:style style:name="T942" style:family="text">
      <style:text-properties officeooo:rsid="07230932"/>
    </style:style>
    <style:style style:name="T943" style:family="text">
      <style:text-properties officeooo:rsid="0726843b"/>
    </style:style>
    <style:style style:name="T944" style:family="text">
      <style:text-properties officeooo:rsid="072936f8"/>
    </style:style>
    <style:style style:name="T945" style:family="text">
      <style:text-properties officeooo:rsid="072d41c3"/>
    </style:style>
    <style:style style:name="T946" style:family="text">
      <style:text-properties officeooo:rsid="072e9c71"/>
    </style:style>
    <style:style style:name="T947" style:family="text">
      <style:text-properties officeooo:rsid="072eca35"/>
    </style:style>
    <style:style style:name="T948" style:family="text">
      <style:text-properties officeooo:rsid="0731a4ff"/>
    </style:style>
    <style:style style:name="T949" style:family="text">
      <style:text-properties officeooo:rsid="0738aa0a"/>
    </style:style>
    <style:style style:name="T950" style:family="text">
      <style:text-properties officeooo:rsid="073957e9"/>
    </style:style>
    <style:style style:name="T951" style:family="text">
      <style:text-properties officeooo:rsid="073b5025"/>
    </style:style>
    <style:style style:name="T952" style:family="text">
      <style:text-properties officeooo:rsid="07405bd7"/>
    </style:style>
    <style:style style:name="T953" style:family="text">
      <style:text-properties officeooo:rsid="0740c2c7"/>
    </style:style>
    <style:style style:name="T954" style:family="text">
      <style:text-properties officeooo:rsid="0744c2cc"/>
    </style:style>
    <style:style style:name="T955" style:family="text">
      <style:text-properties officeooo:rsid="0745cff4"/>
    </style:style>
    <style:style style:name="T956" style:family="text">
      <style:text-properties officeooo:rsid="074869b0"/>
    </style:style>
    <style:style style:name="T957" style:family="text">
      <style:text-properties officeooo:rsid="074d2fb4"/>
    </style:style>
    <style:style style:name="T958" style:family="text">
      <style:text-properties officeooo:rsid="075212ea"/>
    </style:style>
    <style:style style:name="T959" style:family="text">
      <style:text-properties officeooo:rsid="0753e7a2"/>
    </style:style>
    <style:style style:name="T960" style:family="text">
      <style:text-properties officeooo:rsid="07558b2d"/>
    </style:style>
    <style:style style:name="T961" style:family="text">
      <style:text-properties officeooo:rsid="075ba7ea"/>
    </style:style>
    <style:style style:name="T962" style:family="text">
      <style:text-properties officeooo:rsid="0760856d"/>
    </style:style>
    <style:style style:name="T963" style:family="text">
      <style:text-properties officeooo:rsid="0766871a"/>
    </style:style>
    <style:style style:name="T964" style:family="text">
      <style:text-properties officeooo:rsid="076b585a"/>
    </style:style>
    <style:style style:name="T965" style:family="text">
      <style:text-properties officeooo:rsid="076c3c58"/>
    </style:style>
    <style:style style:name="T966" style:family="text">
      <style:text-properties officeooo:rsid="076f5c28"/>
    </style:style>
    <style:style style:name="T967" style:family="text">
      <style:text-properties officeooo:rsid="0770cac8"/>
    </style:style>
    <style:style style:name="T968" style:family="text">
      <style:text-properties officeooo:rsid="0772771f"/>
    </style:style>
    <style:style style:name="T969" style:family="text">
      <style:text-properties officeooo:rsid="077399e4"/>
    </style:style>
    <style:style style:name="T970" style:family="text">
      <style:text-properties officeooo:rsid="0773a3aa"/>
    </style:style>
    <style:style style:name="T971" style:family="text">
      <style:text-properties officeooo:rsid="0775e13b"/>
    </style:style>
    <style:style style:name="T972" style:family="text">
      <style:text-properties officeooo:rsid="07796e31"/>
    </style:style>
    <style:style style:name="T973" style:family="text">
      <style:text-properties officeooo:rsid="077b4544"/>
    </style:style>
    <style:style style:name="T974" style:family="text">
      <style:text-properties officeooo:rsid="0781c19e"/>
    </style:style>
    <style:style style:name="T975" style:family="text">
      <style:text-properties officeooo:rsid="0786fb8a"/>
    </style:style>
    <style:style style:name="T976" style:family="text">
      <style:text-properties officeooo:rsid="078a8f27"/>
    </style:style>
    <style:style style:name="T977" style:family="text">
      <style:text-properties officeooo:rsid="078cc685"/>
    </style:style>
    <style:style style:name="T978" style:family="text">
      <style:text-properties officeooo:rsid="078e5b71"/>
    </style:style>
    <style:style style:name="T979" style:family="text">
      <style:text-properties officeooo:rsid="0791e86e"/>
    </style:style>
    <style:style style:name="T980" style:family="text">
      <style:text-properties officeooo:rsid="0795c576"/>
    </style:style>
    <style:style style:name="T981" style:family="text">
      <style:text-properties officeooo:rsid="079ad21e"/>
    </style:style>
    <style:style style:name="T982" style:family="text">
      <style:text-properties officeooo:rsid="079cd821"/>
    </style:style>
    <style:style style:name="T983" style:family="text">
      <style:text-properties officeooo:rsid="079ee6c1"/>
    </style:style>
    <style:style style:name="T984" style:family="text">
      <style:text-properties officeooo:rsid="07a0f33d"/>
    </style:style>
    <style:style style:name="T985" style:family="text">
      <style:text-properties officeooo:rsid="07a19782"/>
    </style:style>
    <style:style style:name="T986" style:family="text">
      <style:text-properties officeooo:rsid="07a1f437"/>
    </style:style>
    <style:style style:name="T987" style:family="text">
      <style:text-properties officeooo:rsid="07a37688"/>
    </style:style>
    <style:style style:name="T988" style:family="text">
      <style:text-properties officeooo:rsid="07a3a21c"/>
    </style:style>
    <style:style style:name="T989" style:family="text">
      <style:text-properties officeooo:rsid="07a4523b"/>
    </style:style>
    <style:style style:name="T990" style:family="text">
      <style:text-properties officeooo:rsid="07a73917"/>
    </style:style>
    <style:style style:name="T991" style:family="text">
      <style:text-properties officeooo:rsid="07aa8d8c"/>
    </style:style>
    <style:style style:name="T992" style:family="text">
      <style:text-properties officeooo:rsid="07af3095"/>
    </style:style>
    <style:style style:name="T993" style:family="text">
      <style:text-properties officeooo:rsid="07af41df"/>
    </style:style>
    <style:style style:name="T994" style:family="text">
      <style:text-properties officeooo:rsid="07b29731"/>
    </style:style>
    <style:style style:name="T995" style:family="text">
      <style:text-properties officeooo:rsid="07b338ed"/>
    </style:style>
    <style:style style:name="T996" style:family="text">
      <style:text-properties officeooo:rsid="07b41532"/>
    </style:style>
    <style:style style:name="T997" style:family="text">
      <style:text-properties officeooo:rsid="07b75ac8"/>
    </style:style>
    <style:style style:name="T998" style:family="text">
      <style:text-properties officeooo:rsid="07b8a6c9"/>
    </style:style>
    <style:style style:name="T999" style:family="text">
      <style:text-properties officeooo:rsid="07b95423"/>
    </style:style>
    <style:style style:name="T1000" style:family="text">
      <style:text-properties officeooo:rsid="07bb36fe"/>
    </style:style>
    <style:style style:name="T1001" style:family="text">
      <style:text-properties officeooo:rsid="07bde9e5"/>
    </style:style>
    <style:style style:name="T1002" style:family="text">
      <style:text-properties officeooo:rsid="07bef292"/>
    </style:style>
    <style:style style:name="T1003" style:family="text">
      <style:text-properties officeooo:rsid="07c05d66"/>
    </style:style>
    <style:style style:name="T1004" style:family="text">
      <style:text-properties officeooo:rsid="07c39c97"/>
    </style:style>
    <style:style style:name="T1005" style:family="text">
      <style:text-properties officeooo:rsid="07c40755"/>
    </style:style>
    <style:style style:name="T1006" style:family="text">
      <style:text-properties officeooo:rsid="07ccc73a"/>
    </style:style>
    <style:style style:name="T1007" style:family="text">
      <style:text-properties officeooo:rsid="07d89936"/>
    </style:style>
    <style:style style:name="T1008" style:family="text">
      <style:text-properties officeooo:rsid="07d92b24"/>
    </style:style>
    <style:style style:name="T1009" style:family="text">
      <style:text-properties officeooo:rsid="07d9d053"/>
    </style:style>
    <style:style style:name="T1010" style:family="text">
      <style:text-properties officeooo:rsid="07dabd9a"/>
    </style:style>
    <style:style style:name="T1011" style:family="text">
      <style:text-properties officeooo:rsid="07db8c62"/>
    </style:style>
    <style:style style:name="T1012" style:family="text">
      <style:text-properties officeooo:rsid="07dca2b9"/>
    </style:style>
    <style:style style:name="T1013" style:family="text">
      <style:text-properties officeooo:rsid="07dcd47b"/>
    </style:style>
    <style:style style:name="T1014" style:family="text">
      <style:text-properties officeooo:rsid="07de94c1"/>
    </style:style>
    <style:style style:name="T1015" style:family="text">
      <style:text-properties officeooo:rsid="07e39427"/>
    </style:style>
    <style:style style:name="T1016" style:family="text">
      <style:text-properties officeooo:rsid="07e3c742"/>
    </style:style>
    <style:style style:name="T1017" style:family="text">
      <style:text-properties officeooo:rsid="07e5ae79"/>
    </style:style>
    <style:style style:name="T1018" style:family="text">
      <style:text-properties officeooo:rsid="07e772c7"/>
    </style:style>
    <style:style style:name="T1019" style:family="text">
      <style:text-properties officeooo:rsid="07e7c9e8"/>
    </style:style>
    <style:style style:name="T1020" style:family="text">
      <style:text-properties officeooo:rsid="07e929cc"/>
    </style:style>
    <style:style style:name="T1021" style:family="text">
      <style:text-properties officeooo:rsid="07eacfc4"/>
    </style:style>
    <style:style style:name="T1022" style:family="text">
      <style:text-properties officeooo:rsid="07ec4dc9"/>
    </style:style>
    <style:style style:name="T1023" style:family="text">
      <style:text-properties officeooo:rsid="07eda609"/>
    </style:style>
    <style:style style:name="T1024" style:family="text">
      <style:text-properties officeooo:rsid="07f1c82a"/>
    </style:style>
    <style:style style:name="T1025" style:family="text">
      <style:text-properties officeooo:rsid="07f38b3a"/>
    </style:style>
    <style:style style:name="T1026" style:family="text">
      <style:text-properties officeooo:rsid="07f39863"/>
    </style:style>
    <style:style style:name="T1027" style:family="text">
      <style:text-properties officeooo:rsid="07f6c94a"/>
    </style:style>
    <style:style style:name="T1028" style:family="text">
      <style:text-properties officeooo:rsid="07f852a3"/>
    </style:style>
    <style:style style:name="T1029" style:family="text">
      <style:text-properties officeooo:rsid="07f9fae8"/>
    </style:style>
    <style:style style:name="T1030" style:family="text">
      <style:text-properties officeooo:rsid="07fc2c37"/>
    </style:style>
    <style:style style:name="T1031" style:family="text">
      <style:text-properties officeooo:rsid="080381f9"/>
    </style:style>
    <style:style style:name="T1032" style:family="text">
      <style:text-properties officeooo:rsid="0804ed98"/>
    </style:style>
    <style:style style:name="T1033" style:family="text">
      <style:text-properties officeooo:rsid="080bf76f"/>
    </style:style>
    <style:style style:name="T1034" style:family="text">
      <style:text-properties officeooo:rsid="080d9ac2"/>
    </style:style>
    <style:style style:name="T1035" style:family="text">
      <style:text-properties officeooo:rsid="080f42b8"/>
    </style:style>
    <style:style style:name="T1036" style:family="text">
      <style:text-properties officeooo:rsid="08149676"/>
    </style:style>
    <style:style style:name="T1037" style:family="text">
      <style:text-properties officeooo:rsid="0815b04d"/>
    </style:style>
    <style:style style:name="T1038" style:family="text">
      <style:text-properties officeooo:rsid="081a446c"/>
    </style:style>
    <style:style style:name="T1039" style:family="text">
      <style:text-properties officeooo:rsid="082090f4"/>
    </style:style>
    <style:style style:name="T1040" style:family="text">
      <style:text-properties officeooo:rsid="08301adc"/>
    </style:style>
    <style:style style:name="T1041" style:family="text">
      <style:text-properties officeooo:rsid="08328303"/>
    </style:style>
    <style:style style:name="T1042" style:family="text">
      <style:text-properties officeooo:rsid="0835666d"/>
    </style:style>
    <style:style style:name="T1043" style:family="text">
      <style:text-properties officeooo:rsid="083646c2"/>
    </style:style>
    <style:style style:name="T1044" style:family="text">
      <style:text-properties officeooo:rsid="0836cfaa"/>
    </style:style>
    <style:style style:name="T1045" style:family="text">
      <style:text-properties officeooo:rsid="083c4acf"/>
    </style:style>
    <style:style style:name="T1046" style:family="text">
      <style:text-properties officeooo:rsid="083e5b74"/>
    </style:style>
    <style:style style:name="T1047" style:family="text">
      <style:text-properties officeooo:rsid="083e7b81"/>
    </style:style>
    <style:style style:name="T1048" style:family="text">
      <style:text-properties officeooo:rsid="08432463"/>
    </style:style>
    <style:style style:name="T1049" style:family="text">
      <style:text-properties officeooo:rsid="084a0d5f"/>
    </style:style>
    <style:style style:name="T1050" style:family="text">
      <style:text-properties officeooo:rsid="084b89e7"/>
    </style:style>
    <style:style style:name="T1051" style:family="text">
      <style:text-properties officeooo:rsid="084ca3cf"/>
    </style:style>
    <style:style style:name="T1052" style:family="text">
      <style:text-properties officeooo:rsid="084e5725"/>
    </style:style>
    <style:style style:name="T1053" style:family="text">
      <style:text-properties officeooo:rsid="084ec52d"/>
    </style:style>
    <style:style style:name="T1054" style:family="text">
      <style:text-properties officeooo:rsid="084fcc11"/>
    </style:style>
    <style:style style:name="T1055" style:family="text">
      <style:text-properties officeooo:rsid="08524d50"/>
    </style:style>
    <style:style style:name="T1056" style:family="text">
      <style:text-properties officeooo:rsid="0852bb24"/>
    </style:style>
    <style:style style:name="T1057" style:family="text">
      <style:text-properties officeooo:rsid="0852c412"/>
    </style:style>
    <style:style style:name="T1058" style:family="text">
      <style:text-properties officeooo:rsid="08544912"/>
    </style:style>
    <style:style style:name="T1059" style:family="text">
      <style:text-properties officeooo:rsid="0857ee9a"/>
    </style:style>
    <style:style style:name="T1060" style:family="text">
      <style:text-properties officeooo:rsid="0857f093"/>
    </style:style>
    <style:style style:name="T1061" style:family="text">
      <style:text-properties officeooo:rsid="08591fd3"/>
    </style:style>
    <style:style style:name="T1062" style:family="text">
      <style:text-properties officeooo:rsid="085998f4"/>
    </style:style>
    <style:style style:name="T1063" style:family="text">
      <style:text-properties officeooo:rsid="085b8f9d"/>
    </style:style>
    <style:style style:name="T1064" style:family="text">
      <style:text-properties officeooo:rsid="085cc8c0"/>
    </style:style>
    <style:style style:name="T1065" style:family="text">
      <style:text-properties officeooo:rsid="085ebaaa"/>
    </style:style>
    <style:style style:name="T1066" style:family="text">
      <style:text-properties officeooo:rsid="08608947"/>
    </style:style>
    <style:style style:name="T1067" style:family="text">
      <style:text-properties officeooo:rsid="0861d876"/>
    </style:style>
    <style:style style:name="T1068" style:family="text">
      <style:text-properties officeooo:rsid="08624c93"/>
    </style:style>
    <style:style style:name="T1069" style:family="text">
      <style:text-properties officeooo:rsid="08628994"/>
    </style:style>
    <style:style style:name="T1070" style:family="text">
      <style:text-properties officeooo:rsid="08630bbc"/>
    </style:style>
    <style:style style:name="T1071" style:family="text">
      <style:text-properties officeooo:rsid="0864c6f9"/>
    </style:style>
    <style:style style:name="T1072" style:family="text">
      <style:text-properties officeooo:rsid="086b134d"/>
    </style:style>
    <style:style style:name="T1073" style:family="text">
      <style:text-properties officeooo:rsid="086cad28"/>
    </style:style>
    <style:style style:name="T1074" style:family="text">
      <style:text-properties officeooo:rsid="08721d7b"/>
    </style:style>
    <style:style style:name="T1075" style:family="text">
      <style:text-properties officeooo:rsid="0872e0c3"/>
    </style:style>
    <style:style style:name="T1076" style:family="text">
      <style:text-properties officeooo:rsid="0879febc"/>
    </style:style>
    <style:style style:name="T1077" style:family="text">
      <style:text-properties officeooo:rsid="087f94e0"/>
    </style:style>
    <style:style style:name="T1078" style:family="text">
      <style:text-properties officeooo:rsid="0882fe5d"/>
    </style:style>
    <style:style style:name="T1079" style:family="text">
      <style:text-properties officeooo:rsid="0883675a"/>
    </style:style>
    <style:style style:name="T1080" style:family="text">
      <style:text-properties officeooo:rsid="0884af9a"/>
    </style:style>
    <style:style style:name="T1081" style:family="text">
      <style:text-properties officeooo:rsid="08874c82"/>
    </style:style>
    <style:style style:name="T1082" style:family="text">
      <style:text-properties officeooo:rsid="0888bf9b"/>
    </style:style>
    <style:style style:name="T1083" style:family="text">
      <style:text-properties officeooo:rsid="088e3cce"/>
    </style:style>
    <style:style style:name="T1084" style:family="text">
      <style:text-properties officeooo:rsid="088ead23"/>
    </style:style>
    <style:style style:name="T1085" style:family="text">
      <style:text-properties officeooo:rsid="08918248"/>
    </style:style>
    <style:style style:name="T1086" style:family="text">
      <style:text-properties officeooo:rsid="0893683d"/>
    </style:style>
    <style:style style:name="T1087" style:family="text">
      <style:text-properties officeooo:rsid="089506f6"/>
    </style:style>
    <style:style style:name="T1088" style:family="text">
      <style:text-properties officeooo:rsid="089a2cc3"/>
    </style:style>
    <style:style style:name="T1089" style:family="text">
      <style:text-properties officeooo:rsid="089c8849"/>
    </style:style>
    <style:style style:name="T1090" style:family="text">
      <style:text-properties officeooo:rsid="08a06dd5"/>
    </style:style>
    <style:style style:name="T1091" style:family="text">
      <style:text-properties officeooo:rsid="08a1cbb3"/>
    </style:style>
    <style:style style:name="T1092" style:family="text">
      <style:text-properties officeooo:rsid="08a2c134"/>
    </style:style>
    <style:style style:name="T1093" style:family="text">
      <style:text-properties officeooo:rsid="08a4a446"/>
    </style:style>
    <style:style style:name="T1094" style:family="text">
      <style:text-properties officeooo:rsid="08a6d3f8"/>
    </style:style>
    <style:style style:name="T1095" style:family="text">
      <style:text-properties officeooo:rsid="08a6e201"/>
    </style:style>
    <style:style style:name="T1096" style:family="text">
      <style:text-properties officeooo:rsid="08a7c0ef"/>
    </style:style>
    <style:style style:name="T1097" style:family="text">
      <style:text-properties officeooo:rsid="08ace3c6"/>
    </style:style>
    <style:style style:name="T1098" style:family="text">
      <style:text-properties officeooo:rsid="08ad74af"/>
    </style:style>
    <style:style style:name="T1099" style:family="text">
      <style:text-properties officeooo:rsid="08b0a849"/>
    </style:style>
    <style:style style:name="T1100" style:family="text">
      <style:text-properties officeooo:rsid="08b17329"/>
    </style:style>
    <style:style style:name="T1101" style:family="text">
      <style:text-properties officeooo:rsid="08b1950f"/>
    </style:style>
    <style:style style:name="T1102" style:family="text">
      <style:text-properties officeooo:rsid="08b74176"/>
    </style:style>
    <style:style style:name="T1103" style:family="text">
      <style:text-properties officeooo:rsid="08b74903"/>
    </style:style>
    <style:style style:name="T1104" style:family="text">
      <style:text-properties officeooo:rsid="08b77812"/>
    </style:style>
    <style:style style:name="T1105" style:family="text">
      <style:text-properties officeooo:rsid="08b8d408"/>
    </style:style>
    <style:style style:name="T1106" style:family="text">
      <style:text-properties officeooo:rsid="08bed67c"/>
    </style:style>
    <style:style style:name="T1107" style:family="text">
      <style:text-properties officeooo:rsid="08c07141"/>
    </style:style>
    <style:style style:name="T1108" style:family="text">
      <style:text-properties officeooo:rsid="08c16ee0"/>
    </style:style>
    <style:style style:name="T1109" style:family="text">
      <style:text-properties officeooo:rsid="08c19445"/>
    </style:style>
    <style:style style:name="T1110" style:family="text">
      <style:text-properties officeooo:rsid="08c911f7"/>
    </style:style>
    <style:style style:name="T1111" style:family="text">
      <style:text-properties officeooo:rsid="08cbc786"/>
    </style:style>
    <style:style style:name="T1112" style:family="text">
      <style:text-properties officeooo:rsid="08cd3b40"/>
    </style:style>
    <style:style style:name="T1113" style:family="text">
      <style:text-properties officeooo:rsid="08cdf232"/>
    </style:style>
    <style:style style:name="T1114" style:family="text">
      <style:text-properties officeooo:rsid="08cf4044"/>
    </style:style>
    <style:style style:name="T1115" style:family="text">
      <style:text-properties officeooo:rsid="08d0c04e"/>
    </style:style>
    <style:style style:name="T1116" style:family="text">
      <style:text-properties officeooo:rsid="08d8953b"/>
    </style:style>
    <style:style style:name="T1117" style:family="text">
      <style:text-properties officeooo:rsid="08e2452c"/>
    </style:style>
    <style:style style:name="T1118" style:family="text">
      <style:text-properties officeooo:rsid="08e26c3b"/>
    </style:style>
    <style:style style:name="T1119" style:family="text">
      <style:text-properties officeooo:rsid="08e410ef"/>
    </style:style>
    <style:style style:name="T1120" style:family="text">
      <style:text-properties officeooo:rsid="08e88aff"/>
    </style:style>
    <style:style style:name="T1121" style:family="text">
      <style:text-properties officeooo:rsid="08eb12e6"/>
    </style:style>
    <style:style style:name="T1122" style:family="text">
      <style:text-properties officeooo:rsid="08eb24fb"/>
    </style:style>
    <style:style style:name="T1123" style:family="text">
      <style:text-properties officeooo:rsid="08ec06dd"/>
    </style:style>
    <style:style style:name="T1124" style:family="text">
      <style:text-properties officeooo:rsid="08ec8141"/>
    </style:style>
    <style:style style:name="T1125" style:family="text">
      <style:text-properties officeooo:rsid="08ee4126"/>
    </style:style>
    <style:style style:name="T1126" style:family="text">
      <style:text-properties officeooo:rsid="08f01631"/>
    </style:style>
    <style:style style:name="T1127" style:family="text">
      <style:text-properties officeooo:rsid="08f2989a"/>
    </style:style>
    <style:style style:name="T1128" style:family="text">
      <style:text-properties officeooo:rsid="08f5ff83"/>
    </style:style>
    <style:style style:name="T1129" style:family="text">
      <style:text-properties officeooo:rsid="08f71441"/>
    </style:style>
    <style:style style:name="T1130" style:family="text">
      <style:text-properties officeooo:rsid="08fe913a"/>
    </style:style>
    <style:style style:name="T1131" style:family="text">
      <style:text-properties officeooo:rsid="09011fae"/>
    </style:style>
    <style:style style:name="T1132" style:family="text">
      <style:text-properties officeooo:rsid="0901e883"/>
    </style:style>
    <style:style style:name="T1133" style:family="text">
      <style:text-properties officeooo:rsid="0904af67"/>
    </style:style>
    <style:style style:name="T1134" style:family="text">
      <style:text-properties officeooo:rsid="090694de"/>
    </style:style>
    <style:style style:name="T1135" style:family="text">
      <style:text-properties officeooo:rsid="090c2515"/>
    </style:style>
    <style:style style:name="T1136" style:family="text">
      <style:text-properties officeooo:rsid="090daeae"/>
    </style:style>
    <style:style style:name="T1137" style:family="text">
      <style:text-properties officeooo:rsid="090e2a0a"/>
    </style:style>
    <style:style style:name="T1138" style:family="text">
      <style:text-properties officeooo:rsid="090e6732"/>
    </style:style>
    <style:style style:name="T1139" style:family="text">
      <style:text-properties officeooo:rsid="090fa1ba"/>
    </style:style>
    <style:style style:name="T1140" style:family="text">
      <style:text-properties officeooo:rsid="091003a3"/>
    </style:style>
    <style:style style:name="T1141" style:family="text">
      <style:text-properties officeooo:rsid="0913a42c"/>
    </style:style>
    <style:style style:name="T1142" style:family="text">
      <style:text-properties officeooo:rsid="091418d3"/>
    </style:style>
    <style:style style:name="T1143" style:family="text">
      <style:text-properties officeooo:rsid="09192f5e"/>
    </style:style>
    <style:style style:name="T1144" style:family="text">
      <style:text-properties officeooo:rsid="091ac581"/>
    </style:style>
    <style:style style:name="T1145" style:family="text">
      <style:text-properties officeooo:rsid="091e2dd2"/>
    </style:style>
    <style:style style:name="T1146" style:family="text">
      <style:text-properties officeooo:rsid="0920431a"/>
    </style:style>
    <style:style style:name="T1147" style:family="text">
      <style:text-properties officeooo:rsid="09228c05"/>
    </style:style>
    <style:style style:name="T1148" style:family="text">
      <style:text-properties officeooo:rsid="09256efc"/>
    </style:style>
    <style:style style:name="T1149" style:family="text">
      <style:text-properties officeooo:rsid="0927bf91"/>
    </style:style>
    <style:style style:name="T1150" style:family="text">
      <style:text-properties officeooo:rsid="0929857a"/>
    </style:style>
    <style:style style:name="T1151" style:family="text">
      <style:text-properties officeooo:rsid="0929ee33"/>
    </style:style>
    <style:style style:name="T1152" style:family="text">
      <style:text-properties officeooo:rsid="092ca5cb"/>
    </style:style>
    <style:style style:name="T1153" style:family="text">
      <style:text-properties officeooo:rsid="0932957f"/>
    </style:style>
    <style:style style:name="T1154" style:family="text">
      <style:text-properties officeooo:rsid="09391236"/>
    </style:style>
    <style:style style:name="T1155" style:family="text">
      <style:text-properties officeooo:rsid="093c41b4"/>
    </style:style>
    <style:style style:name="T1156" style:family="text">
      <style:text-properties officeooo:rsid="094036f7"/>
    </style:style>
    <style:style style:name="T115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15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5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sign Pattern Examples Notes</text:p>
      <text:p text:style-name="P54">by Stephen P. Lepisto</text:p>
      <text:p text:style-name="P54">Started: February <text:span text:style-name="T10">17</text:span>, 2023</text:p>
      <text:p text:style-name="P54">Initial C# code written: May 16 – June 10, 2015</text:p>
      <text:p text:style-name="P56"/>
      <text:h text:style-name="P1096" text:outline-level="1" text:is-list-header="true">February 17, 2023</text:h>
      <text:p text:style-name="P139">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9"/>
      <text:p text:style-name="P139">I restructured the DesignPatternExamples C# solution and project to move the project into its own directory and then checked in the whole thing in Subversion. <text:s/>I'm <text:span text:style-name="T1">still building with .Net 4.5</text:span>.</text:p>
      <text:p text:style-name="P139"/>
      <text:p text:style-name="P135">Corrected a number spelling errors and tweaked the source from the original to clean up some of the examples. <text:s/>The tweaks are mainly around altering entity names. <text:s/>These are captured in Subversion changes.</text:p>
      <text:h text:style-name="P1097" text:outline-level="1" text:is-list-header="true">February 18, 2023</text:h>
      <text:p text:style-name="P136">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6">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3">Note: I was surprised the first time when I copied the contents of the ClipBoardReader display to the clipboard and the ClipBoardReader suddenly erased the contents of the display – because the clipboard had changed.</text:p>
      <text:p text:style-name="P163">I pasted the results into a test page and it displayed quite nicely in a browser. <text:s/>So this is more or less usable.</text:p>
      <text:p text:style-name="P164"><text:soft-page-break/>I renamed the DesignPatternExamples solution to DesignPatternExamples_csharp and then moved it into the "csharp" directory.</text:p>
      <text:h text:style-name="P1098" text:outline-level="1" text:is-list-header="true">Begin C++ Version of Design Pattern Examples</text:h>
      <text:h text:style-name="Heading_20_2" text:outline-level="2" text:is-list-header="true">February 19, 2023</text:h>
      <text:p text:style-name="P165">Created the DesignPatternExamples_cplusplus project (in the cplusplus) directory. <text:s/>Translated the Program.cs file to Program.cpp, providing skeletons of all exercises.</text:p>
      <text:p text:style-name="P165">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6">Also converted the Bridge pattern exercise. <text:s/>Same general approach as the Adapter example, with header files created to declare the various interfaces. <text:s/>Again, general C++ programming.</text:p>
      <text:p text:style-name="P166">One interesting problem was <text:span text:style-name="T3">translating the C# expression:</text:span></text:p>
      <text:p text:style-name="P50">return DateTime.Now.ToString();</text:p>
      <text:p text:style-name="P167">This ended up being quite convoluted, as the output from my initial C++ approach didn't even come close to matching the C# date format.</text:p>
      <text:p text:style-name="P167">This was my first attempt:</text:p>
      <text:p text:style-name="P50">auto now_time = std::chrono::system_clock::now();</text:p>
      <text:p text:style-name="P50">std::time_t now_time_t = std::chrono::system_clock::to_time_t(now_time);</text:p>
      <text:p text:style-name="P50">return std::ctime(&amp;now_time_t);</text:p>
      <text:p text:style-name="P168">The date format was this (note the newline at the end):</text:p>
      <text:p text:style-name="P50">Mon February 20 22:05:27 2023\n</text:p>
      <text:p text:style-name="P168">So I had to format the time stamp myself and that ended up in a much more complicated form:</text:p>
      <text:p text:style-name="P50"><text:s text:c="8"/>auto now_time = std::chrono::system_clock::now();</text:p>
      <text:p text:style-name="P50"><text:s text:c="8"/>std::time_t now_time_t = std::chrono::system_clock::to_time_t(now_time);</text:p>
      <text:p text:style-name="P50"><text:s text:c="8"/>struct tm local_time { 0 };</text:p>
      <text:p text:style-name="P50">#ifdef _MSC_VER</text:p>
      <text:p text:style-name="P50"><text:s text:c="8"/>errno_t err = localtime_s(&amp;local_time, &amp;now_time_t);</text:p>
      <text:p text:style-name="P50">#elif defined(__STDC_LIB_EXT1__)</text:p>
      <text:p text:style-name="P50"><text:s text:c="8"/>localtime_s(&amp;now_time_t, &amp;local_time);</text:p>
      <text:p text:style-name="P50">#else</text:p>
      <text:p text:style-name="P50"><text:s text:c="8"/>localtime_r(&amp;now_time_t, &amp;local_Time)</text:p>
      <text:p text:style-name="P50">#endif</text:p>
      <text:p text:style-name="P50"><text:s text:c="8"/>char str[128]{ '\0'};</text:p>
      <text:p text:style-name="P50"><text:s text:c="8"/>if (err == 0)</text:p>
      <text:p text:style-name="P50"><text:s text:c="8"/>{</text:p>
      <text:p text:style-name="P50"><text:s text:c="12"/>strftime(str, sizeof str, "%m/%d/%Y %r", &amp;local_time);</text:p>
      <text:p text:style-name="P50"><text:s text:c="8"/>}</text:p>
      <text:p text:style-name="P50"><text:soft-page-break/><text:s text:c="8"/>return str;</text:p>
      <text:p text:style-name="P169">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0">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4">Oh, and I copied over the replace() function from my stdlib library, which also picked up the strstri() function. <text:s/>These files live in the cplusplus/helpers directory.</text:p>
      <text:h text:style-name="P1099" text:outline-level="1" text:is-list-header="true">February 20, 2023</text:h>
      <text:p text:style-name="P13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4">Some problems:</text:p>
      <text:list text:style-name="L1">
        <text:list-item>
          <text:p text:style-name="P1194">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195">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196">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196">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1">Committed my latest changes with the formatting changes.</text:p>
      <text:p text:style-name="P796">[July 19, 2023: Moved this web page test code out of c:\work\vs2022|DesignPatternExamples to C:\work\vs2022\WebPagesTest as this work doesn't have anything to do with design patterns – and I ended up never using this technology.]</text:p>
      <text:h text:style-name="P1100" text:outline-level="1" text:is-list-header="true">February 21, 2023</text:h>
      <text:p text:style-name="P133">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2">So what would that look like? <text:s/>I'm sure a diagram, possibly UML, would be in order for each example. <text:s/>I already have some focus in the descriptions for each example.</text:p>
      <text:p text:style-name="P173">For example:</text:p>
      <text:p text:style-name="P174"><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5"><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3"><draw:g text:anchor-type="as-char" draw:z-index="0" draw:name="Group object 1" draw:style-name="gr1"><draw:custom-shape draw:name="Shape 1" draw:style-name="gr2" draw:text-style-name="P1273" svg:width="2.3004in" svg:height="2.2189in" svg:x="0in" svg:y="0in"><text:p text:style-name="P1272"><text:span text:style-name="T115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274" xml:id="id2" draw:id="id2" svg:width="1.1098in" svg:height="1.2713in" svg:x="3.7in" svg:y="0.4264in"><text:p text:style-name="P1272"><text:span text:style-name="T1157">External</text:span></text:p><text:p text:style-name="P1272"><text:span text:style-name="T1157">component</text:span></text:p><draw:enhanced-geometry svg:viewBox="0 0 21600 21600" draw:type="rectangle" draw:enhanced-path="M 0 0 L 21600 0 21600 21600 0 21600 0 0 Z N"/></draw:custom-shape><draw:custom-shape draw:name="Shape 11" draw:style-name="gr4" draw:text-style-name="P1276" svg:width="0.5543in" svg:height="0.3307in" svg:x="0.3457in" svg:y="0.1634in"><text:p text:style-name="P1275"><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76" svg:width="0.5539in" svg:height="0.3307in" svg:x="1.4in" svg:y="0.1437in"><text:p text:style-name="P1275"><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278" xml:id="id1" draw:id="id1" svg:width="0.635in" svg:height="0.4335in" svg:x="1.4252in" svg:y="0.8437in"><text:p text:style-name="P1277"><text:span text:style-name="T1159">Adapter</text:span></text:p><text:p text:style-name="P1277"><text:span text:style-name="T11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76" svg:width="0.5543in" svg:height="0.3307in" svg:x="1.3709in" svg:y="1.4882in"><text:p text:style-name="P1275"><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76" svg:width="0.5543in" svg:height="0.3307in" svg:x="0.6209in" svg:y="1.7437in"><text:p text:style-name="P1275"><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76" svg:width="0.5539in" svg:height="0.3307in" svg:x="0.7in" svg:y="1.3382in"><text:p text:style-name="P1275"><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76" svg:width="0.5543in" svg:height="0.3303in" svg:x="0.7957in" svg:y="0.5189in"><text:p text:style-name="P1275"><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79" draw:type="line" svg:x1="2.0598in" svg:y1="1.0602in" svg:x2="3.7in" svg:y2="1.0614in" draw:start-shape="id1" draw:start-glue-point="1" draw:end-shape="id2" draw:end-glue-point="3" svg:d="M5232-126l4166 3" svg:viewBox="0 0 4168 5"><text:p/></draw:connector></draw:g></text:p>
      <text:p text:style-name="P179">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0"><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1">Also spent time in testpage.html to make the overall page look a little better with background color. <text:s/>Tweaked the panel tab stylings to look a little more like something that can be selected.</text:p>
      <text:h text:style-name="P1192" text:outline-level="2" text:is-list-header="true">HTML-based Syntax-Highlighting</text:h>
      <text:p text:style-name="P182">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3">Here is an example of how to use highlight.js in a web page (where the prism.js code and associated stylesheets are on the same server):</text:p>
      <text:p text:style-name="P50"><text:bookmark text:name="pragma-line-54"/><text:span text:style-name="Source_20_Text">&lt;link href="scripts/highlightjs/styles/github-gist.css" rel="stylesheet" /&gt;</text:span></text:p>
      <text:p text:style-name="P50"><text:span text:style-name="Source_20_Text">&lt;script src="scripts/highlightjs/highlight.pack.js"&gt;&lt;/script&gt;</text:span></text:p>
      <text:p text:style-name="P50"/>
      <text:p text:style-name="P50"><text:span text:style-name="Source_20_Text">&lt;script&gt;</text:span></text:p>
      <text:p text:style-name="P50"><text:span text:style-name="Source_20_Text">function highlightCode() {</text:span></text:p>
      <text:p text:style-name="P50"><text:span text:style-name="Source_20_Text"><text:s text:c="4"/>var pres = document.querySelectorAll("pre&gt;code");</text:span></text:p>
      <text:p text:style-name="P50"><text:span text:style-name="Source_20_Text"><text:s text:c="4"/>for (var i = 0; i &lt; pres.length; i++) {</text:span></text:p>
      <text:p text:style-name="P50"><text:span text:style-name="Source_20_Text"><text:s text:c="8"/>hljs.highlightBlock(pres[i]);</text:span></text:p>
      <text:p text:style-name="P50"><text:span text:style-name="Source_20_Text"><text:s text:c="4"/>}</text:span></text:p>
      <text:p text:style-name="P50"><text:span text:style-name="Source_20_Text">}</text:span></text:p>
      <text:p text:style-name="P50"><text:span text:style-name="Source_20_Text">highlightCode();</text:span></text:p>
      <text:p text:style-name="P50"><text:span text:style-name="Source_20_Text">&lt;/script&gt;</text:span></text:p>
      <text:p text:style-name="P50"/>
      <text:p text:style-name="P50"><text:span text:style-name="Source_20_Text">&lt;/body&gt;</text:span></text:p>
      <text:p text:style-name="P50"><text:span text:style-name="Source_20_Text">&lt;/html&gt;</text:span></text:p>
      <text:p text:style-name="P184">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5"><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6"><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6">Either I commit to using some<text:span text:style-name="T39">thing</text:span> in the page such as highlight.js or Prism.js or I use Prism.js locally as part of <text:span text:style-name="T40">a</text:span> build process to generate the static HTML pages.</text:p>
      <text:p text:style-name="P187">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0">md highlight</text:p>
      <text:p text:style-name="P50">7z x -o highlight highlight.zip</text:p>
      <text:p text:style-name="P187">I then copied testpage.html to testhighlight.html. <text:s/>In testhighlight.html, added the following to the &lt;head&gt; tag (right after the &lt;title&gt; tag):</text:p>
      <text:p text:style-name="P50"><text:s text:c="4"/>&lt;link href="highlight/styles/vs.min.css" rel="stylesheet" /&gt;</text:p>
      <text:p text:style-name="P50"><text:s text:c="4"/>&lt;script src="highlight/highlight.min.js"&gt;&lt;/script&gt;</text:p>
      <text:p text:style-name="P187">I then modified testpage.js to add the following function:</text:p>
      <text:p text:style-name="P50">function highlightCode() {</text:p>
      <text:p text:style-name="P50"><text:s text:c="4"/>var pres = document.querySelectorAll("pre&gt;code");</text:p>
      <text:p text:style-name="P50"><text:s text:c="4"/>for (var i = 0; i &lt; pres.length; i++) {</text:p>
      <text:p text:style-name="P50"><text:s text:c="8"/>hljs.highlightBlock(pres[i]);</text:p>
      <text:p text:style-name="P50"><text:s text:c="4"/>}</text:p>
      <text:p text:style-name="P50">}</text:p>
      <text:p text:style-name="P188">Finally, modified onload() function to add the following as the last line:</text:p>
      <text:p text:style-name="P50">highlightCode();</text:p>
      <text:p text:style-name="P188">In testhighlight.html, removed the &lt;pre&gt; tags and content and replaced them with:</text:p>
      <text:p text:style-name="P50">&lt;pre&gt;&lt;code class="language-csharp"&gt;&lt;/code&gt;&lt;/pre&gt;</text:p>
      <text:p text:style-name="P50">&lt;pre&gt;&lt;code class="language-cpp"&gt;&lt;/code&gt;&lt;/pre&gt;</text:p>
      <text:p text:style-name="P188">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9">Note: The unpacked files are 2.7 megabytes in size. <text:s/>Yikes!</text:p>
      <text:p text:style-name="P797">[July 19, 2023: <text:span text:style-name="T875">Deleted highlight entirely. <text:s/>I can see some use but not at 7 megabytes download just to support syntax-highlighting. <text:s/>I ended up using Doxygen, which supports syntax highlighting when building the pages</text:span>.]</text:p>
      <text:h text:style-name="P1193" text:outline-level="2" text:is-list-header="true"><text:soft-page-break/>Code Cleanup</text:h>
      <text:p text:style-name="P190">Moved the styles for explanations to explain.c<text:span text:style-name="T384">s</text:span>s and the styles for the multipanel tabs to multipanel.css. <text:s/>Modified testpage.html and testhighlight.html to <text:span text:style-name="T44">load</text:span> these style sheets.</text:p>
      <text:p text:style-name="P798">[July 19, 2023: <text:span text:style-name="T876">This is now in C:\work\vs2022\WebPagesTest</text:span>.]</text:p>
      <text:h text:style-name="P1101" text:outline-level="1" text:is-list-header="true">February 22, 2023</text:h>
      <text:p text:style-name="P132">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1"><text:span text:style-name="T46">I already did the </text:span>same thing for the Bridge class, <text:span text:style-name="T46">so no changes needed there</text:span>.</text:p>
      <text:p text:style-name="P192">Updated testpage.html and testhighlight.html with the latest version of the Adapter example.</text:p>
      <text:p text:style-name="P19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3">In order to make sure the code is built correctly with C++20, I added the following to the top of the files that are using the &lt;format&gt; module:</text:p>
      <text:p text:style-name="P50">// This test requires /Zc:__cplusplus to be specified on the build command line.</text:p>
      <text:p text:style-name="P50">#if !defined(__cplusplus) || __cplusplus &lt; 202002L</text:p>
      <text:p text:style-name="P50">#error Requires C++ 20 or later to compile!</text:p>
      <text:p text:style-name="P50">#endif</text:p>
      <text:p text:style-name="P50">#include &lt;format&gt; // Requires C++20</text:p>
      <text:p text:style-name="P194">As the comment says, the build command line needs to add /Zc:__cplusplus to get the __cplusplus macro to be defined. <text:s/><text:span text:style-name="T47">This works like a charm and now the C++ code is even closer to the C# code.</text:span></text:p>
      <text:p text:style-name="P19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19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196"><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8"><text:span text:style-name="T389">[Doxygen Tip]</text:span><text:span text:style-name="T889">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8"><text:span text:style-name="T389">[Doxygen Tip]</text:span><text:span text:style-name="T889"> </text:span>Doxygen does not distinguish between C# namespaces and C++ namespaces. <text:s/>So renamed the C++ namespace, DesignPatternExamples, to be DesignPatternExamples_cpp.</text:p>
      <text:p text:style-name="P199">The resulting documentation, while plain, does seem to work more or less as I would like. <text:s/>Definitely need to spend some time with the explanation stuff. <text:s/><text:span text:style-name="T56">I can put the markdown files in the Docs directory.</text:span></text:p>
      <text:p text:style-name="P200">In C#, renamed DesignPatternExamples namespace to be DesignPatternExamples_csharp. <text:s/>Makes it easier to distinguish the different language in doxygen-generated files.</text:p>
      <text:p text:style-name="P201">Added mainpage.md and adapter.md to see how those work.</text:p>
      <text:p text:style-name="P161">Cross references to other sections:</text:p>
      <text:list text:style-name="L2">
        <text:list-item>
          <text:p text:style-name="P119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200">The disadvantage of markdown is the page name must be explicitly used and the link text must be explicitly given.</text:p>
            </text:list-item>
            <text:list-item>
              <text:p text:style-name="P1201"><text:span text:style-name="T389">[Doxygen Tip]</text:span><text:span text:style-name="T889">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99"><text:span text:style-name="T389">[Doxygen Tip]</text:span><text:span text:style-name="T889">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197"><text:span text:style-name="T389">[Doxygen Tip]</text:span><text:span text:style-name="T889">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2"><text:soft-page-break/>Images in markdown:</text:p>
      <text:list text:style-name="L3">
        <text:list-item>
          <text:p text:style-name="P1202">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203">Doxygen does not interpret this <text:span text:style-name="T62">the same way</text:span>. <text:s/>Doxygen ignores the alt text and converts the title into a caption under the image.</text:p>
            </text:list-item>
            <text:list-item>
              <text:p text:style-name="P1204">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05">The "image" class centers the image.</text:p>
            </text:list-item>
          </text:list>
        </text:list-item>
        <text:list-item>
          <text:p text:style-name="P1206"><text:span text:style-name="T389">[Doxygen Tip]</text:span><text:span text:style-name="T889">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207"><text:span text:style-name="T389">[Doxygen Tip]</text:span><text:span text:style-name="T889"> </text:span>Can also use a raw &lt;img&gt; tag, to provide ultimate control. <text:s/><text:span text:style-name="T73">For example:</text:span></text:p>
        </text:list-item>
      </text:list>
      <text:p text:style-name="P51">&lt;img class="explanation_image" src="adapter_diagram.png" title="Class view of the Adapter Pattern" alt="Class view of the Adapter Pattern"&gt;</text:p>
      <text:p text:style-name="P20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3">Modify explain.css to define the "textblock" class as the same as the "explain" class:</text:p>
      <text:p text:style-name="P50">div.explain, .textblock { }</text:p>
      <text:p text:style-name="P20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4"><text:soft-page-break/><text:span text:style-name="T389">[Doxygen Tip]</text:span><text:span text:style-name="T889"> </text:span>Interesting. <text:s/>I can make an .html be treated like a .md file, allowing <text:span text:style-name="T88">me </text:span>to embed <text:span text:style-name="T89">Doxygen and Markdown tags in </text:span>HTML. <text:s/>In Doxyfile, modify EXTENSION_MAPPING to this:</text:p>
      <text:p text:style-name="P50">EXTENSION_MAPPING <text:s text:c="5"/>= html=md</text:p>
      <text:p text:style-name="P205">Then add *.html to the end of the FILE_PATTERNS list.</text:p>
      <text:p text:style-name="P205">Then in the .html file, add the following to the top:</text:p>
      <text:p text:style-name="P50">@page page_id Page Title</text:p>
      <text:p text:style-name="P205">After that, add the &lt;div&gt; tags for the explanation and image. <text:s/>At the end, add <text:span text:style-name="T86">markdown for the</text:span> See Also links and Doxygen @ref for the links. <text:s/><text:span text:style-name="T86">For example:</text:span></text:p>
      <text:p text:style-name="P50">### See Also</text:p>
      <text:p text:style-name="P50">- @ref mainpage "Main Page"</text:p>
      <text:p text:style-name="P20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0">@page adapter2_pattern Adapter2 Pattern</text:p>
      <text:p text:style-name="P50"/>
      <text:p text:style-name="P2">&lt;div class="explanation_text"&gt;</text:p>
      <text:p text:style-name="P2"><text:s text:c="4"/>&lt;img class="explanation_image" src="adapter_diagram.png" /&gt;</text:p>
      <text:p text:style-name="P2"><text:s text:c="4"/>&lt;p&gt;</text:p>
      <text:p text:style-name="P50"><text:s text:c="8"/>The Adapter pattern is a wrapper class around an external component.</text:p>
      <text:p text:style-name="P50"><text:s text:c="8"/>The wrapper class adapts the external component to match how the rest of</text:p>
      <text:p text:style-name="P50"><text:s text:c="8"/>the program behaves so the program doesn't know it is dealing with an</text:p>
      <text:p text:style-name="P50"><text:s text:c="8"/>external component. <text:s/>The wrapper class is responsible for initializing</text:p>
      <text:p text:style-name="P50"><text:s text:c="8"/>and disposing of the external component, as well as adapting procedure</text:p>
      <text:p text:style-name="P50"><text:s text:c="8"/>calls, arguments, and error handling.</text:p>
      <text:p text:style-name="P2"><text:s text:c="4"/>&lt;/p&gt;</text:p>
      <text:p text:style-name="P2"><text:s text:c="4"/>&lt;p&gt;</text:p>
      <text:p text:style-name="P50"><text:s text:c="8"/>A function can also act as an adapter, where the function adapts the</text:p>
      <text:p text:style-name="P50"><text:s text:c="8"/>calling conventions of the external component to the conventions of the</text:p>
      <text:p text:style-name="P50"><text:s text:c="8"/>program. <text:s/>One common use of adapter functions is to hide differences in</text:p>
      <text:p text:style-name="P50"><text:s text:c="8"/>external libraries that arise from different implementations, such as</text:p>
      <text:p text:style-name="P50"><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0"/>
      <text:p text:style-name="P50">### See Also</text:p>
      <text:p text:style-name="P50">- @ref mainpage "Main Page"</text:p>
      <text:p text:style-name="P140">However, Doxygen (or the markdown processor) insists on replacing &lt;p&gt; with &lt;div class="explanation_text"&gt;. <text:s/><text:span text:style-name="T99">which prevents a blank line from appearing between the paragraphs.</text:span></text:p>
      <text:p text:style-name="P141"><text:soft-page-break/></text:p>
      <text:p text:style-name="P142">Nope, I'm going back to markdown only and live with the image at the top of the expl<text:span text:style-name="T100">a</text:span>nation.</text:p>
      <text:p text:style-name="P142"/>
      <text:p text:style-name="P143">Note: At the moment, the html folder containing the output of doxygen is 8.32 megabytes in size.</text:p>
      <text:p text:style-name="P144">Added bridge.md as the <text:span text:style-name="T101">discussion</text:span> of the bridge pattern.</text:p>
      <text:h text:style-name="P1102" text:outline-level="1" text:is-list-header="true">February 23, 2023</text:h>
      <text:p text:style-name="P131">I need to flesh out the description of each pattern to describe and, if possible, to show the specific example.</text:p>
      <text:p text:style-name="P131">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9">(note that the //! could also be ///)</text:span><text:span text:style-name="T102"><text:note text:id="ftn1" text:note-class="footnote"><text:note-citation>1</text:note-citation><text:note-body><text:p text:style-name="P60">On March 10, 2023, I found that the snippet marker is <text:span text:style-name="T387">just</text:span> "<text:span text:style-name="T388">!</text:span> <text:span text:style-name="T388">[</text:span>Identifier string<text:span text:style-name="T38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8">Example snippet <text:span text:style-name="T108">(used in adapter.md):</text:span></text:p>
      <text:p text:style-name="P50">@snippet cplusplus/program.cpp Using Adapter in C++</text:p>
      <text:p text:style-name="P208">In program.cpp, I added the following to before and after <text:span text:style-name="T108">Adapter_Exercise() function to identify the snippet:</text:span></text:p>
      <text:p text:style-name="P50">//! [Using Adapter in C++]</text:p>
      <text:p text:style-name="P4">void Adapter_Exercise()</text:p>
      <text:p text:style-name="P4">{</text:p>
      <text:p text:style-name="P4">...</text:p>
      <text:p text:style-name="P4">}</text:p>
      <text:p text:style-name="P4">//! [Using Adapter in C++]</text:p>
      <text:p text:style-name="P209"/>
      <text:p text:style-name="P209">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0">&lt;div id="doc-content" style="margin-left: 256px; height: 868px;"&gt;</text:p>
      <text:p text:style-name="P210">However, in the actual page, the tag is just <text:span text:style-name="T25">&lt;div id="doc-content"&gt;</text:span>. <text:s/><text:span text:style-name="T105">However, I can't seem to determine how to fix the problem. <text:s/>I don't know where the 256px is coming from.</text:span></text:p>
      <text:p text:style-name="P211">I modified the &lt;body&gt; style in explain.css to set max-width = 1500, which allows at least one of the graphs to fully show. <text:s/><text:span text:style-name="T106">I'm going to leave this alone for now.</text:span></text:p>
      <text:p text:style-name="P212">I wanted to put in a link to the source file declaring the DataReaderWriter class but I can't find a way to do that in doxygen. <text:s/><text:span text:style-name="T107">Oh well, just live with linking to the descriptions.</text:span></text:p>
      <text:p text:style-name="P208"><text:soft-page-break/>After finishing adapter.md, did the same to bridge.md, with code snippets as well.</text:p>
      <text:p text:style-name="P213">Worked on converting the Composite pattern. <text:s/>Since the IFileDirEntry interface makes use of DateTime, I thought it would be simpler and added DateTime helper class and modified Bridge_LoggerHelpers to make use of it.</text:p>
      <text:p text:style-name="P214">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0">root = dynamic_cast&lt;FileDirEntry&amp;&gt;(child);</text:p>
      <text:p text:style-name="P215">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6">Modified IFileDirEntry to make children std::vector&lt;std::shared_ptr&lt;IfileDirEntry&gt;&gt;. <text:s/>I added a typedef to make this easier to type:</text:p>
      <text:p text:style-name="P50">typedef std::vector&lt;std::shared_ptr&lt;IFileDirEntry&gt;&gt; I<text:span text:style-name="T112">F</text:span>ileDirEntryList;</text:p>
      <text:p text:style-name="P217">And I eventually got it all to work! <text:s/><text:span text:style-name="T113">Committed my changes.</text:span></text:p>
      <text:p text:style-name="P218">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9">Removed the IFileDirEntry interface from both C++ and C#.</text:p>
      <text:p text:style-name="P220">Translated the Observer pattern from C# to C++. <text:s/><text:span text:style-name="T262">Added diagram image and updated the write-up. <text:s/>Also tweaked some cross references in ObserverSubject_NumberProducer class to the HandlerChain_Class methods about multi-threading locks.</text:span></text:p>
      <text:h text:style-name="P1103" text:outline-level="1" text:is-list-header="true">February 24, 2023</text:h>
      <text:p text:style-name="P130">Translated Decorator pattern to C++. <text:s/>Created argumentnull_error exception in cplusplus/helpers. <text:s/>Modeled roughly after C#'s ArgumentNullException.</text:p>
      <text:p text:style-name="P130">Created compiler experiment area in c:\work\vs2022\compilertests. <text:s/>Using work.cpp as the place to do experiments. <text:s/>Added build.cmd to build work.cpp into an executable using /std:c++20 /Zc:__cplusplus parameters.</text:p>
      <text:p text:style-name="P130"><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0"><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699,36):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726,31):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atomic(325,35): message : to simplify migration, consider the temporary use of /Wv:18 flag with the version of the compiler with which you used to build without warnings</text:p>
      <text:p text:style-name="P221">When I moved the implementation code from Decorator_Classes.h to Decorator_Classes.cpp, the warnings were reduced to 1:</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6">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6">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P56">I've also tried moving the typedef for IRenderElementPtr to outside the DesignPatternExamples_cpp namespace but the &lt;<text:span text:style-name="T124">atomic&gt;</text:span> warning persisted.</text:p>
      <text:p text:style-name="P56">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0">struct IRenderElement<text:line-break/>{</text:p>
      <text:p text:style-name="P50"><text:s text:c="4"/>typedef std::shared_ptr&lt;IRenderElement&gt; shared_ptr_t;</text:p>
      <text:p text:style-name="P50">};</text:p>
      <text:p text:style-name="P56">This replaces "typedef std::shared_ptr&lt;IRenderElement&gt; IRenderElementPtr" that I started with (and it was defined outside the IRenderElement structure).</text:p>
      <text:p text:style-name="P56">However, this does not eliminate the &lt;<text:span text:style-name="T128">atomic)</text:span> warning.</text:p>
      <text:p text:style-name="P222">I also tried the more modern aliasing instead of typedef:</text:p>
      <text:p text:style-name="P50">using shared_ptr_t = std::shared_ptr&lt;IRenderElement&gt;;</text:p>
      <text:p text:style-name="P222">but I still got the &lt;atomic&gt; warning.</text:p>
      <text:p text:style-name="P223">The only other way I can see to fix this is to require &lt;memory&gt; to be included before including Decorator_Classes.h and remove &lt;memory&gt; from Decorator_Classes.h.</text:p>
      <text:p text:style-name="P224">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25">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7">(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6">But either way, I don't get that &lt;atomic&gt; warning, <text:span text:style-name="T133">which means the problem is somewhere else in the DesignPatternExamples_cpp project.</text:span></text:p>
      <text:p text:style-name="P227">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text:soft-page-break/>inclusion of the exercise header files. <text:s/>When I build the project, I still get the &lt;atomic&gt; error because the Decorator_Classes.h is still being compiled – even though it is not included anywhere!</text:p>
      <text:p text:style-name="P228">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6">(In the project file, the .cpp files are wrapped in a &lt;ClCompile&gt; tag, indicating the file is to be compiled. <text:s/>Include files such as .h are wrapped in a &lt;ClInclude&gt; tag, indicating the file is meant to be included in a source file.)</text:p>
      <text:p text:style-name="P229">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0">IRenderElement coreText = new TextElement("Some raw trest");</text:p>
      <text:p text:style-name="P50">IRenderElement bodyDecorator = new BodyDecorator();</text:p>
      <text:p text:style-name="P50">IRenderElement paragraphDecorator = new ParagraphDecorator();</text:p>
      <text:p text:style-name="P50">IRenderElement emphasisDecorator = new EmphasisDecorator();</text:p>
      <text:p text:style-name="P50">emphasisDecorator.WrapThis(coreText);</text:p>
      <text:p text:style-name="P50">paragraphDecorator.WrapThis(emphasisDecorator);</text:p>
      <text:p text:style-name="P50">bodyDecorator.WrapThis(paragraphDecorator);</text:p>
      <text:p text:style-name="P50">Console.WriteLine(bodyDecorator.Render());</text:p>
      <text:p text:style-name="P230">I am not sure this is any easier to understand than the nested constructors.</text:p>
      <text:p text:style-name="P231">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2">Modified the C++ <text:span text:style-name="T137">and C#</text:span> Decorator example to use a Decorator base class for all decorators.</text:p>
      <text:h text:style-name="P1104" text:outline-level="1" text:is-list-header="true">February 25, 2023</text:h>
      <text:p text:style-name="P12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3"><text:soft-page-break/>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4">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5">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096" text:outline-level="1" text:is-list-header="true">February 26, 2023</text:h>
      <text:p text:style-name="P236">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5">ing</text:span> the overridden names with the interface name as well as the method name. <text:s/>For example, IDeviceNetworkLowLevel.EnableDevicesInDeviceChain() and I<text:span text:style-name="T878">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0"><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0"><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0"><text:span text:style-name="T82">2&gt;C:\work\vs2022\DesignPatternExamples\bin\Debug\cplusplus\DesignPatternExamples_cplusplus.exe : </text:span><text:span text:style-name="T147">fatal error LNK1120: 2 unresolved externals</text:span></text:p>
      <text:p text:style-name="P56"><text:soft-page-break/>Basically, the low level version cannot be found, probably masked by the high level method with the same parameters.</text:p>
      <text:p text:style-name="P160">There are only two ways I know of to resolve this:</text:p>
      <text:list text:style-name="L4">
        <text:list-item>
          <text:p text:style-name="P1208">Make sure the parameters are different so overloading allows both to exist.</text:p>
        </text:list-item>
        <text:list-item>
          <text:p text:style-name="P1208">Make sure the methods on one interface do not collide with methods on the other interface (more or less the same as #1)</text:p>
        </text:list-item>
      </text:list>
      <text:p text:style-name="P237">Actually, it would be simpler if the high level interface was implemented on a dedicated class that wrapped the low level interface. <text:s/><text:span text:style-name="T154">That worked. <text:s/>The Facade example is now functional.</text:span></text:p>
      <text:p text:style-name="P238">[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0">Part of the @ref facade_pattern "Facade pattern" example.</text:p>
      <text:p text:style-name="P239">I still would like a better example for the Facade pattern.</text:p>
      <text:p text:style-name="P239"/>
      <text:p text:style-name="P56"><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6"><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6"><text:span text:style-name="T165">To hide the cursor: "\x1b</text:span>[?25l<text:span text:style-name="T165">" </text:span><text:span text:style-name="T166">(lowercase el).</text:span></text:p>
      <text:p text:style-name="P56"><text:span text:style-name="T165">To show the cursor: "\x1b</text:span>[?25h <text:span text:style-name="T165">".</text:span></text:p>
      <text:p text:style-name="P240">Implemented cursor stuff (helpers/cursor.h/cursor.cpp).</text:p>
      <text:p text:style-name="P240">Implemented helpers::readkey() and helpers::checkforkey().</text:p>
      <text:p text:style-name="P240">In the home stretch and I ran into the following <text:span text:style-name="T167">compile problem:</text:span></text:p>
      <text:p text:style-name="P50">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utility(260,16): message : see reference to function template instantiation '_Ty <text:soft-page-break/>*std::construct_at&lt;_Objty,const _Ty&amp;,0x0&gt;(_Ty *const ,const _Ty &amp;) noexcept(&lt;expr&gt;)'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0">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text:soft-page-break/>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program.cpp</text:p>
      <text:p text:style-name="P50">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text:soft-page-break/>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5,1): message : while compiling class template member function 'void std::vector&lt;std::unique_ptr&lt;DesignPatternExamples_cpp::Flyweight_Class,std::default_delete&lt;D<text:soft-page-break/>esignPatternExamples_cpp::Flyweight_Class&gt;&gt;,std::allocator&lt;std::unique_ptr&lt;DesignPatternExamples_cpp::Flyweight_Class,std::default_delete&lt;DesignPatternExamples_cpp::Flyweight_Class&gt;&gt;&gt;&gt;::push_back(const _Ty &amp;)'</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0">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1">The problem was I was passing a copy of the std::vector&lt;std::unique_ptr&lt;BigResource&gt;&gt; and std::vector&lt;std::unique_ptr&lt;Flyweight_Class&gt;&gt; instead of passing a reference to those. <text:s/>For some <text:soft-page-break/>reason, the copying of those lists, when passed as parameters, was triggering the above errors. <text:s/><text:span text:style-name="T168">Fixing those instances where I passed a copy fixed the above errors.</text:span></text:p>
      <text:p text:style-name="P242">Running the C++ version of the Flyweight pattern sort of worked. <text:s/>There are artifacts from rendering.</text:p>
      <text:p text:style-name="P243">Ah. <text:s/>I needed to copy each character from a row to the output instead of trying to print the entire row – which is not possible since the row is a vector&lt;char&gt; and not a 0-terminated string.</text:p>
      <text:p text:style-name="P243">Another ah. <text:s/>I needed to pass the display array by reference in two cases.</text:p>
      <text:p text:style-name="P24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1105" text:outline-level="1" text:is-list-header="true">February 27, 2023</text:h>
      <text:p text:style-name="P128">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5">Sequence</text:p>
            </table:table-cell>
            <table:table-cell table:style-name="Table1.A1" office:value-type="string">
              <text:p text:style-name="P55">Code</text:p>
            </table:table-cell>
            <table:table-cell table:style-name="Table1.A1" office:value-type="string">
              <text:p text:style-name="P55">Description</text:p>
            </table:table-cell>
            <table:table-cell table:style-name="Table1.A1" office:value-type="string">
              <text:p text:style-name="P55">Behavior</text:p>
            </table:table-cell>
          </table:table-row>
        </table:table-header-rows>
        <table:table-row>
          <table:table-cell table:style-name="Table1.A1" office:value-type="string">
            <text:p text:style-name="P150">ESC [ 6 n</text:p>
          </table:table-cell>
          <table:table-cell table:style-name="Table1.A1" office:value-type="string">
            <text:p text:style-name="P150">DECXCPR</text:p>
          </table:table-cell>
          <table:table-cell table:style-name="Table1.A1" office:value-type="string">
            <text:p text:style-name="P150">Report Cursor Position</text:p>
          </table:table-cell>
          <table:table-cell table:style-name="Table1.A1" office:value-type="string">
            <text:p text:style-name="P150">Emit the cursor position as: ESC [ &lt;r&gt; ; &lt;c&gt; R Where &lt;r&gt; = cursor row and &lt;c&gt; = cursor column</text:p>
          </table:table-cell>
        </table:table-row>
      </table:table>
      <text:p text:style-name="P128"/>
      <text:p text:style-name="P52">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4">Yuck. <text:s/>I got the code to work for reading the cursor position but I had to resort to Windows-specific function calls to do it. <text:s/><text:span text:style-name="T173">This is what I had to do (in essence):</text:span></text:p>
      <text:p text:style-name="P50">HANDLE hStdIn <text:span text:style-name="T197">= NULL</text:span>;</text:p>
      <text:p text:style-name="P50">DWORD inputMode;</text:p>
      <text:p text:style-name="P50"/>
      <text:p text:style-name="P50">void _init_console_mode()</text:p>
      <text:p text:style-name="P50">{</text:p>
      <text:p text:style-name="P50"><text:s text:c="4"/><text:span text:style-name="T197">if (hStdIn == NULL)</text:span></text:p>
      <text:p text:style-name="P50"><text:s text:c="4"/><text:span text:style-name="T197">{</text:span></text:p>
      <text:p text:style-name="P50"><text:s text:c="8"/>hStdIn = ::GetStdHandle(STD_INPUT_HANDLE);</text:p>
      <text:p text:style-name="P50"><text:s text:c="8"/>::GetConsoleMode(hStdIn, &amp;inputMode);</text:p>
      <text:p text:style-name="P50"><text:s text:c="4"/><text:span text:style-name="T197">}</text:span><text:line-break/>}</text:p>
      <text:p text:style-name="P50"/>
      <text:p text:style-name="P50"><text:soft-page-break/>void _disableInputEcho()</text:p>
      <text:p text:style-name="P50">{<text:span text:style-name="T78"/></text:p>
      <text:p text:style-name="P50"><text:s text:c="4"/><text:span text:style-name="T197">_init_console_mode();</text:span><text:span text:style-name="T78"/></text:p>
      <text:p text:style-name="P50"><text:s text:c="4"/>DWORD newMode = inputMode &amp; ~(ENABLE_LINE_INPUT | ENABLE_ECHO_INPUT);</text:p>
      <text:p text:style-name="P50"><text:s text:c="4"/>::SetConsoleMode(hStdIn, newMode);</text:p>
      <text:p text:style-name="P50">}</text:p>
      <text:p text:style-name="P50"/>
      <text:p text:style-name="P50">void _enableInputEcho()</text:p>
      <text:p text:style-name="P50">{</text:p>
      <text:p text:style-name="P50"><text:s text:c="4"/><text:span text:style-name="T197">_init_console_mode();</text:span><text:span text:style-name="T78"/></text:p>
      <text:p text:style-name="P50"><text:s text:c="4"/>::SetConsoleMode(hStdIn, inputMode);</text:p>
      <text:p text:style-name="P50">}</text:p>
      <text:p text:style-name="P50"/>
      <text:p text:style-name="P50">std::wstring _readConsole()</text:p>
      <text:p text:style-name="P50">{</text:p>
      <text:p text:style-name="P50"><text:s text:c="4"/>TCHAR buffer[48]{ 0 };</text:p>
      <text:p text:style-name="P50"><text:s text:c="4"/>DWORD numCharsRead = 0;</text:p>
      <text:p text:style-name="P50"><text:s text:c="4"/>::ReadConsole(hStdIn, buffer, _countof(buffer)/2, &amp;numCharsRead, nullptr);</text:p>
      <text:p text:style-name="P50"><text:s text:c="4"/>return buffer; </text:p>
      <text:p text:style-name="P50">}</text:p>
      <text:p text:style-name="P50"/>
      <text:p text:style-name="P50">void getcursorposition(int* row, int* column)</text:p>
      <text:p text:style-name="P50">{</text:p>
      <text:p text:style-name="P50"><text:s text:c="4"/>if (row != nullptr &amp;&amp; column != nullptr)</text:p>
      <text:p text:style-name="P50"><text:s text:c="4"/>{</text:p>
      <text:p text:style-name="P50"><text:s text:c="8"/><text:span text:style-name="T196">_init_console_mode();</text:span></text:p>
      <text:p text:style-name="P50"><text:s text:c="8"/>_disableInputEcho();</text:p>
      <text:p text:style-name="P50"><text:s text:c="8"/>std::cout &lt;&lt; "\x1b[6n";</text:p>
      <text:p text:style-name="P50"><text:s text:c="8"/>std::cout.flush();</text:p>
      <text:p text:style-name="P50"><text:s text:c="8"/>std::wstring input = _readConsole();</text:p>
      <text:p text:style-name="P50"><text:s text:c="8"/>if (input.size() &gt; 2)</text:p>
      <text:p text:style-name="P50"><text:s text:c="8"/>{</text:p>
      <text:p text:style-name="P50"><text:s text:c="12"/>// Expecting ESC [ &lt;r&gt; ; &lt;c&gt; R (no spaces)</text:p>
      <text:p text:style-name="P50"><text:s text:c="12"/>if (input[0] == L'\x1b' &amp;&amp; input[1] == L'[')</text:p>
      <text:p text:style-name="P50"><text:s text:c="12"/>{</text:p>
      <text:p text:style-name="P50"><text:s text:c="16"/>std::vector&lt;std::wstring&gt; elements = split(input, L"[;R");</text:p>
      <text:p text:style-name="P50"><text:s text:c="16"/>if (elements.size() &gt;= 3)</text:p>
      <text:p text:style-name="P50"><text:s text:c="16"/>{</text:p>
      <text:p text:style-name="P50"><text:s text:c="20"/>*row = std::stoi(elements[1], nullptr);</text:p>
      <text:p text:style-name="P50"><text:s text:c="20"/>*column = std::stoi(elements[2], nullptr);</text:p>
      <text:p text:style-name="P50"><text:s text:c="16"/>}</text:p>
      <text:p text:style-name="P50"><text:s text:c="12"/>}</text:p>
      <text:p text:style-name="P50"><text:s text:c="8"/>}</text:p>
      <text:p text:style-name="P50"><text:s text:c="8"/>_enableInputEcho();</text:p>
      <text:p text:style-name="P50"><text:s text:c="4"/>}</text:p>
      <text:p text:style-name="P50">}</text:p>
      <text:p text:style-name="P138">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0">void getcursorposition(int* row, int* column)</text:p>
      <text:p text:style-name="P50">{</text:p>
      <text:p text:style-name="P50"><text:s text:c="4"/>if (row != nullptr &amp;&amp; column != nullptr)</text:p>
      <text:p text:style-name="P50"><text:s text:c="4"/>{</text:p>
      <text:p text:style-name="P50"><text:s text:c="8"/>_disableInputEcho();</text:p>
      <text:p text:style-name="P50"><text:s text:c="8"/>std::cout &lt;&lt; "\x1b[6n";</text:p>
      <text:p text:style-name="P50"><text:s text:c="8"/>std::cout.flush();</text:p>
      <text:p text:style-name="P50"><text:s text:c="8"/>char buffer[16]{ 0 };</text:p>
      <text:p text:style-name="P50"><text:s text:c="8"/>// Must specify a delimiter, otherwise will block until eof (ctrl-Z).</text:p>
      <text:p text:style-name="P50"><text:s text:c="8"/>std::cin.get(buffer, _countof(buffer), 'R');</text:p>
      <text:p text:style-name="P50"><text:s text:c="8"/>int lastChar = std::cin.get(); // Retrieve the delimiter</text:p>
      <text:p text:style-name="P50"><text:s text:c="8"/>std::string input(buffer);</text:p>
      <text:p text:style-name="P50"><text:soft-page-break/><text:s text:c="8"/>input += (char)lastChar;</text:p>
      <text:p text:style-name="P50"><text:s text:c="8"/>// Expecting ESC [ &lt;r&gt; ; &lt;c&gt; R (no spaces)</text:p>
      <text:p text:style-name="P50"><text:s text:c="8"/>if (input.size() &gt; 2 &amp;&amp; input[0] == '\x1b' &amp;&amp; input[1] == '[')</text:p>
      <text:p text:style-name="P50"><text:s text:c="8"/>{</text:p>
      <text:p text:style-name="P50"><text:s text:c="12"/>std::vector&lt;std::string&gt; elements = split(input, "[;R");</text:p>
      <text:p text:style-name="P50"><text:s text:c="12"/>if (elements.size() &gt;= 3)</text:p>
      <text:p text:style-name="P50"><text:s text:c="12"/>{</text:p>
      <text:p text:style-name="P50"><text:s text:c="16"/>*row = std::stoi(elements[1], nullptr);</text:p>
      <text:p text:style-name="P50"><text:s text:c="16"/>*column = std::stoi(elements[2], nullptr);</text:p>
      <text:p text:style-name="P50"><text:s text:c="12"/>}</text:p>
      <text:p text:style-name="P50"><text:s text:c="8"/>}</text:p>
      <text:p text:style-name="P50"><text:s text:c="8"/>_enableInputEcho();</text:p>
      <text:p text:style-name="P50"><text:s text:c="4"/>}</text:p>
      <text:p text:style-name="P50">}</text:p>
      <text:p text:style-name="P56">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6">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5">Added Flyweight pattern image and writeup.</text:p>
      <text:p text:style-name="P246">Added Proxy pattern example, write-up, and image.</text:p>
      <text:p text:style-name="P247"><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1106" text:outline-level="1" text:is-list-header="true">February 28, 2023</text:h>
      <text:p text:style-name="P127">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8">The shops would be instances of different kinds of shops, the differences being the presence of ovens, grills, freezers and refrigerators, display cases, tables, etc. <text:s/>For example, restaurant, butchery, bakery, <text:soft-page-break/><text:span text:style-name="T181">grocery, </text:span>and manufacturing. <text:s/>All the shops would have a few operations in common, such as taking an order and fulfilling an order.</text:p>
      <text:p text:style-name="P249">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50">The kinds of things that can appear in the Village of Self-Sufficiency would remain relatively unchanged over time, satisfying the requirement for the Visitor pattern that the classes that are visited <text:span text:style-name="T182">seldom </text:span>change.</text:p>
      <text:p text:style-name="P251">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9">ing</text:span><text:span text:style-name="T188"> from three places.</text:span></text:p>
      <text:p text:style-name="P252">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3">Implemented the above, more or less, although I'm generating the Village and its shops in code not XML.</text:p>
      <text:p text:style-name="P253">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3">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4">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80">r</text:span><text:span text:style-name="T202">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55">Wait, that won't work. <text:s/>If a shop has no inventory at the start, the items won't be found.</text:p>
      <text:p text:style-name="P256">I need to let this one stew awhile, as I'm getting caught up in the weeds.</text:p>
      <text:h text:style-name="P1107" text:outline-level="1" text:is-list-header="true"><text:soft-page-break/>March 1, 2023</text:h>
      <text:p text:style-name="P126">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7">The question then is how to resolve all the pending orders – assuming there are pending orders.</text:p>
      <text:p text:style-name="P258">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50"><text:s text:c="4"/>if (!Inventory.ContainsKey(<text:span text:style-name="T214">i</text:span>tem))</text:p>
      <text:p text:style-name="P50"><text:s text:c="4"/>{</text:p>
      <text:p text:style-name="P50"><text:s text:c="8"/>Inventory.Add(<text:span text:style-name="T214">i</text:span>tem, 1);</text:p>
      <text:p text:style-name="P50"><text:s text:c="4"/>}</text:p>
      <text:p text:style-name="P50"><text:s text:c="4"/>else</text:p>
      <text:p text:style-name="P50"><text:s text:c="4"/>{</text:p>
      <text:p text:style-name="P50"><text:s text:c="8"/>Inventory[<text:span text:style-name="T214">i</text:span>tem]++;</text:p>
      <text:p text:style-name="P50"><text:s text:c="4"/>}</text:p>
      <text:p text:style-name="P6">}</text:p>
      <text:p text:style-name="P6"/>
      <text:p text:style-name="P50">XXXXShop.PlaceOrder(itemList)</text:p>
      <text:p text:style-name="P50">{</text:p>
      <text:p text:style-name="P50"><text:s text:c="4"/>itemsToOrderForList;</text:p>
      <text:p text:style-name="P50"><text:s text:c="4"/>foreach(string item in itemList)</text:p>
      <text:p text:style-name="P50"><text:s text:c="4"/>{</text:p>
      <text:p text:style-name="P50"><text:s text:c="8"/>// If this shop sells the item and the item is not in stock then</text:p>
      <text:p text:style-name="P50"><text:s text:c="8"/>if (<text:span text:style-name="T208">DoesShopSellItem(item)</text:span> &amp;&amp; !<text:span text:style-name="T209">IsItemInStock(item</text:span>)<text:span text:style-name="T209">)</text:span></text:p>
      <text:p text:style-name="P50"><text:s text:c="8"/>{</text:p>
      <text:p text:style-name="P50"><text:s text:c="12"/>itemsToOrderForList.Add(item);</text:p>
      <text:p text:style-name="P50"><text:s text:c="8"/>} </text:p>
      <text:p text:style-name="P50"><text:s text:c="4"/>}</text:p>
      <text:p text:style-name="P50"><text:s text:c="4"/>StringBuilder output = new StringBuilder();</text:p>
      <text:p text:style-name="P50"><text:s text:c="4"/>foreach(string orderItem in itemsToOrderForList)</text:p>
      <text:p text:style-name="P50"><text:soft-page-break/><text:s text:c="4"/>{</text:p>
      <text:p text:style-name="P50"><text:s text:c="8"/><text:span text:style-name="T207">if (IngredientsForItems[orderItem].Count &gt; 0)</text:span></text:p>
      <text:p text:style-name="P50"><text:s text:c="8"/><text:span text:style-name="T207">{</text:span></text:p>
      <text:p text:style-name="P58"><text:s text:c="12"/>OrderVisitor visitor = new OrderVisitor(</text:p>
      <text:p text:style-name="P58"><text:s text:c="39"/>IngredientsForItems[orderItem]);</text:p>
      <text:p text:style-name="P50"><text:s text:c="12"/>village.Accept(visitor);</text:p>
      <text:p text:style-name="P50"><text:s text:c="8"/><text:span text:style-name="T211">}</text:span></text:p>
      <text:p text:style-name="P50"><text:s text:c="8"/><text:span text:style-name="T211">else</text:span></text:p>
      <text:p text:style-name="P50"><text:s text:c="8"/><text:span text:style-name="T211">{</text:span></text:p>
      <text:p text:style-name="P50"><text:s text:c="12"/>// <text:span text:style-name="T213">The ordered item has no ingredients </text:span><text:span text:style-name="T212">so </text:span><text:span text:style-name="T213">the</text:span></text:p>
      <text:p text:style-name="P50"><text:span text:style-name="T212"><text:s text:c="12"/>// ordered item </text:span><text:span text:style-name="T213">is </text:span><text:span text:style-name="T212">magically added to inventory</text:span></text:p>
      <text:p text:style-name="P50"><text:s text:c="8"/><text:span text:style-name="T211">}</text:span></text:p>
      <text:p text:style-name="P50"><text:s text:c="8"/><text:span text:style-name="T214">AddItemToInventory(orderItem);</text:span></text:p>
      <text:p text:style-name="P50"><text:s text:c="8"/>if (output.Length &gt; 0)</text:p>
      <text:p text:style-name="P50"><text:s text:c="8"/>{</text:p>
      <text:p text:style-name="P50"><text:s text:c="12"/>output.Append(",");</text:p>
      <text:p text:style-name="P50"><text:s text:c="8"/>}</text:p>
      <text:p text:style-name="P50"><text:s text:c="8"/>output.Append(orderItem);</text:p>
      <text:p text:style-name="P50"><text:s text:c="4"/>}</text:p>
      <text:p text:style-name="P50"><text:s text:c="4"/>Console.WriteLine("Order placed for {0}", output.ToString());</text:p>
      <text:p text:style-name="P50">}</text:p>
      <text:p text:style-name="P50"/>
      <text:p text:style-name="P50">XXXXShop.PickupOrder(itemList)</text:p>
      <text:p text:style-name="P50">{</text:p>
      <text:p text:style-name="P50"><text:s text:c="4"/>itemsToBePickedUp<text:span text:style-name="T215">L</text:span>ist;</text:p>
      <text:p text:style-name="P50"><text:s text:c="4"/>foreach(string item in itemList)</text:p>
      <text:p text:style-name="P50"><text:s text:c="4"/>{</text:p>
      <text:p text:style-name="P50"><text:s text:c="8"/>// If this shop sells the item and the item is in stock then</text:p>
      <text:p text:style-name="P50"><text:s text:c="8"/>if (<text:span text:style-name="T215">DoesShopSellItem(</text:span>item) &amp;&amp; <text:span text:style-name="T215">IsItemInStock(item)</text:span>)</text:p>
      <text:p text:style-name="P50"><text:s text:c="8"/>{</text:p>
      <text:p text:style-name="P50"><text:s text:c="12"/>itemsToBePickedUpList.Add(item);</text:p>
      <text:p text:style-name="P50"><text:s text:c="8"/>} </text:p>
      <text:p text:style-name="P50"><text:s text:c="4"/>}</text:p>
      <text:p text:style-name="P50"><text:s text:c="4"/>// Reduce inventory for the ordered items</text:p>
      <text:p text:style-name="P50"><text:s text:c="4"/>StringBuilder output = new StringBuilder();</text:p>
      <text:p text:style-name="P50"><text:s text:c="4"/>foreach(string item<text:span text:style-name="T216">ToBePickedUp</text:span> in itemsToBePickedUpList)</text:p>
      <text:p text:style-name="P50"><text:s text:c="4"/>{</text:p>
      <text:p text:style-name="P50"><text:s text:c="8"/>if (output.Length &gt; 0)</text:p>
      <text:p text:style-name="P50"><text:s text:c="8"/>{</text:p>
      <text:p text:style-name="P50"><text:s text:c="12"/>output.Append(",");</text:p>
      <text:p text:style-name="P50"><text:s text:c="8"/>}</text:p>
      <text:p text:style-name="P50"><text:s text:c="8"/>output.Append(item<text:span text:style-name="T216">ToBePickedUp</text:span>);</text:p>
      <text:p text:style-name="P50"><text:s text:c="8"/>Inventory[item<text:span text:style-name="T216">ToBePickedUp</text:span>]--;</text:p>
      <text:p text:style-name="P50"><text:s text:c="4"/>}</text:p>
      <text:p text:style-name="P50"><text:s text:c="4"/>Console.WriteLine("Order picked up for {0}.", output.ToString());</text:p>
      <text:p text:style-name="P50">}</text:p>
      <text:p text:style-name="P50"/>
      <text:p text:style-name="P50"/>
      <text:p text:style-name="P50">OrderVisitor.VisitXXX(XXX shop)</text:p>
      <text:p text:style-name="P50">{</text:p>
      <text:p text:style-name="P50"><text:s text:c="4"/>shop.PlaceOrder(_ingredientList);</text:p>
      <text:p text:style-name="P50"><text:s text:c="4"/>shop.PickupOrder(_ingredientList);</text:p>
      <text:p text:style-name="P50"><text:s text:c="4"/></text:p>
      <text:p text:style-name="P50">}</text:p>
      <text:p text:style-name="P259">Well, that worked! <text:s/>I'm using the Visitor pattern to order a hamburger and reusing the Visitor pattern from each shop that needs ingredients to make the item being requested.</text:p>
      <text:p text:style-name="P260">Converted C# code to C++. <text:s/>That was a struggle, lots of circular dependencies to be resolved. <text:s/>I'm having some trouble getting the code to compile. <text:s/>I'm seeing three of the following error:</text:p>
      <text:p text:style-name="P50"><text:soft-page-break/>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0">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5">This is the first shop being created and added to the list of shops. <text:s/>I can swap this block for the next block and it still triggers on the first push_back(). <text:s/><text:span text:style-name="T228">This is how Visitor_Village::shops is declared:</text:span></text:p>
      <text:p text:style-name="P50"><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6">This one has me <text:span text:style-name="T229">stumped.</text:span></text:p>
      <text:p text:style-name="P261">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108" text:outline-level="1" text:is-list-header="true">March 2, 2023</text:h>
      <text:p text:style-name="P125">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50">std::unique_ptr&lt;Base&gt; element = std::make_unique&lt;Derived&gt;();</text:p>
      <text:p text:style-name="P50">std::unique_ptr&lt;Base&gt; elementcopy = element;</text:p>
      <text:p text:style-name="P262">The problem also crops up with the copy constructor:</text:p>
      <text:p text:style-name="P7">std::unique_ptr&lt;Base&gt; elementcopy<text:span text:style-name="T233">(</text:span>element<text:span text:style-name="T233">)</text:span>;</text:p>
      <text:p text:style-name="P262">Hmm. <text:s/>I always thought it was possible to move a std::unique_ptr&lt;&gt; around.</text:p>
      <text:p text:style-name="P8">Similarly, the following triggers the error in the for loop, because the copy assignment operator is being used to set the "element" variable:</text:p>
      <text:p text:style-name="P50">std::vector&lt;Base::unique_ptr_t&gt; elements;</text:p>
      <text:p text:style-name="P50"><text:soft-page-break/>for (auto element : elements)</text:p>
      <text:p text:style-name="P50">{</text:p>
      <text:p text:style-name="P50">}</text:p>
      <text:p text:style-name="P263">What this is telling me is once a std::unique_ptr&lt;&gt; is created, it cannot be moved and all uses of it should be either via a reference or using get() to get the raw pointer:</text:p>
      <text:p text:style-name="P50">std::unique_ptr&lt;Base&gt;&amp; elementreference = element;</text:p>
      <text:p text:style-name="P50">Base* p = element.get();</text:p>
      <text:p text:style-name="P26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5"/>
      <text:p text:style-name="P265"><text:span text:style-name="T234">C</text:span>onvert<text:span text:style-name="T234">ed</text:span> the Command pattern from C# to C++. <text:s/><text:span text:style-name="T234">Including write-up and diagram image.</text:span></text:p>
      <text:h text:style-name="P1109" text:outline-level="1" text:is-list-header="true">March 3, 2023</text:h>
      <text:p text:style-name="P124">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6">Also had to learn how to use <text:span text:style-name="T881">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7">In the function or method that needs to be guarded by the mutex, do this:</text:p>
      <text:p text:style-name="P2">std::lock_guard&lt;std::mutex&gt; guard(_messageHandlersLock);</text:p>
      <text:p text:style-name="P268">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9">Added write-up and diagram for the Handler Chain pattern.</text:p>
      <text:p text:style-name="P270">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1">Note: The Private pattern was never implemented in C#. <text:s/>I should revisit that to make sure that is something that can be skipped.</text:p>
      <text:p text:style-name="P271"><text:soft-page-break/>Note: the Template pattern was never implemented in C#. <text:s/>Not sure why. <text:s/>I'm also not sure why I started talking about C++ templates and C# generics, when I don't think that is what the Template pattern is all about.</text:p>
      <text:h text:style-name="P1110" text:outline-level="1" text:is-list-header="true">March 4, 2023</text:h>
      <text:p text:style-name="P272">Translated the Interpreter pattern from C# to C++. <text:s/>Include diagram image. <text:s/>Rewrote the write-up to make it much shorter and to the point.</text:p>
      <text:p text:style-name="P273">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1111" text:outline-level="1" text:is-list-header="true">March 5, 2023</text:h>
      <text:p text:style-name="P274">Converting the Iterator pattern.</text:p>
      <text:p text:style-name="P274">One issue is the use of templates. <text:s/>In C#, this isn't much of a problem since everything is basically a class (at least, of the types I'm using <text:span text:style-name="T882">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50">cannot convert argument 1 from 'const char *[3]' to 'TItemType *'</text:p>
      <text:p text:style-name="P27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5">Ah. <text:s/>The problem was I was declaring the item pointer in the Iterator class as std::unique&lt;T<text:span text:style-name="T243">I</text:span>temType&gt;, which it couldn't resolve with "const char*" (as in <text:span text:style-name="T883">"</text:span>an array of (const char*)<text:span text:style-name="T883">"</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6">Completed the Iterator pattern and diagram image. <text:s/>Tweaked the write-up a little to match the implementation at little better.</text:p>
      <text:p text:style-name="P277">Translated the Mediator pattern from C# to C++. <text:s/><text:span text:style-name="T244">Had to add some helper stuff, such as stricmp() which takes std::string as arguments so I could </text:span><text:span text:style-name="T884">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8">Need to update the Mediator write-up and add a diagram image.</text:p>
      <text:h text:style-name="P1112" text:outline-level="1" text:is-list-header="true"><text:soft-page-break/>March 6, 2023</text:h>
      <text:p text:style-name="P123">Added Mediator diagram image and updated the write-up. <text:s/>Tweaked the format of the Mediator_Exercise() methods to more directly reference the operation list in the write-up and make it a bit easier to parse.</text:p>
      <text:p text:style-name="P279">Translated the Memento pattern from C# to C++. <text:s/><text:span text:style-name="T258">Includes write-up and diagram image.</text:span></text:p>
      <text:p text:style-name="P279">While reading the write-up for the Memento patter<text:span text:style-name="T38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4">The Bridge pattern is the closest thing to what I was intending for the Private Pattern.</text:span></text:p>
      <text:p text:style-name="P280">However, the write-up for the Private Class Data pattern is specifically for isolating the data that a class stores internally so that <text:span text:style-name="T885">i</text:span><text:span text:style-name="T886">t </text:span>must be altered through a narrow interface <text:span text:style-name="T255">or through an opaque pointer passed to methods that know how to get access to the data through the opaque pointer. <text:s/>Even then, this is not covered in the Design Patterns book I have.</text:span></text:p>
      <text:p text:style-name="P281">Private Class Data Pattern: <text:a xlink:type="simple" xlink:href="https://sourcemaking.com/design_patterns/private_class_data" text:style-name="Internet_20_link" text:visited-style-name="Visited_20_Internet_20_Link">https://sourcemaking.com/design_patterns/private_class_data</text:a></text:p>
      <text:p text:style-name="P281">Private Class Data Pattern in Java: <text:a xlink:type="simple" xlink:href="https://java-design-patterns.com/patterns/private-class-data/" text:style-name="Internet_20_link" text:visited-style-name="Visited_20_Internet_20_Link">https://java-design-patterns.com/patterns/private-class-data/</text:a></text:p>
      <text:p text:style-name="P282">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6">in situations where the class data could not be declared "final" (immutable) for various reasons.</text:span></text:p>
      <text:p text:style-name="P283">Note: There is a whole hella lotta stuff about design patterns, for and against, on the Web. <text:s/><text:span text:style-name="T257">Most appears to be in the form of essays while a fair amount is in YouTube videos.</text:span> <text:s/>Keep that in mind as you continue forward with your presentation.</text:p>
      <text:h text:style-name="P1113" text:outline-level="1" text:is-list-header="true">March 7, 2023</text:h>
      <text:p text:style-name="P284">Translated the Null Object pattern from C# to C++.</text:p>
      <text:p text:style-name="P284">Noticed a "bug" in the doxygen output. <text:s/>In program.cpp and Program.cs, I mark the exercises as code snippets for Doxygen to output to the various pattern write-up pages. <text:s/>This requires the following to appear around the code snippets:</text:p>
      <text:p text:style-name="P50">//! [Using Command in C++]</text:p>
      <text:p text:style-name="P50">&lt;code&gt;</text:p>
      <text:p text:style-name="P50">//! [Using Command in C++]</text:p>
      <text:p text:style-name="P284"><text:soft-page-break/>The problem is the second marker is included in the following method's doxygen documentation. <text:s/>Doxygen ignores all non-doxygen-based comments and expects to see code of some kind to signal a break in the doxygen comments.</text:p>
      <text:p text:style-name="P285">After extensive reading of the doxygen special commands and futilely searching online, I have come to the conclusion that is not possible to use the snippet markers in the way I'm using them and not have them show up in the documentation <text:span text:style-name="T259">due to the concatenation of doxygen comment blocks (even with intervening non-doxygen comments).</text:span></text:p>
      <text:p text:style-name="P286">I broke up the snippet marker (space between // and !) added a // end NullObject_Exercise() after the closing brace. <text:s/>I then tried the following instead of the @snippet:</text:p>
      <text:p text:style-name="P50">@dontinclude cplusplus/program.cpp</text:p>
      <text:p text:style-name="P50">@skipline NullObject_Exercise()</text:p>
      <text:p text:style-name="P50">@until NullObject_Exercise()</text:p>
      <text:p text:style-name="P286">It worked in that the trailing snippet marker is no longer included at the beginning of the next exercise function's description. <text:s/>However, the last line shown in the neo-snippet looks like this:</text:p>
      <text:p text:style-name="P50">} // end NullObject_Exercise() </text:p>
      <text:p text:style-name="P287">So I can get rid of the snippet markers appearing in the method documentation, but I end up with a weird line in the snippet itself and it takes three lines to insert the snippet instead of one. <text:s/><text:span text:style-name="T260">On the other hand, I don't have any weird "[Using Command in C++]" in another exercise's method description.</text:span></text:p>
      <text:p text:style-name="P288">Hmm. <text:s/>I think I'm going to go back to the snippet approach for now as I prefer the cleaner one line approach (and I don't have to change everything right now). <text:s/><text:span text:style-name="T261">Done.</text:span></text:p>
      <text:p text:style-name="P289">Added Null Object diagram image. <text:s/>Added links to Null Object classes to the write-up.</text:p>
      <text:h text:style-name="P1114" text:outline-level="1" text:is-list-header="true">March 8, 2023</text:h>
      <text:p text:style-name="P122">Translated the State pattern from C# to C++. <text:s/>Includes write-up and diagram image. <text:s/><text:span text:style-name="T263">I would like to add an actual state diagram as well, just to show that off.</text:span></text:p>
      <text:p text:style-name="P290">Translated the Strategy pattern from C# to C++. <text:s/>Includes diagram image and tweaks to write-up.</text:p>
      <text:h text:style-name="P1115" text:outline-level="1" text:is-list-header="true">Begin <text:span text:style-name="T887">Python</text:span> Version of Design Pattern Examples</text:h>
      <text:h text:style-name="Heading_20_2" text:outline-level="2" text:is-list-header="true">March 9, 2023</text:h>
      <text:p text:style-name="P121">Started on Python. <text:s/>I downloaded and installed Python 3.11.2 (64-bit). <text:s/>Visual Studio 2022 recognized its presence even without restarting.</text:p>
      <text:p text:style-name="P121">The python project is in the DesignPatternExamples/python/DesignPatternExamples_python/ directory.</text:p>
      <text:p text:style-name="P121">The python program must be invoked as a module:</text:p>
      <text:p text:style-name="P50"><text:soft-page-break/>py -m python.DesignPatternExamples_python</text:p>
      <text:p text:style-name="P291">I have set up the exercise framework in program.py, and added Help() and ParseOptions() that correspond to C# and C++. <text:s/>I even added Program class to program.py and created all the exercise methods, along with the Run() method.</text:p>
      <text:p text:style-name="P11"><text:span text:style-name="T389">[Doxygen Tip]</text:span><text:span text:style-name="T889"> </text:span>However, the snippet marker has become a real problem. <text:s/>In Python, I chose to use the alternate approach of documenting Python elements with the following (from the Doxygen manual):</text:p>
      <text:p text:style-name="P50">## Brief</text:p>
      <text:p text:style-name="P50">#</text:p>
      <text:p text:style-name="P50"># Extended description.</text:p>
      <text:p text:style-name="P50"># param args</text:p>
      <text:p text:style-name="P50"># <text:s text:c="6"/>Description of args.</text:p>
      <text:p text:style-name="P9">def func(args):</text:p>
      <text:p text:style-name="P10">The problem is the snippe<text:span text:style-name="T264">t</text:span> marker at the end of the function/method: It gets set as the brief line in the following function/method. <text:s/><text:span text:style-name="T265">The weird part is JAVADOC_AUTOBRIEF variable in Doxygen is set to NO but it looks like Doyxgen ignores that for </text:span><text:span text:style-name="T266">Python.</text:span></text:p>
      <text:p text:style-name="P292">I tried using an explicit @brief tag on the subsequent functions but it didn't help.</text:p>
      <text:p text:style-name="P293">I tried following the closing snippet marker with</text:p>
      <text:p text:style-name="P50">## @if LABEL</text:p>
      <text:p text:style-name="P50">## @endif</text:p>
      <text:p text:style-name="P293">But that didn't interrupt the interpretation of the closing snippet marker as the first line of documentation of the following method.</text:p>
      <text:p text:style-name="P294">Hmm. <text:s/>I moved the closing snippet marker to the end of the last line of code. <text:s/>That worked! <text:s/><text:span text:style-name="T267">No, wait. <text:s/>The last line of the method on which the snippet marker is replaced is left out of the snippet. <text:s/></text:span><text:span text:style-name="T269">So the following method is not disturbed but the snippet is.</text:span><text:span text:style-name="T267"> <text:s/></text:span><text:span text:style-name="T269">So t</text:span><text:span text:style-name="T268">hat's not going to work.</text:span></text:p>
      <text:p text:style-name="P295">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6">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7">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0">It worked quite nicely.</text:span></text:p>
      <text:h text:style-name="P1116" text:outline-level="1" text:is-list-header="true"><text:soft-page-break/>March 10, 2023</text:h>
      <text:p text:style-name="P120">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8">Each of the exercise functions still have the closing snippet marker as part of the function documentation. <text:s/><text:span text:style-name="T271">For example, note the highlighted text in the following documentation for the Command_Exercise() function:</text:span></text:p>
      <text:p text:style-name="P52">Example of using the <text:a xlink:type="simple" xlink:href="../html/command_pattern.html" text:style-name="Internet_20_link" text:visited-style-name="Visited_20_Internet_20_Link">Command</text:a> design pattern. </text:p>
      <text:p text:style-name="P52">The Command pattern is used to encapsulate an operation or command associated with an object so that the command can be applied to the object at a later time.</text:p>
      <text:p text:style-name="P52">In this exercise, an undo list is implemented using Commands that associate commands defined in this file with a text object. The commands are applied to the text object in succession then effectively undone. <text:span text:style-name="T272">! [Using Command in Python] </text:span></text:p>
      <text:p text:style-name="P299">Tried some experiments with the snippet markers in Python. <text:s/>The following all work as markers:</text:p>
      <text:p text:style-name="P50">##! [Using Command in Python]</text:p>
      <text:p text:style-name="P50">#! [Using Command in Python]</text:p>
      <text:p text:style-name="P50"># ! [Using Command in Python]</text:p>
      <text:p text:style-name="P299">None of these variations affect the presence of the highlighted text in the above description, however.</text:p>
      <text:p text:style-name="P299"><text:span text:style-name="T278">Hmm.</text:span> <text:s/><text:span text:style-name="T274">If I modify the closing C++ marker to from this:</text:span></text:p>
      <text:p text:style-name="P50">//! <text:span text:style-name="T274">[Using Command in C++]</text:span></text:p>
      <text:p text:style-name="P300">To this:</text:p>
      <text:p text:style-name="P50">// ! [Using Command in C++]</text:p>
      <text:p text:style-name="P301"><text:span text:style-name="T389">[Doxygen Tip]</text:span><text:span text:style-name="T889"> </text:span>The marker is removed from the Command_Exercise() documentation! <text:s/><text:span text:style-name="T275">That means the snippet marker is a simple text string of the form "</text:span><text:span text:style-name="T28">! [marker text]</text:span><text:span text:style-name="T275">". <text:s/></text:span><text:span text:style-name="T276">This works in C# as well.</text:span></text:p>
      <text:p text:style-name="P302">Fixed all snippet markers in C# to be "<text:span text:style-name="T25">// ! [marker text]</text:span>".</text:p>
      <text:p text:style-name="P303">Fixed all snippet markers in C++ to be <text:span text:style-name="T277">"</text:span><text:span text:style-name="T29">// ! [marker text]</text:span><text:span text:style-name="T277">".</text:span></text:p>
      <text:p text:style-name="P304">Unfortunately, a<text:span text:style-name="T273">pparently, Doxygen treats comments in Python a little differently than in C++ or C#.</text:span></text:p>
      <text:p text:style-name="P305">As an experiment, I modified the snippet markers for the command_exercise.py file to this:</text:p>
      <text:p text:style-name="P50"># ! [Using Command in Python]1</text:p>
      <text:p text:style-name="P50"># ! [Using Command in Python]2</text:p>
      <text:p text:style-name="P305">Then built the documentation. <text:s/>The first one is what shows up at the end of the documentation for the Command_Exercise() function. <text:s/>This makes sense. <text:s/>Doxygen expects the following pattern for doxygen-formatted comments:</text:p>
      <text:p text:style-name="P50"><text:soft-page-break/>## brief description</text:p>
      <text:p text:style-name="P50"># <text:s/>more descriptions</text:p>
      <text:p text:style-name="P50"># <text:s/>@param args <text:s/>Some arguments</text:p>
      <text:p text:style-name="P50"># ! [snippet marker]</text:p>
      <text:p text:style-name="P305">Note how the comment lines after the initial ## are just a continuation of the Doxygen lead-in of ##. That is why the first snippet marker is added to the end of the documentation, <text:span text:style-name="T279">because it is part of the Doxygen block </text:span><text:span text:style-name="T280">of comments. <text:s/></text:span><text:span text:style-name="T281">Which leads to the following:</text:span></text:p>
      <text:p text:style-name="P50">## brief description</text:p>
      <text:p text:style-name="P50"># <text:s/>more descriptions</text:p>
      <text:p text:style-name="P50"># <text:s/>@param args <text:s/>Some arguments</text:p>
      <text:p text:style-name="P50"/>
      <text:p text:style-name="P50"># ! [snippet marker]</text:p>
      <text:p text:style-name="P306">The blank line terminates the Doxygen block and the snippet marker is no longer part of that block. <text:s/>This works to remove the snippet marker from the documentation!</text:p>
      <text:p text:style-name="P307">Fixed all snippet markers in Python to be "<text:span text:style-name="T25"># ! [marker text]</text:span>" and to add a blank line before the first marker.</text:p>
      <text:p text:style-name="P307">This means that my efforts to separate out the exercise functions in C++ and Python were more or less for nothing. <text:s/>Oh well. <text:s/>I'm not going to put it all back the way it was. <text:s/><text:span text:style-name="T282">I do think the isolation can be useful when concentrating on only one pattern.</text:span></text:p>
      <text:p text:style-name="P308"/>
      <text:p text:style-name="P30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8">First, for the data handle, I created a Handle class derived from <text:span text:style-name="T283">int. <text:s/>A class instance is passed to a function by reference, just like in C#. <text:s/>So the calling function can alter the data handle just be assigning to the </text:span><text:span text:style-name="T30">value</text:span><text:span text:style-name="T283"> attribute of the Handle. <text:s/></text:span><text:span text:style-name="T28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9">Finally, the data is passed around in a bytearray, since it is ready-made for 8-bit values and can be written to, unlike a string. <text:s/>And it's a class so it also is passed by reference.</text:p>
      <text:p text:style-name="P310"><text:soft-page-break/>Unfortunately, it appears the DataReadWriteFunctions class is not showing up in the Doxygen documentation. <text:s/><text:span text:style-name="T285">Ah. <text:s/>Needed file declarations in Doxygen-speak.</text:span></text:p>
      <text:p text:style-name="P311">I ended up structuring the DataReaderWriter front-end class to be used in a with statement:</text:p>
      <text:p text:style-name="P50">with DataReaderWriter("-target BXT") as dataReaderWriter:</text:p>
      <text:p text:style-name="P50"><text:s text:c="4"/># statements here</text:p>
      <text:p text:style-name="P311">This performs the necessary step of shutting down the dataReaderWriter automatically, since there is no real destructor on a python class.</text:p>
      <text:h text:style-name="Heading_20_1" text:outline-level="1" text:is-list-header="true">Debug <text:span text:style-name="T888">a </text:span>Python Package in Visual Studio 2022</text:h>
      <text:p text:style-name="P311">To Debug Python in Visual Studio 2022 (specifically, a python package):</text:p>
      <text:p text:style-name="P311">In the __main__.py file, as soon as possible execute the following code:</text:p>
      <text:p text:style-name="P2">__package__ = "python.DesignPatternExamples_python" if not __package__ else __package__</text:p>
      <text:p text:style-name="P312">Then in the project's General settings, set the working directory to ../../ and the Startup file to __main__.py.</text:p>
      <text:h text:style-name="P1117" text:outline-level="1" text:is-list-header="true">March 11, 2023</text:h>
      <text:p text:style-name="P313">Translated the Bridge pattern code from C++ to Python.</text:p>
      <text:p text:style-name="P314">Found out how to declare an "interface" or abstract class in Python:</text:p>
      <text:p text:style-name="P50">from abc import ABC, abstractmethod</text:p>
      <text:p text:style-name="P50">class IFoo(ABC):</text:p>
      <text:p text:style-name="P50"><text:s text:c="4"/>@abstractmethod</text:p>
      <text:p text:style-name="P50"><text:s text:c="4"/>def Work(self):</text:p>
      <text:p text:style-name="P50"><text:s text:c="8"/>pass</text:p>
      <text:p text:style-name="P314">Then just use the interface like a base class.</text:p>
      <text:p text:style-name="P50">class Foo(IFoo):</text:p>
      <text:p text:style-name="P50"><text:s text:c="4"/>def Work(self):</text:p>
      <text:p text:style-name="P50"><text:s text:c="8"/>pass</text:p>
      <text:p text:style-name="P314"><text:span text:style-name="T286">If the abstract method is not overridden, </text:span>Python will complain about missing methods:</text:p>
      <text:p text:style-name="P50">TypeError: Can't instantiate abstract class <text:span text:style-name="T286">Foo</text:span> with abstract method <text:span text:style-name="T286">Work</text:span></text:p>
      <text:p text:style-name="P315"><text:span text:style-name="T389">[Doxygen Tip]</text:span><text:span text:style-name="T889"> </text:span>Also found out how to document class attributes that are normally set in the __init__() method:</text:p>
      <text:p text:style-name="P50">class Foo:</text:p>
      <text:p text:style-name="P50"><text:s text:c="4"/>def __init__(self):</text:p>
      <text:p text:style-name="P50"><text:s text:c="8"/>self._value = 0</text:p>
      <text:p text:style-name="P50"><text:s text:c="4"/>## @var _value</text:p>
      <text:p text:style-name="P50"><text:s text:c="4"/># <text:s text:c="6"/>A value tracked in the Foo class.</text:p>
      <text:p text:style-name="P315">In other words, use the @var special command <text:span text:style-name="T246">after</text:span> the __init__() method and its documentation.</text:p>
      <text:p text:style-name="P316"><text:soft-page-break/></text:p>
      <text:p text:style-name="P316">Translated the Command pattern code from C++ to Python.</text:p>
      <text:p text:style-name="P31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8"><text:span text:style-name="T389">[Doxygen Tip]</text:span><text:span text:style-name="T889"> </text:span>Also, in the Python files for the pattern exercise function, the file documentation now properly links to the exercise function (apparently, Doxygen can't figure that out for itself). <text:s/><text:span text:style-name="T287">For example:</text:span></text:p>
      <text:p text:style-name="P50">@ref DesignPatternExamples_python.composite.composite_exercise.Composite_Exercise "Composite_Exercise"()</text:p>
      <text:p text:style-name="P119">It is, unfortunately, quite long and complicated.</text:p>
      <text:h text:style-name="P1118" text:outline-level="1" text:is-list-header="true">March 12, 2023</text:h>
      <text:p text:style-name="P319">Translated the Composite pattern code from C++ to Python.</text:p>
      <text:p text:style-name="P319"><text:span text:style-name="T390">{Python Tip]</text:span><text:span text:style-name="T890"> </text:span>Had to learn how to call a base class constructor from a derived class. <text:s/>Looks like this:</text:p>
      <text:p text:style-name="P50"><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20">Note: I probably should be using Python class properties instead of get/set methods.</text:p>
      <text:p text:style-name="P321"><text:span text:style-name="T389">[Doxygen Tip]</text:span><text:span text:style-name="T889">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2">Each column is dedicated to a language; only tricky part of that is remembering that two links in the same language go in different rows.</text:p>
      <text:p text:style-name="P322">Modified adapter.md, bridge.md, command.md, and composite.md to follow this approach. <text:s/><text:span text:style-name="T288">Will modify the others as I complete the Python code.</text:span></text:p>
      <text:h text:style-name="P1119" text:outline-level="1" text:is-list-header="true"><text:soft-page-break/>March 13, 2023</text:h>
      <text:p text:style-name="P118">Translated the Decorator pattern code from C++ to Python.</text:p>
      <text:p text:style-name="P118"><text:span text:style-name="T391">[Python Tip]</text:span><text:span text:style-name="T891"> </text:span>Tricky bit: Getting the console <text:span text:style-name="T291">window</text:span> to support colors. <text:s/><text:span text:style-name="T289">The colorama package apparently enables this in a portable fashion. <text:s/></text:span><text:span text:style-name="T290">The curses package also does this and supports controlling the cursor (useful for the flyweight pattern example). <text:s/></text:span><text:span text:style-name="T298">Also, curses has keyboard read capability.</text:span></text:p>
      <text:p text:style-name="P323">Note: Windows Terminal and PowerShell both support colors automatically; <text:span text:style-name="T292">it's only the Windows Command Prompt that needs help.</text:span></text:p>
      <text:p text:style-name="P324"><text:span text:style-name="T391">[Python Tip]</text:span><text:span text:style-name="T891">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5">In the registry:</text:p>
      <text:p text:style-name="P50">[HKEY_CURRENT_USER\Console]</text:p>
      <text:p text:style-name="P325">Create a new DWORD entry and set the value to 1:</text:p>
      <text:p text:style-name="P50">"VirtualTerminalLevel"=dword:00000001</text:p>
      <text:p text:style-name="P325">This works for all Command Prompts opened after the value is set.</text:p>
      <text:p text:style-name="P177">(I tried this out and it works quite nicely. <text:s/>However, to be considerate of those who don't have the hack, I deleted the registry value.)</text:p>
      <text:p text:style-name="P326"><text:span text:style-name="T391">[Python Tip]</text:span><text:span text:style-name="T891"> </text:span>Here is one python fragment that enables virtual terminal processing in the current python application:</text:p>
      <text:p text:style-name="P50">import ctypes</text:p>
      <text:p text:style-name="P50">kernel32 = ctypes.windll.kernel32</text:p>
      <text:p text:style-name="P50">kernel32.SetConsoleMode(kernel32.GetStdHandle(-11), 7)</text:p>
      <text:p text:style-name="P327">Fixing the constants:</text:p>
      <text:p text:style-name="P13">STD_OUTPUT_HANDLE = -11</text:p>
      <text:p text:style-name="P13">ENABLE_VIRTUAL_TERMINAL_PROCESSING <text:span text:style-name="T293">= </text:span>0x0004</text:p>
      <text:p text:style-name="P13">ENABLE_WRAP_AT_EOL_OUTPUT <text:span text:style-name="T293">= </text:span>0x0002</text:p>
      <text:p text:style-name="P13">ENABLE_PROCESSED_OUTPUT <text:span text:style-name="T293">=</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4">ENABLE_PROCESS_OUTPUT | ENABLE_WRAP_AT_EOL_OUTPUT | ENABLE_VIRTUAL_TERMINAL_PROCESSING</text:span>)</text:p>
      <text:p text:style-name="P328">In Python, I can do this similar to how I handle enabling virtual terminal processing in C++ by wrapping the call to main() with a function that enables virtual terminal processing and disables it afterwards. <text:s/><text:span text:style-name="T295">Done. <text:s/>Added enablevtmode.py to the main package directory and added it to __main__.py.</text:span></text:p>
      <text:p text:style-name="P329">Translated the Facade pattern code from <text:span text:style-name="T297">C++ to Python.</text:span></text:p>
      <text:p text:style-name="P330"><text:soft-page-break/>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6">I'm not sure I care for this inconsistency.</text:span></text:p>
      <text:p text:style-name="P330"/>
      <text:p text:style-name="P331">Working on Flyweight pattern in Python. <text:s/>I created a Helpers class to duplicate the cursor and keyboard read stuff from C++. <text:s/>This <text:span text:style-name="T891">is</text:span> Windows-specific, unfortunately. <text:s/>However, if I end up using the curses package, I can modify the Helper methods accordingly.</text:p>
      <text:p text:style-name="P332">I got the display to show up, but no keypresses and no animation. <text:s/><text:span text:style-name="T299">That means the checkforkey() appears to be hanging. <text:s/></text:span><text:span text:style-name="T300">Ah. <text:s/>getcursorpostition() is hanging waiting for the input. <text:s/></text:span><text:span text:style-name="T301">I</text:span><text:span text:style-name="T300">f I press Ctrl-Z, the input read is completed </text:span><text:span text:style-name="T301">and the animation proceeds, but the screen continually scrolls as though the setcursorposition() is not working. <text:s/></text:span><text:span text:style-name="T302">Actually, what is happening is the cursor position is not getting read </text:span><text:span text:style-name="T303">in.</text:span></text:p>
      <text:p text:style-name="P333">Ah. <text:s/>The sys.stdin.read() needs the exact number of characters to fetch. <text:s/><text:span text:style-name="T304">Actually, it's worse than that. <text:s/>The request for the cursor position does not seem to return anything.</text:span></text:p>
      <text:p text:style-name="P334">I have verified that the STD_OUT mode is correctly set to enable virtual processing. <text:s/>I have also verified that the STD_IN mode is disabling echo and disabling need for full line input. <text:s/>The only difference is how I'm reading in the characters.</text:p>
      <text:p text:style-name="P335">Ugh. <text:s/>I got it to work. <text:s/>It is really hacky. <text:s/>I'm using msvcrt.getch() repeatedly to accumulate the input characters into a list, until I see 'R' as a terminator, at which point I exit the loop. <text:s/><text:span text:style-name="T305">I then join the contents of the list into a single string. <text:s/>Finally, I use the re.split() function (regular expressions) to split up the string into the necessary parts.</text:span></text:p>
      <text:p text:style-name="P336">Now, however, the setcursorposition() doesn't seem to work. <text:s/><text:span text:style-name="T306">Ah. <text:s/>I accidentally deleted the necessary ';' in the string for setting the cursor position. <text:s/></text:span><text:span text:style-name="T307">And it now works but I'm off by one line when setting the prompt, causing the screen to scroll. <text:s/></text:span><text:span text:style-name="T308">Fixed. <text:s/>I was printing one line too many in _Flyweight_ShowDisplay(). <text:s/></text:span><text:span text:style-name="T309">Now it is working just fine.</text:span></text:p>
      <text:p text:style-name="P337">Next step is to fix all the comments as needed.</text:p>
      <text:p text:style-name="P338"><text:span text:style-name="T392">[Python Tip]</text:span><text:span text:style-name="T892">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120" text:outline-level="1" text:is-list-header="true">March 14, 2023</text:h>
      <text:p text:style-name="P117">Modified flyweight_classes.Helpers.readkey() to use sys.stdin.read(1) instead of relying on msvcrt.getch().</text:p>
      <text:p text:style-name="P117">Revi<text:span text:style-name="T310">e</text:span>wed and tweaked the comments throughout the Flyweight Python example code.</text:p>
      <text:p text:style-name="P339">Translated the HandlerChain pattern code from C++ to Python.</text:p>
      <text:p text:style-name="P339"><text:soft-page-break/><text:span text:style-name="T392">[Python Tip]</text:span><text:span text:style-name="T892"> </text:span>Had to learn how to use a "mutex" in Python:</text:p>
      <text:p text:style-name="P50">from threading import Lock</text:p>
      <text:p text:style-name="P50">lock<text:span text:style-name="T311">_object = Lock()</text:span></text:p>
      <text:p text:style-name="P50">def foo():</text:p>
      <text:p text:style-name="P50"><text:s text:c="4"/><text:span text:style-name="T311">with lock_object:</text:span></text:p>
      <text:p text:style-name="P50"><text:s text:c="8"/><text:span text:style-name="T311"># Do something while guarded by lock_object</text:span></text:p>
      <text:p text:style-name="P340"><text:span text:style-name="T392">[Python Tip]</text:span><text:span text:style-name="T892">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2">moved the </text:span>CreateWindow() to <text:span text:style-name="T312">the new class MessageWindowFactory, again defined after the MessageWindow class.</text:span></text:p>
      <text:h text:style-name="P1121" text:outline-level="1" text:is-list-header="true">March 15, 2023</text:h>
      <text:p text:style-name="P116">Translated the Interpreter pattern code from C++ to Python. <text:s/>Updated the write-up to use a table form of the links to the interpreter class.</text:p>
      <text:p text:style-name="P341">Translated the Iterator pattern code from C++ to Python. <text:s/>Updated the write-up to use a table form of the links to the iterator class.</text:p>
      <text:p text:style-name="P341"><text:span text:style-name="T393">[Python Tip]</text:span><text:span text:style-name="T893">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2">Translated the Mediator pattern code from C++ to Python.<text:span text:style-name="T313"> <text:s/>Updated the write-up to use a table form of the links to the </text:span>mediator<text:span text:style-name="T313"> class.</text:span></text:p>
      <text:h text:style-name="P1122" text:outline-level="1" text:is-list-header="true">March 16, 2023</text:h>
      <text:p text:style-name="P343">Translated the Memento pattern code from C++ to Python. <text:s/>Updated the write-up to use a table form of the links to the memento class.</text:p>
      <text:p text:style-name="P343">Translated the <text:span text:style-name="T314">Null Object</text:span> pattern code from C++ to Python. <text:s/>Updated the write-up to use a table form of the links to the <text:span text:style-name="T314">nullobject</text:span> class.</text:p>
      <text:p text:style-name="P344">Translated the Observer pattern code from C++ to Python.<text:span text:style-name="T316"> <text:s/>Updated the write-up to use a table form of the links to the </text:span>observer<text:span text:style-name="T316"> class.</text:span></text:p>
      <text:p text:style-name="P345">Translated the Proxy pattern code from C++ to Python.<text:span text:style-name="T316"> <text:s/>Updated the write-up to use a table form of the links to the </text:span><text:span text:style-name="T315">observer</text:span><text:span text:style-name="T316"> class.</text:span></text:p>
      <text:p text:style-name="P345"><text:soft-page-break/>Relearned how to control what can be imported from a module using the __all__ list. <text:s/>I added this to the proxy_class.py and proxy_class_real.py modules as an example, although I don't take advantage of it.</text:p>
      <text:p text:style-name="P346">Note: In Python, I added a Real_Classes_Container class to have a class factory for the Real_Class. <text:s/>I wanted to create as much separation as I could from the Proxy_Class (in C++ and C#, both know how to instantiate the Real_Class directly).</text:p>
      <text:h text:style-name="P1123" text:outline-level="1" text:is-list-header="true">March 17, 2023</text:h>
      <text:p text:style-name="P343">Translated the <text:span text:style-name="T317">State</text:span> pattern code from C++ to Python. <text:s/>Updated the write-up to use a table form of the links to the <text:span text:style-name="T317">state</text:span> class. <text:s/><text:span text:style-name="T318">I had to separate the public StateContext_Class and the private StateContext_ClassImpl class into their own modules, so that each could pull in the interface classes from a third module.</text:span></text:p>
      <text:p text:style-name="P15"><text:span text:style-name="T394">[Python Tip]</text:span><text:span text:style-name="T894">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0">match character:</text:p>
      <text:p text:style-name="P50"><text:s text:c="4"/>case EOF_CHAR:</text:p>
      <text:p text:style-name="P50"><text:s text:c="8"/># THIS WILL NOT BE ACCEPTED</text:p>
      <text:p text:style-name="P15">Instead, the variable must be declared in such a way as to require a dotted notation, such as declaring it in a class:</text:p>
      <text:p text:style-name="P50">class SpecialCase:</text:p>
      <text:p text:style-name="P50"><text:s text:c="4"/>EOF_CHAR = 0xff</text:p>
      <text:p text:style-name="P15">And then it can be used in a match statement like this:</text:p>
      <text:p text:style-name="P50">match character:</text:p>
      <text:p text:style-name="P50"><text:s text:c="4"/>case <text:span text:style-name="T317">SpecialChar.</text:span>EOF_CHAR:</text:p>
      <text:p text:style-name="P14"><text:s text:c="8"/># THIS WILL NOT BE ACCEPTED</text:p>
      <text:p text:style-name="P343"/>
      <text:p text:style-name="P343">Translated the <text:span text:style-name="T317">St</text:span><text:span text:style-name="T319">rategy</text:span> pattern code from C++ to Python. <text:s/>Updated the write-up to use a table form of the links to the <text:span text:style-name="T317">st</text:span><text:span text:style-name="T319">rategy</text:span> class.</text:p>
      <text:p text:style-name="P347"><text:span text:style-name="T394">[Python Tip]</text:span><text:span text:style-name="T894"> </text:span>Learned a neat trick with the list.sort() function. <text:s/>list.sort() takes a "key=" parameter that specifies a function through which each key is passed through. <text:s/>I already knew about using it like this for a case-insensitive sort:</text:p>
      <text:p text:style-name="P50">list.sort(key=str.lower)</text:p>
      <text:p text:style-name="P347">However, I learned from the Python documentation that it is possible to specify a field of a structure class as the key:</text:p>
      <text:p text:style-name="P50">list.sort(key=EntryInformation.Age)</text:p>
      <text:p text:style-name="P347"><text:soft-page-break/><text:span text:style-name="T394">[Python Tip]</text:span><text:span text:style-name="T894"> </text:span>Plus, list.sort() takes a "reverse=" parameter to reverse the sort. <text:s/>Cool!</text:p>
      <text:p text:style-name="P347"/>
      <text:p text:style-name="P3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9">The alternative is to drop the ": Visitor" type hint on each shop's Accept() method to avoid the circular reference, but that risks losing a degree of type safety. <text:s/><text:span text:style-name="T321">And I still couldn't explicitly verify the type of the visitor as I would need the Visitor class type to do that.</text:span></text:p>
      <text:p text:style-name="P350">I also still have to complete the implementation of the Village_Shop class.</text:p>
      <text:h text:style-name="P1096" text:outline-level="1" text:is-list-header="true">March 18, 2023</text:h>
      <text:p text:style-name="P351">Finished translating the Visitor pattern code from C++ to Python. <text:s/><text:span text:style-name="T316">Updated the write-up to use a table form of the links to the </text:span>visitor<text:span text:style-name="T316"> class.</text:span></text:p>
      <text:p text:style-name="P351"><text:span text:style-name="T395">[Python Tip]</text:span><text:span text:style-name="T895">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124" text:outline-level="1" text:is-list-header="true">March 19, 2023</text:h>
      <text:p text:style-name="P115">Tried running all the python design pattern examples. <text:s/>The Iterator example crashed.</text:p>
      <text:p text:style-name="P50">TypeError: &lt;class 'python.DesignPatternExamples_python.iterator.iterator_class.Iterator'&gt; is not a generic class</text:p>
      <text:p text:style-name="P115">When I added Generic[T] to the IIterator interface, it seemed like I didn't need to also add Generic[T] to the Iterator class, but apparently I never ran the code after I made the change to Generic[T]. <text:s/><text:span text:style-name="T322">To be more specific, the Generic[T] class is not inherited along with the IIterator class. <text:s/>Fixed by adding an explicit Generic[T] as a base class to the Iterator class, along with the IIterator class.</text:span></text:p>
      <text:p text:style-name="P352"><text:span text:style-name="T396">[Python Tip]</text:span><text:span text:style-name="T896"> </text:span>That means the Generic[T] concept needs to be explicitly added to every class that makes use of a the T variable as a type.</text:p>
      <text:p text:style-name="P353"><text:soft-page-break/>I rebuilt the documentation and now I remember why I removed Generic[T] from the Iterator class: Doxygen now reports the following:</text:p>
      <text:p text:style-name="P50">warning: Detected potential recursive class relation between class DesignPatternExamples_python::iterator::iterator_class::Iterator and base class typing::Generic!</text:p>
      <text:p text:style-name="P50">warning: Detected potential recursive class relation between class DesignPatternExamples_python::iterator::iterator_class::Iterator and base class T!</text:p>
      <text:p text:style-name="P353"/>
      <text:p text:style-name="P354"><text:span text:style-name="T389">[Doxygen Tip]</text:span><text:span text:style-name="T897"> </text:span>Note: In Doxyfile, Changed HIDE_SCOPE<text:span text:style-name="T323">_NAMES</text:span>=NO to HIDE_SCOPE<text:span text:style-name="T323">_NAMES</text:span>=YES. <text:s/>This cleans up a lot of the Doxygen-generated diagrams across all three languages, making the diagrams easier to read. <text:s/>Doesn't affect the above warning, though.</text:p>
      <text:p text:style-name="P355"><text:span text:style-name="T396">[Python Tip]</text:span><text:span text:style-name="T896"> </text:span>Creating a T2 TypeVar and using that in the Iterator class fixed the second warning. <text:s/>Copying the Generic type to a Generic2 variable and then using the Generic2 variable as the base type for the Iterator class fixed the first warning. <text:s/><text:span text:style-name="T324">So it really is a matter of renaming to get around Doxygen's limitations.</text:span></text:p>
      <text:p text:style-name="P356"><text:span text:style-name="T396">[Python Tip]</text:span><text:span text:style-name="T896"> </text:span>However, if I have to use these means to dance around a Doxygen limitation, I should probably not use the Generic[T] elements at all in the code and instead rely on documentation and some judicious type testing.</text:p>
      <text:p text:style-name="P357">Removed the use of typing.Generic from iterator_class.py. <text:s/>Code looks cleaner and the documentation is reasonably clear on the type of iterator being returned.</text:p>
      <text:p text:style-name="P358"/>
      <text:p text:style-name="P359">In the meantime, <text:span text:style-name="T343">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9"><text:span text:style-name="T397">[Python Tip]</text:span><text:span text:style-name="T898"> </text:span>I modified a number of the Python classes that were using properties in C# but changed to getters/setters in C++ back to using properties in Python. <text:s/>However, Doxygen does not understand the mechanism that Pyt<text:span text:style-name="T383">h</text:span>on uses to designate a getter/setter pair as a property; Doxygen sees them as a <text:span text:style-name="T328">pair of methods only. <text:s/>If I use the "Text = property(getText, setText, None, "description")", Doxygen creates a Properties section in the reference but it looks like this:</text:span></text:p>
      <text:p text:style-name="P50">property Text = property(getText, setText, None, "<text:span text:style-name="T328">description</text:span>")</text:p>
      <text:p text:style-name="P360"><text:span text:style-name="T389">[Doxygen Tip]</text:span><text:span text:style-name="T889"> </text:span>So I'm just documenting the getter/setter as a property with an example of how to use it. <text:s/><text:span text:style-name="T329">Awkward, at best. <text:s/></text:span><text:span text:style-name="T334">I also added a grouping, Properties, to separate them from the other methods.</text:span><text:span text:style-name="T329"> <text:s/></text:span><text:span text:style-name="T330">Like this:</text:span></text:p>
      <text:p text:style-name="P16"><text:span text:style-name="T333"><text:s text:c="4"/></text:span><text:span text:style-name="T332">## @name Properties</text:span></text:p>
      <text:p text:style-name="P18"><text:s text:c="4"/># <text:s/>@{</text:p>
      <text:p text:style-name="P17"/>
      <text:p text:style-name="P17"><text:span text:style-name="T333"><text:s text:c="4"/></text:span><text:span text:style-name="T332">## Property getter for the text in this TextObject: `value = o.Text`</text:span></text:p>
      <text:p text:style-name="P16"><text:span text:style-name="T333"><text:s text:c="4"/>@</text:span><text:span text:style-name="T220">property</text:span></text:p>
      <text:p text:style-name="P16"><text:soft-page-break/><text:span text:style-name="T333"><text:s text:c="4"/></text:span><text:span text:style-name="T96">def</text:span><text:span text:style-name="T333"> </text:span><text:span text:style-name="T220">Text</text:span><text:span text:style-name="T333">(self) -&gt; </text:span><text:span text:style-name="T220">str</text:span><text:span text:style-name="T333">:</text:span></text:p>
      <text:p text:style-name="P16"><text:span text:style-name="T333"><text:s text:c="8"/></text:span><text:span text:style-name="T96">return</text:span><text:span text:style-name="T333"> </text:span><text:span text:style-name="T96">self.</text:span><text:span text:style-name="T333">_text</text:span></text:p>
      <text:p text:style-name="P50"/>
      <text:p text:style-name="P3"><text:span text:style-name="T79"><text:s text:c="4"/></text:span><text:span text:style-name="T331">##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50"><text:span text:style-name="T81"><text:s text:c="4"/></text:span><text:span text:style-name="T332">## @}</text:span></text:p>
      <text:p text:style-name="P56">It shows up in HTML like this:</text:p>
      <text:p text:style-name="P146">Properties</text:p>
      <text:p text:style-name="P149"><text:span text:style-name="T222">str</text:span><text:span text:style-name="T85"> <text:tab/>Text (</text:span><text:span text:style-name="T98">self</text:span><text:span text:style-name="T85">)</text:span></text:p>
      <text:p text:style-name="P53"><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7"><text:s/></text:p>
      <text:p text:style-name="P149"><text:span text:style-name="T98">def</text:span><text:span text:style-name="T85"> <text:tab/></text:span><text:span text:style-name="T222">Text</text:span><text:span text:style-name="T85"> (self, str value)</text:span></text:p>
      <text:p text:style-name="P53"><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6"/>
      <text:p text:style-name="P56">As I said, awkward.</text:p>
      <text:p text:style-name="P56"/>
      <text:p text:style-name="P56">Updated <text:span text:style-name="T336">Python </text:span>Command pattern code to use the above approach for properties.</text:p>
      <text:p text:style-name="P361">Updated <text:span text:style-name="T336">Python </text:span>Facade IDeviceNetworkHighLevel.NumChains() method to be GetNumChains(), like in C#. <text:s/><text:span text:style-name="T335">I'm not sure why I renamed it in C++.</text:span></text:p>
      <text:p text:style-name="P362">Updated Python Flyweight pattern code to use above approach for properties.</text:p>
      <text:p text:style-name="P363"><text:span text:style-name="T389">[Doxygen Tip]</text:span><text:span text:style-name="T889">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4">Updated the Mediator pattern code to use the above approach for properties.</text:p>
      <text:p text:style-name="P364">Updated Memento pattern code to use above approach for properties. <text:s/>The IMemento interface had one property, which I did not group. <text:s/>Since it is used only on an inner class that Doxygen cannot find, it's not a problem. <text:s/><text:span text:style-name="T337">Turns out the properties on the IMemento interface are never used, so I deleted them.</text:span></text:p>
      <text:p text:style-name="P365"><text:span text:style-name="T398">[Python Tip]</text:span><text:span text:style-name="T899"> </text:span>Note: I was testing the C++ version of the examples instead of Python, so some bugs got through on HandlerChain <text:span text:style-name="T340">and Memento</text:span>. <text:s/><text:span text:style-name="T338">The order of @abstractmethod and @property are important </text:span><text:soft-page-break/><text:span text:style-name="T338">on a getter method in an abstract base class: It must be @property followed by @abstractmethod. <text:s/></text:span><text:span text:style-name="T339">If it is done the other way (which I had done), the following error occurs:</text:span></text:p>
      <text:p text:style-name="P50">AttributeError: attribute '__isabstractmethod__' of 'property' objects is not writable</text:p>
      <text:p text:style-name="P366">Updated the Visitor pattern code to use the above approach for properties.</text:p>
      <text:p text:style-name="P368"><text:span text:style-name="T389">[Doxygen Tip]</text:span><text:span text:style-name="T889"> </text:span>Note: In Python, if a class defines properties for get/set, methods on that class cannot use the properties themselves to set the property values – at least, Doxygen does not recognize that. <text:s/>For example:</text:p>
      <text:p text:style-name="P50">class Foo:</text:p>
      <text:p text:style-name="P50"><text:s text:c="4"/>@property</text:p>
      <text:p text:style-name="P50"><text:s text:c="4"/>def Name(self):</text:p>
      <text:p text:style-name="P50"><text:s text:c="8"/>return self._name</text:p>
      <text:p text:style-name="P50"/>
      <text:p text:style-name="P50"><text:s text:c="4"/><text:span text:style-name="T341">@Name.setter</text:span></text:p>
      <text:p text:style-name="P50"><text:s text:c="4"/><text:span text:style-name="T341">def Name(self, value):</text:span></text:p>
      <text:p text:style-name="P50"><text:s text:c="8"/><text:span text:style-name="T341">self._name = value</text:span></text:p>
      <text:p text:style-name="P50"/>
      <text:p text:style-name="P50"><text:s text:c="4"/>def __init__(self):</text:p>
      <text:p text:style-name="P50"><text:s text:c="8"/>self._name = "a name"</text:p>
      <text:p text:style-name="P50"/>
      <text:p text:style-name="P50"><text:s text:c="4"/>def DoWork(self):</text:p>
      <text:p text:style-name="P50"><text:s text:c="8"/>self.Name = "new name"</text:p>
      <text:p text:style-name="P367">In the above example, <text:span text:style-name="T342">Doxygen thinks</text:span> the self.Name in DoWork() create<text:span text:style-name="T342">s</text:span> a new attribute called Name, <text:span text:style-name="T342">despite the fact that there is a property already defined by that name. <text:s/>So Doxygen not only adds the Name() methods to the Public Member Functions but also adds Name to the Public Attributes section. <text:s/>Weird.</text:span></text:p>
      <text:h text:style-name="P1125" text:outline-level="1" text:is-list-header="true">March 19, 2023 (some thoughts)</text:h>
      <text:p text:style-name="P369"><text:span text:style-name="T34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5">This is essentially what a class definition does. <text:s/>And this can be extended to an interface, which shows no data, only methods (behavior).</text:span></text:p>
      <text:p text:style-name="P358">I think this is why I had some trouble coming up with purely object-oriented ideas and implementations of some of the design patterns. <text:s/><text:span text:style-name="T326">I grew up with procedural approaches to programming and adapted object-oriented programming to my approach, not the other way around. <text:s/>This suggests I should rethink </text:span><text:soft-page-break/><text:span text:style-name="T326">my approach of many of the patterns, incorporating a hybrid procedural/object-orientation approach to solving the same kinds of problems. <text:s/>Focus on </text:span><text:span text:style-name="T327">game elements that need to be focused and efficient but that should maintain a useful degree of decoupling from the algorithms that manipulate the elements.</text:span></text:p>
      <text:h text:style-name="P1125" text:outline-level="1" text:is-list-header="true">March 21, 2023</text:h>
      <text:p text:style-name="P370">Some thoughts on patterns.</text:p>
      <text:p text:style-name="P370">Iterators</text:p>
      <text:p text:style-name="P370">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0">C++</text:p>
      <text:p text:style-name="P50">for (int number = 0; number &lt; 10; number++) { std::cout &lt;&lt; number &lt;&lt; std::endl; }</text:p>
      <text:p text:style-name="P370">C#</text:p>
      <text:p text:style-name="P50">for (int number = 0; number &lt; 10; number++) { Console.WriteLine(number); }</text:p>
      <text:p text:style-name="P370">Python</text:p>
      <text:p text:style-name="P50">for number in range(0, 10):</text:p>
      <text:p text:style-name="P50"><text:s text:c="4"/>print(number)</text:p>
      <text:p text:style-name="P370">A little more advanced is the for-each loop, which can iterate over the contents of a container that supports iteration. <text:s/>For example:</text:p>
      <text:p text:style-name="P370">C++</text:p>
      <text:p text:style-name="P50">std::vector&lt;int&gt; numbers<text:span text:style-name="T345">{0, 1, 2, 3, 4, 5, 6, 7, 8, 9}</text:span>;</text:p>
      <text:p text:style-name="P50">for (number : numbers) { std:: cout &lt;&lt; number &lt;&lt; std::endl; }</text:p>
      <text:p text:style-name="P370">C#</text:p>
      <text:p text:style-name="P50">List&lt;int&gt; numbers = new List&lt;int&gt;() <text:span text:style-name="T345">= {0, 1, 2, 3, 4, 5, 6, 7, 8, 9 }</text:span>;</text:p>
      <text:p text:style-name="P50">foreach (int number in numbers) { Console.WriteLine(number); }</text:p>
      <text:p text:style-name="P370">Python</text:p>
      <text:p text:style-name="P50">numbers = [<text:span text:style-name="T345">0, 1, 2, 3, 4, 5, 6, 7, 8, 9</text:span>]</text:p>
      <text:p text:style-name="P50">for number in numbers:</text:p>
      <text:p text:style-name="P50"><text:s text:c="4"/>print(number)</text:p>
      <text:p text:style-name="P371">But suppose the container holding the items being iterated over is not directly accessible to a for-each loop. <text:s/><text:span text:style-name="T346">And the number of items is not known ahead of time. <text:s/>This is were the Iterator design pattern comes in. <text:s/>This can be expressed as </text:span><text:span text:style-name="T350">four</text:span><text:span text:style-name="T346"> functions </text:span><text:span text:style-name="T349">that uses an opaque object to keep track of the iteration:</text:span></text:p>
      <text:p text:style-name="P372">C++</text:p>
      <text:p text:style-name="P50"><text:soft-page-break/>void* iteritem = <text:span text:style-name="T347">Create</text:span>ItemIterator();</text:p>
      <text:p text:style-name="P50">while (<text:span text:style-name="T347">IsAnotherItem(iteritem)</text:span>)</text:p>
      <text:p text:style-name="P50">{</text:p>
      <text:p text:style-name="P50"><text:s text:c="4"/>int number = Get<text:span text:style-name="T347">NextItem</text:span>(iteritem);</text:p>
      <text:p text:style-name="P50"><text:s text:c="4"/>std::cout &lt;&lt; number &lt;&lt; std::endl;</text:p>
      <text:p text:style-name="P50">}</text:p>
      <text:p text:style-name="P19">DisposeItemIterator(iteritem)</text:p>
      <text:p text:style-name="P372">C#</text:p>
      <text:p text:style-name="P50">object iteritem = <text:span text:style-name="T348">CreateItemIterator</text:span>();</text:p>
      <text:p text:style-name="P50">while <text:span text:style-name="T348">(IsAnotherItem(iteritem)</text:span>)</text:p>
      <text:p text:style-name="P50">{</text:p>
      <text:p text:style-name="P50"><text:s text:c="5"/>int number = Get<text:span text:style-name="T348">NextItem</text:span>(iteritem);</text:p>
      <text:p text:style-name="P50"><text:s text:c="5"/>Console.WriteLine(number);</text:p>
      <text:p text:style-name="P50">}</text:p>
      <text:p text:style-name="P20">DisposeItemIterator(iteritem);</text:p>
      <text:p text:style-name="P373">Python</text:p>
      <text:p text:style-name="P50">iteritem = CreateItemIterator();</text:p>
      <text:p text:style-name="P50">while IsAnotherItem(iteritem):</text:p>
      <text:p text:style-name="P50"><text:s text:c="4"/>number = GetNextItem(iteritem)</text:p>
      <text:p text:style-name="P50"><text:s text:c="4"/>print(number)</text:p>
      <text:p text:style-name="P20">DisposeIterItem(iteritem)</text:p>
      <text:p text:style-name="P373">To avoid the bare naked "object" <text:span text:style-name="T351">and to better control the lifetime of the iterator object </text:span><text:span text:style-name="T353">in the face of exceptions</text:span>, move to an object-oriented approach:</text:p>
      <text:p text:style-name="P373">C++</text:p>
      <text:p text:style-name="P20">{</text:p>
      <text:p text:style-name="P50"><text:span text:style-name="T351"><text:s text:c="4"/>std::shared_ptr&lt;</text:span>ItemIterator&gt; iteritem = CreateItemIterator();</text:p>
      <text:p text:style-name="P50"><text:s text:c="4"/>while (iteritem-&gt;IsAnotherItem())</text:p>
      <text:p text:style-name="P50"><text:s text:c="4"/>{</text:p>
      <text:p text:style-name="P50"><text:s text:c="8"/>int number = iteritem-&gt;GetNextItem();</text:p>
      <text:p text:style-name="P50"><text:s text:c="8"/>std::cout &lt;&lt; number &lt;&lt; std::endl;</text:p>
      <text:p text:style-name="P50"><text:s text:c="4"/>}</text:p>
      <text:p text:style-name="P20">}</text:p>
      <text:p text:style-name="P373">C#</text:p>
      <text:p text:style-name="P50"><text:span text:style-name="T351">using (</text:span>ItemIterator iteritem = CreateItemIterator()<text:span text:style-name="T351">)</text:span></text:p>
      <text:p text:style-name="P20">{</text:p>
      <text:p text:style-name="P50"><text:s text:c="4"/>while (iteritem.IsAnotherItem())</text:p>
      <text:p text:style-name="P50"><text:s text:c="4"/>{</text:p>
      <text:p text:style-name="P50"><text:s text:c="8"/>int number = iteritem.GetNextItem();</text:p>
      <text:p text:style-name="P50"><text:s text:c="7"/>Console.WriteLine(number);</text:p>
      <text:p text:style-name="P50"><text:s text:c="4"/>}</text:p>
      <text:p text:style-name="P20">}</text:p>
      <text:p text:style-name="P373">Python</text:p>
      <text:p text:style-name="P50"><text:span text:style-name="T351">with</text:span> CreateItemIterator() <text:span text:style-name="T352">as iteritem:</text:span></text:p>
      <text:p text:style-name="P50"><text:s text:c="4"/>while iteritem.IsAnotherItem():</text:p>
      <text:p text:style-name="P50"><text:s text:c="8"/>number = iteriterm.GetNextItem()</text:p>
      <text:p text:style-name="P50"><text:s text:c="8"/>print(number)</text:p>
      <text:p text:style-name="P374">These latter two examples hide all details about how the numbers are stored or even how many numbers there are.</text:p>
      <text:p text:style-name="P375"><text:soft-page-break/>The nice thing about these iteritem examples is the same <text:span text:style-name="T354">basic</text:span> pattern works <text:span text:style-name="T363">with</text:span> more complex structures besides just simple numbers. <text:s/><text:span text:style-name="T354">For example, here are the four iterator functions wrapped around Windows' FindFile functionality:</text:span></text:p>
      <text:p text:style-name="P376">C++</text:p>
      <text:p text:style-name="P50">struct FindData</text:p>
      <text:p text:style-name="P50">{</text:p>
      <text:p text:style-name="P50"><text:s text:c="4"/>HANDLE findHandle;</text:p>
      <text:p text:style-name="P50"><text:s text:c="4"/><text:span text:style-name="T358">bool <text:s text:c="9"/>noMoreFiles;</text:span></text:p>
      <text:p text:style-name="P50"><text:s text:c="4"/><text:span text:style-name="T356">WIN32_FIND_DATA fileData;</text:span></text:p>
      <text:p text:style-name="P50"><text:s text:c="4"/></text:p>
      <text:p text:style-name="P50"><text:s text:c="4"/>FindData()</text:p>
      <text:p text:style-name="P50"><text:s text:c="8"/>: findHandle(INVALID_HANDLE<text:span text:style-name="T356">_VALUE</text:span>), <text:span text:style-name="T358">noMoreFile</text:span><text:span text:style-name="T362">s</text:span><text:span text:style-name="T358">(false),</text:span> <text:span text:style-name="T356">fileData{0}</text:span></text:p>
      <text:p text:style-name="P50"><text:s text:c="4"/>{}<text:line-break/>};</text:p>
      <text:p text:style-name="P50"/>
      <text:p text:style-name="P50">void* CreateItemIterator(const std::string&amp; searchPattern = "*.*")</text:p>
      <text:p text:style-name="P50">{</text:p>
      <text:p text:style-name="P50"><text:s text:c="4"/><text:span text:style-name="T355">FindData* findData = new FindData();</text:span></text:p>
      <text:p text:style-name="P50"><text:s text:c="4"/><text:span text:style-name="T355">findData-&gt;findHandle = FindFirstFile(searchPattern, </text:span><text:span text:style-name="T356">&amp;findData-&gt;fileData</text:span><text:span text:style-name="T355">);</text:span></text:p>
      <text:p text:style-name="P50"><text:s text:c="4"/><text:span text:style-name="T358">if (findData-&gt;findHandle == INVALID_HANDLE_VALUE)</text:span></text:p>
      <text:p text:style-name="P50"><text:s text:c="4"/><text:span text:style-name="T358">{</text:span></text:p>
      <text:p text:style-name="P50"><text:s text:c="8"/><text:span text:style-name="T358">findData-&gt;noMoreFiles = true;</text:span></text:p>
      <text:p text:style-name="P50"><text:s text:c="4"/><text:span text:style-name="T358">}</text:span></text:p>
      <text:p text:style-name="P50"><text:s text:c="4"/><text:span text:style-name="T355">return findData;</text:span></text:p>
      <text:p text:style-name="P50">}</text:p>
      <text:p text:style-name="P50"/>
      <text:p text:style-name="P50">bool IsAnotherItem(void* data)</text:p>
      <text:p text:style-name="P50">{</text:p>
      <text:p text:style-name="P50"><text:s text:c="4"/>FindData* findData = reinterpret_cast&lt;FindData*&gt;(data);</text:p>
      <text:p text:style-name="P50"><text:s text:c="4"/>bool isAnother = false;</text:p>
      <text:p text:style-name="P50"><text:s text:c="4"/>if (<text:span text:style-name="T358">findData != nullptr &amp;&amp; !</text:span>findData-&gt;<text:span text:style-name="T359">noMoreFiles</text:span>)</text:p>
      <text:p text:style-name="P50"><text:s text:c="4"/>{</text:p>
      <text:p text:style-name="P50"><text:s text:c="8"/>isAnother = FindNextFile(findData-&gt;findHandle, &amp;findData-&gt;fileData) != 0;</text:p>
      <text:p text:style-name="P50"><text:s text:c="8"/><text:span text:style-name="T360">if (!isAnother)</text:span></text:p>
      <text:p text:style-name="P50"><text:s text:c="8"/><text:span text:style-name="T360">{</text:span></text:p>
      <text:p text:style-name="P50"><text:s text:c="12"/><text:span text:style-name="T360">findData-&gt;noMoreFiles = true;</text:span></text:p>
      <text:p text:style-name="P50"><text:s text:c="8"/><text:span text:style-name="T360">}</text:span></text:p>
      <text:p text:style-name="P50"><text:s text:c="4"/>}</text:p>
      <text:p text:style-name="P50"><text:s text:c="4"/><text:span text:style-name="T357">return isAnother;</text:span></text:p>
      <text:p text:style-name="P50">}</text:p>
      <text:p text:style-name="P50"/>
      <text:p text:style-name="P50">WIN32_FIND_DATA GetNextItem(void* data)</text:p>
      <text:p text:style-name="P50">{</text:p>
      <text:p text:style-name="P50"><text:s text:c="4"/>FindData* findData = reinterpret_cast&lt;FindData<text:span text:style-name="T358">*</text:span>&gt;(data);</text:p>
      <text:p text:style-name="P50"><text:s text:c="4"/>return <text:span text:style-name="T360">findData-&gt;</text:span>fileData;</text:p>
      <text:p text:style-name="P50">}</text:p>
      <text:p text:style-name="P50"/>
      <text:p text:style-name="P50">void DisposeItemIterator(void* data)</text:p>
      <text:p text:style-name="P50">{</text:p>
      <text:p text:style-name="P50"><text:s text:c="4"/>FindData* findData = reinterpret_cast&lt;FindData<text:span text:style-name="T358">*</text:span>&gt;(data);</text:p>
      <text:p text:style-name="P50"><text:s text:c="4"/><text:span text:style-name="T361">if (findData-&gt;fileHandle != INVALID_HANDLE_VALUE)</text:span></text:p>
      <text:p text:style-name="P50"><text:s text:c="4"/><text:span text:style-name="T361">{</text:span></text:p>
      <text:p text:style-name="P50"><text:s text:c="8"/><text:span text:style-name="T361">FindClose(findData-&gt;fileHandle);</text:span></text:p>
      <text:p text:style-name="P50"><text:s text:c="8"/><text:span text:style-name="T361">findData-&gt;fileHandle = INVALID_HANDLE_VALUE;</text:span></text:p>
      <text:p text:style-name="P50"><text:s text:c="4"/><text:span text:style-name="T361">}</text:span></text:p>
      <text:p text:style-name="P50"><text:s text:c="4"/><text:span text:style-name="T361">delete findData;</text:span></text:p>
      <text:p text:style-name="P50">}</text:p>
      <text:p text:style-name="P377"><text:soft-page-break/>(Not sure where I'm going with this anymore. <text:s/>Am I documenting the evolution of iterators or trying to explain why an iterator class is useful by examining the differences between procedural and object-oriented programming? <text:s/><text:span text:style-name="T900">For now, just some interesting observations.</text:span>)</text:p>
      <text:h text:style-name="P1126" text:outline-level="1" text:is-list-header="true">March 22, 2023</text:h>
      <text:p text:style-name="P114">Modified Flyweight pattern to create a single big resource of 5 horizontal images, where the background of each image is the index of the associated flyweight object. <text:s/>Started with C#. <text:s/><text:span text:style-name="T364">Then C++. <text:s/></text:span><text:span text:style-name="T365">Finally, Python.</text:span></text:p>
      <text:p text:style-name="P378">Noted a performance difference between C++ and C#, with C++ being <text:span text:style-name="T366">seemingly</text:span> faster in rendering the images.</text:p>
      <text:p text:style-name="P379">Added example of the "big image" to the write-up.</text:p>
      <text:h text:style-name="P1127" text:outline-level="1" text:is-list-header="true">Begin C Version of Design Pattern Examples</text:h>
      <text:h text:style-name="Heading_20_2" text:outline-level="2" text:is-list-header="true">April 10, 2023</text:h>
      <text:p text:style-name="P380">Decided to see if I could translate the patterns into C. <text:s/>I'm using C17.</text:p>
      <text:p text:style-name="P38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1">(Note: I had forgotten how much of a pain memory management is in C. <text:s/><text:span text:style-name="T368">I think I have a workable template in the StringList structure and support functions. <text:s/></text:span><text:span text:style-name="T369">The structure is allocated by the parent and the support functions operate on the contents of the structure.</text:span>)</text:p>
      <text:p text:style-name="P382">I am going to follow the C++ project as the basic architecture for the program, <text:span text:style-name="T367">right down to the source file names.</text:span></text:p>
      <text:p text:style-name="P383">Created c_add_exercise_files.py script and generated the skeleton files of all C-based exercises.</text:p>
      <text:p text:style-name="P384">Committed everything to version control.</text:p>
      <text:p text:style-name="P38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6">For example, the current Adapter exercise is to wrap a set of functions in a class so as to convert error codes to exceptions. <text:s/>In C, those functions would be more or less called directly.</text:p>
      <text:p text:style-name="P387"><text:soft-page-break/>Took a while to create the Adapter_BackEndFunctions.c. <text:s/>I needed to recreate storage for the data without the niceties of maps and vectors. <text:s/>Seems to work, though. <text:s/><text:span text:style-name="T370">In Adapter_Exercise() for C, I added calls directly to the backend stuff to make sure it all worked. <text:s/></text:span><text:span text:style-name="T371">This will be replaced with front-end stuff next time.</text:span></text:p>
      <text:h text:style-name="P1128" text:outline-level="1" text:is-list-header="true">April 11, 2023</text:h>
      <text:p text:style-name="P113">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2">but this would require writing a complex back-end to represent the data access by 32-bit chunks.</text:span></text:p>
      <text:p text:style-name="P388">And I noticed that I don't have the concept of an offset being passed to the data reader/writer, which would be required for the C functionality, as envisioned.</text:p>
      <text:p text:style-name="P389">Hmm. <text:s/>How about this: A chunk of memory that is 1024 bits in size (128 bytes) that is accessed through a debug port in 32-bit chunks. <text:s/><text:span text:style-name="T375">Internally, the data is stored in 32 32-bit values.</text:span> <text:s/><text:span text:style-name="T373">There are multiple chunks and each chunk is identified by a string. <text:s/></text:span><text:span text:style-name="T374">So instead of DDR_Startup()/DDR_Shutdown(), we would have DDR_OpenPort()/DDR_ClosePort().</text:span></text:p>
      <text:h text:style-name="P1129" text:outline-level="1" text:is-list-header="true">April 12, 2023</text:h>
      <text:p text:style-name="P1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6">to each memory to access any 32-bit chunk</text:span>. <text:s/>Th<text:span text:style-name="T376">e wrapper deals with byte offsets and bytes, so will need to convert a byte offset to a chunk offset and deal with non-aligned byte access in a chunk. <text:s/>This can then be used in all versions </text:span><text:span text:style-name="T377">of the Adapter design pattern.</text:span></text:p>
      <text:p text:style-name="P390">Completed the work on the Adapter example for C. <text:s/>Updated the adapter write-up.</text:p>
      <text:h text:style-name="P1130" text:outline-level="1" text:is-list-header="true">April 13, 2023</text:h>
      <text:p text:style-name="P111">Completed the work on the Bridge example for C. <text:s/>Updated the bridge write-up.</text:p>
      <text:p text:style-name="P391">Created new helper: makelocaltime() for C.</text:p>
      <text:p text:style-name="P392">Converted the Command pattern example to C. <text:s/>Updated the command write-up.</text:p>
      <text:p text:style-name="P392">Created new helper: strstri() for C.</text:p>
      <text:p text:style-name="P392">Create new helpers: replace_chr(), replace_chri(), replace_str(), and replace_stri() for C.</text:p>
      <text:p text:style-name="P392">Create new helpers: struct StackEntry, Stack_Push(), Stack_Pop(), and Stack_IsEmpty().</text:p>
      <text:h text:style-name="P1131" text:outline-level="1" text:is-list-header="true"><text:soft-page-break/>April 14, 2023</text:h>
      <text:p text:style-name="P110">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3">This bug does not appear in the C# version (the found flag does not exist) or in the Python version (the found flag is fully utilized).</text:p>
      <text:p text:style-name="P159">Completed the work on the Composite example for C. <text:s/>Updated the composite write-up.</text:p>
      <text:p text:style-name="P159">Create new helpers:</text:p>
      <text:list text:style-name="L5">
        <text:list-item>
          <text:p text:style-name="P1209">DynamicString structure and functions.</text:p>
        </text:list-item>
        <text:list-item>
          <text:p text:style-name="P1209">datetime_to_string() and datetime_now() functions.</text:p>
        </text:list-item>
        <text:list-item>
          <text:p text:style-name="P1209">replace_chr(), replace_chri(), replace_str(), and replace_stri() functions</text:p>
        </text:list-item>
        <text:list-item>
          <text:p text:style-name="P1210">SplitList structure along with split() and SplitList_Clear() functions</text:p>
        </text:list-item>
      </text:list>
      <text:p text:style-name="P394"><text:span text:style-name="T399">[C Tip]</text:span><text:span text:style-name="T901"> </text:span>I found out that anything that returns a void* can be automatically cast to a typed pointer on assignment. <text:s/>This means that the return values from malloc(), calloc(), and realloc() do not need to be cast.</text:p>
      <text:h text:style-name="P1132" text:outline-level="1" text:is-list-header="true">April 15, 2023</text:h>
      <text:p text:style-name="P109"><text:span text:style-name="T381">Completed work</text:span> on the Decorator pattern example for C. <text:s/>I ha<text:span text:style-name="T38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8">or any of the prior decorated forms.</text:span></text:p>
      <text:p text:style-name="P395">I could<text:span text:style-name="T38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9">The C++ version takes advantage of the fact that the std::string of the base text is copied from the Render() method and the temporary is deleted when no longer needed.</text:span></text:p>
      <text:p text:style-name="P396">Technically, the approach I'm using in the C project works <text:span text:style-name="T381">because</text:span> the decorations are accumulated in a single DynamicString. <text:s/><text:span text:style-name="T381">Having the decorators return a pointer to the passed-in DynamicString allows me to chain the function calls together and that</text:span><text:span text:style-name="T380"> makes it clear there is a "wrapping" behavior being applied.</text:span></text:p>
      <text:p text:style-name="P397">Created new helper: enableVTMode(), to set the console output mode on Windows. <text:s/>This uses an atexit() function to restore the mode on program exit.</text:p>
      <text:h text:style-name="P1133" text:outline-level="1" text:is-list-header="true"><text:soft-page-break/>April 18, 2023</text:h>
      <text:p text:style-name="P108">Completed work on the Facade pattern example in C. <text:s/>Updated the facade write-up.</text:p>
      <text:p text:style-name="P108">Created new helper: UintArray, for a dynamically-sized array of 32-bit unsigned integers (uint32_t).</text:p>
      <text:p text:style-name="P398">Completed work on the Flyweight pattern example in C. <text:s/>Updated the flyweight write-up.</text:p>
      <text:p text:style-name="P398">Added new helpers: checkforkey() and readkey().</text:p>
      <text:p text:style-name="P398">Added new helpers: getcursorposition() and setcursorposition(). <text:s/><text:span text:style-name="T440">Note: The code that reads the cursor from stdin uses a loop that calls getc() repeatedly, looking for 'R' and EOF. <text:s/></text:span><text:span text:style-name="T441">I didn't realize that this was the approach I had used in Python. <text:s/>Maybe I should look at the Python implementation a little more frequently.</text:span></text:p>
      <text:p text:style-name="P398">Added new helper: sleep().</text:p>
      <text:h text:style-name="P1134" text:outline-level="1" text:is-list-header="true">April 19, 2023</text:h>
      <text:p text:style-name="P107">Completed work on the HandlerChain pattern example in C. <text:s/>Updated the handler chain write-up. <text:s/><text:span text:style-name="T382">I ended up roughly duplicating how Windows handles windows and handlers.</text:span></text:p>
      <text:p text:style-name="P107">Added new helper: mutex</text:p>
      <text:p text:style-name="P107">Updated helper: UIntArray_Find(), UIntArray_Copy(), and UintArray_RemoveInt().</text:p>
      <text:p text:style-name="P107">Updated helper: enablevtmode() to provide the error code from GetLastError() in the error message.</text:p>
      <text:p text:style-name="P399">Updated helper: DynamicString_Append() had a bug in which it wasn't correctly handling appending to an empty string.</text:p>
      <text:h text:style-name="P1135" text:outline-level="1" text:is-list-header="true">April 20, 2023</text:h>
      <text:p text:style-name="P106">Completed work on the Interpreter pattern example in C. <text:s/>Updated the interpreter write-up. <text:s/>I used a function to perform the interpretation.</text:p>
      <text:p text:style-name="P106">Added new helper: titlecase().</text:p>
      <text:h text:style-name="P1136" text:outline-level="1" text:is-list-header="true">April 21, 2023</text:h>
      <text:p text:style-name="P400">Completed work on the Iterator pattern example in C. <text:s/>Updated the iterator write-up. <text:s/>Naturally I used functions for getting and using the iterator.</text:p>
      <text:p text:style-name="P40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2">2 files for each (.c/.h).</text:span></text:p>
      <text:p text:style-name="P402"><text:soft-page-break/>Updated helper: stringlist to add StringList_Remove() so as to support removing a string from the list, which required remembering the allocated space for the array.</text:p>
      <text:p text:style-name="P402">Updated helper: Fixed bug in UintArray_AddInt(), where the allocated space value was incorrect after reallocating the array space.</text:p>
      <text:h text:style-name="P1137" text:outline-level="1" text:is-list-header="true">April 22, 2023</text:h>
      <text:p text:style-name="P105">Modif<text:span text:style-name="T443">ied </text:span>Mediator_Exercise() to handle error codes from the Mediator functions. <text:s/><text:span text:style-name="T443">Completely changed the structure of the exercise to more effectively handle error reporting.</text:span></text:p>
      <text:p text:style-name="P403">Completed work on the Memento pattern example in C. <text:s/>Updated the memento write-up.</text:p>
      <text:h text:style-name="P1138" text:outline-level="1" text:is-list-header="true">April 23, 2023</text:h>
      <text:p text:style-name="P104">Completed work on the Null Object pattern example in C. <text:s/>Updated the null object write-up.</text:p>
      <text:p text:style-name="P404">Completed work on the Observer pattern example for C. <text:s/>Updated the observer write-up.</text:p>
      <text:p text:style-name="P404">Added new helper: uint32_to_binary(), to convert a 32-bit unsigned integer to a binary string. <text:s/>This is needed because C's printf() does not provide a converter for binary strings, <text:span text:style-name="T444">unlike C++, C#, or Python.</text:span></text:p>
      <text:h text:style-name="P1139" text:outline-level="1" text:is-list-header="true">April 24, 2023</text:h>
      <text:p text:style-name="P103">Completed work on the Proxy pattern example for C. <text:s/>Updated the proxy write-up.</text:p>
      <text:p text:style-name="P103">Updated helper: DynamicString_Append() and DynamicString_Set() now return true if successful, otherwise, returns false due to out of memory condition (or a NULL argument).</text:p>
      <text:p text:style-name="P405">Updated helper: U<text:span text:style-name="T445">I</text:span>ntArray_AddInt() <text:span text:style-name="T445">and UIntArray_Copy()</text:span> now return true if successful; otherwise, returns false due to out of memory condition (or a NULL argument).</text:p>
      <text:p text:style-name="P406">Modified all code in the C project that uses DynamicString_Append(), DynamicString_Set(), UIntArray_AddInt(), and UIntArray_Copy() so they handle the out of memory condition and report out on the problem.</text:p>
      <text:h text:style-name="P1140" text:outline-level="1" text:is-list-header="true">April 25, 2023</text:h>
      <text:p text:style-name="P102">While working on the State pattern example for C, found a bug in the C++, <text:span text:style-name="T446">C#, and Python</text:span> version<text:span text:style-name="T446">s</text:span>. <text:s/><text:span text:style-name="T44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7">to prove it was fixed.</text:span></text:p>
      <text:p text:style-name="P407">Completed work on the State pattern example for C. <text:s/>Updated the state write-up.</text:p>
      <text:p text:style-name="P408"><text:soft-page-break/>Completed work on the Strategy pattern example for C. <text:s/>Updated the strategy write-up.</text:p>
      <text:h text:style-name="P1141" text:outline-level="1" text:is-list-header="true">April 27, 2023</text:h>
      <text:p text:style-name="P101">Completed work on the Visitor pattern examp<text:span text:style-name="T460">l</text:span>e for C. <text:s/><text:span text:style-name="T451">Updated visitor write-up.</text:span></text:p>
      <text:p text:style-name="P101">New helper: ConstStringList for handling strings that should not be duplicated or deleted. <text:s/><text:span text:style-name="T448">There seems to be a possible bug in StringList because when I added a hardcoded string to a StringList and later cleared the StringList, the hardcoded string was deleted. <text:s/></text:span><text:span text:style-name="T449">The reason I duplicated the strings in StringList was to not run into this particular problem. <text:s/></text:span><text:span text:style-name="T450">I probably should have root-caused the error before adding ConstStringList and replacing all uses of StringList in the Visitor pattern with ConstStringList.</text:span></text:p>
      <text:p text:style-name="P409">New helper: Map<text:span text:style-name="T452">Of</text:span>String<text:span text:style-name="T452">s</text:span> for creating a mapping of a string to a ConstStringList (was StringList). <text:s/>basically, a map or dictionary.</text:p>
      <text:p text:style-name="P409">New helper: Map<text:span text:style-name="T452">Of</text:span>Int for creating a mapping of a string to an integer value.</text:p>
      <text:h text:style-name="P1142" text:outline-level="1" text:is-list-header="true">Begin <text:span text:style-name="T902">Rust</text:span> Version of Design Pattern Examples</text:h>
      <text:h text:style-name="Heading_20_2" text:outline-level="2" text:is-list-header="true">May 15, 2023</text:h>
      <text:p text:style-name="P410">In VS2022, installed the SourceGear Rust extension, <text:span text:style-name="T45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0">The SourceGear Rust extension takes advantage of VS2022's folders view instead of the projects/solutions approach. <text:s/>This means it's <text:span text:style-name="T459">a little</text:span> like Python, in that I load a folder into Source Explorer. <text:s/><text:span text:style-name="T459">However, there is an actual Python project file, .pyproj, which rust does not have.</text:span></text:p>
      <text:p text:style-name="P410"><text:span text:style-name="T400">[Rust Tip]</text:span><text:span text:style-name="T903"> </text:span>To debug Rust projects in this way, I need a launch.<text:span text:style-name="T45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3">SourceGear document</text:span></text:a><text:span text:style-name="T45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3">this page</text:span></text:a><text:span text:style-name="T453">. <text:s/>The values in the launch.vs.json file are reflected in the launch/Debug toolbar. <text:s/></text:span><text:span text:style-name="T458">A few more options for launch.vs.json are described in the </text:span><text:a xlink:type="simple" xlink:href="https://learn.microsoft.com/en-us/cpp/build/configure-cmake-debugging-sessions?view=msvc-170" text:style-name="Internet_20_link" text:visited-style-name="Visited_20_Internet_20_Link"><text:span text:style-name="T458">CMake debugging section</text:span></text:a><text:span text:style-name="T458">.</text:span></text:p>
      <text:p text:style-name="P411">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2">The Rust language settings are in Tools &gt; Options &gt; Text Editor &gt; Rust. <text:s/>Under General, enable line numbers.</text:p>
      <text:p text:style-name="P413"><text:soft-page-break/>SourceGear Rust extension v1.1 does not support brace completion <text:span text:style-name="T455">(the option is grayed out). <text:s/>However, other options, such as auto-list completion are grayed out but the functionality works in the editor. <text:s/>The brace completion does NOT work. <text:s/></text:span><text:span text:style-name="T456">VSCode, on the other hand, does have brace completion, as well as auto-completion; it's just not quite as intelligent as VS2022. <text:s/></text:span><text:span text:style-name="T457">Also, the color syntax highlighting in VS2022 is more thorough than in VSCode.</text:span></text:p>
      <text:h text:style-name="P1143" text:outline-level="1" text:is-list-header="true">May 18, 2023</text:h>
      <text:p text:style-name="P414">From the command prompt, I navigated to the DesignPatternExamples solution folder and created a simple rust application to create the folders:</text:p>
      <text:p text:style-name="P50">cd c:\work\vs2022|DesignPatternExamples</text:p>
      <text:p text:style-name="P50">mkdir rust</text:p>
      <text:p text:style-name="P50">cargo new rust\DesignPatternExamples_rust</text:p>
      <text:p text:style-name="P100"><text:span text:style-name="T401">[Visual Studio Tip]</text:span><text:span text:style-name="T904"> </text:span><text:span text:style-name="T463">Next, i</text:span>n VS2022, <text:span text:style-name="T463">I </text:span>installed <text:span text:style-name="T463">the "</text:span>Folder <text:span text:style-name="T461">to </text:span>Solution <text:span text:style-name="T462">Folder</text:span><text:span text:style-name="T463">"</text:span> extension. <text:s/>This allows me to add a folder of stuff to an existing solution, which is the only way to add a rust project to an existing Visual Studio solution.</text:p>
      <text:p text:style-name="P414">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5">Unfortunately, the SourceGear Rust extension is expecting a Rust view in Solution Explorer and that does not show up when adding just the folder to the solution. <text:s/>I can run tests from the context menu that appears on the src/main.rs file <text:span text:style-name="T464">but I have to switch to the Folder view in Solution Explorer first.</text:span></text:p>
      <text:p text:style-name="P416">All in all, not a very robust approach to including a rust crate into an existing Visual Studio solution.</text:p>
      <text:p text:style-name="P157"><text:span text:style-name="T402">[Rust in Visual Studio Tip]</text:span><text:span text:style-name="T905"> </text:span>To add a rust project, use a Make file project.</text:p>
      <text:list xml:id="list2897824106" text:style-name="L6">
        <text:list-item>
          <text:p text:style-name="P1211">In VS2022, add to the solution a Makefile C++ project.</text:p>
        </text:list-item>
        <text:list-item>
          <text:p text:style-name="P1211">Use the name: design_pattern_examples_rust</text:p>
        </text:list-item>
        <text:list-item>
          <text:p text:style-name="P1211">Location: c:\work\vs2022\DesignPatternExamples\rust</text:p>
        </text:list-item>
        <text:list-item>
          <text:p text:style-name="P1211">Click Finish.</text:p>
        </text:list-item>
        <text:list-item>
          <text:p text:style-name="P1211">From the Command prompt, enter the following</text:p>
        </text:list-item>
      </text:list>
      <text:p text:style-name="P51">cd c:\work\vs2022\DesignPatternExamples\rust</text:p>
      <text:p text:style-name="P51">cargo <text:span text:style-name="T467">init</text:span> design_pattern_examples_rust</text:p>
      <text:list xml:id="list173027827615508" text:continue-numbering="true" text:style-name="L6">
        <text:list-item>
          <text:p text:style-name="P1211">Back in VS2022<text:span text:style-name="T465">'s Solution Explorer,</text:span> <text:span text:style-name="T465">in </text:span>the design_pattern_examples_rust project,</text:p>
          <text:list>
            <text:list-item>
              <text:p text:style-name="P1212"><text:span text:style-name="T466">Delete</text:span> the Header Files filter <text:span text:style-name="T466">(right-click on Header Files and select Delete)</text:span></text:p>
            </text:list-item>
            <text:list-item>
              <text:p text:style-name="P1212"><text:soft-page-break/><text:span text:style-name="T466">Delete</text:span> the Resource Files filter</text:p>
            </text:list-item>
            <text:list-item>
              <text:p text:style-name="P1212">Select the Source Files filter and press F4 to show filter properties</text:p>
              <text:list>
                <text:list-item>
                  <text:p text:style-name="P1212">Rename the filter to src</text:p>
                </text:list-item>
                <text:list-item>
                  <text:p text:style-name="P1212">Replace the filter list with rs</text:p>
                </text:list-item>
                <text:list-item>
                  <text:p text:style-name="P1213">Close the properties window to accept the changes</text:p>
                </text:list-item>
              </text:list>
            </text:list-item>
          </text:list>
        </text:list-item>
        <text:list-item>
          <text:p text:style-name="P1213">Right-click on the design_pattern_examples_rust project and select <text:span text:style-name="T468">Add &gt; existing item.</text:span></text:p>
        </text:list-item>
        <text:list-item>
          <text:p text:style-name="P1213"><text:span text:style-name="T468">Select </text:span><text:span text:style-name="T467">src\main.rs and click Add.</text:span></text:p>
        </text:list-item>
        <text:list-item>
          <text:p text:style-name="P1214">Right-click on the design_pattern_examples_rust project and select <text:span text:style-name="T468">Add &gt; Existing item.</text:span></text:p>
        </text:list-item>
        <text:list-item>
          <text:p text:style-name="P1214"><text:span text:style-name="T468">Select </text:span>Cargo.toml and click Add.</text:p>
        </text:list-item>
        <text:list-item>
          <text:p text:style-name="P1215">Right-click on the design_pattern_examples_rust project and select Properties.</text:p>
        </text:list-item>
        <text:list-item>
          <text:p text:style-name="P1216">Select All Platforms in the Platform drop-down.</text:p>
        </text:list-item>
        <text:list-item>
          <text:p text:style-name="P1216">Select Debug in the Configuration drop-down.</text:p>
        </text:list-item>
        <text:list-item>
          <text:p text:style-name="P1216">Set Output directory to: $(ProjectDir)target\<text:span text:style-name="T469">debug</text:span>\</text:p>
        </text:list-item>
        <text:list-item>
          <text:p text:style-name="P1217"><text:span text:style-name="T470">S</text:span>et Intermediate directory to: $(ProjectDir)target\debug\intermediate<text:span text:style-name="T470">\</text:span></text:p>
        </text:list-item>
        <text:list-item>
          <text:p text:style-name="P1218">Click Apply.</text:p>
        </text:list-item>
        <text:list-item>
          <text:p text:style-name="P1218">Change Configuration to Release.</text:p>
        </text:list-item>
        <text:list-item>
          <text:p text:style-name="P1216">Set Output directory to: $(ProjectDir)target\<text:span text:style-name="T470">release</text:span>\</text:p>
        </text:list-item>
        <text:list-item>
          <text:p text:style-name="P1217"><text:span text:style-name="T470">S</text:span>et Intermediate directory to: $(ProjectDir)target\<text:span text:style-name="T470">release</text:span>\intermediate<text:span text:style-name="T470">\</text:span></text:p>
        </text:list-item>
        <text:list-item>
          <text:p text:style-name="P1218">Click Apply.</text:p>
        </text:list-item>
        <text:list-item>
          <text:p text:style-name="P1219">Change Configuration to All Configurations.</text:p>
        </text:list-item>
        <text:list-item>
          <text:p text:style-name="P1219">Click on NMake category.</text:p>
        </text:list-item>
        <text:list-item>
          <text:p text:style-name="P1219">Change the Build command line to: cargo build</text:p>
        </text:list-item>
        <text:list-item>
          <text:p text:style-name="P1219">Change the Build All command line to: cargo build</text:p>
        </text:list-item>
        <text:list-item>
          <text:p text:style-name="P1219"><text:span text:style-name="T471">Edit</text:span> the Clean Command line to the following:</text:p>
        </text:list-item>
      </text:list>
      <text:p text:style-name="P51">pushd $(OutDir)</text:p>
      <text:p text:style-name="P51">echo Erasing deps directory...</text:p>
      <text:p text:style-name="P51">pushd deps</text:p>
      <text:p text:style-name="P51">erase /q *.*</text:p>
      <text:p text:style-name="P51">popd</text:p>
      <text:p text:style-name="P51">echo Erasing examples directory...</text:p>
      <text:p text:style-name="P51">pushd examples</text:p>
      <text:p text:style-name="P51">erase /q *.*</text:p>
      <text:p text:style-name="P51">popd</text:p>
      <text:p text:style-name="P51"><text:soft-page-break/>echo Deleting the incremental directory...</text:p>
      <text:p text:style-name="P51">rd /s /q incremental</text:p>
      <text:p text:style-name="P51">popd</text:p>
      <text:p text:style-name="P51">echo Erasing program files...</text:p>
      <text:p text:style-name="P51">erase $(TargetName).*</text:p>
      <text:p text:style-name="P21">popd</text:p>
      <text:list xml:id="list173028906468459" text:continue-numbering="true" text:style-name="L6">
        <text:list-item>
          <text:p text:style-name="P1220">Click OK to close the Clean Command line edit dialog box.</text:p>
        </text:list-item>
        <text:list-item>
          <text:p text:style-name="P1220">Select everything in the Preprocessor Definitions and press Delete.</text:p>
        </text:list-item>
        <text:list-item>
          <text:p text:style-name="P1220">Click Apply.</text:p>
        </text:list-item>
        <text:list-item>
          <text:p text:style-name="P1220">Change the Configuration to Release.</text:p>
        </text:list-item>
        <text:list-item>
          <text:p text:style-name="P1220">Edit the Build command line to append " --release" to the command.</text:p>
        </text:list-item>
        <text:list-item>
          <text:p text:style-name="P1220">Edit the Build All command line to append " --release" to the command.</text:p>
        </text:list-item>
        <text:list-item>
          <text:p text:style-name="P1221">Select the Debugging category.</text:p>
        </text:list-item>
        <text:list-item>
          <text:p text:style-name="P1221">Change Configuration to All Configurations.</text:p>
        </text:list-item>
        <text:list-item>
          <text:p text:style-name="P1221">Change the Command to: $(OutputPath)$(TargetName)</text:p>
        </text:list-item>
        <text:list-item>
          <text:p text:style-name="P1222">Click OK to close the Project Properties dialog box.</text:p>
        </text:list-item>
        <text:list-item>
          <text:p text:style-name="P1223">In a Command Prompt window, delete the x64 output directory in the rust project (not needed but automatically created when the project was created) with the following:</text:p>
        </text:list-item>
      </text:list>
      <text:p text:style-name="P51">cd c:\work\vs2022\DesignPatternExamples\rust\design_pattern_examples_rust</text:p>
      <text:p text:style-name="P51">rd /s /q x64</text:p>
      <text:p text:style-name="P158">It is possible to debug rust code because of the SourceGear Rust extension. <text:s/>Do this:</text:p>
      <text:list text:style-name="L7">
        <text:list-item>
          <text:p text:style-name="P1224">Open src\main.rs</text:p>
        </text:list-item>
        <text:list-item>
          <text:p text:style-name="P1224">Put a breakpoint on a line</text:p>
        </text:list-item>
        <text:list-item>
          <text:p text:style-name="P1224">Right-click the design_pattern_examples_rust project and select Debug &gt; Start New Instance</text:p>
        </text:list-item>
        <text:list-item>
          <text:p text:style-name="P1224">The rust project will be loaded and the breakpoint will be hit.</text:p>
        </text:list-item>
      </text:list>
      <text:p text:style-name="P158"/>
      <text:p text:style-name="P417"><text:span text:style-name="T402">[Rust in Visual Studio Tip]</text:span><text:span text:style-name="T905">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7"><text:span text:style-name="T402">[Rust in Visual Studio Tip]</text:span><text:span text:style-name="T905"> </text:span>I think the SourceGear Rust extension only works when the solution contains only a rust project. <text:s/>Evidence for this is the fact that when I create a rust project on its own and <text:soft-page-break/>load it into a VS2022 solution with just the rust project, Solution Explorer can change to a "Rust View". <text:s/>However, if I add a rust project (via a Make project) to an existing solution, there is no "Rust View".</text:p>
      <text:p text:style-name="P417">As such, it is not very productive using VS2022 to write rust code when that rust code is embedded with other language projects.</text:p>
      <text:h text:style-name="P1144" text:outline-level="1" text:is-list-header="true">May 19, 2023</text:h>
      <text:p text:style-name="P99"><text:span text:style-name="T403">[Rust in Visual Studio Tip]</text:span><text:span text:style-name="T906">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9"><text:span text:style-name="T404">[Rust Tip]</text:span><text:span text:style-name="T907"> </text:span>I have more or less completed the infrastructure for running the exercises for rust. <text:s/>Here are two approaches to the main loop. <text:s/>The first is easier for me to understand, while the second is more "rust-like" (whatever that means).</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for exercise in exercise_list {</text:p>
      <text:p text:style-name="P50"><text:s text:c="12"/>if options.exercise_names.is_empty() ||</text:p>
      <text:p text:style-name="P50"><text:s text:c="15"/>options.exercise_names.contains(&amp;exercise.exercise_name) {</text:p>
      <text:p text:style-name="P50"><text:s text:c="16"/>(exercise.exercise_to_run)();</text:p>
      <text:p text:style-name="P50"><text:s text:c="12"/>}</text:p>
      <text:p text:style-name="P50"><text:s text:c="8"/>}</text:p>
      <text:p text:style-name="P50"><text:s text:c="4"/>}</text:p>
      <text:p text:style-name="P50">}</text:p>
      <text:p text:style-name="P418">And the second approach:</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text:span text:style-name="T272">for exercise in exercise_list.iter().filter(</text:span></text:p>
      <text:p text:style-name="P22"><text:s text:c="12"/>|e| options.exercise_names.is_empty() ||</text:p>
      <text:p text:style-name="P22"><text:s text:c="16"/>options.exercise_names.contains(&amp;e.exercise_name))</text:p>
      <text:p text:style-name="P50"><text:soft-page-break/><text:s text:c="8"/>{</text:p>
      <text:p text:style-name="P50"><text:s text:c="12"/>(exercise.exercise_to_run)();</text:p>
      <text:p text:style-name="P50"><text:s text:c="8"/>}</text:p>
      <text:p text:style-name="P50"><text:s text:c="4"/>}</text:p>
      <text:p text:style-name="P50">}</text:p>
      <text:p text:style-name="P419">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0">I experimented with replacing the test with a function (called _is_exercise_selected()). <text:s/>It looked shorter in the for loop but at the expense of defining a three line function, <text:span text:style-name="T472">so I threw out the experiment. <text:s/>I'm going with the first option above.</text:span></text:p>
      <text:h text:style-name="P1192" text:outline-level="2" text:is-list-header="true">Modules</text:h>
      <text:p text:style-name="P421"><text:span text:style-name="T404">[Rust Tip]</text:span><text:span text:style-name="T907"> </text:span>Although I would like to have all patterns <text:span text:style-name="T47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3">For example, for the adapter pattern:</text:span></text:p>
      <text:p text:style-name="P50">src\</text:p>
      <text:p text:style-name="P50"><text:s text:c="2"/>adapter\</text:p>
      <text:p text:style-name="P50"><text:s text:c="4"/>backend.rs</text:p>
      <text:p text:style-name="P50"><text:s text:c="4"/>frontend.rs</text:p>
      <text:p text:style-name="P50"><text:s text:c="2"/>adapter.rs</text:p>
      <text:p text:style-name="P50"><text:s text:c="2"/>main.rs</text:p>
      <text:p text:style-name="P178">Note: I must point out that the older form of module layout, which still works, would somewhat satisfy my desire. <text:s/>It would look like this, Where adapter\mod.rs is the adapter exercise entry point:</text:p>
      <text:p text:style-name="P50">src\</text:p>
      <text:p text:style-name="P50"><text:s text:c="2"/>adapter\</text:p>
      <text:p text:style-name="P50"><text:s text:c="4"/>backend.rs</text:p>
      <text:p text:style-name="P50"><text:s text:c="4"/>frontend.rs</text:p>
      <text:p text:style-name="P50"><text:s text:c="4"/><text:span text:style-name="T474">mod</text:span>.rs</text:p>
      <text:p text:style-name="P23"><text:s text:c="2"/>main.rs</text:p>
      <text:p text:style-name="P422"><text:span text:style-name="T404">[Rust Tip]</text:span><text:span text:style-name="T907"> </text:span>Rust does allow changing the path to a defined module using the #[path("new_name")] attribute on the module declaration or at the top of the module file. <text:s/>However, the rust community apparently prefers, in general, the first of the above two examples.</text:p>
      <text:h text:style-name="P1192" text:outline-level="2" text:is-list-header="true">Documentation</text:h>
      <text:p text:style-name="P423"><text:span text:style-name="T404">[Rust Tip]</text:span><text:span text:style-name="T907"> </text:span>Rust's built-in document builder uses /// as a lead-in and then pure <text:span text:style-name="T475">M</text:span>arkdown after that. <text:s/><text:span text:style-name="T475">Any code block surrounded by ``` is treated </text:span><text:span text:style-name="T907">as</text:span><text:span text:style-name="T475"> a document example and can be executed with cargo test, </text:span><text:span text:style-name="T476">so the examples need to be executable.</text:span></text:p>
      <text:p text:style-name="P424">The rust documentation does not support the doxygen format for C#, <text:span text:style-name="T477">the &lt;param&gt; tag and &lt;returns&gt; tag are not parsable. <text:s/>The &lt;summary&gt; and &lt;remarks&gt; tags are simply stripped out.</text:span></text:p>
      <text:p text:style-name="P425"><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78">that is ignored by the rust compiler.</text:span></text:p>
      <text:p text:style-name="P426">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9">and this functionality was added.</text:span> <text:s/><text:span text:style-name="T47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7">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0">It would appear that a lot of how Doxygen works is based on the structure of the code and if Doxygen cannot parse the code, the structure cannot be reproduced outside the code.</text:span></text:p>
      <text:p text:style-name="P428"><text:span text:style-name="T405">[Doxygen Tip]</text:span><text:span text:style-name="T908"> </text:span>At this point, I am going to abandon any attempt to use Doxygen for documenting the rust code and rely on rust-oriented code documentation. <text:s/><text:span text:style-name="T481">Maybe this will be resolved in the future.</text:span></text:p>
      <text:p text:style-name="P429"><text:span text:style-name="T405">[Rust Tip]</text:span><text:span text:style-name="T908">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2">Personally, I think it a bit haphazard but I'm used to verbose documentation.</text:span></text:p>
      <text:p text:style-name="P430">rust documentation relies <text:span text:style-name="T483">heavily</text:span> on examples of how to use something.</text:p>
      <text:h text:style-name="P1145" text:outline-level="1" text:is-list-header="true">May 22, 2023</text:h>
      <text:p text:style-name="P98">Started working on the Adapter pattern example in rust. <text:s/><text:span text:style-name="T484">Interesting question of how to deal with the back-end functions. <text:s/>Can I write them with a C-style declaration? <text:s/>I seem to remember reading something about that somewhere </text:span><text:span text:style-name="T485">(</text:span><text:a xlink:type="simple" xlink:href="https://doc.rust-lang.org/book/ch19-01-unsafe-rust.html#using-extern-functions-to-call-external-code" text:style-name="Internet_20_link" text:visited-style-name="Visited_20_Internet_20_Link"><text:span text:style-name="T485">here</text:span></text:a><text:span text:style-name="T485">).</text:span></text:p>
      <text:h text:style-name="P1146" text:outline-level="1" text:is-list-header="true">May 23, 2023</text:h>
      <text:p text:style-name="P5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7"><text:span text:style-name="T406">[Rust Tip]</text:span><text:span text:style-name="T909"> </text:span>Here is the example of calling C-style functions from Rust:</text:p>
      <text:p text:style-name="P50">extern "C" {</text:p>
      <text:p text:style-name="P50"><text:s text:c="4"/>fn abs(input: i32) -&gt; i32;</text:p>
      <text:p text:style-name="P50">}</text:p>
      <text:p text:style-name="P50"/>
      <text:p text:style-name="P50">fn main() {</text:p>
      <text:p text:style-name="P50"><text:s text:c="4"/>unsafe {</text:p>
      <text:p text:style-name="P50"><text:s text:c="8"/>println!("Absolute value of -3 according to C: {}", abs(-3));</text:p>
      <text:p text:style-name="P50"><text:soft-page-break/><text:s text:c="4"/>}</text:p>
      <text:p text:style-name="P50">}</text:p>
      <text:p text:style-name="P97">The main trick is calling the C-style function from an "unsafe" block.</text:p>
      <text:p text:style-name="P431"><text:span text:style-name="T406">[Rust Tip]</text:span><text:span text:style-name="T909"> </text:span>And the following is how to make rust code accessible as C-style ABI:</text:p>
      <text:p text:style-name="P50">#[no_mangle]</text:p>
      <text:p text:style-name="P50">pub extern "C" fn call_from_c() {</text:p>
      <text:p text:style-name="P50"><text:s text:c="4"/>println!("Just called a Rust function from C!");</text:p>
      <text:p text:style-name="P50">}</text:p>
      <text:p text:style-name="P431">The "no_mangle" attribute tells the rust compiler to not mangle to name. <text:s/>The "extern "C"" part indicates the function needs a C-style ABI.</text:p>
      <text:p text:style-name="P432">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3">Here is the back-end rust code:</text:p>
      <text:p text:style-name="P50">pub trait TestTrait {</text:p>
      <text:p text:style-name="P50"><text:s text:c="4"/>fn trait_func(&amp;mut self) -&gt; i32;</text:p>
      <text:p text:style-name="P50">}</text:p>
      <text:p text:style-name="P50"/>
      <text:p text:style-name="P50">pub struct TestStruct {</text:p>
      <text:p text:style-name="P50"><text:s text:c="4"/>value: i32,</text:p>
      <text:p text:style-name="P50">}</text:p>
      <text:p text:style-name="P50"/>
      <text:p text:style-name="P50">impl TestStruct {</text:p>
      <text:p text:style-name="P50"><text:s text:c="4"/>pub fn new(value: i32) -&gt; TestStruct {</text:p>
      <text:p text:style-name="P50"><text:s text:c="8"/>TestStruct {</text:p>
      <text:p text:style-name="P50"><text:s text:c="12"/>value: value,</text:p>
      <text:p text:style-name="P50"><text:s text:c="8"/>}</text:p>
      <text:p text:style-name="P50"><text:s text:c="4"/>}</text:p>
      <text:p text:style-name="P50"/>
      <text:p text:style-name="P50"><text:s text:c="4"/>pub fn decrement(&amp;mut self, delta: i32) {</text:p>
      <text:p text:style-name="P50"><text:s text:c="8"/>self.value -= delta;</text:p>
      <text:p text:style-name="P50"><text:s text:c="4"/>}</text:p>
      <text:p text:style-name="P50">}</text:p>
      <text:p text:style-name="P50"/>
      <text:p text:style-name="P50">impl TestTrait for TestStruct {</text:p>
      <text:p text:style-name="P50"><text:s text:c="4"/>fn trait_func(&amp;mut self) -&gt; i32 {</text:p>
      <text:p text:style-name="P50"><text:s text:c="8"/>self.value += 3;</text:p>
      <text:p text:style-name="P50"><text:s text:c="8"/>self.value</text:p>
      <text:p text:style-name="P50"><text:s text:c="4"/>}</text:p>
      <text:p text:style-name="P50">}</text:p>
      <text:p text:style-name="P432"><text:span text:style-name="T486">And here is the rust wrapper that exposes C-style functions:</text:span> </text:p>
      <text:p text:style-name="P50">#[no_mangle]</text:p>
      <text:p text:style-name="P50">pub extern fn free_function_wrapper(value: i32) -&gt; i32 {</text:p>
      <text:p text:style-name="P50"><text:s text:c="4"/>rustlib::free_function(value)</text:p>
      <text:p text:style-name="P50">}</text:p>
      <text:p text:style-name="P50"/>
      <text:p text:style-name="P50">#[no_mangle]</text:p>
      <text:p text:style-name="P50">pub extern fn new_test_struct_wrapper(value: i32) -&gt; *mut libc::c_void {</text:p>
      <text:p text:style-name="P50"><text:s text:c="4"/>let obj = rustlib::TestStruct::new(value);</text:p>
      <text:p text:style-name="P50"><text:s text:c="4"/>unsafe {</text:p>
      <text:p text:style-name="P50"><text:s text:c="8"/>let raw_ptr = libc::malloc(mem::size_of::&lt;rustlib::TestStruct&gt;() as libc::size_t) as *mut rustlib::TestStruct;</text:p>
      <text:p text:style-name="P50"><text:soft-page-break/></text:p>
      <text:p text:style-name="P50"><text:s text:c="8"/>ptr::write(&amp;mut *raw_ptr, obj);</text:p>
      <text:p text:style-name="P50"><text:s text:c="8"/>raw_ptr as *mut libc::c_void</text:p>
      <text:p text:style-name="P50"><text:s text:c="4"/>}</text:p>
      <text:p text:style-name="P50">}</text:p>
      <text:p text:style-name="P50"/>
      <text:p text:style-name="P50">#[no_mangle]</text:p>
      <text:p text:style-name="P50">pub extern fn test_struct_decrement_wrapper(raw_ptr: *mut libc::c_void, delta: i32) {</text:p>
      <text:p text:style-name="P50"><text:s text:c="4"/>unsafe {</text:p>
      <text:p text:style-name="P50"><text:s text:c="8"/>mem::transmute::&lt;*mut libc::c_void, &amp;mut rustlib::TestStruct&gt;(raw_ptr).decrement(delta);</text:p>
      <text:p text:style-name="P50"><text:s text:c="4"/>}</text:p>
      <text:p text:style-name="P50">}</text:p>
      <text:p text:style-name="P50"/>
      <text:p text:style-name="P50">#[no_mangle]</text:p>
      <text:p text:style-name="P50">pub extern fn test_struct_trait_function_wrapper(raw_ptr: *mut libc::c_void) -&gt; i32 {</text:p>
      <text:p text:style-name="P50"><text:s text:c="4"/>unsafe {</text:p>
      <text:p text:style-name="P50"><text:s text:c="8"/>mem::transmute::&lt;*mut libc::c_void, &amp;mut rustlib::TestStruct&gt;(raw_ptr).trait_func()</text:p>
      <text:p text:style-name="P50"><text:s text:c="4"/>}</text:p>
      <text:p text:style-name="P50">}</text:p>
      <text:p text:style-name="P433">And finally, the C code that calls into the rust wrapper (the questioner wanted to call from python so create the C code wrapper to be called from python):</text:p>
      <text:p text:style-name="P50">extern int32_t free_function_wrapper(int32_t value);</text:p>
      <text:p text:style-name="P50"/>
      <text:p text:style-name="P50">extern void* new_test_struct_wrapper(int32_t value);</text:p>
      <text:p text:style-name="P50">extern void test_struct_decrement_wrapper(void* ptr, int32_t delta);</text:p>
      <text:p text:style-name="P50">extern int32_t test_struct_trait_function_wrapper(void* ptr);</text:p>
      <text:p text:style-name="P50"/>
      <text:p text:style-name="P50">int32_t free_function(int32_t value) {</text:p>
      <text:p text:style-name="P50"><text:s text:c="2"/>return free_function_wrapper(value);</text:p>
      <text:p text:style-name="P50">}</text:p>
      <text:p text:style-name="P50"/>
      <text:p text:style-name="P50">void* new_test_struct(int32_t value) {</text:p>
      <text:p text:style-name="P50"><text:s text:c="2"/>return new_test_struct_wrapper(value);</text:p>
      <text:p text:style-name="P50">}</text:p>
      <text:p text:style-name="P50"/>
      <text:p text:style-name="P50">void test_struct_decrement(void* ptr, int32_t value) {</text:p>
      <text:p text:style-name="P50"><text:s text:c="2"/>test_struct_decrement_wrapper(ptr, value);</text:p>
      <text:p text:style-name="P50">}</text:p>
      <text:p text:style-name="P50"/>
      <text:p text:style-name="P50">int32_t test_struct_trait_function(void* ptr) {</text:p>
      <text:p text:style-name="P50"><text:s text:c="2"/>return test_struct_trait_function_wrapper(ptr);</text:p>
      <text:p text:style-name="P50">}</text:p>
      <text:p text:style-name="P434">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7">This is overkill for what I'm doing, especially since they are trying their best to connect Rust to C++. <text:s/>They are using cbingen, a </text:span><text:span text:style-name="T910">crate</text:span><text:span text:style-name="T487"> that "automatically generates C/C++ header files based on the repr(C) structure and the extern "C" functions". <text:s/></text:span><text:span text:style-name="T488">To illustrate how much work these guys did, they wrote their own manual vtables for interfaces to get around the fact that rust Traits cannot be passed to C++.</text:span></text:p>
      <text:p text:style-name="P435">Here is the reference for <text:a xlink:type="simple" xlink:href="https://doc.rust-lang.org/reference/items/external-blocks.html" text:style-name="Internet_20_link" text:visited-style-name="Visited_20_Internet_20_Link">extern in rust</text:a>.</text:p>
      <text:p text:style-name="P436">I am stumbling my way through the Adapter back-end functions, trying to make them C-style declarations but written in rust. <text:s/>I have, so far, managed to create DDR_OpenMemory() and got to pass <text:soft-page-break/>a compile check. <text:s/>I have also implemented adapter_open_memory() to call DDR_OpenMemory() – at least it passes a compile check. <text:s/>However, when I go to run the code, I get a linker error, complaining:</text:p>
      <text:p text:style-name="P50">error LNK2019: unresolved external symbol DDR_OpenMemory referenced in function _ZN28design_pattern_examples_rust7adapter17adapter_functions19adapter_open_memory17hcd0976f78901c01bE</text:p>
      <text:p text:style-name="P437"><text:span text:style-name="T407">[Rust Tip]</text:span><text:span text:style-name="T911"> </text:span><text:span text:style-name="T489">I'm guessing</text:span> the linker is expecting to find the C-style rust code in its own static or dynamic library, instead of among the collection of objects already created from the modules. <text:s/><text:span text:style-name="T490">What I don't know is whether I have to create a rust workspace so as to have a separate library cargo specifically for the Adapter back-end functions and that cargo has to be in parallel with the design_pattern_examples cargo. <text:s/></text:span><text:span text:style-name="T491">Or can I just create a nested cargo? <text:s/></text:span><text:span text:style-name="T492">But then, when running the parent cargo, how does rust know to build the nested cargo? <text:s/></text:span><text:span text:style-name="T493">And if I created a nested cargo, the git repository for that cargo wouldn't be attached to the parent repository.</text:span></text:p>
      <text:p text:style-name="P438"><text:span text:style-name="T407">[Rust Tip]</text:span><text:span text:style-name="T911"> </text:span>So I must use a workspace approach, if I want to have a library. <text:span text:style-name="T494">VERIFIED </text:span><text:span text:style-name="T495">(c:\work\rust\practice_workspace).</text:span></text:p>
      <text:h text:style-name="P1147" text:outline-level="1" text:is-list-header="true">May 24, 2023</text:h>
      <text:p text:style-name="P96">Created Adapter_BackEnd project in the DesignPatternExamples solution that is written in C and produces a DLL called Adapter_BackEnd.dll. <text:s/><text:span text:style-name="T498">The project output goes to &lt;solutiondirectory&gt;\lib\&lt;platform&gt;\&lt;configuration&gt;\Adapter_BackEnd.dll/.lib. <text:s/>The header file for the DLL goes to &lt;solutiondirectory&gt;\lib\include. <text:s/></text:span><text:span text:style-name="T499">Required a post-build step in the Adapter_BackEnd project to copy the Adapter_BackEnd.h file to the lib\include directory.</text:span></text:p>
      <text:p text:style-name="P439">Modified the DesignPatternExamples_c project to use the Adapter_BackEnd.dll, removing the locally defined Adapter_BackEndFunctions.* files. <text:s/>Works like a charm – <text:span text:style-name="T499">once I added a post-build step to the DesignPatternExamples_c project to copy the Adapter_BackEnd.dll to the DesignPatternExamples_c's output directory.</text:span></text:p>
      <text:p text:style-name="P440">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6">keep</text:span> <text:span text:style-name="T912">it </text:span>in C, though, as I already have that code completed.</text:p>
      <text:p text:style-name="P441">Note that only the C version uses the data chunk style of back end, the others use the DataReadWrite class <text:span text:style-name="T497">and would their adapters would have to be rewritten. <text:s/>On the other hand, I already have an adapter that works so I can more or less copy it to the other languages.</text:span></text:p>
      <text:p text:style-name="P442"><text:span text:style-name="T408">[Rust Tip]</text:span><text:span text:style-name="T913"> </text:span>For rust, I need to create Foreign <text:span text:style-name="T500">Function Interface (FFI) bindings to the contents of the Adapter_BackEnd.dll. <text:s/></text:span><text:a xlink:type="simple" xlink:href="https://doc.rust-lang.org/nomicon/ffi.html" text:style-name="Internet_20_link" text:visited-style-name="Visited_20_Internet_20_Link"><text:span text:style-name="T501">Here is the latest documentation for FFI</text:span></text:a><text:span text:style-name="T501">.</text:span></text:p>
      <text:p text:style-name="P443"><text:soft-page-break/>Apparently, the bindgen tool can do that – but I need to install it. <text:s/>Like this:</text:p>
      <text:p text:style-name="P50">cargo install bindgen-cli</text:p>
      <text:p text:style-name="P444"><text:span text:style-name="T505">Unfortunately, t</text:span>his installed a total of 25 crates, including bindgen-cli:</text:p>
      <text:p text:style-name="P50">bindgen-cli v0.65.1</text:p>
      <text:p text:style-name="P50">heck v0.4.1</text:p>
      <text:p text:style-name="P50">winapi-util v0.1.5</text:p>
      <text:p text:style-name="P50">windows-targets v0.48.0</text:p>
      <text:p text:style-name="P50">clap_lex v0.5.0</text:p>
      <text:p text:style-name="P50">humantime v2.1.0</text:p>
      <text:p text:style-name="P50">termcolor v1.2.0</text:p>
      <text:p text:style-name="P50">is-terminal v0.4.7</text:p>
      <text:p text:style-name="P50">io-lifetimes v1.0.11</text:p>
      <text:p text:style-name="P50">clap_derive v4.3.0</text:p>
      <text:p text:style-name="P50">anstyle-wincon v1.0.1</text:p>
      <text:p text:style-name="P50">colorchoice v1.0.0</text:p>
      <text:p text:style-name="P50">yansi-term v0.1.2</text:p>
      <text:p text:style-name="P50">utf8parse v0.2.1</text:p>
      <text:p text:style-name="P50">strsim v0.10.0</text:p>
      <text:p text:style-name="P50">anstyle-parse v0.2.0</text:p>
      <text:p text:style-name="P50">anstyle-query v1.0.0</text:p>
      <text:p text:style-name="P50">anstyle v1.0.0</text:p>
      <text:p text:style-name="P50">env_logger v0.10.0</text:p>
      <text:p text:style-name="P50">anstream v0.3.2</text:p>
      <text:p text:style-name="P50">clap v4.3.0</text:p>
      <text:p text:style-name="P50">annotate-snippets v0.9.1</text:p>
      <text:p text:style-name="P50">aho-corasick v1.0.1</text:p>
      <text:p text:style-name="P50">clap_builder v4.3.0</text:p>
      <text:p text:style-name="P50">windows_x86_64_msvc v0.48.0</text:p>
      <text:p text:style-name="P50">windows-sys v0.48.0</text:p>
      <text:p text:style-name="P443">I can then use <text:span text:style-name="T506">bindgen</text:span> like this:</text:p>
      <text:p text:style-name="P50">cd c:\work\vs2022\DesignPatternExamples\rust\design_pattern_examples_rust</text:p>
      <text:p text:style-name="P50">bindgen ..\..\lib\include\Adapter_BackEnd.h</text:p>
      <text:p text:style-name="P443"><text:span text:style-name="T501">This failed. <text:s/></text:span>bindgen requires clang (LLVM) to be available. <text:s/>Well, it is in the Visual Studio environment. <text:s/>So open a 64-bit VS2022 Developers Command Prompt and enter the following:</text:p>
      <text:p text:style-name="P50">which clang.exe</text:p>
      <text:p text:style-name="P445">This shows:</text:p>
      <text:p text:style-name="P50">C:\Program Files\Microsoft Visual Studio\2022\Community\VC\Tools\Llvm\x64\bin\clang.exe</text:p>
      <text:p text:style-name="P445">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2">So back to the normal Windows Command Prompt:</text:span></text:p>
      <text:p text:style-name="P50">set LIBCLANG_PATH=C:\Program Files\Microsoft Visual Studio\2022\Community\VC\Tools\Llvm\x64\bin\</text:p>
      <text:p text:style-name="P445">Now bindgen will run correctly:</text:p>
      <text:p text:style-name="P50">bindgen ..\..\lib\include\Adapter_BackEnd.h --<text:span text:style-name="T503">output src\</text:span><text:span text:style-name="T504">adapter\</text:span><text:span text:style-name="T503">adapter_backend.rs</text:span></text:p>
      <text:p text:style-name="P446"><text:soft-page-break/>This dumps the bin<text:span text:style-name="T507">dings to the specified file. <text:s/></text:span><text:span text:style-name="T508">Unfortunately, there are some additional stuff in the file that doesn't need to be there. <text:s/></text:span><text:span text:style-name="T509">A lot of stuff:</text:span></text:p>
      <text:p text:style-name="P50">pub const _VCRT_COMPILER_PREPROCESSOR: u32 = 1;</text:p>
      <text:p text:style-name="P50">pub const _SAL_VERSION: u32 = 20;</text:p>
      <text:p text:style-name="P50">pub const __SAL_H_VERSION: u32 = 180000000;</text:p>
      <text:p text:style-name="P50">pub const _USE_DECLSPECS_FOR_SAL: u32 = 0;</text:p>
      <text:p text:style-name="P50">pub const _USE_ATTRIBUTES_FOR_SAL: u32 = 0;</text:p>
      <text:p text:style-name="P50">pub const _CRT_PACKING: u32 = 8;</text:p>
      <text:p text:style-name="P50">pub const _HAS_EXCEPTIONS: u32 = 1;</text:p>
      <text:p text:style-name="P50">pub const _STL_LANG: u32 = 0;</text:p>
      <text:p text:style-name="P50">pub const _HAS_CXX17: u32 = 0;</text:p>
      <text:p text:style-name="P50">pub const _HAS_CXX20: u32 = 0;</text:p>
      <text:p text:style-name="P50">pub const _HAS_CXX23: u32 = 0;</text:p>
      <text:p text:style-name="P50">pub const _HAS_NODISCARD: u32 = 0;</text:p>
      <text:p text:style-name="P50">pub const WCHAR_MIN: u32 = 0;</text:p>
      <text:p text:style-name="P50">pub const WCHAR_MAX: u32 = 65535;</text:p>
      <text:p text:style-name="P50">pub const WINT_MIN: u32 = 0;</text:p>
      <text:p text:style-name="P50">pub const WINT_MAX: u32 = 65535;</text:p>
      <text:p text:style-name="P50">pub type va_list = *mut ::std::os::raw::c_char;</text:p>
      <text:p text:style-name="P50">extern "C" {</text:p>
      <text:p text:style-name="P50"><text:s text:c="4"/>pub fn __va_start(arg1: *mut *mut ::std::os::raw::c_char, ...);</text:p>
      <text:p text:style-name="P50">}</text:p>
      <text:p text:style-name="P50">pub type __vcrt_bool = bool;</text:p>
      <text:p text:style-name="P50">pub type wchar_t = ::std::os::raw::c_ushort;</text:p>
      <text:p text:style-name="P50">extern "C" {</text:p>
      <text:p text:style-name="P50"><text:s text:c="4"/>pub fn __security_init_cookie();</text:p>
      <text:p text:style-name="P50">}</text:p>
      <text:p text:style-name="P50">extern "C" {</text:p>
      <text:p text:style-name="P50"><text:s text:c="4"/>pub fn __security_check_cookie(_StackCookie: usize);</text:p>
      <text:p text:style-name="P50">}</text:p>
      <text:p text:style-name="P50">extern "C" {</text:p>
      <text:p text:style-name="P50"><text:s text:c="4"/>pub fn __report_gsfailure(_StackCookie: usize) -&gt; !;</text:p>
      <text:p text:style-name="P50">}</text:p>
      <text:p text:style-name="P50">extern "C" {</text:p>
      <text:p text:style-name="P50"><text:s text:c="4"/>pub static mut __security_cookie: usize;</text:p>
      <text:p text:style-name="P50">}</text:p>
      <text:p text:style-name="P50">pub type int_least8_t = ::std::os::raw::c_schar;</text:p>
      <text:p text:style-name="P50">pub type int_least16_t = ::std::os::raw::c_short;</text:p>
      <text:p text:style-name="P50">pub type int_least32_t = ::std::os::raw::c_int;</text:p>
      <text:p text:style-name="P50">pub type int_least64_t = ::std::os::raw::c_longlong;</text:p>
      <text:p text:style-name="P50">pub type uint_least8_t = ::std::os::raw::c_uchar;</text:p>
      <text:p text:style-name="P50">pub type uint_least16_t = ::std::os::raw::c_ushort;</text:p>
      <text:p text:style-name="P50">pub type uint_least32_t = ::std::os::raw::c_uint;</text:p>
      <text:p text:style-name="P50">pub type uint_least64_t = ::std::os::raw::c_ulonglong;</text:p>
      <text:p text:style-name="P50">pub type int_fast8_t = ::std::os::raw::c_schar;</text:p>
      <text:p text:style-name="P50">pub type int_fast16_t = ::std::os::raw::c_int;</text:p>
      <text:p text:style-name="P50">pub type int_fast32_t = ::std::os::raw::c_int;</text:p>
      <text:p text:style-name="P50">pub type int_fast64_t = ::std::os::raw::c_longlong;</text:p>
      <text:p text:style-name="P50">pub type uint_fast8_t = ::std::os::raw::c_uchar;</text:p>
      <text:p text:style-name="P50">pub type uint_fast16_t = ::std::os::raw::c_uint;</text:p>
      <text:p text:style-name="P50">pub type uint_fast32_t = ::std::os::raw::c_uint;</text:p>
      <text:p text:style-name="P50">pub type uint_fast64_t = ::std::os::raw::c_ulonglong;</text:p>
      <text:p text:style-name="P50">pub type intmax_t = ::std::os::raw::c_longlong;</text:p>
      <text:p text:style-name="P50">pub type uintmax_t = ::std::os::raw::c_ulonglong;</text:p>
      <text:p text:style-name="P447">Fortunately(!?), there are a lot of options for bindgen. <text:s/><text:span text:style-name="T510">And I mean a</text:span> <text:span text:style-name="T246">lot</text:span> of options.</text:p>
      <text:p text:style-name="P448">[2 hours later, and it's well after 1:30 am] I finally got it to sort of work.</text:p>
      <text:p text:style-name="P448"><text:soft-page-break/><text:span text:style-name="T409">[Rust Tip]</text:span><text:span text:style-name="T914"> </text:span>I commented out the above code from the adapter_backend.rs file generated by bindgen. <text:s/>I also had to add the following before every single extern "C":</text:p>
      <text:p text:style-name="P2">#[link(name="Adapter_BackEnd", kind="dylib")]</text:p>
      <text:p text:style-name="P56">I needed to place the Adapter_BackEnd.lib file in the design_pattern_examples_rust root directory <text:span text:style-name="T511">and I </text:span><text:span text:style-name="T512">manually</text:span><text:span text:style-name="T511"> placed the Adapter_BackEnd.dll in the targets\debug directory. <text:s/></text:span><text:span text:style-name="T513">I need to figure out how to create a build script for this.</text:span></text:p>
      <text:p text:style-name="P449"><text:span text:style-name="T409">[Rust Tip]</text:span><text:span text:style-name="T914"> </text:span>I also needed to add the following to adapter.rs, near the top:</text:p>
      <text:p text:style-name="P50">pub mod adapter_backend;</text:p>
      <text:p text:style-name="P449">Because the adapter_backend.rs is a module (an adapter to the C-style DLL).</text:p>
      <text:p text:style-name="P449"/>
      <text:p text:style-name="P450">The conversion of the BLOCK_NAME_0 extern was very complicated and I'm not sure I got it right.</text:p>
      <text:p text:style-name="P450">Because, when running:</text:p>
      <text:p text:style-name="P50">cargo run Adapter</text:p>
      <text:p text:style-name="P450">I get the following error:</text:p>
      <text:p text:style-name="P50">The given name is not a recognized memory block name</text:p>
      <text:p text:style-name="P450">Indicating the <text:span text:style-name="T514">DDR_OpenMemoryBlock() is returning invalid block name.</text:span></text:p>
      <text:p text:style-name="P451">This is how I convert the BLOCK_NAME_0 value to a String (in a match arm):</text:p>
      <text:p text:style-name="P50">{</text:p>
      <text:p text:style-name="P50"><text:s text:c="4"/>let var_name = unsafe { CStr::from_ptr(BLOCK_NAME_0) };</text:p>
      <text:p text:style-name="P50"><text:s text:c="4"/>var_name.to_str().unwrap().to_owned()</text:p>
      <text:p text:style-name="P50">}</text:p>
      <text:p text:style-name="P452">And this is how I convert that String to something to pass to DDR_OpenMemoryBlock():</text:p>
      <text:p text:style-name="P50"><text:s text:c="4"/>let name_ptr = block_name.as_ptr() as *const ::std::os::raw::c_char;</text:p>
      <text:p text:style-name="P50"><text:s text:c="3"/></text:p>
      <text:p text:style-name="P50"><text:s text:c="4"/>let error_code = unsafe {</text:p>
      <text:p text:style-name="P50"><text:s text:c="8"/>DDR_OpenMemoryBlock(name_ptr, &amp;mut data_handle)</text:p>
      <text:p text:style-name="P50"><text:s text:c="4"/>};</text:p>
      <text:p text:style-name="P453">If I run the code under the debugger – after right-clicking on Cargo.toml and selecting Add Debug Configuration, then adding an entry at the end:</text:p>
      <text:p text:style-name="P50">args: ["Adapter"]</text:p>
      <text:p text:style-name="P453">I was able to successfully run the code in the debugger and I got the expected output with no error. <text:s/>But if I run the code from the command line with cargo run, I get the error.</text:p>
      <text:p text:style-name="P454">Not so fast, buckaroo! <text:s/>If I start the debug session with a breakpoint after the call from adapter_open_memory() (in adapter_exercise()), I see the error returned. <text:s/>However, if I place the <text:soft-page-break/>breakpoint <text:span text:style-name="T515">on </text:span>the call to adapter_open_memory() and step through the code, the error does not occur. <text:s/>That means a memory corruption error.</text:p>
      <text:h text:style-name="P1148" text:outline-level="1" text:is-list-header="true">May 25, 2023</text:h>
      <text:p text:style-name="P95"><text:span text:style-name="T410">[Rust Tip]</text:span><text:span text:style-name="T915"> </text:span>So my conversion from the *const ::std::os::raw::c_char <text:span text:style-name="T516">(BLOCK_NAME_0) to (rust) String caused the error, probably because the String went out of scope too soon. <text:s/>I modified _</text:span><text:span text:style-name="T518">block_number_to_name</text:span><text:span text:style-name="T517">() to look like the following, eliminating the transformation to a full String, and instead returning a reference to a string slice:</text:span></text:p>
      <text:p text:style-name="P50">fn _block_number_to_name<text:span text:style-name="T272">&lt;'a&gt;</text:span>(block_number: MemoryBlockNumber) -&gt; &amp;<text:span text:style-name="T272">'a </text:span>str {</text:p>
      <text:p text:style-name="P50"><text:s text:c="4"/>match block_number {</text:p>
      <text:p text:style-name="P50"><text:s text:c="8"/>MemoryBlockNumber::MemoryBlock0 =&gt; {</text:p>
      <text:p text:style-name="P50"><text:s text:c="12"/>let var_name = unsafe { CStr::from_ptr(BLOCK_NAME_0) };</text:p>
      <text:p text:style-name="P50"><text:s text:c="12"/>var_name.to_str().unwrap()</text:p>
      <text:p text:style-name="P50"><text:s text:c="8"/>},</text:p>
      <text:p text:style-name="P50"><text:s text:c="8"/>MemoryBlockNumber::MemoryBlock1 =&gt; {</text:p>
      <text:p text:style-name="P50"><text:s text:c="12"/>let var_name = unsafe { CStr::from_ptr(BLOCK_NAME_1) };</text:p>
      <text:p text:style-name="P50"><text:s text:c="12"/>var_name.to_str().unwrap()</text:p>
      <text:p text:style-name="P50"><text:s text:c="8"/>},</text:p>
      <text:p text:style-name="P50"><text:s text:c="8"/>MemoryBlockNumber::MemoryBlock2 =&gt; {</text:p>
      <text:p text:style-name="P50"><text:s text:c="12"/>let var_name = unsafe { CStr::from_ptr(BLOCK_NAME_2) };</text:p>
      <text:p text:style-name="P50"><text:s text:c="12"/>var_name.to_str().unwrap()</text:p>
      <text:p text:style-name="P50"><text:s text:c="8"/>},</text:p>
      <text:p text:style-name="P50"><text:s text:c="4"/>}</text:p>
      <text:p text:style-name="P50">}</text:p>
      <text:p text:style-name="P455">The following part <text:span text:style-name="T519">in adapter_open_memory() </text:span>remained the same, with the cast to *const ::std::os::raw::c_char:</text:p>
      <text:p text:style-name="P50"><text:s text:c="4"/>let block_name = _block_number_to_name(block_number);</text:p>
      <text:p text:style-name="P50"><text:s text:c="4"/>let name_ptr = block_name.as_ptr() as *const ::std::os::raw::c_char;</text:p>
      <text:p text:style-name="P455">Apparently, this bypasses any lifetime issues, allowing the block name to work as expected.</text:p>
      <text:p text:style-name="P456">Completed the functionality in adapter_function.rs and the <text:span text:style-name="T520">Adapter </text:span><text:span text:style-name="T521">design pattern</text:span> example now works.</text:p>
      <text:p text:style-name="P457"><text:span text:style-name="T411">[Rust Tip]</text:span><text:span text:style-name="T916"> </text:span>In the adapter_backend.rs file generated by bindgen, added the following to the top of the file to address the various warnings about style:</text:p>
      <text:p text:style-name="P50">#![allow(non_snake_case, non_camel_case_types, non_upper_case_globals)]</text:p>
      <text:p text:style-name="P457">The '!' in the declaration means the attribute applies to everything in the file. <text:s/>Without the '!', the attribute would apply to only the next statement.</text:p>
      <text:p text:style-name="P458">I also removed the "mut" keyword after the "static" keyword for the BLOCK_NAME_0, BLOCK_NAME_1, and BLOCK_NAME_2 <text:span text:style-name="T522">variable</text:span>s, <text:span text:style-name="T522">as those variables are supposed to be read-only.</text:span></text:p>
      <text:p text:style-name="P459">Next step is to add a build step to get the latest Adapter_Back<text:span text:style-name="T523">E</text:span>nd.dll/.lib file. <text:s/>I have to decide whether I want to always generate adapter_backend.rs or to manually keep it up-to-date. <text:s/><text:span text:style-name="T523">I don't anticipate making any further changes to the Adapter_BackEnd.dll. <text:s/></text:span><text:span text:style-name="T524">I think I will continue with a manual update </text:span><text:soft-page-break/><text:span text:style-name="T524">of the adapter_backend.rs; that way, I can make a number of changes to the symbols </text:span><text:span text:style-name="T525">to create rust-appropriate names for the DLL's symbols.</text:span></text:p>
      <text:p text:style-name="P460"><text:span text:style-name="T411">[Rust Tip]</text:span><text:span text:style-name="T916"> </text:span>In ada<text:span text:style-name="T916">p</text:span>ter_backend.rs, converted all extern types to use #[link_name=""] to specify the actual name of each type and then renamed each type to be rust-compliant. <text:s/><text:span text:style-name="T526">I still need #![allow()] statements at the top of adapter_backend.rs and adapter_functions.rs to deal with the few remaining exceptions.</text:span></text:p>
      <text:p text:style-name="P461">Cleaned up the Adapter code a bit. <text:s/><text:span text:style-name="T527">Can't connect it to Doxygen, unfortunately. <text:s/></text:span><text:span text:style-name="T528">Committed changes so far.</text:span></text:p>
      <text:h text:style-name="P1149" text:outline-level="1" text:is-list-header="true">May 26, 2023</text:h>
      <text:p text:style-name="P94"><text:span text:style-name="T412">[Rust Tip]</text:span><text:span text:style-name="T917"> </text:span>Added build.rs to always copy the Adapter_BackEnd.dll and Adapter_BackEnd.pdb files to the rust target directory where the executable can find it. <text:s/><text:span text:style-name="T529">I also added the following to the build.rs file:</text:span></text:p>
      <text:p text:style-name="P50"><text:s text:c="4"/>println!("cargo:rustc-link-lib=Adapter_BackEnd");</text:p>
      <text:p text:style-name="P50"><text:s text:c="4"/>println!("cargo:rustc-link-search={}", library_path.display());</text:p>
      <text:p text:style-name="P462">This allowed me to remove the #[link("Adapter_BackEnd")] attributes from all the functions defined in adapter_backend.rs. <text:s/>However, I still need that attribute on the BLOCK_NAME_0, BLOCK_NAME_1, and BLOCK_NAME_2 externs (I couldn't find out why).</text:p>
      <text:p text:style-name="P463">I also couldn't find a good way to have rust copy the Adapter_BackEnd files only if they were changed.</text:p>
      <text:p text:style-name="P463">Basically, the rust build script is intended to just set up the build environment and is not intended as a formal build process. <text:s/>All the recommendations I've seen for more complex scenarios is to use a platform-specific build or make script.</text:p>
      <text:p text:style-name="P464">In any event, the build.rs file works very fast, as the files to be copied are quite small. <text:s/><text:span text:style-name="T530">It's good enough for now.</text:span></text:p>
      <text:p text:style-name="P465">Incidentally, to test this, I built everything in release mode. <text:s/>It all worked.</text:p>
      <text:p text:style-name="P466">Added the Adapter_BackEnd project directory to DoxyFile so the files show up in the documentation.</text:p>
      <text:p text:style-name="P467"><text:span text:style-name="T413">[Rust in Visual Studio Tip]</text:span><text:span text:style-name="T918"> </text:span>Modified the DesignPatternExamples.sln to make sure Adapter_BackEnd project is built before everything else, especially the rust project (I can do this because I created a<text:span text:style-name="T917">n</text:span> <text:span text:style-name="T917">n</text:span>make project file for building rust).</text:p>
      <text:p text:style-name="P468">Modified C++ Adapter pattern design example to use the Adapter_BackEnd dll.</text:p>
      <text:p text:style-name="P469">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0"><text:soft-page-break/>Looking at modifying the Python project to also use the Adapter_BackEnd.dll. <text:s/>However, in Visual Studio, the python project does not support post-build events. <text:s/><text:span text:style-name="T531">The implication is I need to create a new </text:span><text:span text:style-name="T532">empty (not </text:span><text:span text:style-name="T918">n</text:span><text:span text:style-name="T532">make, which does not have build events)</text:span><text:span text:style-name="T531"> project dedicated to the python project and use its build event to copy the Adapter_BackEnd files to the Python folder. <text:s/>The new project would be declared a dependency of the python project. <text:s/></text:span><text:span text:style-name="T533">Create</text:span><text:span text:style-name="T538">d </text:span><text:span text:style-name="T539">the</text:span><text:span text:style-name="T533"> Python_BuildEvents empty C++ project.</text:span></text:p>
      <text:p text:style-name="P471"><text:span text:style-name="T414">[Python in Visual Studio Tip]</text:span><text:span text:style-name="T919"> </text:span>Next problem is the DesignPatternExamples_python project <text:span text:style-name="T534">does not participate in the build order/dependencies. <text:s/></text:span><text:span text:style-name="T535">Ah. <text:s/>The problem is there is no build step with the python project. <text:s/></text:span><text:span text:style-name="T536">However, if I make the Python_BuildEvents project depend on the Adapter_BackEnd project, the Python_BuildEvents project is "built" and its post-build event gets execute</text:span><text:span text:style-name="T537">d.</text:span></text:p>
      <text:h text:style-name="P1150" text:outline-level="1" text:is-list-header="true">May 27, 2023</text:h>
      <text:p text:style-name="P93"><text:span text:style-name="T414">[Doxygen Tip]</text:span><text:span text:style-name="T919">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0">warning: invalid argument for command '\iline'</text:p>
      <text:p text:style-name="P472">So all language projects have build event scripts that copy the Adapter_BackEnd.dll to their respective execution directories (for Python, that's in python/DesignPatternExamples_python/adapter). <text:s/><text:span text:style-name="T540">I can now move on to the rest of the rust examples.</text:span></text:p>
      <text:h text:style-name="P1151" text:outline-level="1" text:is-list-header="true">May 28, 2023</text:h>
      <text:p text:style-name="P92">Updated Adapter write-up to include information about the Adapter_BackEnd DLL. <text:s/>Also added code snippet for Rust version of the Adapter.</text:p>
      <text:p text:style-name="P473">In the process of changing the Adapter exercise in Python to better illustrate what is going on, I f<text:span text:style-name="T54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4">The rewrite of the Adapter exercise is to use the DDR_GetMemorySize() to get the size of a block, read that block and show its initial contents (which have been init<text:span text:style-name="T54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2">Finished writing it in Python, need to change the other languages' version of the Adapter exercise.</text:span></text:p>
      <text:p text:style-name="P475">Updated Adapter exercise for C#, C++, C, and <text:span text:style-name="T544">R</text:span>ust. <text:s/><text:span text:style-name="T543">All now match Python.</text:span></text:p>
      <text:h text:style-name="P1152" text:outline-level="1" text:is-list-header="true"><text:soft-page-break/>May 29, 2023</text:h>
      <text:p text:style-name="P91">I have an aesthetic concern in Rust, in regards to my implementation of the Adapter exercise. <text:s/>Here is part of the code that bothers me:</text:p>
      <text:p text:style-name="P50">let data_handle = match adapter_open_memory(MemoryBlockNumber::MemoryBlock0) {</text:p>
      <text:p text:style-name="P50"><text:s text:c="4"/>Ok(handle) =&gt; handl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emory_block_size = match adapter_get_memory_size(data_handle)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read_data = match adapter_read_memory(data_handle, 0, memory_block_size) {</text:p>
      <text:p text:style-name="P50"><text:s text:c="4"/>Ok(data) =&gt; data,</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hex_dump = match adapter_buffer_to_string(&amp;read_data, 2)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println!(" <text:s/>Initial memory block contents:");</text:p>
      <text:p text:style-name="P50">println!("{hex_dump}");</text:p>
      <text:p text:style-name="P25">I never cared for the early return approach in programming, preferring a single exit from a function to match the single entrance to that function. <text:s/>There is also a lot of redundancy. <text:s/><text:span text:style-name="T546">I could use the shorthand of the '?' at the end of the function call, like this:</text:span></text:p>
      <text:p text:style-name="P24">let data_handle = adapter_open_memory(MemoryBlockNumber::MemoryBlock0)?;</text:p>
      <text:p text:style-name="P476">But that puts specific constraints on <text:span text:style-name="T547">the Err() being returned from the called function as well as on the function containing the call. <text:s/>The '?' replaces the above match statement </text:span><text:span text:style-name="T548">but does not actually handle the Err() arm, only returning the Err() from the enclosing function. <text:s/>And since the enclosing function does not return errors (it's adapter_exercise() and therefore self-contained), that shortcut is meaningless.</text:span></text:p>
      <text:p text:style-name="P477">Unless I move the guts of adapter_exercise() to another function and let adapter_exercise() receive the Err() and print the result. <text:s/>Or have the main() function capture errors and report them.</text:p>
      <text:p text:style-name="P478"><text:span text:style-name="T415">[Rust Tip]</text:span><text:span text:style-name="T920"> </text:span>The '?' suffix to a function call is used to propagate errors out of the function. <text:s/>This is for handling recoverable errors. <text:s/>For unrecoverable errors, there is the panic, which exits the program at <text:soft-page-break/>the point of error. <text:s/>This is what happens when the unwrap() method is called on a Result&lt;&gt; return value from a function.</text:p>
      <text:p text:style-name="P479">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0">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0"><text:span text:style-name="T416">[Rust Tip]</text:span><text:span text:style-name="T921">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9">In Rust, the '?' triggers an early return. <text:s/>However, that doesn't necessarily mean clean-up code gets automatically executed on the way out. <text:s/></text:span><text:span text:style-name="T550">Well, actually, anything owned by the function at the time of exit i</text:span><text:span text:style-name="T551">s</text:span><text:span text:style-name="T550"> cleaned up as the ownership goes out of scope. <text:s/></text:span><text:span text:style-name="T551">That would include any user-defined struct that implements the Drop </text:span><text:span text:style-name="T552">t</text:span><text:span text:style-name="T551">rait.</text:span></text:p>
      <text:p text:style-name="P481">For the Adapter example, I could create a DataReaderWriter struct (similar to C# and C++) that has the current functions as methods. <text:s/>The struct could implement the Drop trait so the ddr_close<text:span text:style-name="T553">_memory_block() is called on ownership exit. <text:s/>And then I could use the '?' </text:span><text:span text:style-name="T554">to exit adapter_exercise() early (modifying the main() function to capture any errors and report them </text:span><text:span text:style-name="T555">before moving on to the next example).</text:span></text:p>
      <text:p text:style-name="P482"><text:span text:style-name="T416">[Rust Tip]</text:span><text:span text:style-name="T921"> </text:span>So, created the DataReaderWriter struct and added new(), open(), close(), read(), and write() methods. <text:s/><text:span text:style-name="T55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7">This allowed me to vastly simplify the adapter_exercise() function:</text:span></text:p>
      <text:p text:style-name="P50">pub fn adapter_exercise() -&gt; Result&lt;(), String&gt; {</text:p>
      <text:p text:style-name="P50"><text:s text:c="4"/>println!("");</text:p>
      <text:p text:style-name="P50"><text:s text:c="4"/>println!("Adapter Exercise");</text:p>
      <text:p text:style-name="P50"/>
      <text:p text:style-name="P50"><text:s text:c="4"/>let mut reader_writer = DataReaderWriter::new(MemoryBlockNumber::MemoryBlock0);</text:p>
      <text:p text:style-name="P50"/>
      <text:p text:style-name="P50"><text:s text:c="4"/>reader_writer.open()?;</text:p>
      <text:p text:style-name="P50"/>
      <text:p text:style-name="P50"><text:s text:c="4"/>let memory_block_size = reader_writer.memory_block_byte_size;</text:p>
      <text:p text:style-name="P50"/>
      <text:p text:style-name="P50"><text:s text:c="4"/>let mut read_data = reader_writer.read(0, memory_block_size)?;</text:p>
      <text:p text:style-name="P50"><text:s text:c="4"/>let mut hex_dump = adapter_buffer_to_string(&amp;read_data, 2)?;</text:p>
      <text:p text:style-name="P50"><text:s text:c="4"/>println!(" <text:s/>Initial memory block contents:");</text:p>
      <text:p text:style-name="P50"><text:s text:c="4"/>println!("{hex_dump}");</text:p>
      <text:p text:style-name="P50"/>
      <text:p text:style-name="P50"><text:s text:c="4"/>let data_size = 16;</text:p>
      <text:p text:style-name="P50"><text:s text:c="4"/>let buffer_offset = 41;</text:p>
      <text:p text:style-name="P50"><text:soft-page-break/><text:s text:c="4"/>let mut write_data: Vec&lt;u8&gt; = vec![0;data_size];</text:p>
      <text:p text:style-name="P50"><text:s text:c="4"/>for index in 0..write_data.len() {</text:p>
      <text:p text:style-name="P50"><text:s text:c="8"/>write_data[index] = (index + 1) as u8;</text:p>
      <text:p text:style-name="P50"><text:s text:c="4"/>}</text:p>
      <text:p text:style-name="P50"/>
      <text:p text:style-name="P50"><text:s text:c="4"/>hex_dump = adapter_buffer_to_string(&amp;write_data, 2)?;</text:p>
      <text:p text:style-name="P50"><text:s text:c="4"/>println!(" <text:s/>Data to be written to memory block:");</text:p>
      <text:p text:style-name="P50"><text:s text:c="4"/>println!("{hex_dump}");</text:p>
      <text:p text:style-name="P50"/>
      <text:p text:style-name="P50"><text:s text:c="4"/>println!(" <text:s/>Writing data to byte offset {buffer_offset}");</text:p>
      <text:p text:style-name="P50"><text:s text:c="4"/>let _ = reader_writer.write(buffer_offset, &amp;write_data)?;</text:p>
      <text:p text:style-name="P50"/>
      <text:p text:style-name="P50"><text:s text:c="4"/>println!(" <text:s/>Reading back the memory block...");</text:p>
      <text:p text:style-name="P50"><text:s text:c="4"/>read_data = reader_writer.read(0, memory_block_size)?;</text:p>
      <text:p text:style-name="P50"><text:s text:c="4"/>println!();</text:p>
      <text:p text:style-name="P50"/>
      <text:p text:style-name="P50"><text:s text:c="4"/>hex_dump = adapter_buffer_to_string(&amp;read_data, 2)?;</text:p>
      <text:p text:style-name="P50"><text:s text:c="4"/>println!(" <text:s/>Current memory block contents:");</text:p>
      <text:p text:style-name="P50"><text:s text:c="4"/>println!("{hex_dump}");</text:p>
      <text:p text:style-name="P50"/>
      <text:p text:style-name="P50"><text:s text:c="4"/>reader_writer.close()?;</text:p>
      <text:p text:style-name="P50"/>
      <text:p text:style-name="P50"><text:s text:c="4"/>println!(" <text:s/>Done.");</text:p>
      <text:p text:style-name="P50"><text:s text:c="4"/>Ok(())</text:p>
      <text:p text:style-name="P50">}</text:p>
      <text:p text:style-name="P483">So I have now established a basic framework for all of the design pattern examples as expressed in Rust.</text:p>
      <text:p text:style-name="P483"/>
      <text:p text:style-name="P484">In other news, I moved all the exercise functions from C#'s Program.cs to their own individual files (Adapter_Exercise.cs, Bridge_Exercise.cs, etc.) so as to match all the other languages' project layout.</text:p>
      <text:h text:style-name="P1153" text:outline-level="1" text:is-list-header="true">May 30, 2023</text:h>
      <text:p text:style-name="P90">On to the Bridge pattern in rust!</text:p>
      <text:p text:style-name="P485">The C version of the Bridge pattern uses only an interface as the bridge, getting the specific type of logger from a factory function that accepts the type of logger to create. <text:s/>What is returned is an interface representing the logger <text:span text:style-name="T558">(specifically, a structure containing pointers to the general logging features that are pointing to a different set of functions depending on the type of logger).</text:span></text:p>
      <text:p text:style-name="P486"><text:span text:style-name="T417">[Rust Tip]</text:span><text:span text:style-name="T922"> </text:span>In Rust, an interface is defined as <text:span text:style-name="T922">a</text:span> Trait. <text:s/>A struct can implement a Trait. <text:s/>So different loggers would have different structs but all those structs would implement the ILogger Trait (technically, <text:span text:style-name="T560">it would be spelled as</text:span> the Logger Trait <text:span text:style-name="T559">but that trait already exists in Rust as part of a complex logging framework</text:span>).</text:p>
      <text:p text:style-name="P487">So I will need three structs: ConsoleLogger, FileLogger, NullLogger. <text:s/>I will then need an ILogger Trait. <text:s/><text:span text:style-name="T561">The three default functions, LogTrace(), LogInfo(), and LogError(), are implemented in terms of </text:span><text:span text:style-name="T562">WriteLine() (this matches with the other versions of the Bridge pattern). <text:s/>WriteLine() is what needs to be overridden for each struct as it dictates where the line to be logged actually goes. <text:s/>This also means </text:span><text:soft-page-break/><text:span text:style-name="T562">the individual structs can contain additional information for that logger. <text:s/>For example, the FileLogger will have a file name and file handle </text:span><text:span text:style-name="T563">(however that works in Rust).</text:span></text:p>
      <text:p text:style-name="P50">public trait ILogger {</text:p>
      <text:p text:style-name="P50"><text:s text:c="4"/>fn WriteLine(&amp;mut self, line: &amp;String); // <text:span text:style-name="T565">TO BE IMPLEMENTED BY INHERITOR</text:span></text:p>
      <text:p text:style-name="P50"/>
      <text:p text:style-name="P50"><text:s text:c="4"/>fn LogTrace(&amp;mut self, line: &amp;String) <text:span text:style-name="T564">{</text:span></text:p>
      <text:p text:style-name="P50"><text:s text:c="8"/><text:span text:style-name="T564">self.WriteLine(line);</text:span></text:p>
      <text:p text:style-name="P50"><text:s text:c="4"/><text:span text:style-name="T564">}</text:span></text:p>
      <text:p text:style-name="P50"><text:s text:c="4"/><text:span text:style-name="T564">fn LogInfo(&amp;mut self, line: &amp;String) {</text:span></text:p>
      <text:p text:style-name="P50"><text:s text:c="8"/><text:span text:style-name="T564">self.WriteLine(line);</text:span></text:p>
      <text:p text:style-name="P50"><text:s text:c="4"/><text:span text:style-name="T564">}</text:span></text:p>
      <text:p text:style-name="P50"><text:s text:c="4"/><text:span text:style-name="T564">fn LogError(&amp;mut self, line: &amp;String) {</text:span></text:p>
      <text:p text:style-name="P50"><text:s text:c="8"/><text:span text:style-name="T564">self.WriteLine(line);</text:span></text:p>
      <text:p text:style-name="P50"><text:s text:c="4"/><text:span text:style-name="T564">}</text:span></text:p>
      <text:p text:style-name="P50">}</text:p>
      <text:p text:style-name="P488"><text:span text:style-name="T419">[Rust Tip]</text:span><text:span text:style-name="T924">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6">If I create the file at the time the FileLogger struct is instantiated, what do I do with any creation errors? <text:s/></text:span><text:span text:style-name="T567">Just panic, since they are unrecoverable? <text:s/></text:span><text:span text:style-name="T568">Okay, I broke down and initialized the file attribute with </text:span><text:a xlink:type="simple" xlink:href="../../../../../:create().unwrap" text:style-name="Internet_20_link" text:visited-style-name="Visited_20_Internet_20_Link"><text:span text:style-name="T568">File::create().unwrap</text:span></text:a><text:span text:style-name="T568">().</text:span></text:p>
      <text:p text:style-name="P489"><text:span text:style-name="T418">[Rust Tip]</text:span><text:span text:style-name="T923"> </text:span>Next problem is how to propagate an ILogger trait as an object to be called on? <text:s/><text:span text:style-name="T569">Fixed. <text:s/>Needed propagate reference to Box&lt;dyn ILogger&gt;.</text:span></text:p>
      <text:p text:style-name="P490"><text:span text:style-name="T419">[Rust Tip]</text:span><text:span text:style-name="T924"> </text:span>Next problem is getting a time stamp. <text:s/>Rust does not support formatting time, <text:span text:style-name="T570">so I need the time crate. <text:s/>To get the time crate, I needed to add the following to Cargo.toml as the dependency:</text:span></text:p>
      <text:p text:style-name="P50">time = { version = "0.3.21", features = ["formatting", "local-offset", <text:span text:style-name="T572">"macros"</text:span>] }</text:p>
      <text:p text:style-name="P491"><text:span text:style-name="T419">[Rust Tip]</text:span><text:span text:style-name="T924"> </text:span>The version I took from the time crate documentation (<text:a xlink:type="simple" xlink:href="https://docs.rs/time/0.3.21/time/" text:style-name="Internet_20_link" text:visited-style-name="Visited_20_Internet_20_Link">here</text:a>). <text:s/><text:span text:style-name="T571">The documentation for certain methods will specify which features are needed, hence the "features=" list above. <text:s/>These control how the time module is compiled locally, to include those features.</text:span></text:p>
      <text:p text:style-name="P492">The time crate is needlessly complicated for creating a constant string used in the formatting of the time data. <text:s/><text:span text:style-name="T572">However, after adding the "macros" feature, I was able to get the following to work:</text:span></text:p>
      <text:p text:style-name="P50">const DATE_FORMAT_STR: &amp;[time::format_description::FormatItem&lt;'static&gt;] = format_description!(version = 2, "[month]/[day]/[year] <text:s/>[hour repr:12]:[minute]:[second] [period]");</text:p>
      <text:p text:style-name="P493"><text:span text:style-name="T419">[Rust Tip]</text:span><text:span text:style-name="T924"> </text:span>The "version = 2" is necessary to <text:span text:style-name="T573">use the latest version of the formatting language </text:span><text:span text:style-name="T574">(shown above).</text:span></text:p>
      <text:p text:style-name="P494"><text:span text:style-name="T577">Completed t</text:span>he bridge pattern <text:span text:style-name="T577">in rust.</text:span></text:p>
      <text:p text:style-name="P494"><text:span text:style-name="T419">[Rust Tip]</text:span><text:span text:style-name="T924">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5">I used the first line to be a title of each module </text:span><text:span text:style-name="T576">(it shows up as a collapsable field in the documentation but otherwise no other formatting, unlike the title of the crate, which shows up in larger text).</text:span></text:p>
      <text:p text:style-name="P494"><text:soft-page-break/>The first line in the main.rs file is essentially the title of the crate. <text:s/>Additional text is the description of the crate.</text:p>
      <text:h text:style-name="P1154" text:outline-level="1" text:is-list-header="true">May 31, 2023</text:h>
      <text:p text:style-name="P495">Working the Command pattern in rust.</text:p>
      <text:p text:style-name="P495">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6"><text:span text:style-name="T420">[Rust Tip]</text:span><text:span text:style-name="T925"> </text:span>In implementing the Command pattern in rust, I'm running into a problem of creating a global static vector (or stack) for the ICommand objects. <text:s/>There doesn't seem to be a way to create an empty vector of <text:span text:style-name="T578">Rc</text:span>&lt;dyn I<text:span text:style-name="T578">C</text:span>ommand&gt; objects. <text:s/><text:span text:style-name="T578">"dyn ICommand" is how a pointer to an object via a trait is done (assuming the object implements that trait). <text:s/>For example, the following does not work:</text:span></text:p>
      <text:p text:style-name="P50">static COMMAND_UNDO_LIST: Vec&lt;Rc&lt;dyn ICommand&gt;&gt; = Vec&lt;Rc&lt;dyn ICommand&gt;&gt;::new();</text:p>
      <text:p text:style-name="P497">The main issue is <text:span text:style-name="T579">that static shared values must implement the </text:span><text:span text:style-name="T580">Sync trait.</text:span></text:p>
      <text:p text:style-name="P498">The alternative is to create the command list in command_exercise() and pass it to the functions that alter the command list.</text:p>
      <text:p text:style-name="P499">Note: The command list (for undo) can own the Command objects. <text:s/>Removing a command object is done through Undo.</text:p>
      <text:p text:style-name="P500">So I made the undo list a local to command_exercise() and then passed it to all the functions that access the undo list. <text:s/>Looks ugly but it works.</text:p>
      <text:p text:style-name="P500">Completed the Command pattern in rust.</text:p>
      <text:h text:style-name="P1155" text:outline-level="1" text:is-list-header="true">June 2, 2023</text:h>
      <text:p text:style-name="P89">Starting on Composite pattern in rust.</text:p>
      <text:p text:style-name="P89">In C, I used the following structure for representing directory and file:</text:p>
      <text:p text:style-name="P50">FileDirEntry</text:p>
      <text:p text:style-name="P50">{</text:p>
      <text:p text:style-name="P50"><text:s text:c="4"/>FileDirType type;</text:p>
      <text:p text:style-name="P50"><text:s text:c="4"/>const char* name;</text:p>
      <text:p text:style-name="P50"><text:s text:c="4"/>long length;</text:p>
      <text:p text:style-name="P50"><text:s text:c="4"/>FileDirEntry* next;</text:p>
      <text:p text:style-name="P50">}</text:p>
      <text:p text:style-name="P50"/>
      <text:p text:style-name="P50">struct FileEntry</text:p>
      <text:p text:style-name="P50">{</text:p>
      <text:p text:style-name="P50"><text:s text:c="4"/>FileDirEntry base;</text:p>
      <text:p text:style-name="P50">}</text:p>
      <text:p text:style-name="P50"/>
      <text:p text:style-name="P50">struct DirEntry</text:p>
      <text:p text:style-name="P50">{</text:p>
      <text:p text:style-name="P50"><text:soft-page-break/><text:s text:c="4"/>FileDirEntry base;</text:p>
      <text:p text:style-name="P50"><text:s text:c="4"/>bool length_initialized;</text:p>
      <text:p text:style-name="P50">}</text:p>
      <text:p text:style-name="P89"/>
      <text:p text:style-name="P89">When it came to using these, I needed to cast the FileDirEntry pointer to either FileEntry or DirEntry. <text:s/>Since the FileDirEntry structure is the first part of the structure, this is a valid thing to do – as long as the type field is paid attention to.</text:p>
      <text:p text:style-name="P89">In C++, I used inherited classes, which allowed for polymorphic casting from a FileDirEntry class.</text:p>
      <text:p text:style-name="P89">Rust cannot pull off polymorphic behavior except through Traits and even then, it does not affect how the structure is viewed.</text:p>
      <text:p text:style-name="P89"><text:span text:style-name="T421">[Rust Tip]</text:span><text:span text:style-name="T926">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6">"</text:span>by value<text:span text:style-name="T926">"</text:span> structure, like in C. <text:s/><text:span text:style-name="T581">The only way I can think of making this work is if FileDirEntry contains a pointer to a FileEntry and pointer to a DirEntry and which pointer is used is based on the type field. <text:s/>That is stretching the concept of a composite.</text:span></text:p>
      <text:p text:style-name="P501"><text:span text:style-name="T422">[Rust Tip]</text:span><text:span text:style-name="T927"> </text:span>Rust supports unions but unions can only be made up of types that do not need to be allocated/dropped.</text:p>
      <text:h text:style-name="P1156" text:outline-level="1" text:is-list-header="true">June 3, 2023</text:h>
      <text:p text:style-name="P88"><text:span text:style-name="T422">[Rust Tip]</text:span><text:span text:style-name="T927">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8">Every node is represented with Box&lt;dyn FileDirEntry&gt;, including the list of children in the DirEntry, which could be a Vec&lt;Box&lt;dyn FileDirEntry&gt;&gt;.</text:p>
      <text:p text:style-name="P88"><text:span text:style-name="T582">The hierarchy can only be constructed at runtime, which is the same limitation I ran into in C, so use that as the model.</text:span> </text:p>
      <text:h text:style-name="P1157" text:outline-level="1" text:is-list-header="true">June <text:span text:style-name="T583">7</text:span>, 2023</text:h>
      <text:p text:style-name="P502"><text:span text:style-name="T423">[Rust Tip]</text:span><text:span text:style-name="T928"> </text:span><text:span text:style-name="T929">In Rust, t</text:span>he result of String::split() is a Split object, which provides support for iterating over the contents. <text:s/>However, it does not provide a way to access the elements by index. <text:s/><text:span text:style-name="T584">Instead, there is a wide range of iterator types. <text:s/></text:span><text:span text:style-name="T585">The problem with iterators is they consume the elements in the list as the iterator moves through the list, so there is no going back.</text:span></text:p>
      <text:p text:style-name="P503">The algorithm I wrote for matching a path in a hierarchy requires being able to look ahead to see if there is a match for a child node. <text:s/>The only iterator that is available that allows a single look-ahead is <text:soft-page-break/>peekable(). <text:s/><text:span text:style-name="T586">On the peekable() iterator, the peek() method returns a double reference to the underlying value.</text:span></text:p>
      <text:p text:style-name="P504">The by_ref() method is used to return an iterator that provides references to each element without consuming the element of the original iterator.</text:p>
      <text:p text:style-name="P505">There is the try_for_each(), which applies a closure on each element. <text:s/>The closure is expected to return ControlFlow::break() to exit the loop and ControlFlow::continue() to continue the loop.</text:p>
      <text:p text:style-name="P506">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7">There are all kinds of iterators and it might be possible to redesign the algorithm in terms of one or more iterators. <text:s/>However, I'm just interested in getting it function right now, so I will be using collect().</text:p>
      <text:p text:style-name="P508"><text:span text:style-name="T424">[Rust Tip]</text:span><text:span text:style-name="T930">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7">not the </text:span><text:span text:style-name="T588">Rc&lt;&gt; object itself. <text:s/></text:span><text:span text:style-name="T589">But if I use a reference, then I can't use the children() result in a recursive way.</text:span></text:p>
      <text:p text:style-name="P509"><text:span text:style-name="T424">[Rust Tip]</text:span><text:span text:style-name="T930"> </text:span>Look at RefCell for interior mutability. <text:s/><text:span text:style-name="T590">Done. <text:s/>Messy code. <text:s/>But it works! <text:s/></text:span><text:span text:style-name="T591">Stopping here, although there might be better ways of doing this. <text:s/>Documented code. <text:s/>Committed.</text:span></text:p>
      <text:h text:style-name="P1158" text:outline-level="1" text:is-list-header="true">June 8, 2023</text:h>
      <text:p text:style-name="P8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0"><text:span text:style-name="T424">[Rust Tip]</text:span><text:span text:style-name="T930">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1">Globally, I have installed bindgen.</text:p>
      <text:p text:style-name="P511">Locally, in the Design Pattern Examples for Rust project, I have:</text:p>
      <text:p text:style-name="P50">itoa</text:p>
      <text:p text:style-name="P50">libc</text:p>
      <text:p text:style-name="P50">num_threads</text:p>
      <text:p text:style-name="P50">serde</text:p>
      <text:p text:style-name="P50">time <text:span text:style-name="T592">(which has the dependencies itoa, libc, num_threads, serde, time-core, and time-macros)</text:span></text:p>
      <text:p text:style-name="P50">time-core</text:p>
      <text:p text:style-name="P50">time-macros</text:p>
      <text:p text:style-name="P512"><text:soft-page-break/>I tried an ANSI control sequence in c:\work\rust\practice_workspace and it worked. <text:s/>That workspace has none of the above local dependencies, leaving only bindgen at the global level. <text:s/><text:span text:style-name="T593">Unless I uninstall bindgen, I won't know for sure if it automatically sets the virtual terminal suppo</text:span><text:span text:style-name="T594">rt. <text:s/></text:span><text:span text:style-name="T595">I will leave that as an experiment for next time.</text:span></text:p>
      <text:h text:style-name="P1159" text:outline-level="1" text:is-list-header="true">June 11, 2023</text:h>
      <text:p text:style-name="P86"><text:span text:style-name="T596">Implemented</text:span> the Facade pattern in Rust. <text:s/><text:span text:style-name="T597">I think I'm getting the hang of traits.</text:span></text:p>
      <text:p text:style-name="P513"><text:span text:style-name="T424">[Rust Tip]</text:span><text:span text:style-name="T930"> </text:span>Also, I was having trouble getting an iterator to a list of objects that could be altered. <text:s/>Turns out all I need to do is call iter_mut() on the list.</text:p>
      <text:h text:style-name="P1160" text:outline-level="1" text:is-list-header="true">June 12, 2023</text:h>
      <text:p text:style-name="P514">Started work on the Flyweight pattern in Rust.</text:p>
      <text:p text:style-name="P514">While implementing, I determined that the 'width' and 'height' attributes of the BigResource structure in C were not used, so I removed them.</text:p>
      <text:p text:style-name="P156">I'm at the point were I need to implement get/set cursor position and keyboard input.</text:p>
      <text:p text:style-name="P156">Did a little searching for rust crates and found <text:span text:style-name="T598">several</text:span>:</text:p>
      <text:list text:style-name="L8">
        <text:list-item>
          <text:p text:style-name="P1225"><text:a xlink:type="simple" xlink:href="https://omarkmu.github.io/docs/winconsole/index.html" text:style-name="Internet_20_link" text:visited-style-name="Visited_20_Internet_20_Link">winconsole</text:a> (0.11.1)</text:p>
          <text:list>
            <text:list-item>
              <text:p text:style-name="P1226">winconsole appears to be more mature but provides more functionality than I need.</text:p>
            </text:list-item>
          </text:list>
        </text:list-item>
        <text:list-item>
          <text:p text:style-name="P1225"><text:a xlink:type="simple" xlink:href="https://docs.rs/win32console/latest/win32console/index.html" text:style-name="Internet_20_link" text:visited-style-name="Visited_20_Internet_20_Link">win32console</text:a> (v0.1.5)</text:p>
          <text:list>
            <text:list-item>
              <text:p text:style-name="P1226">win32console appears to target the Windows Console API, so everything is expressed as though it was a Windows application as opposed to a console application.</text:p>
            </text:list-item>
          </text:list>
        </text:list-item>
        <text:list-item>
          <text:p text:style-name="P1225"><text:a xlink:type="simple" xlink:href="https://docs.rs/console/latest/console/index.html" text:style-name="Internet_20_link" text:visited-style-name="Visited_20_Internet_20_Link"><text:span text:style-name="T598">console</text:span></text:a><text:span text:style-name="T598"> (v0.15.7)</text:span></text:p>
          <text:list>
            <text:list-item>
              <text:p text:style-name="P1227">console has the ability to set the cursor, show/hide the cursor, but no apparent way to read the cursor. <text:s/>Although the crate does support ANSI sequences. <text:s/><text:span text:style-name="T599">The advantage of console is it is cross-platform compatible.</text:span></text:p>
            </text:list-item>
          </text:list>
        </text:list-item>
        <text:list-item>
          <text:p text:style-name="P1228"><text:a xlink:type="simple" xlink:href="https://lib.rs/crates/windows" text:style-name="Internet_20_link" text:visited-style-name="Visited_20_Internet_20_Link">windows</text:a> (v0.48.0)</text:p>
          <text:list>
            <text:list-item>
              <text:p text:style-name="P1228">This <text:span text:style-name="T603">crate </text:span>provide<text:span text:style-name="T601">s </text:span>access <text:span text:style-name="T601">to</text:span> most of the Windows API, which would include the Console A<text:span text:style-name="T600">PI. <text:s/></text:span><text:span text:style-name="T602">Microsoft supports this crate (see </text:span><text:a xlink:type="simple" xlink:href="https://learn.microsoft.com/en-us/windows/dev-environment/rust/rust-for-windows" text:style-name="Internet_20_link" text:visited-style-name="Visited_20_Internet_20_Link"><text:span text:style-name="T602">here</text:span></text:a><text:span text:style-name="T602">).</text:span></text:p>
            </text:list-item>
          </text:list>
        </text:list-item>
      </text:list>
      <text:p text:style-name="P515"><text:span text:style-name="T425">[Rust Tip]</text:span><text:span text:style-name="T931"> </text:span>Need to think about this. <text:s/><text:span text:style-name="T604">Note that I did have to add the rand crate for random numbers because a random number generator is not part of the Rust standard library </text:span><text:span text:style-name="T605">(and I don't want to roll my own generator).</text:span></text:p>
      <text:h text:style-name="P1161" text:outline-level="1" text:is-list-header="true"><text:soft-page-break/>June 13, 2023</text:h>
      <text:p text:style-name="P85"><text:span text:style-name="T425">[Rust Tip]</text:span><text:span text:style-name="T931"> </text:span>Trying out some of the windows crates in c:\work\rust\practice_workspace. <text:s/><text:span text:style-name="T608">Decided on winconsole as it meets both output and input needs.</text:span></text:p>
      <text:h text:style-name="P1192" text:outline-level="2" text:is-list-header="true">winconsole v0.11.1</text:h>
      <text:p text:style-name="P516">Brings in the following dependencies:</text:p>
      <text:p text:style-name="P50">bytemuck v1.13.1</text:p>
      <text:p text:style-name="P50">lazy_static v1.4.0</text:p>
      <text:p text:style-name="P50">winapi v0.3.9</text:p>
      <text:p text:style-name="P50">rgb v0.8.36</text:p>
      <text:p text:style-name="P517">Example:</text:p>
      <text:p text:style-name="P50">extern crate winconsole;</text:p>
      <text:p text:style-name="P50"/>
      <text:p text:style-name="P50">use winconsole::{console, input::{self, InputContext, InputEvent}};</text:p>
      <text:p text:style-name="P50"/>
      <text:p text:style-name="P50">fn get_cursor_position() -&gt; (u16, u16) {</text:p>
      <text:p text:style-name="P50"><text:s text:c="4"/>let position = console::get_cursor_position().unwrap();</text:p>
      <text:p text:style-name="P50"><text:s text:c="4"/><text:span text:style-name="T606">//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50"><text:s text:c="4"/>let scroll_position = console::get_scroll_position(true).unwrap();</text:p>
      <text:p text:style-name="P50"><text:s text:c="4"/>(position.x, position.y - scroll_position)</text:p>
      <text:p text:style-name="P50">}</text:p>
      <text:p text:style-name="P50"/>
      <text:p text:style-name="P50">fn set_cursor_position(x: u16, y: u16) {</text:p>
      <text:p text:style-name="P50"><text:s text:c="4"/><text:span text:style-name="T607">// Remember to convert screen-oriented position to scroll buffer-</text:span></text:p>
      <text:p text:style-name="P26"><text:s text:c="4"/>// oriented position.</text:p>
      <text:p text:style-name="P50"><text:s text:c="4"/>let scroll_position = console::get_scroll_position(true).unwrap();</text:p>
      <text:p text:style-name="P50"><text:s text:c="4"/>console::set_cursor_position(x, y + scroll_position).unwrap();</text:p>
      <text:p text:style-name="P50">}</text:p>
      <text:p text:style-name="P50"/>
      <text:p text:style-name="P50">fn check_for_key(context: &amp;mut InputContext) -&gt; bool {</text:p>
      <text:p text:style-name="P50"><text:s text:c="4"/>let event = context.poll().unwrap();</text:p>
      <text:p text:style-name="P50"><text:s text:c="4"/>event != InputEvent::None</text:p>
      <text:p text:style-name="P50">}</text:p>
      <text:p text:style-name="P50"/>
      <text:p text:style-name="P50">fn main() {</text:p>
      <text:p text:style-name="P50"><text:s text:c="4"/>let (mut position_x, mut position_y) = get_cursor_position();</text:p>
      <text:p text:style-name="P50"><text:s text:c="4"/>println!(<text:span text:style-name="T146">"{},{}"</text:span>, position_x, position_y); <text:s/><text:span text:style-name="T607">// Line 1</text:span></text:p>
      <text:p text:style-name="P50"><text:s text:c="4"/>println!(<text:span text:style-name="T149">"Line 1"</text:span>); <text:s text:c="24"/><text:span text:style-name="T607">// Line 2</text:span></text:p>
      <text:p text:style-name="P50"><text:s text:c="4"/>println!(<text:span text:style-name="T149">"Line 2"</text:span>); <text:s text:c="24"/><text:span text:style-name="T607">// Line 3</text:span></text:p>
      <text:p text:style-name="P50"><text:s text:c="4"/>(position_x, position_y) = get_cursor_position();</text:p>
      <text:p text:style-name="P50"><text:s text:c="4"/><text:span text:style-name="T607">// Back up 3 lines as the screen might have scrolled and the original</text:span></text:p>
      <text:p text:style-name="P26"><text:s text:c="4"/>// position won't be accurate anymore.</text:p>
      <text:p text:style-name="P50"><text:s text:c="4"/>position_y -= 3;</text:p>
      <text:p text:style-name="P50"><text:s text:c="4"/>set_cursor_position(position_x, position_y);</text:p>
      <text:p text:style-name="P50"><text:s text:c="4"/><text:span text:style-name="T607">// Overwrite Line 1</text:span></text:p>
      <text:p text:style-name="P50"><text:s text:c="4"/>println!(<text:span text:style-name="T149">"Back to original line: {},{}"</text:span>, position_x, position_y);</text:p>
      <text:p text:style-name="P50"><text:s text:c="4"/>println!(); <text:span text:style-name="T607">// skip Line 2</text:span></text:p>
      <text:p text:style-name="P50"><text:s text:c="4"/>println!(); <text:span text:style-name="T607">// skip Line 3</text:span></text:p>
      <text:p text:style-name="P50"/>
      <text:p text:style-name="P50"><text:s text:c="4"/><text:span text:style-name="T607">// Using a winconsole::InputContext here works best for flushing keys.</text:span></text:p>
      <text:p text:style-name="P50"><text:soft-page-break/><text:s text:c="4"/>let mut context = input::start().unwrap();</text:p>
      <text:p text:style-name="P50"><text:s text:c="4"/>context.flush();</text:p>
      <text:p text:style-name="P50"><text:s text:c="4"/>println!(<text:span text:style-name="T149">"Press a key..."</text:span>);</text:p>
      <text:p text:style-name="P50"><text:s text:c="4"/>println!();</text:p>
      <text:p text:style-name="P50"><text:s text:c="4"/>(position_x, position_y) = get_cursor_position();</text:p>
      <text:p text:style-name="P50"><text:s text:c="4"/>position_y -= 1;</text:p>
      <text:p text:style-name="P50"><text:s text:c="4"/>let mut counter = 0;</text:p>
      <text:p text:style-name="P50"><text:s text:c="4"/>while !check_for_key(&amp;mut context) {</text:p>
      <text:p text:style-name="P50"><text:s text:c="8"/>set_cursor_position(position_x, position_y);</text:p>
      <text:p text:style-name="P50"><text:s text:c="8"/>println!(<text:span text:style-name="T149">"{:9}"</text:span>, counter);</text:p>
      <text:p text:style-name="P50"><text:s text:c="8"/>counter += 1;</text:p>
      <text:p text:style-name="P50"><text:s text:c="4"/>}</text:p>
      <text:p text:style-name="P50"><text:s text:c="4"/>context.flush();</text:p>
      <text:p text:style-name="P50"/>
      <text:p text:style-name="P50"><text:s text:c="4"/><text:span text:style-name="T607">// Erase counter.</text:span></text:p>
      <text:p text:style-name="P50"><text:s text:c="4"/>set_cursor_position(position_x, position_y);</text:p>
      <text:p text:style-name="P50"><text:s text:c="4"/>println!(<text:span text:style-name="T149">" <text:s text:c="8"/>"</text:span>);</text:p>
      <text:p text:style-name="P50">}</text:p>
      <text:p text:style-name="P148"/>
      <text:p text:style-name="P518">Completed implementation of the Flyweight design pattern in Rust.</text:p>
      <text:h text:style-name="P1162" text:outline-level="1" text:is-list-header="true">June 14, 2023</text:h>
      <text:p text:style-name="P84">Started work on the Handler Chain design pattern for Rust.</text:p>
      <text:p text:style-name="P519">Note: In the <text:span text:style-name="T631">C++</text:span> HandlerChain class (cplusplus/HandlerChain_Class.h), the _messageHandlers and _messageHandlersLock fields should be private, not public. <text:s/><text:span text:style-name="T609">Fixed.</text:span></text:p>
      <text:p text:style-name="P520">More or less completed implementation of Handler Chain design pattern in Rust. <text:s/><text:span text:style-name="T610">I am running into the following error:</text:span></text:p>
      <text:p text:style-name="P50">HandlerChain Exercise</text:p>
      <text:p text:style-name="P50"><text:s text:c="2"/>Handler Chain at start:</text:p>
      <text:p text:style-name="P50"><text:s text:c="4"/>[id= 0] "Window 1" (x1= 0, y1= 0, x2=10, y2=10), selected=false</text:p>
      <text:p text:style-name="P50"><text:s text:c="4"/>[id= 1] "Window 2" (x1=20, y1= 0, x2=25, y2= 5), selected=false</text:p>
      <text:p text:style-name="P50"><text:s text:c="4"/>[id= 2] "Window 3" (x1=30, y1=10, x2=45, y2=25), selected=false</text:p>
      <text:p text:style-name="P50"/>
      <text:p text:style-name="P50"><text:s text:c="2"/>Select Window 2</text:p>
      <text:p text:style-name="P50"><text:s text:c="2"/>--&gt; Button Down in "Window 1", window selected</text:p>
      <text:p text:style-name="P50"><text:s text:c="2"/>--&gt; Button Down in "Window 2", window selected</text:p>
      <text:p text:style-name="P50"><text:s text:c="2"/>--&gt; Button Up in "Window 1" close box, sending Close message</text:p>
      <text:p text:style-name="P50">thread 'main' panicked at 'already borrowed: BorrowMutError', src\handlerchain\handlerchain_messagewindow.rs:225:40</text:p>
      <text:p text:style-name="P50">note: run with `RUST_BACKTRACE=1` environment variable to display a backtrace</text:p>
      <text:p text:style-name="P50"><text:span text:style-name="T611">error</text:span>: process didn't exit successfully: `target\debug\design_pattern_examples_rust.exe HandlerChain` (exit code: 101)</text:p>
      <text:p text:style-name="P521">I had to resort to Rc&lt;RefCell&lt;&gt;&gt; as "pointers" to I<text:span text:style-name="T619">M</text:span>essageHandler and HandlerChain objects but obviously I have gotten myself into trouble over that.</text:p>
      <text:p text:style-name="P522">There are two problems: <text:span text:style-name="T612">First is the button down in "Window 1" should </text:span><text:span text:style-name="T613">be button down in "Window 2". <text:s/></text:span><text:span text:style-name="T614">The second is the above panic.</text:span></text:p>
      <text:p text:style-name="P523"><text:soft-page-break/>I think the problem is caused by my doing a <text:span text:style-name="T615">borrow_mut() on the handlerchain in hand</text:span><text:span text:style-name="T616">lerchain_exercise() </text:span><text:span text:style-name="T617">when calling send_message(). <text:s/></text:span><text:span text:style-name="T618">And the above panic is occurring in one of the handlers for the MessageWindow.</text:span></text:p>
      <text:p text:style-name="P524">Need to rethink this approach.</text:p>
      <text:p text:style-name="P525">Also, I don't know how to cast a MessageWindow inst<text:span text:style-name="T620">ance to </text:span><text:span text:style-name="T621">an Rc&lt;RefCell&lt;dyn I</text:span><text:span text:style-name="T622">m</text:span><text:span text:style-name="T621">essageHandler&gt;&gt;.</text:span></text:p>
      <text:p text:style-name="P526">I think one approach is to have a vector own all the windows and then expose those windows as references to the IMessageHandler trait. <text:s/>Can a struct or a vector in a struct hold references to a trait?</text:p>
      <text:h text:style-name="P1163" text:outline-level="1" text:is-list-header="true">June 15, 2023</text:h>
      <text:p text:style-name="P83"><text:span text:style-name="T426">[Rust Tip]</text:span><text:span text:style-name="T932">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0">use std::fmt::Display;</text:p>
      <text:p text:style-name="P50"/>
      <text:p text:style-name="P50">struct Data {</text:p>
      <text:p text:style-name="P50"><text:s text:c="4"/>name: String,</text:p>
      <text:p text:style-name="P50"><text:s text:c="4"/>value: i32,</text:p>
      <text:p text:style-name="P50">}</text:p>
      <text:p text:style-name="P50"/>
      <text:p text:style-name="P50">impl Display for Data {</text:p>
      <text:p text:style-name="P50"><text:s text:c="4"/>fn fmt(&amp;self, f: &amp;mut std::fmt::Formatter&lt;'_&gt;) -&gt; std::fmt::Result {</text:p>
      <text:p text:style-name="P50"><text:s text:c="8"/>f.write_fmt(format_args!("{{{}={}}}", self.name, self.value))</text:p>
      <text:p text:style-name="P50"><text:s text:c="4"/>}</text:p>
      <text:p text:style-name="P50">}</text:p>
      <text:p text:style-name="P50"/>
      <text:p text:style-name="P50">struct DataList&lt;'a&gt; {</text:p>
      <text:p text:style-name="P50"><text:s text:c="4"/>data: Vec&lt;&amp;'a Data&gt;,</text:p>
      <text:p text:style-name="P50">}</text:p>
      <text:p text:style-name="P50"/>
      <text:p text:style-name="P50">impl&lt;'a&gt; DataList&lt;'a&gt; {</text:p>
      <text:p text:style-name="P50"><text:s text:c="4"/>fn new() -&gt; DataList&lt;'a&gt; {</text:p>
      <text:p text:style-name="P50"><text:s text:c="8"/>DataList { data: vec![] }</text:p>
      <text:p text:style-name="P50"><text:s text:c="4"/>}</text:p>
      <text:p text:style-name="P50"/>
      <text:p text:style-name="P50"><text:s text:c="4"/>fn add_data(&amp;mut self, data: &amp;'a Data) {</text:p>
      <text:p text:style-name="P50"><text:s text:c="8"/>self.data.push(data);</text:p>
      <text:p text:style-name="P50"><text:s text:c="4"/>}</text:p>
      <text:p text:style-name="P50">}</text:p>
      <text:p text:style-name="P50"/>
      <text:p text:style-name="P50">impl&lt;'a&gt; Display for DataList&lt;'a&gt; {</text:p>
      <text:p text:style-name="P50"><text:s text:c="4"/>fn fmt(&amp;self, f: &amp;mut std::fmt::Formatter&lt;'_&gt;) -&gt; std::fmt::Result {</text:p>
      <text:p text:style-name="P50"><text:s text:c="8"/>let mut output = String::new();</text:p>
      <text:p text:style-name="P50"><text:s text:c="8"/>for d in self.data.iter() {</text:p>
      <text:p text:style-name="P50"><text:s text:c="16"/>output.push_str(&amp;format!("{}\n", d));</text:p>
      <text:p text:style-name="P50"><text:s text:c="8"/>}</text:p>
      <text:p text:style-name="P50"><text:s text:c="8"/>f.write_fmt(format_args!("{}", output))</text:p>
      <text:p text:style-name="P50"><text:s text:c="4"/>}</text:p>
      <text:p text:style-name="P50">}</text:p>
      <text:p text:style-name="P50"/>
      <text:p text:style-name="P50"/>
      <text:p text:style-name="P50">fn main() {</text:p>
      <text:p text:style-name="P50"><text:s text:c="4"/>let mut data_list = DataList::new();</text:p>
      <text:p text:style-name="P50"><text:soft-page-break/><text:s text:c="4"/>let dataitem1 = Data { name: "item1".to_string(), value: 2 };</text:p>
      <text:p text:style-name="P50"><text:s text:c="4"/>let dataitem2 = Data { name: "item2".to_string(), value: 4 };</text:p>
      <text:p text:style-name="P50"><text:s text:c="4"/>{</text:p>
      <text:p text:style-name="P50"><text:s text:c="8"/>data_list.add_data(&amp;dataitem1);</text:p>
      <text:p text:style-name="P50"><text:s text:c="8"/>data_list.add_data(&amp;dataitem2);</text:p>
      <text:p text:style-name="P50"><text:s text:c="4"/>}</text:p>
      <text:p text:style-name="P50"><text:s text:c="4"/>println!("data list =\n{}", data_list);</text:p>
      <text:p text:style-name="P50">}</text:p>
      <text:p text:style-name="P527">The vector in DataList struct holds references to instances of the Data struct. <text:s/>As long as dataitem1 and dataitem2 exist for as long as data_list, this works.</text:p>
      <text:p text:style-name="P528"><text:span text:style-name="T426">[Rust Tip]</text:span><text:span text:style-name="T932"> </text:span>Note that the lifetime marker, 'a, needs to be used <text:span text:style-name="T623">for all declarations involving the DataList struct (declaration, implementation, and implementation for the Display trait).</text:span></text:p>
      <text:p text:style-name="P528">If I were to move, for example, the "let dataitem2 = …" line into the following brace, dataitem2 as passed to add_list() would trigger an error, that the lifetime of dataitem2 doesn't last long enough.</text:p>
      <text:p text:style-name="P529">This suggests I can store a reference to <text:span text:style-name="T624">an instance of the</text:span> HandlerChain <text:span text:style-name="T624">struct</text:span> in the MessageWindow <text:span text:style-name="T624">struct</text:span> (of the HandlerChain example) instead of a reference-counted smart pointer.</text:p>
      <text:p text:style-name="P529">Next question then is whether I can use that reference to HandlerChain as a mutable reference by using a mutable re<text:span text:style-name="T625">f</text:span>e<text:span text:style-name="T625">r</text:span>ence to the instance of MessageWindow <text:span text:style-name="T626">struct</text:span>.</text:p>
      <text:p text:style-name="P530">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7">M</text:span>essageHandler") <text:span text:style-name="T628">that would successfully compile. <text:s/></text:span><text:span text:style-name="T629">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30">HandlerChain).</text:span></text:p>
      <text:p text:style-name="P531">The only way I can see around this is to treat the HandlerChain instance stored in the MessageWindow as a pointer. <text:s/>But that gets back to the original problem I had of borrowing an already borrowed pointer (the HandlerChain pointer <text:span text:style-name="T632">is used to call into the HandlerChain which is already in the process of calling into the message handler that calls into the HandlerChain</text:span>). <text:s/><text:span text:style-name="T632">In C++, this isn't a problem because HandlerChain is stored via a pointer, which does not attach any ownership information to it. <text:s/>In C, the HandlerChain is a global static, which also gets around the problem. <text:s/></text:span><text:span text:style-name="T633">Same as in Python </text:span><text:span text:style-name="T634">and C#.</text:span></text:p>
      <text:p text:style-name="P532">I could modify the message handling to return an enumerated value: Stop, Continue, Close, <text:span text:style-name="T635">and let the HandlerChain::send_message() deal with removing the I</text:span><text:span text:style-name="T636">M</text:span><text:span text:style-name="T635">essageHandler when Close is seen. <text:s/></text:span><text:span text:style-name="T637">That should get around the nested calls to HandlerChain.</text:span></text:p>
      <text:p text:style-name="P533">Tried that experiment but ran into a problem in send_message(): Trying to loop over the "&amp;dyn IMessageHandler" objects and calling process_message() on each one failed to compile. <text:s/><text:span text:style-name="T638">Here is the loop:</text:span></text:p>
      <text:p text:style-name="P28"><text:soft-page-break/>impl HandlerChain {</text:p>
      <text:p text:style-name="P50"><text:span text:style-name="T640"><text:s text:c="4"/>fn </text:span><text:span text:style-name="T638">send_message(&amp;mut self, message: &amp;Message) </text:span><text:span text:style-name="T640">{</text:span></text:p>
      <text:p text:style-name="P50"><text:s text:c="8"/>for window in self.handlers.iter_mut() {</text:p>
      <text:p text:style-name="P50"><text:s text:c="12"/>let result = window.process_message(message);</text:p>
      <text:p text:style-name="P50"><text:s text:c="8"/>}</text:p>
      <text:p text:style-name="P28"><text:s text:c="4"/>}</text:p>
      <text:p text:style-name="P28">}</text:p>
      <text:p text:style-name="P534">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9">for some reason. <text:s/></text:span><text:span text:style-name="T641">I require the process_message() to be able to change the object on which it is called so I must pass as "&amp;mut self".</text:span></text:p>
      <text:p text:style-name="P535">The only other experiment I can think of is to eliminate the IMessageHandler trait and work directly with MessageWindow objects, but I think I will run into the same issue with process_message().</text:p>
      <text:h text:style-name="P1164" text:outline-level="1" text:is-list-header="true">June 19, 2023</text:h>
      <text:p text:style-name="P82">So the problem in the experiment is I cannot borrow a dyn IMessageHandler as mutable. <text:s/>The error <text:span text:style-name="T642">is this:</text:span></text:p>
      <text:p text:style-name="P50">error[E0596]: cannot borrow `**window` as mutable, as it is behind a `&amp;` reference</text:p>
      <text:p text:style-name="P50"><text:s text:c="3"/>--&gt; practice\src\main.rs:107:26</text:p>
      <text:p text:style-name="P50"><text:s text:c="4"/>|</text:p>
      <text:p text:style-name="P50">107 | <text:s text:c="12"/>let result = window.process_message(message);</text:p>
      <text:p text:style-name="P50"><text:s text:c="4"/>| <text:s text:c="25"/>^^^^^^^^^^^^^^^^^^^^^^^^^^^^^^^ cannot borrow as mutable</text:p>
      <text:p text:style-name="P50"/>
      <text:p text:style-name="P50">For more information about this error, try `rustc --explain E0596`.</text:p>
      <text:p text:style-name="P536">The output of "rustc –explain E0596" is this:</text:p>
      <text:p text:style-name="P50">This error occurs because you tried to mutably borrow a non-mutable variable.</text:p>
      <text:p text:style-name="P50"/>
      <text:p text:style-name="P50">Erroneous code example:</text:p>
      <text:p text:style-name="P50"/>
      <text:p text:style-name="P50">```</text:p>
      <text:p text:style-name="P50">let x = 1;</text:p>
      <text:p text:style-name="P50">let y = &amp;mut x; // error: cannot borrow mutably</text:p>
      <text:p text:style-name="P50">```</text:p>
      <text:p text:style-name="P50"/>
      <text:p text:style-name="P50">In here, `x` isn't mutable, so when we try to mutably borrow it in `y`, it</text:p>
      <text:p text:style-name="P50">fails. To fix this error, you need to make `x` mutable:</text:p>
      <text:p text:style-name="P50"/>
      <text:p text:style-name="P50">```</text:p>
      <text:p text:style-name="P50">let mut x = 1;</text:p>
      <text:p text:style-name="P50">let y = &amp;mut x; // ok!</text:p>
      <text:p text:style-name="P50">```</text:p>
      <text:p text:style-name="P536">In the HandlerChain class, the declaration of the handlers list is this:</text:p>
      <text:p text:style-name="P50">struct HandlerChain&lt;'a&gt; {</text:p>
      <text:p text:style-name="P50"><text:s text:c="4"/>handlers: Vec&lt;&amp;'a dyn IMessageHandler&gt;,</text:p>
      <text:p text:style-name="P50">}</text:p>
      <text:p text:style-name="P536">The handlers field is a list of immutable IMessageHandlers. <text:s/>That's why the error occurs.</text:p>
      <text:p text:style-name="P537"><text:soft-page-break/>Hmm. <text:s/>I can use the following:</text:p>
      <text:p text:style-name="P50">handlers: Vec&lt;&amp;'a mut dyn IMessageHandler&gt;,</text:p>
      <text:p text:style-name="P537">And make sure I pass in a mutable instance of the window to the HandlerChain::add_handler(). <text:s/><text:span text:style-name="T643">This works but requires</text:span><text:span text:style-name="T645"> I reference the IMessageHandler as mutable everywhere including in all IMessageHandler methods. <text:s/></text:span><text:span text:style-name="T646">And I need to explicitly declare lifetimes for HandlerChain.</text:span></text:p>
      <text:p text:style-name="P538"><text:span text:style-name="T645">T</text:span><text:span text:style-name="T644">his experiment's package is in c:\work\rust\handler_chain_experiment.</text:span></text:p>
      <text:p text:style-name="P539"><text:span text:style-name="T644">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7">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095">fn _handlerchain_construct_window_chain&lt;'a&gt;(windows: &amp;'a mut Vec&lt;MessageWindow&gt;, handler_chain: &amp;mut HandlerChain&lt;'a&gt;) {</text:p>
        </text:list-item>
        <text:list-item>
          <text:p text:style-name="P1095"><text:s text:c="4"/>// Note: This creates each window and adds the new window to the given</text:p>
        </text:list-item>
        <text:list-item>
          <text:p text:style-name="P1095"><text:s text:c="4"/>// HandlerChain object.</text:p>
          <text:p text:style-name="P1095"><text:s text:c="4"/>windows.clear();</text:p>
        </text:list-item>
        <text:list-item>
          <text:p text:style-name="P1095"><text:s text:c="4"/>{</text:p>
        </text:list-item>
        <text:list-item>
          <text:p text:style-name="P1095"><text:s text:c="8"/>let window = MessageWindow::new("Window 1", 0, 0, 10, 10);</text:p>
        </text:list-item>
        <text:list-item>
          <text:p text:style-name="P1095"><text:s text:c="8"/>windows.push(window);</text:p>
        </text:list-item>
        <text:list-item>
          <text:p text:style-name="P1095"><text:s text:c="8"/>handler_chain.add_handler(windows.last_mut().unwrap());</text:p>
        </text:list-item>
        <text:list-item>
          <text:p text:style-name="P1095"><text:s text:c="4"/>}</text:p>
        </text:list-item>
        <text:list-item>
          <text:p text:style-name="P1095"><text:s text:c="4"/>{</text:p>
        </text:list-item>
        <text:list-item>
          <text:p text:style-name="P1095"><text:s text:c="8"/>let window = MessageWindow::new("Window 2", 20, 0, 5, 5);</text:p>
        </text:list-item>
        <text:list-item>
          <text:p text:style-name="P1095"><text:s text:c="8"/>windows.push(window);</text:p>
        </text:list-item>
        <text:list-item>
          <text:p text:style-name="P1095"><text:s text:c="8"/>handler_chain.add_handler(windows.last_mut().unwrap());</text:p>
        </text:list-item>
        <text:list-item>
          <text:p text:style-name="P1095"><text:s text:c="4"/>}</text:p>
        </text:list-item>
        <text:list-item>
          <text:p text:style-name="P1095"><text:s text:c="4"/>{</text:p>
        </text:list-item>
        <text:list-item>
          <text:p text:style-name="P1095"><text:s text:c="8"/>let window = MessageWindow::new("Window 3", 30, 10, 15, 15);</text:p>
        </text:list-item>
        <text:list-item>
          <text:p text:style-name="P1095"><text:s text:c="8"/>windows.push(window);</text:p>
        </text:list-item>
        <text:list-item>
          <text:p text:style-name="P1095"><text:s text:c="8"/>handler_chain.add_handler(windows.last_mut().unwrap());</text:p>
        </text:list-item>
        <text:list-item>
          <text:p text:style-name="P1095"><text:s text:c="4"/>}</text:p>
        </text:list-item>
        <text:list-item>
          <text:p text:style-name="P1095">}</text:p>
        </text:list-item>
      </text:list>
      <text:p text:style-name="P540"><text:span text:style-name="T647">T</text:span><text:span text:style-name="T644">he problem is line 11, where I get error that "windows" is being borrowed for the second time – despite the braces providing a limited context. <text:s/>The problem is </text:span><text:span text:style-name="T648">the call in line 7 that adds the MessageWindow to the handler chain as IMessageHandler: That call, "windows.last_mut().unwrap()", causes a reference to windows to occur and that reference does not go away </text:span><text:span text:style-name="T649">(I could use &amp;windows[0], &amp;window[1], etc. but that causes the same error). </text:span></text:p>
      <text:p text:style-name="P541"><text:span text:style-name="T649">I</text:span><text:span text:style-name="T644">f I separate out the creation of the windows and the adding of handlers, the windows creation and storage works just fine in a function. <text:s/>However, if I use a function to add all the windows as handlers to the HandlerChain, it fails </text:span><text:span text:style-name="T650">(along the lines of a mismatch between a non-mutable and mutable reference). <text:s/>However, if I move the contents of that second function to main(), it works.</text:span></text:p>
      <text:p text:style-name="P542"><text:span text:style-name="T644">But there is a more insidious problem. <text:s/>The Display::fmt() method (for HandlerChain) takes an immutable reference to self but the call the IMessageHandler::to_string() requires a mutable reference. <text:s/></text:span><text:soft-page-break/><text:span text:style-name="T651">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3"><text:span text:style-name="T651">S</text:span><text:span text:style-name="T644">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4">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165" text:outline-level="1" text:is-list-header="true">June 20, 2023</text:h>
      <text:p text:style-name="P545"><text:span text:style-name="T427">[Rust Tip]</text:span><text:span text:style-name="T933"> </text:span>Traits can be used as types for parameters to functions, like this:</text:p>
      <text:p text:style-name="P50">fn foo(<text:span text:style-name="T652">handler</text:span>: &amp;impl IMessageHandler) { }</text:p>
      <text:p text:style-name="P545">This defines a function that takes any entity that implements the IMessageHandler trait. <text:s/><text:span text:style-name="T653">The more formal declaration of the above would look like this:</text:span></text:p>
      <text:p text:style-name="P50">fn foo&lt;T: IMessageHandler&gt;(handler: &amp;T) {}</text:p>
      <text:p text:style-name="P547"><text:span text:style-name="T400">[Rust Tip] </text:span>The same approach for a return type as trait is available, like this:</text:p>
      <text:p text:style-name="P50">fn new_handler() -&gt; impl IMessageHandler {}</text:p>
      <text:p text:style-name="P546">or</text:p>
      <text:p text:style-name="P50">fn new_handler&lt;T:IMessageHandler&gt;() -&gt; impl T {}</text:p>
      <text:p text:style-name="P549"><text:span text:style-name="T400">[Rust Tip] </text:span>It is possible to have a reference in a struct; however, it is apparently best if the reference has a lifetime reference on it, like this:</text:p>
      <text:p text:style-name="P50">struct foo&lt;'a&gt; {</text:p>
      <text:p text:style-name="P50"><text:s text:c="4"/>handle: &amp;&lt;'a IMessageHandler&gt;,</text:p>
      <text:p text:style-name="P50">}</text:p>
      <text:p text:style-name="P548">This tells the lifetime checker that the field <text:span text:style-name="T654">references</text:span> will last at least as long as the structure itself.</text:p>
      <text:h text:style-name="P1166" text:outline-level="1" text:is-list-header="true">June 24, 2023</text:h>
      <text:p text:style-name="P81">The only way to get the handler_chain_experiment to work is to store the MessageWindow only in the HandleChain struct. <text:s/>I modified the experiment to construct the two windows in main() and pass a mutable reference to <text:span text:style-name="T934">those windows</text:span> to HandlerChain where the reference is stored. <text:s/>The variables in main() continue to own the windows. <text:s/>I can then send messages through HandlerChain to each window.</text:p>
      <text:p text:style-name="P550"><text:soft-page-break/>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1">Of course, the problem with using Box&lt;&gt; is it can contain only an immutable reference.</text:p>
      <text:p text:style-name="P552">On the other hand, I can store a Box&lt;RefCell&lt;dyn IMessageHandler&gt;&gt;, allowing the borrow type to be determined at runtime.</text:p>
      <text:p text:style-name="P553">In the experiment, I went with this approach:</text:p>
      <text:p text:style-name="P50">struct HandlerChain {</text:p>
      <text:p text:style-name="P50"><text:s text:c="4"/>handlers: Vec&lt;<text:span text:style-name="T272">Box&lt;RefCell&lt;dyn IMessageHandler&gt;&gt;</text:span>&gt;,</text:p>
      <text:p text:style-name="P50">}</text:p>
      <text:p text:style-name="P50">impl HandlerChain {</text:p>
      <text:p text:style-name="P50"><text:s text:c="4"/>fn add_handler(&amp;mut self, <text:span text:style-name="T272">handler: impl IMessageHandler+'static</text:span>) {</text:p>
      <text:p text:style-name="P50"><text:s text:c="8"/>// This must occur before adding to list due to mismatch of mutable/immutable</text:p>
      <text:p text:style-name="P50"><text:s text:c="8"/>// after the handler is added to the list.</text:p>
      <text:p text:style-name="P50"><text:s text:c="8"/>let handler_id = handler.id();</text:p>
      <text:p text:style-name="P50"><text:s text:c="8"/>self.handlers.push(<text:span text:style-name="T272">Box::new(RefCell::new(handler))</text:span>);</text:p>
      <text:p text:style-name="P50"><text:s text:c="8"/>println!("Added handler with id {}", handler_id);</text:p>
      <text:p text:style-name="P50"><text:s text:c="4"/>}</text:p>
      <text:p text:style-name="P50"/>
      <text:p text:style-name="P50"><text:s text:c="4"/>fn remove_handler(&amp;mut self, handler_id: i32) {</text:p>
      <text:p text:style-name="P50"><text:s text:c="8"/>let found_index = self.handlers.iter_mut().position(|x| x<text:span text:style-name="T272">.borrow()</text:span>.id() == handler_id);</text:p>
      <text:p text:style-name="P50"><text:s text:c="8"/>if let Some(index) = found_index {</text:p>
      <text:p text:style-name="P50"><text:s text:c="12"/>self.handlers.remove(index);</text:p>
      <text:p text:style-name="P50"><text:s text:c="12"/>println!("Removed handler with id {handler_id}");</text:p>
      <text:p text:style-name="P50"><text:s text:c="8"/>}</text:p>
      <text:p text:style-name="P50"><text:s text:c="4"/>}</text:p>
      <text:p text:style-name="P50"/>
      <text:p text:style-name="P50"><text:s text:c="4"/>fn send_message(&amp;mut self, message: &amp;Message) {</text:p>
      <text:p text:style-name="P50"><text:s text:c="8"/>for window in self.handlers.iter() {</text:p>
      <text:p text:style-name="P50"><text:s text:c="12"/><text:span text:style-name="T272">let handler_id = window.borrow().id();</text:span></text:p>
      <text:p text:style-name="P50"><text:s text:c="12"/>let result = window<text:span text:style-name="T272">.borrow_mut()</text:span>.process_message(message);</text:p>
      <text:p text:style-name="P50"><text:s text:c="12"/>match result {</text:p>
      <text:p text:style-name="P50"><text:s text:c="16"/>MessageReturnTypes::Stop =&gt; break,</text:p>
      <text:p text:style-name="P50"><text:s text:c="16"/>MessageReturnTypes::Continue =&gt; continue,</text:p>
      <text:p text:style-name="P50"><text:s text:c="16"/>MessageReturnTypes::Close =&gt; {</text:p>
      <text:p text:style-name="P50"><text:s text:c="20"/>self.remove_handler(<text:span text:style-name="T272">handler_id</text:span>);</text:p>
      <text:p text:style-name="P50"><text:s text:c="20"/>break;</text:p>
      <text:p text:style-name="P50"><text:s text:c="16"/>},</text:p>
      <text:p text:style-name="P50"><text:s text:c="12"/>}</text:p>
      <text:p text:style-name="P50"><text:s text:c="8"/>}</text:p>
      <text:p text:style-name="P50"><text:s text:c="4"/>}</text:p>
      <text:p text:style-name="P50">}</text:p>
      <text:p text:style-name="P50"/>
      <text:p text:style-name="P50">fn main() {</text:p>
      <text:p text:style-name="P50"><text:s text:c="4"/>let mut handler_chain = HandlerChain { handlers: vec![] };</text:p>
      <text:p text:style-name="P50"><text:s text:c="4"/>let window = MessageWindow::new(1, "Window 1");</text:p>
      <text:p text:style-name="P50"><text:s text:c="4"/>handler_chain.add_handler(window);</text:p>
      <text:p text:style-name="P50"><text:s text:c="4"/>let window = MessageWindow::new(2, "Window 2");</text:p>
      <text:p text:style-name="P50"><text:s text:c="4"/>handler_chain.add_handler(window);</text:p>
      <text:p text:style-name="P50"/>
      <text:p text:style-name="P50"><text:s text:c="4"/>println!("Sending close message...");</text:p>
      <text:p text:style-name="P50"><text:s text:c="4"/>handler_chain.send_message(&amp;Message::new(MessageTypes::Close, 1, 1));</text:p>
      <text:p text:style-name="P50"><text:s text:c="4"/>println!("Sending close message...");</text:p>
      <text:p text:style-name="P50"><text:s text:c="4"/>handler_chain.send_message(&amp;Message::new(MessageTypes::Close, 1, 1));</text:p>
      <text:p text:style-name="P50"><text:s text:c="4"/>println!("Done.");</text:p>
      <text:p text:style-name="P50"><text:soft-page-break/>}</text:p>
      <text:p text:style-name="P554">The highlighted parts are were I must deal with borrowing from the RefCell as appropriate. <text:s/><text:span text:style-name="T655">I'm passing the window to HandlerChain::add_handler() as "impl IMessageHandler+'static", which throws away all of the MessageWindow type as far as HandlerChain is concerned (and the rest of the program). <text:s/></text:span><text:span text:style-name="T656">If I were to pass "dyn IMessageHandler", I could theoretically pass the pointer to a function that takes a reference to a MessageWindow, but I don't need that in the experiment nor in the HandlerChain design example.</text:span></text:p>
      <text:p text:style-name="P555">I still need to let HandlerChain manage the list and therefore process_message() must return a code indicating what to do with the handler afterwards. <text:s/>This does not allow for nested calls back into the HandlerC<text:span text:style-name="T657">hain as it would result in multiple mutable borrows on the HandlerChain object. <text:s/>I also cannot duplicate the list of handlers guarded by a mutex for the same reason, unless I were to use Rc&lt;RefCell&lt;&gt;&gt; instead of Box&lt;RefCell&lt;&gt;&gt;. <text:s/></text:span><text:span text:style-name="T658">And that would put me back at the overly complicated approach I started with.</text:span></text:p>
      <text:p text:style-name="P556">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6"/>
      <text:p text:style-name="P557">Found a bug in the C version of Handler Chain:</text:p>
      <text:p text:style-name="P50">HandlerChain Exercis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Handler Chain at start:</text:p>
      <text:p text:style-name="P50"><text:s text:c="2"/>Error! <text:s/>Out of memory condition converting handler chain to a string!</text:p>
      <text:p text:style-name="P50">(null)</text:p>
      <text:p text:style-name="P50"><text:s text:c="2"/>Select Window 2</text:p>
      <text:p text:style-name="P50"><text:s text:c="2"/>Current handler chain:</text:p>
      <text:p text:style-name="P50"><text:s text:c="2"/>Error! <text:s/>Out of memory condition converting handler chain to a string!</text:p>
      <text:p text:style-name="P50">(null)</text:p>
      <text:p text:style-name="P50"><text:s text:c="2"/>Select Window 3</text:p>
      <text:p text:style-name="P50"><text:s text:c="2"/>Current handler chain:</text:p>
      <text:p text:style-name="P50"><text:s text:c="2"/>Error! <text:s/>Out of memory condition converting handler chain to a string!</text:p>
      <text:p text:style-name="P50">(null)</text:p>
      <text:p text:style-name="P50"><text:s text:c="2"/>Select Window 1</text:p>
      <text:p text:style-name="P50"><text:s text:c="2"/>Current handler chain:</text:p>
      <text:p text:style-name="P50"><text:s text:c="2"/>Error! <text:s/>Out of memory condition converting handler chain to a string!</text:p>
      <text:p text:style-name="P50">(null)</text:p>
      <text:p text:style-name="P50"><text:s text:c="2"/>Close Window 2</text:p>
      <text:p text:style-name="P50"><text:s text:c="2"/>Current handler chain:</text:p>
      <text:p text:style-name="P50"><text:s text:c="2"/>Error! <text:s/>Out of memory condition converting handler chain to a string!</text:p>
      <text:p text:style-name="P50">(null)</text:p>
      <text:p text:style-name="P50"><text:s text:c="2"/>Removing all windows as part of clean-up.</text:p>
      <text:p text:style-name="P50"><text:s text:c="2"/>Done.</text:p>
      <text:p text:style-name="P557">The problem was HandlerChain_AddWindow() was always returning false (failure) instead of the value in the success variable. <text:s/><text:span text:style-name="T659">I have no idea how I missed that one. <text:s/>Fixed.</text:span></text:p>
      <text:h text:style-name="P1167" text:outline-level="1" text:is-list-header="true"><text:soft-page-break/>June 25, 2023</text:h>
      <text:p text:style-name="P80"><text:span text:style-name="T400">[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0">const SENTENCE_TOKENS0: &amp;'static [usize] = &amp;[ ... ];</text:p>
      <text:p text:style-name="P50">const SENTENCE_TOKENS1: &amp;'static [usize] = &amp;[ ... ];</text:p>
      <text:p text:style-name="P50">etc.</text:p>
      <text:p text:style-name="P50">const _SENTENCE_TOKEN_LISTS: &amp;'static [&amp;'static [usize]; 6] = &amp;[<text:line-break/> <text:s text:c="3"/>&amp;SENTENCE_TOKENS0,<text:line-break/> <text:s text:c="3"/>&amp;SENTENCE_TOKENS1,</text:p>
      <text:p text:style-name="P50"><text:s text:c="4"/>etc.<text:line-break/>];</text:p>
      <text:p text:style-name="P79"><text:span text:style-name="T660">Theoretically, I should be able to declare the arrays as nested instead of separate arrays but I didn't try that </text:span><text:span text:style-name="T661">as the above worked.</text:span></text:p>
      <text:p text:style-name="P558">Added helpers::titlecase::titlecase(), to create a proper title-cased word given a string.</text:p>
      <text:h text:style-name="P1168" text:outline-level="1" text:is-list-header="true">June 26, 2023</text:h>
      <text:p text:style-name="P77">Implemented the Iterator design pattern in Rust.</text:p>
      <text:p text:style-name="P78"><text:span text:style-name="T400">[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9">Here is an iterator declaration:</text:p>
      <text:p text:style-name="P50">pub struct ItemIterator&lt;'a&gt; {</text:p>
      <text:p text:style-name="P50"><text:s text:c="4"/>items: &amp;'a Items,</text:p>
      <text:p text:style-name="P50"><text:s text:c="4"/>iterator: usize,</text:p>
      <text:p text:style-name="P50">}</text:p>
      <text:p text:style-name="P559">The explicit lifetime indicator ('a) is required since a reference is being held in the struct.</text:p>
      <text:p text:style-name="P559">Here is how the function for returning the above iterator looks:</text:p>
      <text:p text:style-name="P50">impl<text:span text:style-name="T272">&lt;'a&gt;</text:span> Items {</text:p>
      <text:p text:style-name="P50"><text:s text:c="4"/>pub fn get_items(&amp;<text:span text:style-name="T272">'a</text:span> self) -&gt; impl IIterator&lt;ItemPair&gt;<text:span text:style-name="T272"> + 'a</text:span> {</text:p>
      <text:p text:style-name="P50"><text:s text:c="8"/>ItemIterator { items: self, iterator: 0 }</text:p>
      <text:p text:style-name="P50"><text:s text:c="4"/>}</text:p>
      <text:p text:style-name="P50">}</text:p>
      <text:p text:style-name="P560"><text:span text:style-name="T400">[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169" text:outline-level="1" text:is-list-header="true"><text:soft-page-break/>June 27, 2023</text:h>
      <text:p text:style-name="P76">Implemented the Mediator design pattern in Rust. <text:s/>I ended up modeling the example after the C++ code. <text:s/><text:span text:style-name="T662">Straightforward implementation.</text:span></text:p>
      <text:h text:style-name="P1170" text:outline-level="1" text:is-list-header="true">June 28, 2023</text:h>
      <text:p text:style-name="P75">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1">Modified Command design pattern example in Rust to use a context structure, just like the one I created in the Memento example.</text:p>
      <text:p text:style-name="P562">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171" text:outline-level="1" text:is-list-header="true">June 29, 2023</text:h>
      <text:p text:style-name="P74">Implemented the Observer design pattern in Rust. <text:s/>Straightforward implementation. <text:s/>I used a combination of trait (interface) and push model for the observers, mainly to keep the number of traits <text:span text:style-name="T663">to a minimum</text:span>.</text:p>
      <text:h text:style-name="P1172" text:outline-level="1" text:is-list-header="true">June 30, 2023</text:h>
      <text:p text:style-name="P73">Implemented the Proxy design pattern in Rust.</text:p>
      <text:p text:style-name="P563"><text:span text:style-name="T400">[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0">struct ProxtEntity {</text:p>
      <text:p text:style-name="P50"><text:s text:c="4"/>real_entity: Option&lt;Box&lt;dyn I<text:span text:style-name="T664">W</text:span>orkByProxy&gt;&gt;,</text:p>
      <text:p text:style-name="P50">}</text:p>
      <text:p text:style-name="P50"/>
      <text:p text:style-name="P50">impl ProxyEntity {</text:p>
      <text:p text:style-name="P50"><text:s text:c="4"/>pub fn new() -&gt; Bo<text:span text:style-name="T664">x&lt;dyn IworkByProxy&gt;{</text:span></text:p>
      <text:p text:style-name="P50"><text:s text:c="8"/>Box::new(ProxyEntity {</text:p>
      <text:p text:style-name="P50"><text:s text:c="12"/>real_entity: None,</text:p>
      <text:p text:style-name="P50"><text:soft-page-break/><text:s text:c="8"/><text:span text:style-name="T664">})</text:span></text:p>
      <text:p text:style-name="P50"><text:s text:c="4"/><text:span text:style-name="T664">}</text:span></text:p>
      <text:p text:style-name="P50"/>
      <text:p text:style-name="P50"><text:s text:c="4"/>pub fn get_real_entity(&amp;mut self) -&gt; &amp;mut Box&lt;dyn IWorkByProxy&gt; {</text:p>
      <text:p text:style-name="P50"><text:s text:c="8"/>if let None = self.real_entity {</text:p>
      <text:p text:style-name="P50"><text:s text:c="12"/>self.real_entity = Some(RealEntity::new());</text:p>
      <text:p text:style-name="P50"><text:s text:c="8"/>}</text:p>
      <text:p text:style-name="P50"><text:s text:c="8"/>self.real_entity.as_mut().unwrap()</text:p>
      <text:p text:style-name="P50"><text:s text:c="4"/>}</text:p>
      <text:p text:style-name="P50">}</text:p>
      <text:p text:style-name="P74"/>
      <text:h text:style-name="P1173" text:outline-level="1" text:is-list-header="true">July 1, 2023</text:h>
      <text:p text:style-name="P72">Started implementation of the State design pattern in Rust. <text:s/>Tricky stuff. <text:s/>Trying to work out how to instantiate state structs correctly that accept a reference to the StateContext struct.</text:p>
      <text:p text:style-name="P72"><text:a xlink:type="simple" xlink:href="https://doc.rust-lang.org/nomicon/subtyping.html" text:style-name="Internet_20_link" text:visited-style-name="Visited_20_Internet_20_Link">https://doc.rust-lang.org/nomicon/subtyping.html</text:a></text:p>
      <text:p text:style-name="P564">I have no idea why it is failing in state_context.rs, create_state_behavior(). <text:s/><text:span text:style-name="T665">Probably something to do with the lifetime interactions between the StateContext object and the IStateBehavior trait.</text:span></text:p>
      <text:p text:style-name="P565"><text:span text:style-name="T400">[Rust Tip] </text:span>Lifetime management in Rust is overly complicated, strongly indicating a problem in the whole design.</text:p>
      <text:p text:style-name="P566">Here is what is going wrong right now:</text:p>
      <text:p text:style-name="P50">error: lifetime may not live long enough</text:p>
      <text:p text:style-name="P50"><text:s text:c="3"/>--&gt; src\state\state_context.rs:311:9</text:p>
      <text:p text:style-name="P50"><text:s text:c="4"/>|</text:p>
      <text:p text:style-name="P50">255 | <text:s text:c="2"/>impl&lt;'a&gt; StateContext&lt;'a&gt; {</text:p>
      <text:p text:style-name="P50"><text:s text:c="4"/>| <text:s text:c="7"/>-- lifetime `'a` defined here</text:p>
      <text:p text:style-name="P50">...</text:p>
      <text:p text:style-name="P50">310 | <text:s text:c="6"/>fn create_state_behavior(&amp;mut self, state: &amp;CurrentState) -&gt; Rc&lt;RefCell&lt;dyn IStateBehavior + 'a&gt;&gt; {</text:p>
      <text:p text:style-name="P50"><text:s text:c="4"/>| <text:s text:c="31"/>- let's call the lifetime of this reference `'1`</text:p>
      <text:p text:style-name="P50">311 | / <text:s text:c="8"/>match state {</text:p>
      <text:p text:style-name="P50">312 | | <text:s text:c="12"/>CurrentState::Initial =&gt; StateInitial::new(self),</text:p>
      <text:p text:style-name="P50">313 | | <text:s text:c="12"/>//CurrentState::NormalText =&gt; StateNormalText::new(self),</text:p>
      <text:p text:style-name="P50">314 | | <text:s text:c="12"/>//CurrentState::DoubleQuotedText =&gt; StateDoubleQuotedText::new(self),</text:p>
      <text:p text:style-name="P50">... <text:s text:c="2"/>|</text:p>
      <text:p text:style-name="P50">323 | | <text:s text:c="12"/>_ =&gt; panic!(),</text:p>
      <text:p text:style-name="P50">324 | | <text:s text:c="8"/>}</text:p>
      <text:p text:style-name="P50"><text:s text:c="4"/>| |_________^ method was supposed to return data with lifetime `'a` but it is returning data with lifetime `'1`</text:p>
      <text:p text:style-name="P50"><text:s text:c="4"/>|</text:p>
      <text:p text:style-name="P50"><text:s text:c="4"/>= note: requirement occurs because of the type `RefCell&lt;dyn IStateBehavior&gt;`, which makes the generic argument `dyn IStateBehavior` invariant</text:p>
      <text:p text:style-name="P50"><text:s text:c="4"/>= note: the struct `RefCell&lt;T&gt;` is invariant over the parameter `T`</text:p>
      <text:p text:style-name="P50"><text:s text:c="4"/>= help: see &lt;https://doc.rust-lang.org/nomicon/subtyping.html&gt; for more information about variance</text:p>
      <text:p text:style-name="P566">The match statement starting at line 311 is intended to create a new state struct instance (currently, only the Initial state if active, the rest are commented out but they all get the same error). <text:s/><text:span text:style-name="T666">If I modify the signature of create_state_behavior to look like this (the highlighted part is the change):</text:span></text:p>
      <text:p text:style-name="P50"><text:soft-page-break/>fn create_state_behavior(&amp;<text:span text:style-name="T272">'a </text:span>mut self, state: &amp;CurrentState) -&gt; Rc&lt;RefCell&lt;dyn IStateBehavior + 'a&gt;&gt; {</text:p>
      <text:p text:style-name="P567">Then I'm declaring the lifetime of self is the same as the lifetime of the IStateBehavior trait. <text:s/>And that clears the error – within create_state_behavior. <text:s/>However, errors crop up in the set_next_state() function that calls create_state_behavior. <text:s/><text:span text:style-name="T667">Specifically, the call to create_state_behavior returns an IStateBehavior object and the error indicates the lifetime of the </text:span><text:span text:style-name="T935">trait object</text:span><text:span text:style-name="T667"> might outlive the self. <text:s/></text:span><text:span text:style-name="T668">The other errors indicate a problem borrowing self again </text:span></text:p>
      <text:p text:style-name="P568">If I alter set_next_state() function signature in the same way:</text:p>
      <text:p text:style-name="P50">fn set_next_state(&amp;<text:span text:style-name="T272">'a </text:span>mut self, new_state: &amp;CurrentState) {</text:p>
      <text:p text:style-name="P569">Then the call to create_state_behavior() is fixed but the subsequent borrowing errors are not fixed. <text:s/>And if I repeat the same lifetime fix for remove_comments() (the entry point to these methods), I get the borrow errors.</text:p>
      <text:p text:style-name="P570">Here is remove_comments():</text:p>
      <text:p text:style-name="P50"><text:s text:c="4"/>pub fn remove_comments(&amp;'a mut self, text: &amp;str) -&gt; String {</text:p>
      <text:p text:style-name="P50"><text:s text:c="8"/>self.input_text = text.to_string();</text:p>
      <text:p text:style-name="P50"><text:s text:c="8"/>self.output_text = String::from("");</text:p>
      <text:p text:style-name="P50"><text:s text:c="8"/>self.current_state = CurrentState::Initial;</text:p>
      <text:p text:style-name="P50"><text:s text:c="8"/><text:span text:style-name="T272">self.set_next_state(&amp;CurrentState::NormalText);</text:span></text:p>
      <text:p text:style-name="P50"/>
      <text:p text:style-name="P50"><text:s text:c="8"/>while <text:span text:style-name="T272">self.current_state</text:span> != CurrentState::Done {</text:p>
      <text:p text:style-name="P50"><text:s text:c="12"/>let current_state = self.current_behavior.as_ref().unwrap().borrow_mut().go_next();</text:p>
      <text:p text:style-name="P50"><text:s text:c="12"/>self.set_next_state(&amp;current_state);</text:p>
      <text:p text:style-name="P50"><text:s text:c="8"/>}</text:p>
      <text:p text:style-name="P50"><text:s text:c="8"/>String::from("")</text:p>
      <text:p text:style-name="P50"><text:s text:c="4"/>}</text:p>
      <text:p text:style-name="P570">The first highlighted line is a mutable borrow (because self comes in as mutable <text:span text:style-name="T669">and </text:span><text:span text:style-name="T670">therefore is</text:span><text:span text:style-name="T669"> passed as mutable to set_next_state()</text:span>). <text:s/>However, the second highlighted line is an immutable borrow, which is not allowed here. <text:s/><text:span text:style-name="T671">I was expecting the mutable borrow to be released by the time set_next_state() returned.</text:span></text:p>
      <text:p text:style-name="P571">I tried wrapping the first 5 lines in braces to create a context around how long the mutable borrow lasted but it didn't help, indicating the mutable borrow is on-going.</text:p>
      <text:p text:style-name="P572">The same borrowing error occurs in set_next_state() as well.</text:p>
      <text:p text:style-name="P573"><text:span text:style-name="T400">[Rust Tip] </text:span>It is my understanding that a public struct's fields are all mutable if the struct is mutable (more specifically, if the struct is stored in a variable as mutable). <text:s/><text:span text:style-name="T672">Mutability is bound to the variable </text:span><text:span text:style-name="T673">itself</text:span><text:span text:style-name="T672">, not the type of value the variable contains.</text:span></text:p>
      <text:p text:style-name="P574">I tried rewriting remove_comments() in such a way that set_next_state() and create_state_behavior() were folded directly into remove_comments. <text:s/>I didn't help as I still got the problem of doing an immutable borrow on a mutable borrow <text:span text:style-name="T674">when trying to add a behavior to the HashMap of behaviors.</text:span></text:p>
      <text:p text:style-name="P575">The reason for the lifetimes is because I have a reference to the StateContext struct in each of the State structs and I have to somehow indicate that lifetime of that reference is at least as long as the State <text:soft-page-break/>structs. <text:s/>However, I also have a <text:span text:style-name="T675">Rc&lt;RefCell&lt;dyn IStateBehavior&gt;&gt; being held in the StateContext struct; technically a circular reference. <text:s/></text:span><text:span text:style-name="T676">That might be causing the problem. <text:s/>In C++, I pass the StateContext instance to the GoNext() method. <text:s/>Maybe I need to do the same here.</text:span></text:p>
      <text:p text:style-name="P57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7">So the State struct initialization is cleaner but the circular reference wasn't the source of the problem.</text:span></text:p>
      <text:p text:style-name="P577">Do I really have to move to the C version of nothing but functions?</text:p>
      <text:h text:style-name="P1174" text:outline-level="1" text:is-list-header="true">Jul<text:span text:style-name="T678">y</text:span> 2, 2023</text:h>
      <text:p text:style-name="P578">As near as I can tell, it is not possible to mix writing fields with reading fields in the same context. <text:s/>For example:</text:p>
      <text:p text:style-name="P50"><text:s text:c="8"/><text:span text:style-name="T272">self.set_next_state(&amp;CurrentState::NormalText);</text:span></text:p>
      <text:p text:style-name="P50"><text:s text:c="8"/>while <text:span text:style-name="T272">self.current_state</text:span> != CurrentState::Done {</text:p>
      <text:p text:style-name="P50"><text:s text:c="12"/>let current_state = self.current_behavior.as_ref().unwrap().borrow_mut().go_next();</text:p>
      <text:p text:style-name="P50"><text:s text:c="12"/>self.set_next_state(&amp;current_state);</text:p>
      <text:p text:style-name="P578">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9">I tried moving the test into a function but it had the same borrowing issues. <text:s/><text:span text:style-name="T679">Basically, the borrow checker sees "self.current_state" as an immutable borrow that lasts for the entire while loop. <text:s/></text:span><text:span text:style-name="T680">I also tried using a helper method to r</text:span><text:span text:style-name="T681">eturn the current state instead of reading the state directly. <text:s/>Same problem. <text:s/></text:span><text:span text:style-name="T682">To call a method, I have to declare self as itself or as &amp;mut.</text:span></text:p>
      <text:p text:style-name="P580">Tried a simplified version of the problem, where a single struct moves through the states while calling a method that sets the state. <text:s/>No references to anything else. <text:s/>It worked as expected. <text:s/><text:span text:style-name="T683">Looks like this:</text:span></text:p>
      <text:p text:style-name="P50">#[derive(Hash, Eq, PartialEq, Clone)]</text:p>
      <text:p text:style-name="P50">enum CurrentState {</text:p>
      <text:p text:style-name="P50"><text:s text:c="4"/>Initial,</text:p>
      <text:p text:style-name="P50"><text:s text:c="4"/>NormalText,</text:p>
      <text:p text:style-name="P50"><text:s text:c="4"/>EndComment,</text:p>
      <text:p text:style-name="P50"><text:s text:c="4"/>Done,</text:p>
      <text:p text:style-name="P50">}</text:p>
      <text:p text:style-name="P50"/>
      <text:p text:style-name="P50">struct Context {</text:p>
      <text:p text:style-name="P50"><text:s text:c="4"/>current_state: CurrentState,</text:p>
      <text:p text:style-name="P50">}</text:p>
      <text:p text:style-name="P50"/>
      <text:p text:style-name="P50">impl Context {</text:p>
      <text:p text:style-name="P50"><text:s text:c="4"/>fn new() -&gt; Context {</text:p>
      <text:p text:style-name="P50"><text:s text:c="8"/>Context { current_state: CurrentState::Initial }</text:p>
      <text:p text:style-name="P50"><text:s text:c="4"/>}</text:p>
      <text:p text:style-name="P50"/>
      <text:p text:style-name="P50"><text:soft-page-break/><text:s text:c="4"/>fn goto_state(&amp;mut self) -&gt; CurrentState {</text:p>
      <text:p text:style-name="P50"><text:s text:c="8"/>match self.current_state {</text:p>
      <text:p text:style-name="P50"><text:s text:c="12"/>CurrentState::Initial =&gt; CurrentState::NormalText,</text:p>
      <text:p text:style-name="P50"><text:s text:c="12"/>CurrentState::NormalText =&gt; CurrentState::EndComment,</text:p>
      <text:p text:style-name="P50"><text:s text:c="12"/>CurrentState::EndComment =&gt; CurrentState::Done,</text:p>
      <text:p text:style-name="P50"><text:s text:c="12"/>CurrentState::Done =&gt; CurrentState::Initial,</text:p>
      <text:p text:style-name="P50"><text:s text:c="8"/>}</text:p>
      <text:p text:style-name="P50"><text:s text:c="4"/>}</text:p>
      <text:p text:style-name="P50"/>
      <text:p text:style-name="P50"><text:s text:c="4"/>fn set_next_state(&amp;mut self, state: CurrentState) {</text:p>
      <text:p text:style-name="P50"><text:s text:c="8"/>self.current_state = state;</text:p>
      <text:p text:style-name="P50"><text:s text:c="4"/>}</text:p>
      <text:p text:style-name="P50">}</text:p>
      <text:p text:style-name="P50"/>
      <text:p text:style-name="P50">fn main() {</text:p>
      <text:p text:style-name="P50"><text:s text:c="4"/>let mut context = Context::new();</text:p>
      <text:p text:style-name="P50"/>
      <text:p text:style-name="P50"><text:s text:c="4"/>context.set_next_state(CurrentState::NormalText);</text:p>
      <text:p text:style-name="P50"/>
      <text:p text:style-name="P50"><text:s text:c="4"/>while context.current_state != CurrentState::Done {</text:p>
      <text:p text:style-name="P50"><text:s text:c="8"/>let new_state = context.goto_state();</text:p>
      <text:p text:style-name="P50"><text:s text:c="8"/>context.set_next_state(new_state);</text:p>
      <text:p text:style-name="P50"><text:s text:c="4"/>}</text:p>
      <text:p text:style-name="P50">}</text:p>
      <text:p text:style-name="P581">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3"><text:span text:style-name="T400">[Rust Tip] </text:span>Hmm. <text:s/>After some fiddling, I got the latest experiment to work. <text:s/><text:span text:style-name="T684">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5">I then call go_next() on the returned behavior and store the result in a local variable, which I then pass by reference to set_state(). <text:s/></text:span><text:span text:style-name="T686">I also use only a Box&lt;dyn IStateBehavior&gt; for the various states and let the vector in the context own the Box. <text:s/></text:span><text:span text:style-name="T687">This does not allow the states to be mutable in the go_next() call but I don't need that functionality in th</text:span><text:span text:style-name="T688">e State example.</text:span></text:p>
      <text:p text:style-name="P582"/>
      <text:p text:style-name="P584">Modified the State design pattern example in Rust to match the latest experiment. <text:s/>Removed all lifetime markers. <text:s/>All errors are gone – except for one. <text:s/>I cannot pass "self" to go_next() because it is already a mutable borrow and cannot be bor<text:span text:style-name="T689">r</text:span>owed mutabl<text:span text:style-name="T689">y</text:span> again. <text:s/><text:span text:style-name="T690">Sigh. <text:s/></text:span><text:span text:style-name="T691">I don't have this little tidbit in the experiment.</text:span></text:p>
      <text:p text:style-name="P585">Added IStateContext to the experiment and modified the experiment to pass the Context struct as IStateContext to go_next(). <text:s/>It failed because of the double mutable borrow error. <text:s/><text:span text:style-name="T692">At least I can reproduce the error.</text:span></text:p>
      <text:p text:style-name="P586">Here is my experimental remove_comments() method:</text:p>
      <text:p text:style-name="P50"><text:s text:c="4"/>fn remove_comment(&amp;mut self) {</text:p>
      <text:p text:style-name="P50"><text:s text:c="8"/>println!("Remove comments...");</text:p>
      <text:p text:style-name="P50"><text:s text:c="8"/>self.set_state(&amp;CurrentState::Initial);</text:p>
      <text:p text:style-name="P50"><text:soft-page-break/></text:p>
      <text:p text:style-name="P50"><text:s text:c="8"/>while self.current_state != CurrentState::Done {</text:p>
      <text:p text:style-name="P50"><text:s text:c="12"/>let state = self.current_state.clone();</text:p>
      <text:p text:style-name="P50"><text:s text:c="12"/>let behavior = self.get_behavior(&amp;state);</text:p>
      <text:p text:style-name="P50"><text:s text:c="12"/>let new_state = behavior.go_next(self);</text:p>
      <text:p text:style-name="P50"><text:s text:c="12"/>self.set_state(&amp;new_state);</text:p>
      <text:p text:style-name="P50"><text:s text:c="8"/>}</text:p>
      <text:p text:style-name="P50"><text:s text:c="4"/>}</text:p>
      <text:p text:style-name="P586">The problem is this:</text:p>
      <text:p text:style-name="P50">error[E0499]: cannot borrow `*self` as mutable more than once at a time</text:p>
      <text:p text:style-name="P50"><text:s text:c="3"/>--&gt; practice\src\main.rs:113:46</text:p>
      <text:p text:style-name="P50"><text:s text:c="4"/>|</text:p>
      <text:p text:style-name="P50">112 | let behavior = self.get_behavior(&amp;state);</text:p>
      <text:p text:style-name="P50"><text:s text:c="4"/>| <text:s text:c="15"/>------------------------- first mutable borrow occurs here</text:p>
      <text:p text:style-name="P50">113 | let new_state = behavior.go_next(self);</text:p>
      <text:p text:style-name="P50"><text:s text:c="4"/>| <text:s text:c="25"/>------- ^^^^ second mutable borrow occurs here</text:p>
      <text:p text:style-name="P50"><text:s text:c="4"/>| <text:s text:c="25"/>|</text:p>
      <text:p text:style-name="P50"><text:s text:c="4"/>| <text:s text:c="25"/>first borrow later used by call</text:p>
      <text:p text:style-name="P50"/>
      <text:p text:style-name="P587">get_behavior() returns a reference to self.behaviors[n], so a mutable borrow is in effect while 'behavior' is alive. <text:s/><text:span text:style-name="T693">Again, a circular reference.</text:span></text:p>
      <text:p text:style-name="P588"><text:span text:style-name="T400">[Rust Tip] </text:span>The only option I can see is to introduce another struct that is used to track the input and output <text:span text:style-name="T694">and instantiate that struct in remove_comments() so it is entirely separate from the context. <text:s/></text:span><text:span text:style-name="T695">I applied InputOutput struct to the experiment and that worked.</text:span></text:p>
      <text:p text:style-name="P58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0">Completed the State design pattern example for Rust.</text:p>
      <text:h text:style-name="P1175" text:outline-level="1" text:is-list-header="true">July 3, 2023</text:h>
      <text:p text:style-name="P591">Completed the Strategy design pattern in Rust. <text:s/><text:span text:style-name="T696">Followed the C++ implementation fairly closely. <text:s/>Straightforward implementation. <text:s/></text:span><text:span text:style-name="T697">I swapped the heights for Elaine and Myra so the sort by height (descending) did not produce the same list as sort by age (ascending).</text:span></text:p>
      <text:p text:style-name="P592">Modified the C, C++, and Python examples of the Strategy pattern to swap the heights of Elaine and Myra.</text:p>
      <text:p text:style-name="P593">Working on the Visitor design pattern example for Rust. <text:s/>First problem is I cannot store a reference to the Village in the shop structure as it would create a circular dependency for mutable references. <text:s/>So I skipped it for now.</text:p>
      <text:p text:style-name="P593">Ran into a second problem implementing the shop's place_order(): The code (as taken from the C++ version) always added an item to the inventory if it wasn't in the inventory. <text:s/>In other words, the recursive ordering was being short-circuited.</text:p>
      <text:p text:style-name="P593"><text:soft-page-break/>So, <text:span text:style-name="T699">in the C++ code,</text:span> I moved the code for magically adding something to the inventory and the Visitor pattern in C++ stopped working. <text:s/><text:span text:style-name="T698">I am getting the following output:</text:span></text:p>
      <text:p text:style-name="P50">Error! <text:s/>Molly's Mustard Mart: Item fresh mustard is not in the inventory when it should be.</text:p>
      <text:p text:style-name="P594">It's as thoug<text:span text:style-name="T700">h Visitor_Shop::PlaceOrder() is not handling the circumstance of an ingredient list being empty. <text:s/></text:span><text:span text:style-name="T701">I think. <text:s/></text:span><text:span text:style-name="T702">Ah. <text:s/>The actual problem is the inventory for the item being ordered from the village is not being updated after the order is processed because I moved the AddItemToInventory() call to inside the else clause in PlaceOrder(). <text:s/></text:span><text:span text:style-name="T703">And since both clauses of that if statement end up calling AddItemToInventory(), that's why it appeared after the entire if statement. <text:s/></text:span><text:span text:style-name="T704">What I should do is verify the order received the necessary ingredients and if obtained, only then increment the inventory. <text:s/></text:span><text:span text:style-name="T705">Basically, if the items received is empty or the items received matches the needed items for the ingredient then add 1 to the inventory. <text:s/></text:span><text:span text:style-name="T706">If the items received do not match the needed items then an error has occurred somewhere.</text:span></text:p>
      <text:p text:style-name="P595">Added are_vector_contents_the_same() to Visitor_Element_Classes.cpp and used it in PlaceOrder(). <text:s/>I also modified PickupOrder() <text:span text:style-name="T707">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8">been picked up in a single round of visits. <text:s/>In other words, the recursive nature of the visitations seems to be accumulative instead of one shot per recursion. </text:span></text:p>
      <text:p text:style-name="P596"><text:span text:style-name="T709">Doh!</text:span> <text:s/>The items to be picked up matches correctly with what is being asked for, namely, all the ingredients needed to make a hamburger, so the removal of the itemsToBePickedUp.clear() was necessary.</text:p>
      <text:p text:style-name="P597">C++ code has been fixed. <text:s/>Need to migrate the fix to C, Python, C#, and Rust.</text:p>
      <text:h text:style-name="P1176" text:outline-level="1" text:is-list-header="true">July 4, 2023</text:h>
      <text:p text:style-name="P71"><text:span text:style-name="T400">[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0">This means recursion with a mutable borrow as a parameter is not allowed in Rust.</text:span></text:p>
      <text:p text:style-name="P598">Experiment: Create a simple recursion as a test:</text:p>
      <text:p text:style-name="P50">struct Test {</text:p>
      <text:p text:style-name="P50"><text:s text:c="4"/>number: i32,</text:p>
      <text:p text:style-name="P50">}</text:p>
      <text:p text:style-name="P50"/>
      <text:p text:style-name="P50">fn recursive(arg: &amp;mut Test) {</text:p>
      <text:p text:style-name="P50"><text:s text:c="4"/>arg.number += 1;</text:p>
      <text:p text:style-name="P50"><text:s text:c="4"/>if arg.number &lt; 10 {</text:p>
      <text:p text:style-name="P50"><text:s text:c="8"/>recursive(arg);</text:p>
      <text:p text:style-name="P50"><text:s text:c="4"/>}</text:p>
      <text:p text:style-name="P50">}</text:p>
      <text:p text:style-name="P50"/>
      <text:p text:style-name="P50">fn main() {</text:p>
      <text:p text:style-name="P50"><text:soft-page-break/><text:s text:c="4"/>let mut test = Test { number: 0 };</text:p>
      <text:p text:style-name="P50"><text:s text:c="4"/>recursive(&amp;mut test);</text:p>
      <text:p text:style-name="P50"><text:s text:c="4"/>println!("number = {}", test.number);</text:p>
      <text:p text:style-name="P50">}</text:p>
      <text:p text:style-name="P598">This worked: the output is "number = 10". <text:s/><text:span text:style-name="T711">So recursion is supported with a mutable borrow. <text:s/></text:span><text:span text:style-name="T712">So what's different with the Visitor pattern? <text:s/></text:span><text:span text:style-name="T713">The difference is I'm calling the Shop from the Village and I'm trying to pass in the Village to the Shop as a mutable borrow. <text:s/></text:span><text:span text:style-name="T714">But the visit() method on the Village is already passed a mutable borrow on the Village in the form of the "self" parameter. <text:s/></text:span><text:span text:style-name="T715">Actually, the problem is this (from an experiment):</text:span></text:p>
      <text:p text:style-name="P50">error[E0499]: cannot borrow `*village` as mutable more than once at a time</text:p>
      <text:p text:style-name="P50"><text:s text:c="2"/>--&gt; practice\src\main.rs:19:24</text:p>
      <text:p text:style-name="P50"><text:s text:c="3"/>|</text:p>
      <text:p text:style-name="P50">18 | <text:s text:c="8"/>for shop in village.shops.iter_mut() {</text:p>
      <text:p text:style-name="P50"><text:s text:c="3"/>| <text:s text:c="20"/>------------------------</text:p>
      <text:p text:style-name="P50"><text:s text:c="3"/>| <text:s text:c="20"/>|</text:p>
      <text:p text:style-name="P50"><text:s text:c="3"/>| <text:s text:c="20"/>first mutable borrow occurs here</text:p>
      <text:p text:style-name="P50"><text:s text:c="3"/>| <text:s text:c="20"/>first borrow later used here</text:p>
      <text:p text:style-name="P50">19 | <text:s text:c="12"/>shop.order(village);</text:p>
      <text:p text:style-name="P50"><text:s text:c="3"/>| <text:s text:c="23"/>^^^^^^^ second mutable borrow occurs here</text:p>
      <text:p text:style-name="P599">Because the loop is in a static method, Village::visit() and it takes a mutable reference to the Village, the loop in visit() triggers the first use of the mutable borrow. <text:s/>However, in that context of the loop, attempting to pass the village to <text:span text:style-name="T716">shop.order() as a mutable borrow is the problem. <text:s/></text:span><text:span text:style-name="T717">Even if the contents of the visit() method were moved to main(), the same double mutable borrow occurs.</text:span></text:p>
      <text:p text:style-name="P600">However, if I clone the list of shops from the village in the visit() method and use the cloned list in the loop, the double mutable borrow does not occur. <text:s/><text:span text:style-name="T718">It's an expensive fix, however.</text:span></text:p>
      <text:p text:style-name="P601">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2">Completed the Visitor design pattern example in Rust.</text:p>
      <text:p text:style-name="P799">[7/26/2023: I believe there is a subtle bug introduced by cloning the list: Only the cloned list is updated with ingredient changes, not the original list in the Village object. <text:s/><text:span text:style-name="T936">However, the example runs successfully, possibly because </text:span><text:span text:style-name="T937">the order for a hamburger never triggers a request for the same ingredient in any of the dependencies.</text:span>]</text:p>
      <text:p text:style-name="P603">Fixed C version of Visitor design pattern example to properly deal with changes in inventory. <text:s/><text:span text:style-name="T719">Required adding ConstStringList_AreListsEqual() helper function.</text:span></text:p>
      <text:p text:style-name="P604">Modified C++ version of Visitor design pattern example, in the PickUpOrder() method, to show only those ingredients actually received from that shop.</text:p>
      <text:p text:style-name="P603">Fixed <text:span text:style-name="T720">Python</text:span> version of Visitor design pattern example to properly deal with changes in inventory.</text:p>
      <text:p text:style-name="P603">Fixed <text:span text:style-name="T721">C#</text:span> version of Visitor design pattern example to properly deal with changes in inventory.</text:p>
      <text:p text:style-name="P605"><text:soft-page-break/>In the C and C++ projects, replaced all "@ref DESIGN_pattern "DESIGN pattern"" with "@ref DESIGN_pattern", as the part in quotes is actually taken from the title of the referred to page.</text:p>
      <text:p text:style-name="P606">Added write-ups for singleton and factory design patterns, <text:span text:style-name="T722">mainly to link to other patterns where those are implemented.</text:span></text:p>
      <text:p text:style-name="P607">I'm not sure about Abstract Factory, Builder, and Prototype design patterns.</text:p>
      <text:h text:style-name="P1177" text:outline-level="1" text:is-list-header="true">July 5, 2023</text:h>
      <text:p text:style-name="P70">Added short write-ups for the Abstract Factory design pattern, the Builder design pattern, and the Prototype design pattern. <text:s/>These are three that I did not create examples for as I considered them too complicated and of little value to me.</text:p>
      <text:p text:style-name="P70">I completed the main page and organized the design pattern links into examples, indirect examples, and no examples.</text:p>
      <text:p text:style-name="P70">I also added links to factory.md, private.md, and singleton.md that point into various examples in various languages for those pattern<text:span text:style-name="T723">s.</text:span></text:p>
      <text:h text:style-name="P1178" text:outline-level="1" text:is-list-header="true">Published Doxygen, RustDocs</text:h>
      <text:h text:style-name="Heading_20_2" text:outline-level="2" text:is-list-header="true">July 6, 2023</text:h>
      <text:p text:style-name="P608">Uploaded the Design Pattern Examples for C, C++, C#, Python, and Rust to stephenlepisto.com.</text:p>
      <text:p text:style-name="P608">C/C++/C#/Python: <text:a xlink:type="simple" xlink:href="https://stephenlepisto.com/developer/designpatternexamples/general/" text:style-name="Internet_20_link" text:visited-style-name="Visited_20_Internet_20_Link">https://stephenlepisto.com/developer/designpatternexamples/general/</text:a></text:p>
      <text:p text:style-name="P608">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178" text:outline-level="1" text:is-list-header="true">Begin Conversion to CMake</text:h>
      <text:h text:style-name="Heading_20_2" text:outline-level="2" text:is-list-header="true">July 12, 2023</text:h>
      <text:p text:style-name="P154">The next step for the Design Pattern Examples is to convert the build process to cmake. <text:s/>This is the first step towards getting it all to build under Linux. <text:s/>I have completed the cmake tutorial so I have at least some idea of what I'm doing.</text:p>
      <text:p text:style-name="P154">I have multiple projects:</text:p>
      <text:list xml:id="list2936329242" text:style-name="L10">
        <text:list-item>
          <text:p text:style-name="P1229">Adapter<text:span text:style-name="T724">_BackEnd </text:span><text:span text:style-name="T725">(C Dynamic Library)</text:span></text:p>
        </text:list-item>
      </text:list>
      <text:p text:style-name="P609">Use add_library(&lt;<text:span text:style-name="T740">name&gt; SHARED &lt;source&gt;</text:span>).</text:p>
      <text:list xml:id="list173027719052492" text:continue-numbering="true" text:style-name="L10">
        <text:list-item>
          <text:p text:style-name="P1230">CreateDocs (Doxygen-base<text:span text:style-name="T727">d</text:span> documentation)</text:p>
        </text:list-item>
      </text:list>
      <text:p text:style-name="P610"><text:soft-page-break/>See <text:a xlink:type="simple" xlink:href="https://cmake.org/cmake/help/latest/module/FindDoxygen.html" text:style-name="Internet_20_link" text:visited-style-name="Visited_20_Internet_20_Link">this documentation</text:a> for the cmake doxygen package.</text:p>
      <text:p text:style-name="P611">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2"><text:a xlink:type="simple" xlink:href="https://www.codeintrinsic.com/integrate-doxygen-with-cmake/" text:style-name="Internet_20_link" text:visited-style-name="Visited_20_Internet_20_Link">This blog post</text:a> describes exactly how to do the above.</text:p>
      <text:p text:style-name="P613">There is a cmake doxygen package. <text:s/>Use <text:span text:style-name="T728">find_package(Doxygen REQUIRE dot OPTIONAL_COMPONENTS mscgen dia)</text:span>. <text:s/><text:span text:style-name="T734">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5">If doxygen is found, cmake creates a set of imported targets to run doxygen:</text:p>
      <text:list text:style-name="L11">
        <text:list-item>
          <text:p text:style-name="P1231">Doxygen::doxygen</text:p>
        </text:list-item>
        <text:list-item>
          <text:p text:style-name="P1231">Doxygen::dot</text:p>
        </text:list-item>
        <text:list-item>
          <text:p text:style-name="P1231">Doxygen::mscgen</text:p>
        </text:list-item>
        <text:list-item>
          <text:p text:style-name="P1231">Doxygen::dia</text:p>
        </text:list-item>
      </text:list>
      <text:p text:style-name="P614">These are preferred over the use of <text:span text:style-name="T739">(deprecated) </text:span>variables such as DOXYGEN_EXECUTABLE.</text:p>
      <text:list xml:id="list173028219529599" text:continue-list="list173027719052492" text:style-name="L10">
        <text:list-item>
          <text:p text:style-name="P1230"><text:span text:style-name="T726">design_pattern_examples</text:span>_rust (Rust executable)</text:p>
        </text:list-item>
      </text:list>
      <text:p text:style-name="P615">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5">Since Rust is still a rather immature eco-system, the documentation describes how to fetch Corrosion using the cmake FetchContent package to download the Corrosion source from github.com.</text:span></text:p>
      <text:p text:style-name="P616">See also <text:a xlink:type="simple" xlink:href="https://cmake.org/cmake/help/latest/guide/using-dependencies/index.html#guide:Using%20Dependencies%20Guide" text:style-name="Internet_20_link" text:visited-style-name="Visited_20_Internet_20_Link">this cmake overview to using dependencies</text:a>.</text:p>
      <text:list xml:id="list173028948376398" text:continue-numbering="true" text:style-name="L10">
        <text:list-item>
          <text:p text:style-name="P1230">DesignPatternExamples_c (C executable)</text:p>
        </text:list-item>
        <text:list-item>
          <text:p text:style-name="P1230">DesignPatternExamples_cplusplus (C++ executable)</text:p>
        </text:list-item>
        <text:list-item>
          <text:p text:style-name="P1230">DesignPatternExamples_csharp (C# executable)</text:p>
        </text:list-item>
      </text:list>
      <text:p text:style-name="P617">See <text:a xlink:type="simple" xlink:href="https://cmake.org/cmake/help/latest/module/CSharpUtilities.html" text:style-name="Internet_20_link" text:visited-style-name="Visited_20_Internet_20_Link">this documentation</text:a> for the cmake csharp package.</text:p>
      <text:p text:style-name="P618"><text:a xlink:type="simple" xlink:href="https://github.com/crud89/DotNetWithCMake" text:style-name="Internet_20_link" text:visited-style-name="Visited_20_Internet_20_Link">Here is a Github example</text:a> of using CMake to build csharp projects <text:span text:style-name="T736">on Windows.</text:span></text:p>
      <text:p text:style-name="P619"><text:soft-page-break/>As of CMake 3.8, C# is supported as a first-class language <text:span text:style-name="T737">(see the </text:span><text:a xlink:type="simple" xlink:href="https://cmake.org/cmake/help/latest/release/3.8.html" text:style-name="Internet_20_link" text:visited-style-name="Visited_20_Internet_20_Link"><text:span text:style-name="T737">CMake version 3.8 release notes</text:span></text:a><text:span text:style-name="T737">), </text:span><text:span text:style-name="T738">so all the functionality used for C and C++ now works for C#.</text:span></text:p>
      <text:list xml:id="list173028373095438" text:continue-numbering="true" text:style-name="L10">
        <text:list-item>
          <text:p text:style-name="P1230">DesignPatternExamples_python (Python "executable")</text:p>
        </text:list-item>
      </text:list>
      <text:p text:style-name="P620">See <text:a xlink:type="simple" xlink:href="https://cmake.org/cmake/help/latest/module/FindPython.html" text:style-name="Internet_20_link" text:visited-style-name="Visited_20_Internet_20_Link">this documentation</text:a> for the cmake python package.</text:p>
      <text:p text:style-name="P621">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73029309549675" text:continue-numbering="true" text:style-name="L10">
        <text:list-item>
          <text:p text:style-name="P1232">Python_BuildEvents (copies the Adapter_BackEnd to the Python <text:span text:style-name="T727">adapter/ module </text:span>directory)</text:p>
        </text:list-item>
      </text:list>
      <text:p text:style-name="P622">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3">There is no facility to create a CMakeLists.txt file with any functionality; just create a new empty file called CMakeLists.txt and populate it manually.</text:span></text:p>
      <text:p text:style-name="P623">Visual Studio Code also supports CMake project <text:span text:style-name="T742">but it too must be pre-created</text:span>.<text:span text:style-name="T741"> <text:s/></text:span><text:span text:style-name="T743">There is no facility to create a CMakeLists.txt file with any functionality; just create a new empty file called CMakeLists.txt and populate it manually.</text:span></text:p>
      <text:h text:style-name="P1192" text:outline-level="2" text:is-list-header="true">Starting Conversion to CMake</text:h>
      <text:p text:style-name="P624">Exported the DesignPatternExamples source to c:\work\DesignPatternExamples. <text:s/>I will modify this to support CMake. <text:s/>I deleted all Visual Studio artifacts (*.sln, *.vcxproj, *.filters).</text:p>
      <text:p text:style-name="P625">I will build everything in c:\work\DesignPatternExamples\build.</text:p>
      <text:p text:style-name="P626">Loaded the c:\work\DesignPatternExamples into Visual Studio Code.</text:p>
      <text:h text:style-name="Heading_20_3" text:outline-level="3" text:is-list-header="true">Adapter_BackEnd DLL</text:h>
      <text:p text:style-name="P627">Started here to make sure I can get it to compile and the resulting project looks correct in Visual Studio 2022. <text:s/>When building, ran into the following warning:</text:p>
      <text:p text:style-name="P50">Adapter_BackEnd\Adapter_BackEnd.c(13,13): warning C4273: 'BLOCK_NAME_0': inconsistent dll linkage</text:p>
      <text:p text:style-name="P627">I thought this occurred only on the BLOCK_NAME_0, BLOCK_NAME_1, and BLOCK_NAME_2 definitions but it turned out it was for all the exports. <text:s/>The problem was CMake created the Adapter_BackEnd_EXPORTS <text:span text:style-name="T744">macro when the code was expecting ADAPTER_BACKEND_EXPORTS (all uppercase). <text:s/>This caused the DllExport macro to always be __declspec(dllimport) instead of __declspec(dllexport).</text:span></text:p>
      <text:p text:style-name="P628"><text:span text:style-name="T428">[CMake Tip]</text:span><text:span text:style-name="T938"> </text:span>So how can I tell CMake to use ADAPTER_BACKEND_EXPORTS? <text:s/><text:span text:style-name="T745">This is a very difficult question to search for. <text:s/></text:span><text:span text:style-name="T746">Answer:</text:span></text:p>
      <text:p text:style-name="P50"><text:soft-page-break/>set_target_properties(Adapter_BackEnd</text:p>
      <text:p text:style-name="P50"><text:s text:c="22"/>PROPERTIES</text:p>
      <text:p text:style-name="P50"><text:s text:c="22"/>DEFINE_SYMBOL "ADAPTERBACKEND_EXPORTS"</text:p>
      <text:p text:style-name="P50"><text:s text:c="22"/>)</text:p>
      <text:p text:style-name="P629">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7">while searching on "cmake how to change _EXPORTS macro name"</text:span>).</text:p>
      <text:p text:style-name="P630">Got Adapter_BackEnd project to look correct and to build correctly.</text:p>
      <text:p text:style-name="P631">Working on DesignPatternExamples_c. <text:s/>Two questions:</text:p>
      <text:p text:style-name="P632"><text:span text:style-name="T428">[CMake Tip] </text:span>How to get helpers separated into their own project "folder"? <text:s/><text:span text:style-name="T749">Answer:</text:span></text:p>
      <text:p text:style-name="P50"># Group all helper/ files in the project group "Helper Files"</text:p>
      <text:p text:style-name="P50">source_group("Helper Files" REGULAR_EXPRESSION <text:span text:style-name="T438">helpers/*.*</text:span>)</text:p>
      <text:p text:style-name="P800">[7/18/2023: Actually, the stuff after REGULAR_EXPRESSION is supposed to be a regular expression as in: <text:span text:style-name="T733">helpers/.*</text:span>. <text:s/>Fixed for all projects where I use REGULAR_EXPRESSION.]</text:p>
      <text:p text:style-name="P632"><text:span text:style-name="T428">[CMake Tip] </text:span>How to get the Adapter_BackEnd.dll into the output folder for DesignPatternExamples_c? <text:s/><text:span text:style-name="T748">Answer:</text:span></text:p>
      <text:p text:style-name="P50">add_custom_command(TARGET DesignPatternExamples_c POST_BUILD</text:p>
      <text:p text:style-name="P50"><text:s text:c="2"/>COMMAND ${CMAKE_COMMAND} -E copy -t</text:p>
      <text:p text:style-name="P50"><text:s text:c="4"/>$&lt;TARGET_FILE_DIR:DesignPatternExamples_c&gt;</text:p>
      <text:p text:style-name="P50"><text:s text:c="4"/>$&lt;TARGET_RUNTIME_DLLS:DesignPatternExamples_c&gt;</text:p>
      <text:p text:style-name="P50"><text:s text:c="2"/>COMMAND_EXPAND_LISTS</text:p>
      <text:p text:style-name="P50">)</text:p>
      <text:p text:style-name="P633"/>
      <text:p text:style-name="P633">Working on DesignPatternExamples_cpp. <text:s/>Problem: Even though I'm using cxx_std_20 in a compiler flag and the resulting DesignPatternExamples_cpp project shows it using "ISO C++20 Standard (/std:c++20)", the test I added to verify C++ 20 is not working:</text:p>
      <text:p text:style-name="P50">#if !defined(__cplusplus) || __cplusplus &lt; 202002L</text:p>
      <text:p text:style-name="P50">#error Requires C++ 20 or later to compile!</text:p>
      <text:p text:style-name="P50">#endif</text:p>
      <text:p text:style-name="P634"><text:span text:style-name="T428">[CMake Tip] </text:span>The __cplusplus macro holds 199711L. <text:s/><text:span text:style-name="T750">Ah. <text:s/>I needed to enable the __cplusplus macro with this:</text:span></text:p>
      <text:p text:style-name="P50">/Zc:__cplusplus</text:p>
      <text:p text:style-name="P635">Answer:</text:p>
      <text:p text:style-name="P50"># Need to tell Microsoft compiler to enable the __cplusplus macro to match</text:p>
      <text:p text:style-name="P50"># the C++ standard we are compiling against.</text:p>
      <text:p text:style-name="P50">target_compile_options(cxx_compiler_flags INTERFACE "/Zc:__cplusplus")</text:p>
      <text:p text:style-name="P636">The C++ version now works.</text:p>
      <text:h text:style-name="P1179" text:outline-level="1" text:is-list-header="true"><text:soft-page-break/>July 13, 2023</text:h>
      <text:p text:style-name="P69">Working on C# setup in cmake.</text:p>
      <text:p text:style-name="P637">Having trouble configuring the C# project to build with .Net 4.5. <text:s/>When I use the following <text:span text:style-name="T752">(based on </text:span><text:a xlink:type="simple" xlink:href="https://cmake.org/cmake/help/v3.26/prop_tgt/DOTNET_TARGET_FRAMEWORK_VERSION.html" text:style-name="Internet_20_link" text:visited-style-name="Visited_20_Internet_20_Link"><text:span text:style-name="T752">this documentation</text:span></text:a><text:span text:style-name="T752">)</text:span>:</text:p>
      <text:p text:style-name="P50">set_property(TARGET DesignPatternExamples_csharp PROPERTY</text:p>
      <text:p text:style-name="P50"><text:s text:c="13"/>DOTNET_TARGET_FRAMEWORK_VERSION v4.5</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 <text:s text:c="12"/>)</text:p>
      <text:p text:style-name="P638"><text:span text:style-name="T428">[CMake Tip] </text:span>The project ends up targeting the latest .Net <text:span text:style-name="T751">framework,</text:span> v<text:span text:style-name="T751">4.7.2. <text:s/></text:span><text:span text:style-name="T753">Ah. <text:s/>set_property() only takes one property at a time, so I need to separate the above into to calls:</text:span></text:p>
      <text:p text:style-name="P50">set_property(TARGET DesignPatternExamples_csharp</text:p>
      <text:p text:style-name="P50"><text:s text:c="13"/>PROPERTY DOTNET_TARGET_FRAMEWORK_VERSION v4.5</text:p>
      <text:p text:style-name="P50"><text:s text:c="12"/>)</text:p>
      <text:p text:style-name="P50"/>
      <text:p text:style-name="P50">set_property(TARGET DesignPatternExamples_csharp</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text:p>
      <text:p text:style-name="P50"><text:s text:c="13"/>)</text:p>
      <text:p text:style-name="P639">And it works. <text:s/>All patterns function in C#.</text:p>
      <text:p text:style-name="P640">Question: Is there a way to make sure Adapter_BackEnd is built before the DesignPatternExamples_csharp project without adding Adapter_BackEnd as a target link library? <text:s/>I'm using the following:</text:p>
      <text:p text:style-name="P50">target_link_libraries(DesignPatternExamples_csharp</text:p>
      <text:p text:style-name="P50"><text:s text:c="22"/>PUBLIC Adapter_BackEnd</text:p>
      <text:p text:style-name="P50"><text:s text:c="22"/>)</text:p>
      <text:p text:style-name="P641">With this in place, Adapter_BackEnd is added to the References list, which shows an exclamation point because the DLL is not a .Net assembly. <text:s/>However, the Adapter_BackEnd.dll is copied into the C# output directory, which is what I want.</text:p>
      <text:p text:style-name="P642">The add_custom_command() I used in C++ and C doesn't work for C#. <text:s/><text:span text:style-name="T754">So I created a more explicit custom command, this one also copying the Adapter_BackEnd.pdb file:</text:span></text:p>
      <text:p text:style-name="P50">add_custom_command(TARGET DesignPatternExamples_csharp POST_BUILD</text:p>
      <text:p text:style-name="P59"><text:s text:c="4"/>COMMAND ${CMAKE_COMMAND} -E copy</text:p>
      <text:p text:style-name="P59"><text:s text:c="18"/>$&lt;TARGET_<text:a xlink:type="simple" xlink:href="../../../../../Adapter_BackEnd" text:style-name="Internet_20_link" text:visited-style-name="Visited_20_Internet_20_Link">FILE:Adapter_BackEnd</text:a>&gt;</text:p>
      <text:p text:style-name="P59"><text:soft-page-break/><text:s text:c="18"/>$&lt;TARGET_FILE_DIR:DesignPatternExamples_csharp&gt;</text:p>
      <text:p text:style-name="P59"><text:s text:c="4"/>COMMAND ${CMAKE_COMMAND} -E copy</text:p>
      <text:p text:style-name="P59"><text:s text:c="18"/>$&lt;TARGET_PDB_<text:a xlink:type="simple" xlink:href="../../../../../Adapter_BackEnd" text:style-name="Internet_20_link" text:visited-style-name="Visited_20_Internet_20_Link">FILE:Adapter_BackEnd</text:a>&gt;</text:p>
      <text:p text:style-name="P59"><text:s text:c="18"/>$&lt;TARGET_FILE_DIR:DesignPatternExamples_csharp&gt;</text:p>
      <text:p text:style-name="P50"><text:s text:c="4"/>)</text:p>
      <text:p text:style-name="P643"><text:span text:style-name="T428">[CMake Tip] </text:span>And I added the following to make sure Adapter_BackEnd is built before DesignPatternExamples_csharp:</text:p>
      <text:p text:style-name="P50">add_dependencies(DesignPatternExamples_csharp Adapter_BackEnd)</text:p>
      <text:p text:style-name="P644"><text:span text:style-name="T428">[CMake Tip] </text:span>Last question is how to set the default namespace in the C# project. <text:s/>Currently it is empty. <text:s/><text:span text:style-name="T755">Answer (from </text:span><text:a xlink:type="simple" xlink:href="https://stackoverflow.com/questions/70541921/cmake-how-to-set-default-namespace-for-a-c-sharp-project" text:style-name="Internet_20_link" text:visited-style-name="Visited_20_Internet_20_Link"><text:span text:style-name="T755">this StackOverflow question</text:span></text:a><text:span text:style-name="T755">):</text:span></text:p>
      <text:p text:style-name="P50">set_property(TARGET DesignPatternExamples_csharp</text:p>
      <text:p text:style-name="P50"><text:s text:c="13"/>PROPERTY VS_GLOBAL_ROOTNAMESPACE DesignPatternExamples_csharp</text:p>
      <text:p text:style-name="P50"><text:s text:c="12"/>)</text:p>
      <text:p text:style-name="P645">C# conversion to CMake complete.</text:p>
      <text:p text:style-name="P646"/>
      <text:p text:style-name="P646">For Rust, I want to build rust in the build directory. <text:s/>Then I can copy over the Adapter_BackEnd.dll to the Rust output directory. <text:s/><text:span text:style-name="T756">The default output directory is "target" in the root of the project where the main cargo.toml file is. <text:s/>This can be overridden by creating .cargo/config.toml and adding the following line</text:span><text:span text:style-name="T757">s</text:span><text:span text:style-name="T756">:</text:span></text:p>
      <text:p text:style-name="P50">[build]</text:p>
      <text:p text:style-name="P50">target-dir = /<text:span text:style-name="T757">path/to/output-dir</text:span></text:p>
      <text:p text:style-name="P647"><text:span text:style-name="T429">[Rust Cargo Tip] </text:span>However, unless the path is absolute, the path is relative to the parent directory of .cargo/config.toml (in other words, usually the same directory as the Cargo.toml file). <text:s/><text:span text:style-name="T758">The alternative is to pass --</text:span><text:span text:style-name="T759">target-dir to cargo build:</text:span></text:p>
      <text:p text:style-name="P50">cargo build --target-dir &lt;path/to/output-dir&gt;</text:p>
      <text:p text:style-name="P648">The --target-dir switch also works for cargo run.</text:p>
      <text:p text:style-name="P649"><text:span text:style-name="T429">[Rust Cargo Tip] </text:span>In addition, it is possible to pass the path to the Cargo.toml file, using the --manifest-path switch.</text:p>
      <text:p text:style-name="P650">I tried the following as an experiment:</text:p>
      <text:p text:style-name="P50">cd c:\work\DesignPatternExamples\build</text:p>
      <text:p text:style-name="P50">cargo build --manifest-path ..\rust\design_pattern_examples_rust\Cargo.toml --target-dir rust</text:p>
      <text:p text:style-name="P650">This created the rust directory in the build directory but it failed with the following error:</text:p>
      <text:p text:style-name="P50">The following warnings were emitted during compilation:</text:p>
      <text:p text:style-name="P50"/>
      <text:p text:style-name="P50">warning: Copying Adapter_BackEnd files to C:\work\DesignPatternExamples\rust\design_pattern_examples_rust\target\Debug</text:p>
      <text:p text:style-name="P50"/>
      <text:p text:style-name="P50">error: failed to run custom build command for `design_pattern_examples_rust v0.1.0 (C:\work\DesignPatternExamples\rust\design_pattern_examples_rust)`</text:p>
      <text:p text:style-name="P50"><text:soft-page-break/></text:p>
      <text:p text:style-name="P50">Caused by:</text:p>
      <text:p text:style-name="P50"><text:s text:c="2"/>process didn't exit successfully: `C:\work\DesignPatternExamples\build\rust\debug\build\design_pattern_examples_rust-e663a12b2078364d\build-script-build` (exit code: 101)</text:p>
      <text:p text:style-name="P50"><text:s text:c="2"/>--- stdout</text:p>
      <text:p text:style-name="P50"><text:s text:c="2"/>cargo:rustc-link-lib=Adapter_BackEnd</text:p>
      <text:p text:style-name="P50"><text:s text:c="2"/>cargo:rustc-link-search=C:\work\DesignPatternExamples\rust\design_pattern_examples_rust\..\..\lib\x64\Debug/</text:p>
      <text:p text:style-name="P50"><text:s text:c="2"/>cargo:warning=Copying Adapter_BackEnd files to C:\work\DesignPatternExamples\rust\design_pattern_examples_rust\target\Debug</text:p>
      <text:p text:style-name="P50"/>
      <text:p text:style-name="P50"><text:s text:c="2"/>--- stderr</text:p>
      <text:p text:style-name="P50"><text:s text:c="2"/>thread 'main' panicked at 'called `Result::unwrap()` on an `Err` value: Os { code: 3, kind: NotFound, message: "The system cannot find the path specified." }', build.rs:34:29</text:p>
      <text:p text:style-name="P651">The error occurs in the build.rs code, which copies the Adapter_BackEnd files to the output directory. <text:s/>The code looks to the environment variable, CARGO_MANIFEST_DIR, for the output directory. <text:s/><text:span text:style-name="T760">The Debug or Release configuration is taken from the PROFILE environment variable. <text:s/></text:span><text:span text:style-name="T761">The build.rs code also knows where to find the Adapter_BackEnd files (..\..\lib\x64\Release) because that's where the Adapter_BackEnd project is configured to put them. <text:s/></text:span><text:span text:style-name="T762">I think I need to create a build.rs.in template file and create it as needed.</text:span></text:p>
      <text:h text:style-name="P1180" text:outline-level="1" text:is-list-header="true">July 14, 2023</text:h>
      <text:p text:style-name="P653"><text:span text:style-name="T429">[Rust Cargo Tip] </text:span>The following command:</text:p>
      <text:p text:style-name="P50">cargo build --target-dir rust</text:p>
      <text:p text:style-name="P652">Does not set the <text:span text:style-name="T764">CARGO_BUILD_TARGET_DIR or CARGO_TARGET_DIR environment variable for the build.rs script. <text:s/>--target-dir switch d</text:span><text:span text:style-name="T765">irects all build output to the specified directory. <text:s/>However, there is no environment variable set to the contents of this switch.</text:span></text:p>
      <text:p text:style-name="P654"><text:span text:style-name="T767">The </text:span>CARGO_TARGET_DIR environment variable is expected to be set by the developer; cargo will not set that automatically. <text:s/>The --target-dir switch overrides the environment variable, <text:span text:style-name="T766">which in turn overrides the build.target-dir configuration option (if set).</text:span></text:p>
      <text:p text:style-name="P655"><text:span text:style-name="T429">[Rust </text:span><text:span text:style-name="T430">Cargo</text:span><text:span text:style-name="T429"> Tip] </text:span>Apparently, running the command "cargo metadata" is the preferred way to discover all this stuff. <text:s/><text:span text:style-name="T768">This outputs a json-formatted block of metadata. <text:s/>The target directory is at "./target_directory" and contains the full path to the target directory.</text:span></text:p>
      <text:p text:style-name="P656">There is a crate, <text:a xlink:type="simple" xlink:href="https://crates.io/crates/cargo_metadata" text:style-name="Internet_20_link" text:visited-style-name="Visited_20_Internet_20_Link">cargo_<text:span text:style-name="T769">metadata</text:span></text:a><text:span text:style-name="T769">, that makes this metadata readable but </text:span><text:span text:style-name="T770">the </text:span><text:span text:style-name="T769">cargo_metadata </text:span><text:span text:style-name="T770">crate</text:span><text:span text:style-name="T769"> must be installed </text:span><text:span text:style-name="T770">as a dependency.</text:span></text:p>
      <text:p text:style-name="P657">In addition, to parse the json data, I need either the rustc_serialize crate or the (apparently preferred) serde crate (which covers a lot more formats), either of which needs to be installed as a dependency.</text:p>
      <text:p text:style-name="P152">So, apparently the build.rs script needs to do this:</text:p>
      <text:list text:style-name="L12">
        <text:list-item>
          <text:p text:style-name="P1233">run "cargo metadata" to produce a json-formatted block of data <text:span text:style-name="T772">to standard output</text:span> <text:span text:style-name="T771">(this might install several other crates on first invocation: num_threads v0.1.6, </text:span>wasi v0.11.0+wasi-snapshot-preview1, winapi-i686-pc-windows-gnu v0.4.0, winapi-x86_64-pc-windows-gnu v0.4.0<text:span text:style-name="T772">).</text:span></text:p>
        </text:list-item>
        <text:list-item>
          <text:p text:style-name="P1234"><text:soft-page-break/>Capture the standard output into a variables</text:p>
        </text:list-item>
        <text:list-item>
          <text:p text:style-name="P1234">Pass the contents of the variable to either rustc_serialize or serde</text:p>
        </text:list-item>
      </text:list>
      <text:p text:style-name="P153"/>
      <text:p text:style-name="P658"><text:span text:style-name="T429">[Rust </text:span><text:span text:style-name="T430">Cargo </text:span><text:span text:style-name="T429">Tip] </text:span>Here is an example of using rustc_serialize crate:</text:p>
      <text:p text:style-name="P50">extern crate rustc_serialize;</text:p>
      <text:p text:style-name="P50">use rustc_serialize::json::Json;</text:p>
      <text:p text:style-name="P50">use std::fs::File;</text:p>
      <text:p text:style-name="P50">use std::io::Read;</text:p>
      <text:p text:style-name="P50"/>
      <text:p text:style-name="P50">fn main() {</text:p>
      <text:p text:style-name="P50"><text:s text:c="4"/>let mut file = File::open("text.json").unwrap();</text:p>
      <text:p text:style-name="P50"><text:s text:c="4"/>let mut data = String::new();</text:p>
      <text:p text:style-name="P50"><text:s text:c="4"/>file.read_to_string(&amp;mut data).unwrap();</text:p>
      <text:p text:style-name="P50"/>
      <text:p text:style-name="P50"><text:s text:c="4"/>let json = Json::from_str(&amp;data).unwrap();</text:p>
      <text:p text:style-name="P50"><text:s text:c="4"/>println!("{}", json.find_path(&amp;["Address", "Street"]).unwrap());</text:p>
      <text:p text:style-name="P50">}</text:p>
      <text:p text:style-name="P659">I can install rustc-serialize v0.3 as a dependency. <text:s/>However, the page for rustc-serialize has the following note:</text:p>
      <text:p text:style-name="P52"><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0">Serde documentation: <text:a xlink:type="simple" xlink:href="https://serde.rs/" text:style-name="Internet_20_link" text:visited-style-name="Visited_20_Internet_20_Link">https://serde.rs/</text:a>. <text:s/><text:span text:style-name="T773">Serde is significantly more complicated to use. <text:s/></text:span><text:span text:style-name="T774">There is nothing in the serde interfaces like the find_path() shown in the rustc_serialize example above.</text:span></text:p>
      <text:p text:style-name="P660"/>
      <text:p text:style-name="P662"><text:span text:style-name="T429">[Rust </text:span><text:span text:style-name="T430">Cargo </text:span><text:span text:style-name="T429">Tip] </text:span>Here is my example of using the rustc-serialize crate:</text:p>
      <text:p text:style-name="P50">extern crate rustc_serialize;</text:p>
      <text:p text:style-name="P50"/>
      <text:p text:style-name="P50">use rustc_serialize::json::Json;</text:p>
      <text:p text:style-name="P50"/>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text:s text:c="4"/>let json = Json::from_str(&amp;data).unwrap();</text:p>
      <text:p text:style-name="P50"><text:s text:c="4"/>println!("{}", json.find_path(&amp;["target_directory"]).unwrap());</text:p>
      <text:p text:style-name="P50">}</text:p>
      <text:p text:style-name="P661">And here is the output:</text:p>
      <text:p text:style-name="P50"><text:s text:c="3"/>Compiling rustc-serialize v0.3.24</text:p>
      <text:p text:style-name="P50"><text:s text:c="3"/>Compiling serde v1.0.171</text:p>
      <text:p text:style-name="P50"><text:s text:c="3"/>Compiling practice v0.1.0 (C:\work\rust\practice_workspace\practice)</text:p>
      <text:p text:style-name="P50"><text:s text:c="4"/>Finished dev [unoptimized + debuginfo] target(s) in 2.43s</text:p>
      <text:p text:style-name="P22">warning: the following packages contain code that will be rejected by a future version of Rust: rustc-serialize v0.3.24</text:p>
      <text:p text:style-name="P50"><text:soft-page-break/>note: to see what the problems were, use the option `--future-incompat-report`, or run `cargo report future-incompatibilities --id 1`</text:p>
      <text:p text:style-name="P50"><text:s text:c="5"/>Running `target\debug\practice.exe`</text:p>
      <text:p text:style-name="P50">"C:<text:a xlink:type="simple" xlink:href="file://work//rust//practice_workspace//target" text:style-name="Internet_20_link" text:visited-style-name="Visited_20_Internet_20_Link">\\work\\rust\\practice_workspace\\target</text:a>"</text:p>
      <text:p text:style-name="P661">Note the highlighted line. <text:s/>So I really do need to use serde.</text:p>
      <text:p text:style-name="P663">In Cargo.toml, add the following:</text:p>
      <text:p text:style-name="P50">serde_json = { version = "1.0.102" }</text:p>
      <text:p text:style-name="P663">This will bring in the serde crate as a dependency. <text:s/>The serde_json crate process JSON formatted data.</text:p>
      <text:p text:style-name="P664">Here is my version of a cargo metadata reader using serde:</text:p>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
      <text:p text:style-name="P50"><text:s text:c="4"/>let json_map : serde_json::Map&lt;String, serde_json::Value&gt; = serde_json::from_str(&amp;data).unwrap();</text:p>
      <text:p text:style-name="P50"><text:s text:c="4"/>let target_dir = match json_map.get("target_directory") {</text:p>
      <text:p text:style-name="P50"><text:s text:c="8"/>Some(v) =&gt; v.to_string(),</text:p>
      <text:p text:style-name="P50"><text:s text:c="8"/>None =&gt; String::new(),</text:p>
      <text:p text:style-name="P50"><text:s text:c="4"/>};</text:p>
      <text:p text:style-name="P50"><text:s text:c="4"/>println!("target_dir = {}", target_dir);</text:p>
      <text:p text:style-name="P50">}</text:p>
      <text:p text:style-name="P665">Basically, use serde_json to read a JSON string, parse it, and return the values in a serde_json::Map&lt;String, serde_json::Value&gt;. <text:s/>Then retrieve the "target_directory" entry.</text:p>
      <text:p text:style-name="P666">Applied all my work to the build.rs script in c:\work\vs2022\DesignPatternExamples\rust\design_pattern_examples_rust. <text:s/>Successfully read the metadata. <text:s/>However, "target_directory" still contains the default setting. <text:s/><text:span text:style-name="T775">In other words, IT DOESN'T PAY ATTENTION TO THE --target-dir SWITCH!!! <text:s/></text:span><text:span text:style-name="T776">The advice from the Rust Library Team is useless here.</text:span></text:p>
      <text:p text:style-name="P68">Only solution I see is to create a <text:span text:style-name="T756">.cargo/config.toml </text:span>from a cmake template.</text:p>
      <text:h text:style-name="P1181" text:outline-level="1" text:is-list-header="true">July 15, 2023</text:h>
      <text:p text:style-name="P646"><text:span text:style-name="T777">Need to create a </text:span><text:span text:style-name="T756">.cargo/config.toml </text:span><text:span text:style-name="T777">that can specify the target-dir.</text:span></text:p>
      <text:p text:style-name="P668"><text:span text:style-name="T429">[Rust </text:span><text:span text:style-name="T430">Cargo </text:span><text:span text:style-name="T429">Tip] </text:span>In my practice_workspace, I did the following:</text:p>
      <text:p text:style-name="P50">md .cargo</text:p>
      <text:p text:style-name="P50">notepad .cargo\config.toml</text:p>
      <text:p text:style-name="P667">In the new file, I added the following:</text:p>
      <text:p text:style-name="P50">[build]</text:p>
      <text:p text:style-name="P50">target-dir = "rust"</text:p>
      <text:p text:style-name="P667">I then ran the build with this:</text:p>
      <text:p text:style-name="P50"><text:soft-page-break/>cargo run</text:p>
      <text:p text:style-name="P667">The program's output showed <text:span text:style-name="T781">the </text:span>target directory <text:span text:style-name="T781">(target_directory)</text:span> in the cargo metadata to be:</text:p>
      <text:p text:style-name="P50">target_dir = C:\work\rust\practice_workspace\rust</text:p>
      <text:p text:style-name="P667">So using the .cargo/config.toml to change the target directory so it can be read from the cargo metadata worked. <text:s/><text:span text:style-name="T778">Running the test with the following:</text:span></text:p>
      <text:p text:style-name="P50">cargo run --target-dir rust2</text:p>
      <text:p text:style-name="P669">Caused cargo to use rust2 for all file output but the program reported target<text:span text:style-name="T781">_</text:span>directory to be c:\work\rust\practice_workspace\rust.</text:p>
      <text:p text:style-name="P670">This will work for me on the DesignPatternExamples program because I don't otherwise use .cargo/config.toml.</text:p>
      <text:p text:style-name="P671">I also tried the following:</text:p>
      <text:p text:style-name="P50">cargo run --config "build.target-dir=\"rust2\""</text:p>
      <text:p text:style-name="P671">The files ended up in rust2 but the program still reported target<text:span text:style-name="T781">_</text:span>directory to be c:\work\rust\practice_workspace\rust.</text:p>
      <text:p text:style-name="P672">I deleted .cargo/config.toml and ran the same line above. <text:s/>It put the files in rust2 but the program reported target<text:span text:style-name="T781">_</text:span>directory to be c:\work\rust\practice_workspace\target <text:span text:style-name="T779">(in other words, back to the default).</text:span></text:p>
      <text:p text:style-name="P673"><text:span text:style-name="T429">[Rust </text:span><text:span text:style-name="T430">Cargo </text:span><text:span text:style-name="T429">Tip] </text:span>This tells me that, although the command line can override the defaults and the .cargo/config.toml, the metadata does not reflect this command line override.</text:p>
      <text:p text:style-name="P675"><text:span text:style-name="T429">[Rust </text:span><text:span text:style-name="T430">Cargo </text:span><text:span text:style-name="T429">Tip] </text:span>I can also use an environment variable to override the default target-dir, like this:</text:p>
      <text:p text:style-name="P50">set CARGO_BUILD_TARGET_DIR=rust2</text:p>
      <text:p text:style-name="P50">cargo run</text:p>
      <text:p text:style-name="P674">This put the files in rust2 and the program reported the target<text:span text:style-name="T781">_</text:span>directory to be c:\work\rust\practice_workspace\rust2.</text:p>
      <text:p text:style-name="P676"><text:span text:style-name="T429">[Rust </text:span><text:span text:style-name="T430">Cargo </text:span><text:span text:style-name="T429">Tip] </text:span>Note: I can also use CARGO_TARGET_DIR environment variable.</text:p>
      <text:p text:style-name="P677">I restored the above .cargo/config.toml and ran the program again, with the above environment variable. <text:s/>The file output when to rust2 and the program reported target<text:span text:style-name="T781">_</text:span>directory to be c:\work\rust\practice_workspace\rust2. <text:s/>So the environment variable, as expected, overrides the default and the config.toml file.</text:p>
      <text:p text:style-name="P678">The environment variable can hold a full path to an output directory.</text:p>
      <text:p text:style-name="P679">I moved the practice code to c:\work\rust\rust-build-config <text:span text:style-name="T780">so I can preserve it.</text:span></text:p>
      <text:p text:style-name="P680">The upshot of all this experimentation is I can use an environment variable in CMake to get rust to build in a directory of my choice.</text:p>
      <text:p text:style-name="P681"><text:soft-page-break/>(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2">Updated the build.rs file in the c:\work\vs2022\DesignPatternExamples to use cargo metadata, now that I know how to override the target_directory.</text:p>
      <text:h text:style-name="P1182" text:outline-level="1" text:is-list-header="true">July 16, 2023</text:h>
      <text:p text:style-name="P67">Working on adding support for DesignPatternExamples_rust in cmake (in c:\work\DesignPatternExamples project). <text:s/>Trying to work out how to trigger a build of the rust stuff from cmake.</text:p>
      <text:p text:style-name="P67">Here is an example of how to do this: <text:a xlink:type="simple" xlink:href="https://github.com/ryankurte/rust-cmake" text:style-name="Internet_20_link" text:visited-style-name="Visited_20_Internet_20_Link">https://github.com/ryankurte/rust-cmake</text:a>.</text:p>
      <text:p text:style-name="P67">The above example shows how to add a custom target and a custom command to build that target. <text:s/>It is possible to pass environment variables to the <text:span text:style-name="T782">invocation of the cmake command while building the rust crate. <text:s/>I still need to unravel that code a bit, though. <text:s/></text:span><text:span text:style-name="T783">I'm not sure I follow it exactly.</text:span></text:p>
      <text:p text:style-name="P683">In c:\work\cmake\practice, I experimented with a custom target. <text:s/>The process uses a simple script, practice.cmd, to dump all CMAKE environment variables into practice.txt in the build directory. <text:s/>The CmakeLists_txt file looks like this:</text:p>
      <text:p text:style-name="P50">cmake_minimum_required(VERSION 3.21)</text:p>
      <text:p text:style-name="P50"/>
      <text:p text:style-name="P50">project(practice)</text:p>
      <text:p text:style-name="P50"/>
      <text:p text:style-name="P50">add_custom_target(practice</text:p>
      <text:p text:style-name="P50"><text:s text:c="4"/>DEPENDS practice.txt</text:p>
      <text:p text:style-name="P50"><text:s text:c="4"/>WORKING_DIRECTORY ${CMAKE_BINARY_DIR}</text:p>
      <text:p text:style-name="P50">)</text:p>
      <text:p text:style-name="P50"/>
      <text:p text:style-name="P50"/>
      <text:p text:style-name="P50">add_custom_command(OUTPUT practice.txt</text:p>
      <text:p text:style-name="P50"><text:s text:c="4"/>COMMAND ${CMAKE_COMMAND} -E env</text:p>
      <text:p text:style-name="P50"><text:s text:c="8"/>"CMAKE_BUILD_TARGET_DIR=${CMAKE_BINARY_DIR}/rust"</text:p>
      <text:p text:style-name="P50"><text:s text:c="8"/>practice.cmd &gt;${CMAKE_BINARY_DIR}/practice.txt</text:p>
      <text:p text:style-name="P50"><text:s text:c="4"/>WORKING_DIRECTORY ${CMAKE_SOURCE_DIR}</text:p>
      <text:p text:style-name="P50"><text:s text:c="4"/>COMMAND_EXPAND_LISTS</text:p>
      <text:p text:style-name="P50">)</text:p>
      <text:p text:style-name="P683">The only way I can get this custom target to build is with the following:</text:p>
      <text:p text:style-name="P50">cmake ..\</text:p>
      <text:p text:style-name="P50">cmake --build . --target=practice</text:p>
      <text:p text:style-name="P684">In other words, I need to explicitly tell which target to build.</text:p>
      <text:p text:style-name="P684"><text:span text:style-name="T429">[</text:span><text:span text:style-name="T431">CMake</text:span><text:span text:style-name="T430"> </text:span><text:span text:style-name="T429">Tip] </text:span><text:span text:style-name="T784">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4">from this StackOverflow question/answer</text:span></text:a><text:span text:style-name="T784">):</text:span></text:p>
      <text:p text:style-name="P50"><text:soft-page-break/>function(get_all_targets var)</text:p>
      <text:p text:style-name="P50"><text:s text:c="4"/>set(targets)</text:p>
      <text:p text:style-name="P50"><text:s text:c="4"/>get_all_targets_recursive(targets ${CMAKE_CURRENT_SOURCE_DIR})</text:p>
      <text:p text:style-name="P50"><text:s text:c="4"/>set(${var} ${targets} PARENT_SCOPE)</text:p>
      <text:p text:style-name="P50">endfunction()</text:p>
      <text:p text:style-name="P50"/>
      <text:p text:style-name="P50">macro(get_all_targets_recursive targets dir)</text:p>
      <text:p text:style-name="P50"><text:s text:c="4"/>get_property(subdirectories DIRECTORY ${dir} PROPERTY SUBDIRECTORIES)</text:p>
      <text:p text:style-name="P50"><text:s text:c="4"/>foreach(subdir ${subdirectories})</text:p>
      <text:p text:style-name="P50"><text:s text:c="8"/>get_all_targets_recursive(${targets} ${subdir})</text:p>
      <text:p text:style-name="P50"><text:s text:c="4"/>endforeach()</text:p>
      <text:p text:style-name="P50"/>
      <text:p text:style-name="P50"><text:s text:c="4"/>get_property(current_targets DIRECTORY ${dir} PROPERTY BUILDSYSTEM_TARGETS)</text:p>
      <text:p text:style-name="P50"><text:s text:c="4"/>list(APPEND ${targets} ${current_targets})</text:p>
      <text:p text:style-name="P50">endmacro()</text:p>
      <text:p text:style-name="P50"/>
      <text:p text:style-name="P50">get_all_targets(all_targets)</text:p>
      <text:p text:style-name="P50">message("All targets: ${all_targets}")</text:p>
      <text:p text:style-name="P685"><text:span text:style-name="T429">[</text:span><text:span text:style-name="T431">CMake</text:span><text:span text:style-name="T430"> </text:span><text:span text:style-name="T429">Tip] </text:span>Ah. <text:s/>The answer is to add the keyword ALL after the name of the custom target:</text:p>
      <text:p text:style-name="P50">add_custom_target(practice ALL)</text:p>
      <text:p text:style-name="P686">Added that to the DesignPatternExamples_rust target and it now works as expected.</text:p>
      <text:p text:style-name="P686">New problem: Although I have the CMAKE_BUILD_TARGET_DIR environment variable being set in the custom command for DesignPatternExamples_rust, cargo is still building to the rust src/target location, as though the environment variable is not there. <text:s/><text:span text:style-name="T785">However, the build.rs file was being run – it's just failing:</text:span></text:p>
      <text:p text:style-name="P50">CUSTOMBUILD : warning : <text:span text:style-name="T272">output_path = C:\work\DesignPatternExamples\rust\design_pattern_examples_rust\target\debug</text:span> [C:\work\Des</text:p>
      <text:p text:style-name="P50">ignPatternExamples\build\rust\DesignPatternExamples_rust.vcxproj]</text:p>
      <text:p text:style-name="P50">CUSTOMBUILD : warning : Copying Adapter_BackEnd files to C:\work\DesignPatternExamples\rust\design_pattern_examples_rust\target</text:p>
      <text:p text:style-name="P50">\debug [C:\work\DesignPatternExamples\build\rust\DesignPatternExamples_rust.vcxproj]</text:p>
      <text:p text:style-name="P50"/>
      <text:p text:style-name="P50">CUSTOMBUILD : error : failed to run custom build command for `design_pattern_examples_rust v0.1.0 (C:\work\DesignPatternExample</text:p>
      <text:p text:style-name="P50">s\rust\design_pattern_examples_rust)` [C:\work\DesignPatternExamples\build\rust\DesignPatternExamples_rust.vcxproj]</text:p>
      <text:p text:style-name="P50"/>
      <text:p text:style-name="P50"><text:s text:c="2"/>Caused by:</text:p>
      <text:p text:style-name="P50"><text:s text:c="4"/>process didn't exit successfully: `C:\work\DesignPatternExamples\rust\design_pattern_examples_rust\target\debug\build\desig</text:p>
      <text:p text:style-name="P50"><text:s text:c="2"/>n_pattern_examples_rust-8f4bc2398496c3a0\build-script-build` (exit code: 101)</text:p>
      <text:p text:style-name="P50"><text:s text:c="4"/>--- stdout</text:p>
      <text:p text:style-name="P50"><text:s text:c="4"/>cargo:rustc-link-lib=Adapter_BackEnd</text:p>
      <text:p text:style-name="P50"><text:s text:c="4"/>cargo:rustc-link-search=C:\work\DesignPatternExamples\rust\design_pattern_examples_rust\..\..\lib\x64\debug/</text:p>
      <text:p text:style-name="P50"><text:s text:c="4"/>cargo:warning=output_path = C:\work\DesignPatternExamples\rust\design_pattern_examples_rust\target\debug</text:p>
      <text:p text:style-name="P50"><text:s text:c="4"/>cargo:warning=Copying Adapter_BackEnd files to C:\work\DesignPatternExamples\rust\design_pattern_examples_rust\target\debug</text:p>
      <text:p text:style-name="P50"/>
      <text:p text:style-name="P50"><text:s text:c="4"/>--- stderr</text:p>
      <text:p text:style-name="P50"><text:s text:c="4"/>thread 'main' panicked at 'called `Result::unwrap()` on an `Err` value: Os { code: 3, kind: NotFound, message: "<text:span text:style-name="T272">The system</text:span></text:p>
      <text:p text:style-name="P50"><text:span text:style-name="T272"><text:s text:c="2"/>cannot find the path specified.</text:span>" }', build.rs:35:29</text:p>
      <text:p text:style-name="P50"><text:s text:c="4"/>note: run with `RUST_BACKTRACE=1` environment variable to display a backtrace</text:p>
      <text:p text:style-name="P50"><text:soft-page-break/>C:\Program Files\Microsoft Visual Studio\2022\Community\MSBuild\Microsoft\VC\v170\Microsoft.CppCommon.targets(248,5): error MSB</text:p>
      <text:p text:style-name="P50">8066: Custom build for 'C:\work\DesignPatternExamples\build\CMakeFiles\1422875ff7f4455e67944f00af80caab\design_pattern_examples</text:p>
      <text:p text:style-name="P50">_rust.exe.rule;C:\work\DesignPatternExamples\build\CMakeFiles\eb96e23c5f7b9ecea2c931a9cd2362a8\DesignPatternExamples_rust.rule'</text:p>
      <text:p text:style-name="P50"><text:s/>exited with code 101. [C:\work\DesignPatternExamples\build\rust\DesignPatternExamples_rust.vcxproj]</text:p>
      <text:p text:style-name="P687">I don't know what file it is looking for, however.</text:p>
      <text:p text:style-name="P688">I added a line to build.rs to print out the CMAKE_BUILD_TARGET_DIR and it is correctly set:</text:p>
      <text:p text:style-name="P50">CMAKE_BUILD_TARGET_DIR = C:/work/DesignPatternExamples/build/rust</text:p>
      <text:p text:style-name="P688"><text:span text:style-name="T786">For some reason, cargo is ignoring it </text:span><text:span text:style-name="T787">because the metadata target_directory value is </text:span></text:p>
      <text:p text:style-name="P50">C:\work\DesignPatternExamples\rust\design_pattern_examples_rust\target\debug</text:p>
      <text:p text:style-name="P689">I tried replacing the directory in CMAKE_BUILD_TARGET_DIR with backslashes but I get the same error. <text:s/>The variable is being ignored. <text:s/><text:span text:style-name="T788">I changed the variable to this:</text:span></text:p>
      <text:p text:style-name="P50">"CMAKE_TARGET_DIR=${CMAKE_BINARY_DIR}\rust"</text:p>
      <text:p text:style-name="P690">But that didn't help either. <text:s/>Cargo just ignored it.</text:p>
      <text:p text:style-name="P692"><text:span text:style-name="T429">[Rust </text:span><text:span text:style-name="T430">Cargo </text:span><text:span text:style-name="T429">Tip] </text:span>Doh! <text:s/>The variable should be:</text:p>
      <text:p text:style-name="P50">"<text:span text:style-name="T272">CARGO</text:span>_BUILD_TARGET_DIR=${CMAKE_BINARY_DIR}/rust"</text:p>
      <text:p text:style-name="P691">Because I'm running cargo in a cmake environment, not cmake itself.</text:p>
      <text:p text:style-name="P30">Now I have a new and different problem:</text:p>
      <text:p text:style-name="P50">CUSTOMBUILD : warning : output_path = C:/work/DesignPatternExamples/buildust\debug [C:\work\DesignPatternExamples\build\rust\DesignPatternEx</text:p>
      <text:p text:style-name="P50">amples_rust.vcxproj]</text:p>
      <text:p text:style-name="P50">CUSTOMBUILD : warning : Copying Adapter_BackEnd files to C:/work/DesignPatternExamples/buildust\debug [C:\work\DesignPatternExamples\build\r</text:p>
      <text:p text:style-name="P50">ust\DesignPatternExamples_rust.vcxproj]</text:p>
      <text:p text:style-name="P30">For some reason, the output path is getting munged to:</text:p>
      <text:p text:style-name="P29">C:/work/DesignPatternExamples/buildust\debug</text:p>
      <text:p text:style-name="P693"><text:span text:style-name="T429">[</text:span><text:span text:style-name="T431">CMake</text:span><text:span text:style-name="T430"> </text:span><text:span text:style-name="T429">Tip] </text:span><text:span text:style-name="T939">T</text:span>hat may be a bug in PathBuf::from().join(). <text:s/><text:span text:style-name="T789">Nope. <text:s/>I had \rust in the CMakeLists.txt file. <text:s/>Changed to /rust and that problem went away. <text:s/>However, the build.rs cannot find the Adapter_BackEnd.dll code.</text:span></text:p>
      <text:p text:style-name="P694"><text:span text:style-name="T429">[Rust </text:span><text:span text:style-name="T430">Cargo </text:span><text:span text:style-name="T429">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5">So I now have C, C++, C#, and Rust all building in CMake.</text:p>
      <text:h text:style-name="P1183" text:outline-level="1" text:is-list-header="true"><text:soft-page-break/>July 17, 2023</text:h>
      <text:p text:style-name="P66">Time for the Python example to get the CMake treatment. <text:s/><text:span text:style-name="T790">For Python, I want to copy the Python code to the build directory. <text:s/>Then I can copy over the Adapter_BackEnd.dll to the Python directory, in the adapter directory.</text:span></text:p>
      <text:p text:style-name="P66"><text:span text:style-name="T763">Alternatively, I could create a script that sets up the PATH environment variable so I can leave the Python source where it is and hopefully only put the Adapter_BackEnd.dll in the build directory. <text:s/></text:span><text:span text:style-name="T794">However, this will work only if I use ctypes.util.find_library(), which, on Windows at least, searches only the PATH environment variable and also requires the full name of the DLL (this is </text:span><text:span text:style-name="T250">not</text:span><text:span text:style-name="T794"> how Windows locates DLL normally). <text:s/>On Linux, find_library() will automatically add the </text:span><text:span text:style-name="T250">lib</text:span><text:span text:style-name="T794"> prefix and </text:span><text:span text:style-name="T250">.so</text:span><text:span text:style-name="T794"> suffix if not already provided and will search for the library the same way as Linux does. </text:span><text:span text:style-name="T795">The find_library() documentation does recommend using LoadLibrary() with a hardcoded library name on Windows.</text:span></text:p>
      <text:p text:style-name="P66"><text:span text:style-name="T791">The ctypes.cdll.LoadLibrary() </text:span><text:span text:style-name="T792">method</text:span><text:span text:style-name="T791"> </text:span><text:span text:style-name="T793">expects a full path to the library to load, although on Windows, LoadLibrary() will add the extension of DLL (or EXE) while looking. <text:s/></text:span><text:span text:style-name="T794">This is the approach the adapter_backendfunctions.py currently works and it assumes the Adapter_BackEnd.dll is in the same directory as the adapter_backendfunctions.py module.</text:span></text:p>
      <text:p text:style-name="P696">So copy the Python code to build/python so the Adapter_BackEnd.dll can be put in the adapter sub-directory.</text:p>
      <text:p text:style-name="P697"><text:span text:style-name="T429">[</text:span><text:span text:style-name="T431">CMake</text:span><text:span text:style-name="T430"> </text:span><text:span text:style-name="T429">Tip] </text:span>In cmake, generator expressions cannot be used in if() commands, or so my experiments reveal. <text:s/><text:span text:style-name="T796">Even if the generator expression is used indirectly through another variable.</text:span></text:p>
      <text:p text:style-name="P698">Example 1:</text:p>
      <text:p text:style-name="P698">uses the $&lt;TARGET_PDB&gt; generator expression in the variable:</text:p>
      <text:p text:style-name="P50">set(TARGET_PDB "$&lt;TARGET_PDB:Adapter_BackEnd&gt;")</text:p>
      <text:p text:style-name="P50">if(EXISTS "${TARGET_PDB}")</text:p>
      <text:p text:style-name="P50"><text:s text:c="2"/># This will never get hit</text:p>
      <text:p text:style-name="P50">else()</text:p>
      <text:p text:style-name="P50"><text:s text:c="2"/># This will get hit</text:p>
      <text:p text:style-name="P50">endif()</text:p>
      <text:p text:style-name="P698">Example 2:</text:p>
      <text:p text:style-name="P698">Uses $&lt;CONFIG&gt; generator expression in the variable:</text:p>
      <text:p text:style-name="P50">set(TARGET_PDB "${CMAKE_BINARY_DIR}/Adapter_BackEnd/$&lt;CONFIG&gt;/Adapter_BackEnd.pdb")</text:p>
      <text:p text:style-name="P50">if(EXISTS "${TARGET_PDB}")</text:p>
      <text:p text:style-name="P50"><text:s text:c="2"/># This will never get hit</text:p>
      <text:p text:style-name="P50">else()</text:p>
      <text:p text:style-name="P50"><text:s text:c="2"/># This will get hit</text:p>
      <text:p text:style-name="P50">endif()</text:p>
      <text:p text:style-name="P698">Example <text:span text:style-name="T797">3</text:span>:</text:p>
      <text:p text:style-name="P698"><text:soft-page-break/>Does not use a generator expression in the variable (but the PDB file might exist even in a release build):</text:p>
      <text:p text:style-name="P50">set(TARGET_PDB "${CMAKE_BINARY_DIR}/Adapter_BackEnd/<text:span text:style-name="T796">Debug</text:span>/Adapter_BackEnd.pdb")</text:p>
      <text:p text:style-name="P50">if(EXISTS "${TARGET_PDB}")</text:p>
      <text:p text:style-name="P50"><text:s text:c="2"/># This will get hit</text:p>
      <text:p text:style-name="P50">else()</text:p>
      <text:p text:style-name="P50"><text:s text:c="2"/># This will never get hit</text:p>
      <text:p text:style-name="P50">endif()</text:p>
      <text:p text:style-name="P698">Example <text:span text:style-name="T797">4:</text:span></text:p>
      <text:p text:style-name="P698"><text:span text:style-name="T797">Using a generator in an if() command doesn't work either, </text:span><text:span text:style-name="T798">regardless of whether the PDB file exists:</text:span></text:p>
      <text:p text:style-name="P50">if(EXISTS "$&lt;TARGET_PDB:Adapter_BackEnd&gt;")</text:p>
      <text:p text:style-name="P50"><text:s text:c="2"/># This will never get hit</text:p>
      <text:p text:style-name="P50">else()</text:p>
      <text:p text:style-name="P50"><text:s text:c="2"/># This will get hit</text:p>
      <text:p text:style-name="P50">endif()</text:p>
      <text:p text:style-name="P699">Example 5:</text:p>
      <text:p text:style-name="P699">Technically, $&lt;TARGET_PDB&gt; should be empty when building in a release mode and the .pdb file is not generated. <text:s/>But since generator expressions don't work in if() statements, the following doesn't work either:</text:p>
      <text:p text:style-name="P50">if("$&lt;TARGET_PDB:Adapter_BackEnd&gt; " STREQUAL " ")</text:p>
      <text:p text:style-name="P50"><text:s text:c="2"/># This will never get hit</text:p>
      <text:p text:style-name="P50">else()</text:p>
      <text:p text:style-name="P50"><text:s text:c="2"/># This will get hit</text:p>
      <text:p text:style-name="P50">endif()</text:p>
      <text:p text:style-name="P700"/>
      <text:p text:style-name="P701"><text:span text:style-name="T429">[</text:span><text:span text:style-name="T431">CMake</text:span><text:span text:style-name="T430"> </text:span><text:span text:style-name="T429">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9">are replaced by their cached values (I think that's how it works). <text:s/>The if()/endif() commands are used during the configure phase and not the build phase, </text:span><text:span text:style-name="T800">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2"><text:span text:style-name="T429">[</text:span><text:span text:style-name="T431">CMake</text:span><text:span text:style-name="T430"> </text:span><text:span text:style-name="T429">Tip] </text:span>Searching online suggests that a separate script (a "copyfile_<text:span text:style-name="T801">i</text:span>f_exists.cmake") should be created and then used in a custom command like this:</text:p>
      <text:p text:style-name="P50">add_custom_command(<text:span text:style-name="T804">TARGET my_</text:span>target</text:p>
      <text:p text:style-name="P50"><text:s text:c="4"/>POST_BUILD </text:p>
      <text:p text:style-name="P50"><text:s text:c="4"/>COMMAND ${CMAKE_COMMAND}</text:p>
      <text:p text:style-name="P50"><text:s text:c="8"/><text:span text:style-name="T801">"-DFILE_TO_COPY=${path_to_file}"</text:span></text:p>
      <text:p text:style-name="P50"><text:s text:c="8"/><text:span text:style-name="T801">"-DDESTINATION=${output_directory}"</text:span></text:p>
      <text:p text:style-name="P50"><text:s text:c="8"/>-<text:span text:style-name="T801">P </text:span><text:span text:style-name="T802">${CMAKE_CURRENT_SOURCE_DIR}/</text:span><text:span text:style-name="T801">copyfile_if_exists.cmake</text:span></text:p>
      <text:p text:style-name="P50"><text:s text:c="4"/><text:span text:style-name="T802">COMMENT "Copying ${path_to_file} it if exists."</text:span></text:p>
      <text:p text:style-name="P50">)</text:p>
      <text:p text:style-name="P703"><text:soft-page-break/><text:span text:style-name="T429">[</text:span><text:span text:style-name="T431">CMake</text:span><text:span text:style-name="T430"> </text:span><text:span text:style-name="T429">Tip] </text:span>The copyfile_if_exists.cmake can look like this:</text:p>
      <text:p text:style-name="P50">if(EXISTS ${FILE_TO_COPY})</text:p>
      <text:p text:style-name="P50"><text:s text:c="4"/><text:span text:style-name="T803">file(COPY ${FILE_TO_COPY} </text:span><text:span text:style-name="T805">DESTINATION</text:span><text:span text:style-name="T803"> ${DESTINATION}</text:span><text:span text:style-name="T805">)</text:span></text:p>
      <text:p text:style-name="P50">endif()</text:p>
      <text:p text:style-name="P704">The if() command is evaluated at the time the script is executed, which during the build phase.</text:p>
      <text:p text:style-name="P705">I tried it and it worked. <text:s/><text:span text:style-name="T806">This is what I ended up with in the rust CMakeLists.txt file:</text:span></text:p>
      <text:p text:style-name="P50"># Since TARGET generators are not supported in custom commands, get the needed</text:p>
      <text:p text:style-name="P50"># file paths and directories first and pass those in simple variables.</text:p>
      <text:p text:style-name="P50">set(ADAPTER_LIBRARY "$&lt;TARGET_FILE:Adapter_BackEnd&gt;")</text:p>
      <text:p text:style-name="P50">set(ADAPTER_PDB "$&lt;TARGET_PDB_<text:a xlink:type="simple" xlink:href="../../../../../Adapter_BackEnd" text:style-name="Internet_20_link" text:visited-style-name="Visited_20_Internet_20_Link">FILE:Adapter_BackEnd</text:a>&gt;")</text:p>
      <text:p text:style-name="P50">set(RUST_OUTPUT_DIR "${CMAKE_BINARY_DIR}/rust/$&lt;CONFIG&gt;")</text:p>
      <text:p text:style-name="P50"/>
      <text:p text:style-name="P50">add_custom_command(TARGET DesignPatternExamples_rust POST_BUILD</text:p>
      <text:p text:style-name="P50"><text:s text:c="4"/>COMMAND ${CMAKE_COMMAND} -E copy ${ADAPTER_LIBRARY} ${RUST_OUTPUT_DIR}</text:p>
      <text:p text:style-name="P50"><text:s text:c="4"/>)</text:p>
      <text:p text:style-name="P50"/>
      <text:p text:style-name="P50">add_custom_command(TARGET DesignPatternExamples_rust POST_BUILD</text:p>
      <text:p text:style-name="P50"><text:s text:c="4"/>COMMAND ${CMAKE_COMMAND}</text:p>
      <text:p text:style-name="P50"><text:s text:c="8"/>"-DFILE_TO_COPY=${ADAPTER_PDB}"</text:p>
      <text:p text:style-name="P50"><text:s text:c="8"/>"-DDESTINATION=${RUST_OUTPUT_DIR}"</text:p>
      <text:p text:style-name="P50"><text:s text:c="8"/>-P ${CMAKE_CURRENT_SOURCE_DIR}/copyfile_if_exists.cmake</text:p>
      <text:p text:style-name="P50"><text:s text:c="4"/>COMMENT "Copying ${ADAPTER_PDB} it if exists."</text:p>
      <text:p text:style-name="P50">)</text:p>
      <text:p text:style-name="P706">I put the copyfile_if_exists.make in the rust source directory for now <text:span text:style-name="T807">but I should make this a more global script.</text:span></text:p>
      <text:p text:style-name="P707">This also means the build.rs script for rust is not needed.</text:p>
      <text:h text:style-name="P1184" text:outline-level="1" text:is-list-header="true">July 18, 2023</text:h>
      <text:p text:style-name="P32">In c:\work\DesignPatternExamples\rust\design_pattern_examples_rust\ directory, renamed build.rs to build.rs.bak. <text:s/>Then did the following:</text:p>
      <text:p text:style-name="P50">cd <text:s/>c:\work\DesignPatternExamples\build</text:p>
      <text:p text:style-name="P31">rd /s /q rust</text:p>
      <text:p text:style-name="P50">cmake ..</text:p>
      <text:p text:style-name="P50">cmake --build . --config=release</text:p>
      <text:p text:style-name="P32">This failed to build design_pattern_examples_rust.exe with a link error:</text:p>
      <text:p text:style-name="P50">= note: LINK : fatal error LNK1181: cannot open input file 'Adapter_BackEnd.lib'</text:p>
      <text:p text:style-name="P708">When I put build.rs back and redo the above sequence, the rust example build<text:span text:style-name="T808">s </text:span><text:span text:style-name="T809">successfully.</text:span></text:p>
      <text:p text:style-name="P710"><text:span text:style-name="T429">[Rust </text:span><text:span text:style-name="T430">Cargo </text:span><text:span text:style-name="T429">Tip] </text:span>Ah. <text:s/>Here are the relevant lines from build.rs that explains the problem:</text:p>
      <text:p text:style-name="P50"><text:s text:c="4"/>println!("cargo:rustc-link-lib=Adapter_BackEnd");</text:p>
      <text:p text:style-name="P50"><text:s text:c="4"/>println!("cargo:rustc-link-search={}", library_path.display());</text:p>
      <text:p text:style-name="P709">This is why build.rs was added in the first place. <text:s/>The copying of the Adapter_BackEnd.dll to the output directory was added later. <text:s/><text:span text:style-name="T810">I modified build.rs to comment out all the code dealing with copying </text:span><text:soft-page-break/><text:span text:style-name="T810">the Adapter_BackEnd.dll. <text:s/>I then ran the above script for building. <text:s/>Built just fine and the CMake code put the Adapter_BackEnd.dll (and .pdb, for the debug configuration) in the right place. <text:s/>And the code runs just fine.</text:span></text:p>
      <text:p text:style-name="P711">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1">Done. <text:s/>The build.rs script now looks like this:</text:span></text:p>
      <text:p text:style-name="P50">use std::env;</text:p>
      <text:p text:style-name="P50"/>
      <text:p text:style-name="P50">fn main() {</text:p>
      <text:p text:style-name="P50"><text:s text:c="4"/>let library_path = env::var("ADAPTER_BINARY_DIR").unwrap();</text:p>
      <text:p text:style-name="P50"/>
      <text:p text:style-name="P50"><text:s text:c="4"/>println!("cargo:rustc-link-lib=Adapter_BackEnd");</text:p>
      <text:p text:style-name="P50"><text:s text:c="4"/>println!("cargo:rustc-link-search={}", library_path);</text:p>
      <text:p text:style-name="P50">}</text:p>
      <text:p text:style-name="P712">This is only possible due to <text:span text:style-name="T940">CM</text:span>ake <text:span text:style-name="T940">doing the copying for me.</text:span></text:p>
      <text:p text:style-name="P713">Next step is to make the copyfile_if_exists.cmake to be "global" instead of specific to rust, since the python example is going to need it as well.</text:p>
      <text:p text:style-name="P714">Moved rust\copyfile_if_exists.cmake to the root directory of DesignPatternExamples.</text:p>
      <text:p text:style-name="P715">Change</text:p>
      <text:p text:style-name="P50">-P ${CMAKE_CURRENT_SOURCE_DIR}/copyfile_if_exists.cmake</text:p>
      <text:p text:style-name="P715">to</text:p>
      <text:p text:style-name="P50">-P ${CMAKE_SOURCE_DIR}/copyfile_if_exists.cmake</text:p>
      <text:p text:style-name="P716">That worked for rust. <text:s/>Copying that whole mess over to CMakeLists.txt for Python.</text:p>
      <text:p text:style-name="P717">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2">I suppose I can force the release version always into Python (basically, ignore the configuration setting), with an option to copy the debug version if desired. <text:s/></text:span><text:span text:style-name="T813">There is the option() command in CMake.</text:span></text:p>
      <text:p text:style-name="P718"><text:span text:style-name="T432">[CMake Tip] </text:span>The option() command adds a variable to the cache with the specified ON/OFF value as the default. <text:s/>For example, <text:span text:style-name="T814">the CMakeLists.txt file:</text:span></text:p>
      <text:p text:style-name="P50">option(MYOPTION <text:span text:style-name="T814">"Enable My Option" ON)</text:span></text:p>
      <text:p text:style-name="P718">This can be overridden from the command line like this:</text:p>
      <text:p text:style-name="P50">cmake ..\ -DMYOPTION=OFF</text:p>
      <text:p text:style-name="P719">Note that this override must occur during the configuration phase, not the build phase, as the variable is in the cache.</text:p>
      <text:p text:style-name="P720"><text:soft-page-break/>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5">I think what I want is the ability to use the build phase to decide whether to use the debug version of the Adapter_BackEnd.dll. <text:s/></text:span><text:span text:style-name="T816">Could it be as simple as just always copying the debug version of the Adapter_BackEnd.dll when building a debug configuration, otherwise use the release version? <text:s/>In other words, nothing changes?</text:span></text:p>
      <text:p text:style-name="P721">Got it to work. <text:s/>The custom command I used is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721"><text:span text:style-name="T432">[CMake Tip] </text:span>The copy_directory_if_different copies the contents of the given source directory into the output directory. <text:s/>Important distinction.</text:p>
      <text:p text:style-name="P722">DesignPatternExamples_python now works from cmake, including creating the Visual Studio project.</text:p>
      <text:p text:style-name="P722">Problem: In both DesignPatternExamples_python and DesignPatternExamples_rust, the Visual Studio project shows <text:span text:style-name="T817">a </text:span>folder <text:span text:style-name="T817">called</text:span> "CMake Rules". <text:s/><text:span text:style-name="T817">Also, there is a file called DesignPatternExamples_python or DesignPatternExamples_rust (in each project, respectively). <text:s/>These are files that are designated as not to be built but they are files that don't exist. <text:s/></text:span><text:span text:style-name="T818">Double-clicking on one of them shows an error:</text:span></text:p>
      <text:p text:style-name="P50">Could not find the file 'C:\work\DesignPatternExamples\build\python\CMakeFiles\DesignPatterNExamples_python'</text:p>
      <text:p text:style-name="P723">I don't know why these are added or why CMake Rules is added. <text:s/>Those directories contain two auto-generated files that are empty.</text:p>
      <text:p text:style-name="P724"><text:span text:style-name="T433">[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9">(specifically, ADAPTER_BINARY_DIR). <text:s/></text:span><text:span text:style-name="T820">I'm not sure how to handle this. <text:s/></text:span><text:span text:style-name="T821">It would be nice for the rust analyzer to work; on the other hand I don't really need it to work as all normal editing should occur via the Visual Studio project files. <text:s/>Although that too is also not strictly necessary. <text:s/>Sigh.</text:span></text:p>
      <text:p text:style-name="P725"><text:span text:style-name="T433">[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7"><text:soft-page-break/></text:p>
      <text:p text:style-name="P726">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2">However, all the paths to search for source code is also relative to the current directory. <text:s/></text:span><text:span text:style-name="T823">So I either change the output folder to the build folder relative to the Doxyfile folder, or I change all the input folders to be relative from the build folder.</text:span></text:p>
      <text:p text:style-name="P727"><text:span text:style-name="T434">[Doxygen Tip] </text:span>In Doxyfile, changed the following:</text:p>
      <text:p text:style-name="P50">OUTPUT_DIRECTORY = ../build/CreateDocs</text:p>
      <text:p text:style-name="P50">WARN_LOGFILE <text:s text:c="10"/>= ../build/CreateDocs/DoxyLog.err</text:p>
      <text:p text:style-name="P50">HTML_EXTRA_STYLESHEET <text:s/>= explain.css</text:p>
      <text:p text:style-name="P728">And copied C:\work\vs2022\DesignPatternExamples\WebPages\explain.css to c:\work\DesignPatternExamples\CreateDocs.</text:p>
      <text:p text:style-name="P729">In CMakeLists.txt file for CreateDocs, the custom command looks like this:</text:p>
      <text:p text:style-name="P50">add_custom_command(OUTPUT ${CREATEDOCS_OUTPUT_DIR}/doxy.out</text:p>
      <text:p text:style-name="P50"><text:s text:c="4"/>COMMAND ${CMAKE_COMMAND} -E echo ${DOXYGEN_EXECUTABLE} ${CREATEDOCS_SOURCE_DIR}/Doxyfile</text:p>
      <text:p text:style-name="P50"><text:s text:c="4"/>COMMAND ${CMAKE_COMMAND} -E env</text:p>
      <text:p text:style-name="P50"><text:s text:c="8"/>${DOXYGEN_EXECUTABLE} Doxyfile &gt;${CREATEDOCS_OUTPUT_DIR}/doxy.out</text:p>
      <text:p text:style-name="P50"><text:s text:c="4"/>WORKING_DIRECTORY ${CREATEDOCS_SOURCE_DIR}</text:p>
      <text:p text:style-name="P50">)</text:p>
      <text:p text:style-name="P729"><text:span text:style-name="T434">[CMake Tip] </text:span>I removed the "VERBATIM" keyword so the redirect worked.</text:p>
      <text:p text:style-name="P730">And I finally figured out how to use the Doxygen::doxygen target in a custom command. <text:s/>The FindDoxygen module already declares Doxygen::doxygen as an imported target:</text:p>
      <text:p text:style-name="P50">add_executable(Doxygen::doxygen IMPORTED GLOBAL)</text:p>
      <text:p text:style-name="P50">set_target_properties(Doxygen::doxygen PROPERTIES</text:p>
      <text:p text:style-name="P50"><text:s text:c="16"/>IMPORTED_LOCATION "${DOXYGEN_EXECUTABLE}"</text:p>
      <text:p text:style-name="P33">)</text:p>
      <text:p text:style-name="P35"><text:span text:style-name="T434">[CMake Tip] </text:span>Doxygen::doxygen can now be treated as a command, like this:</text:p>
      <text:p text:style-name="P50">add_custom_command(OUTPUT ${CREATEDOCS_OUTPUT_DIR}/doxy.out</text:p>
      <text:p text:style-name="P50"><text:s text:c="4"/>COMMAND Doxygen::doxygen Doxyfile &gt;${CREATEDOCS_OUTPUT_DIR}/doxy.out</text:p>
      <text:p text:style-name="P50"><text:s text:c="4"/>WORKING_DIRECTORY ${CREATEDOCS_SOURCE_DIR}</text:p>
      <text:p text:style-name="P50">)</text:p>
      <text:p text:style-name="P34">Note that the ${CMAKE_COMMAND} is not used here to invoke the target, the target is invoked directly and CMake knows how to get the binary to actually use.</text:p>
      <text:p text:style-name="P731">CreateDocs target is now working as desired.</text:p>
      <text:p text:style-name="P731">And this completes CMake functionality for DesignPatternExamples.</text:p>
      <text:p text:style-name="P801"><text:span text:style-name="T434">[CMake Tip] </text:span><text:span text:style-name="T824">Some tweaks regarding use of REGULAR_EXPRESSION In source_group(). <text:s/>These are supposed to be a regular expression, not a file wildcard expression. <text:s/></text:span><text:span text:style-name="T825">So instead of </text:span><text:span text:style-name="T729">adapter/*.*</text:span><text:span text:style-name="T825">, I need to use </text:span><text:span text:style-name="T729">adapter/.*</text:span><text:span text:style-name="T825"> </text:span><text:span text:style-name="T826">(technically, it should </text:span><text:span text:style-name="T729">adapter/.+</text:span><text:span text:style-name="T826">).</text:span></text:p>
      <text:h text:style-name="P1185" text:outline-level="1" text:is-list-header="true"><text:soft-page-break/>July 19, 2023</text:h>
      <text:p text:style-name="P65">Copied all CMake files from c:\work\DesignPatternExamples to c:\work\vs2022\DesignPatternExamples. <text:s/>Committed to version control with no additional changes. <text:s/><text:span text:style-name="T827">Oops. <text:s/>Forgot to copy over Adapter_BackEnd\CMakeList.txt. <text:s/>Fixed and committed.</text:span></text:p>
      <text:p text:style-name="P732">Copied over changes to CreateDocs\Doxyfile.</text:p>
      <text:p text:style-name="P732">Copied over changes to rust\design_pattern_examples_rust\build.rs.</text:p>
      <text:p text:style-name="P733">Build with cmake:</text:p>
      <text:p text:style-name="P50">md build</text:p>
      <text:p text:style-name="P50">cd build</text:p>
      <text:p text:style-name="P50">cmake ..\</text:p>
      <text:p text:style-name="P50">cmake --build . --config release</text:p>
      <text:p text:style-name="P734">Everything built.</text:p>
      <text:p text:style-name="P734">c\release\designpatternexamples_c.exe ran just fine.</text:p>
      <text:p text:style-name="P734">cplusplus\<text:span text:style-name="T828">release\</text:span>designpatternexamples_cpp.exe failed during the Command exercise, probably an unhandled exception. <text:s/><text:span text:style-name="T830">Also, the exercises do not appear to be in alphabetical order.</text:span></text:p>
      <text:p text:style-name="P735">csharp\release\designpatternexamples_csharp.exe ran just fine.</text:p>
      <text:p text:style-name="P735">python\DesignPatternExamples_python (py -m python.DesignPatternExamples_python) ran just fine, although the exercises are not in alphabetical order.</text:p>
      <text:p text:style-name="P735">rust\Release\design_pattern_examples_rust.exe <text:span text:style-name="T829">ran just fine.</text:span></text:p>
      <text:p text:style-name="P37">Rebuilding everything in debug configuration:</text:p>
      <text:p text:style-name="P36">cmake --build . --config debug</text:p>
      <text:p text:style-name="P736">Used Visual Studio 2022 to debug the problem. <text:s/>The root cause was in the Command class constructors where I didn't initialize the _two_parameter_operation and _no_parameter_operation fields. <text:s/><text:span text:style-name="T831">As a result, the Command::Execute() tried to execute the _two_parameter_operation because it was not a nullptr but instead was uninitialized memory, triggering an illegal memory access exception. <text:s/>Fixed. <text:s/></text:span><text:span text:style-name="T832">Committed.</text:span></text:p>
      <text:p text:style-name="P737">Deleted all Visual project files and the Visual Studio solution file. <text:s/>Also deleted all the .vs directories (there were only two). <text:s/><text:span text:style-name="T833">WebPages still retains its project file for now. <text:s/>I should move this out of the DesignPatternExamples directory entirely.</text:span></text:p>
      <text:p text:style-name="P738">Moved WebPages out of DesignPatternExamples to c:\work\vs2022\WebPagesTest. <text:s/>Committed to version control.</text:p>
      <text:p text:style-name="P739">Renamed c:\work\DesignPatternExamples to c:\work\DesignPatternExamples_cmake_work</text:p>
      <text:p text:style-name="P739">Moved c:\work\vs2022\DesignPatternExamples to c:\work\DesignPatternExamples. <text:s/>Did this in a Windows Command Prompt <text:span text:style-name="T834">since I'm just relocating the whole thing to a different place on the drive.</text:span></text:p>
      <text:p text:style-name="P740"><text:soft-page-break/>Modified rust/CMakeLists.txt to add custom target for building the rust documentation called RustDocs.</text:p>
      <text:p text:style-name="P741">Added README.md to the root of the DesignPatternExamples project.</text:p>
      <text:h text:style-name="P1186" text:outline-level="1" text:is-list-header="true">July 20, 2023</text:h>
      <text:p text:style-name="P742">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3">Running the following:</text:p>
      <text:p text:style-name="P50">cmake -E copy_directory_if_different c:\work\DesignPatternExamples\python\DesignPatternExamples_python c:\work\DesignPatternExamples\build\python\DesignPatternExamples_python</text:p>
      <text:p text:style-name="P743">Caused the changed program.py file to be copied.</text:p>
      <text:p text:style-name="P744"><text:span text:style-name="T434">[CMake Tip] </text:span>Note: It appears the copy_directory_if_different command looks <text:span text:style-name="T835">at file contents when determining what to copy, instead of timestamps. <text:s/>So just touching a file will not trigger the copy</text:span>.</text:p>
      <text:p text:style-name="P745">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7"><text:span text:style-name="T434">[CMake Tip] </text:span>Ah. <text:s/>The secret is to add a DEPENDS to the custom command and that dependency is the source file that matches the output file. <text:s/>Like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text:span text:style-name="T272">DEPENDS ${PYTHON_SOURCE_DIR}/program.py</text:span></text:p>
      <text:p text:style-name="P50"><text:s text:c="20"/>VERBATIM</text:p>
      <text:p text:style-name="P50"><text:s text:c="20"/>COMMAND_EXPAND_LISTS</text:p>
      <text:p text:style-name="P50"><text:s text:c="18"/>)</text:p>
      <text:p text:style-name="P746">The output file exists, then the source file is compared to the output file to determine if the custom command should run. <text:s/>If the output file does not exist, the command always runs.</text:p>
      <text:p text:style-name="P748">Of course, this leads to the situation where another python source file is changed but is not copied over because the program.py file didn't change.</text:p>
      <text:p text:style-name="P749"><text:span text:style-name="T434">[CMake Tip] </text:span>Ideally what is needed is for the custom command to depend on any of the source files changing relative to the output file. <text:s/><text:span text:style-name="T835">And that can be done with a symbolic output file. <text:s/>Like this:</text:span></text:p>
      <text:p text:style-name="P50">add_custom_command(OUTPUT python_files</text:p>
      <text:p text:style-name="P50"><text:s text:c="20"/>COMMAND ${CMAKE_COMMAND} -E echo "Copying python files over..."</text:p>
      <text:p text:style-name="P50"><text:s text:c="20"/>COMMAND ${CMAKE_COMMAND} -E copy_directory_if_different</text:p>
      <text:p text:style-name="P50"><text:s text:c="24"/>${PYTHON_SOURCE_DIR} ${PYTHON_OUTPUT_DIR}</text:p>
      <text:p text:style-name="P50"><text:soft-page-break/><text:s text:c="20"/>VERBATIM</text:p>
      <text:p text:style-name="P50"><text:s text:c="20"/>COMMAND_EXPAND_LISTS</text:p>
      <text:p text:style-name="P50"><text:s text:c="18"/>)</text:p>
      <text:p text:style-name="P50"/>
      <text:p text:style-name="P50">set_source_files_properties(python_files PROPERTIES SYMBOLIC true)</text:p>
      <text:p text:style-name="P750">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1">Modified CreateDocs/CMakeLists.txt and Rust/CMakeLists.txt <text:span text:style-name="T839">(for both building and documentation) </text:span>to use the same SYMBOLIC file trick. <text:s/><text:span text:style-name="T836">This depends on doxygen and cargo not doing anything unnecessary if no changes are detected. <text:s/></text:span><text:span text:style-name="T837">And that worked, although doxygen takes about 20 seconds do determine there is nothing to d</text:span><text:span text:style-name="T838">o. <text:s/></text:span><text:span text:style-name="T839">Rust documentation takes only a second or two to make that same determination.</text:span></text:p>
      <text:p text:style-name="P752">Modified C++ example to alphabetize the order in which the individual design pattern examples are run.</text:p>
      <text:p text:style-name="P752">Modified Python example to alphabetize the order in which the individual design pattern examples are run.</text:p>
      <text:h text:style-name="P1187" text:outline-level="1" text:is-list-header="true">July 21, 2023</text:h>
      <text:p text:style-name="P64"><text:span text:style-name="T435">[Python Tip] </text:span>I wanted to verify that the python version of the DesignPatternExamples did not need any extra packages installed, so I created a virtual Python environment with this:</text:p>
      <text:p text:style-name="P50">py -m venv %HOMEPATH%\python\minpython</text:p>
      <text:p text:style-name="P64">The only packages installed are:</text:p>
      <text:p text:style-name="P50">pip <text:s text:c="7"/>22.3.1</text:p>
      <text:p text:style-name="P50">setuptools 65.5.0</text:p>
      <text:p text:style-name="P64">Activated it with this:</text:p>
      <text:p text:style-name="P50">%HOMEPATH%\python\minpython\scripts\activate</text:p>
      <text:p text:style-name="P64">And then ran the Python DesignPatternExamples with this:</text:p>
      <text:p text:style-name="P50">cd c:\work\DesignPatternExamples\build</text:p>
      <text:p text:style-name="P50">py -m python.DesignPatternExamples_python</text:p>
      <text:p text:style-name="P64">All examples ran without issue. <text:s/><text:span text:style-name="T840">This means the Python version of DesignPatternExamples has no external dependencies.</text:span></text:p>
      <text:p text:style-name="P753"><text:span text:style-name="T435">[Rust Cargo Tip]</text:span><text:span text:style-name="T941"> </text:span>From the Rust DesignPatternExamples, removed serde_json build dependency. <text:s/>Took me a while to figure out how to update the Cargo.lock file. <text:s/>Turns out to be very simple:</text:p>
      <text:p text:style-name="P50">cd c:\work\DesignPatternExamples\rust\design_pattern_examples_rust</text:p>
      <text:p text:style-name="P50">cargo update</text:p>
      <text:p text:style-name="P753"><text:soft-page-break/><text:span text:style-name="T435">[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4">The Rust dependencies are defined in the Cargo.toml for the Rust crate so there are no additional dependencies needed for building the Rust DesignPatternExamples.</text:p>
      <text:p text:style-name="P755">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6">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6">Open PowerShell and enter the following:</text:p>
      <text:p text:style-name="P50">cd c:\work\DesignPatternExamples</text:p>
      <text:p text:style-name="P50">svn.exe log --quiet | ? { $_ -notlike '-*' } | % { "{0} = {0} &lt;{0}&gt;" -f ($_ -split ' \| ')[1] } | Select-Object -Unique | Sort-Object | Out-File 'authors-transform.txt' -Encoding utf8</text:p>
      <text:p text:style-name="P756">Edit authors-transform.txt to change:</text:p>
      <text:p text:style-name="P50">slepisto = slepisto &lt;slepisto&gt;</text:p>
      <text:p text:style-name="P756">to:</text:p>
      <text:p text:style-name="P50">slepisto = Stephen Lepisto &lt;<text:a xlink:type="simple" xlink:href="mailto:stephen@stephenlepisto.com" text:style-name="Internet_20_link" text:visited-style-name="Visited_20_Internet_20_Link">stephen@stephenlepisto.com</text:a>&gt;</text:p>
      <text:p text:style-name="P757">Open a Git Bash for Windows terminal and enter the following to perform the migration:</text:p>
      <text:p text:style-name="P50">git svn clone "http://localhost:8080/svn/AToysRepository/software/DesignPatternExamples" --prefix=svn/ --no-metadata --authors-file "authors-transform.txt" --stdlayout /c/work/git/designpatternexamples</text:p>
      <text:p text:style-name="P758">This requested login credentials to my "local" subversion repository.</text:p>
      <text:p text:style-name="P757">This took about 2 minutes.</text:p>
      <text:p text:style-name="P758">Although the files are present in c:\work\git\designpatternexamples, there is no history.</text:p>
      <text:p text:style-name="P759">Tried these instruc<text:span text:style-name="T841">t</text:span>ions: <text:a xlink:type="simple" xlink:href="https://john.albin.net/git/convert-subversion-to-git" text:style-name="Internet_20_link" text:visited-style-name="Visited_20_Internet_20_Link">https://john.albin.net/git/convert-subversion-to-git</text:a>, <text:span text:style-name="T841">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60">This takes about <text:span text:style-name="T842">7</text:span> minutes, as each revision is pulled down and processed.</text:p>
      <text:p text:style-name="P761">Looking at the git log, the author name is:</text:p>
      <text:p text:style-name="P50">slepisto &lt;slepisto@0bcb4ced-216f-2a4e-9226-71110df44062&gt;</text:p>
      <text:p text:style-name="P761">Which isn't going to work, so I need to fix the author filter.</text:p>
      <text:p text:style-name="P762">Deleted c:\work\git\dpetemp. <text:s/>Trying the clone with the following:</text:p>
      <text:p text:style-name="P50">cd c:\work\DesignPatternExamples</text:p>
      <text:p text:style-name="P50">git svn clone http://localhost:8080/svn/AToysRepository/software/DesignPatternExamples --no-metadata --authors-file<text:span text:style-name="T272">=</text:span>authors-transform.txt --stdlayout /c/work/git/dpetemp</text:p>
      <text:p text:style-name="P763">The highlighted portion is what was causing the author file from being used. <text:s/><text:span text:style-name="T843">However, this just stopped working without fetching anything. <text:s/></text:span><text:span text:style-name="T844">I tried authors-transform.txt with Windows line endings and Unix line endings but the same result. <text:s/></text:span><text:span text:style-name="T845">I even tried it with the name "Stephen P Lepisto", thinking the '.' was being treated as a wildcard for some reason. <text:s/>No effect.</text:span></text:p>
      <text:p text:style-name="P764">I don't have a solution for this.</text:p>
      <text:p text:style-name="P765">Tried authors-transform.txt as UTF-8 with BOM, <text:span text:style-name="T847">Windows line endings</text:span>. Also added e-mail address to the name. <text:s/><text:span text:style-name="T846">Nope. <text:s/>Failed like before, just stopped running after getting through revision 6800.</text:span></text:p>
      <text:p text:style-name="P766">If I remove the authors-transform.txt file, it works. <text:s/>This suggests a bug in the handling of the authors-transform.txt file.</text:p>
      <text:p text:style-name="P41">Tried the above again, this time with an empty authors-transform.txt file <text:span text:style-name="T847">(UTF-8, no BOM, Windows line endings). <text:s/></text:span><text:span text:style-name="T846">Nope. <text:s/>Failed like before, just stopped running after getting through revision 6800.</text:span></text:p>
      <text:p text:style-name="P767">Renamed authors-transform.txt to users.txt. <text:s/>Restored users.txt contents to be:</text:p>
      <text:p text:style-name="P50">slepisto = Stephen P. Lepisto &lt;<text:a xlink:type="simple" xlink:href="mailto:stephen@stephenlepisto.com" text:style-name="Internet_20_link" text:visited-style-name="Visited_20_Internet_20_Link">stephen@stephenlepisto.com</text:a>&gt;</text:p>
      <text:p text:style-name="P767">Ran with this line:</text:p>
      <text:p text:style-name="P50">git svn clone http://localhost:8080/svn/AToysRepository/software/DesignPatternExamples --no-metadata --authors-file=users.txt --stdlayout /c/work/git/dpetemp</text:p>
      <text:p text:style-name="P766">Nope. <text:s/>Failed like before, just stopped running after getting through revision 6800.</text:p>
      <text:p text:style-name="P768">Tried different switch for users.txt:</text:p>
      <text:p text:style-name="P40">git svn clone http://localhost:8080/svn/AToysRepository/software/DesignPatternExamples --no-metadata -<text:span text:style-name="T848">A </text:span>users.txt --stdlayout /c/work/git/dpetemp</text:p>
      <text:p text:style-name="P766">Nope. <text:s/>Failed like before, just stopped running after getting through revision 6800.</text:p>
      <text:p text:style-name="P769">Tried the following in a Windows Command prompt:</text:p>
      <text:p text:style-name="P50">git svn clone http://localhost:8080/svn/AToysRepository/software/DesignPatternExamples --no-metadata -A users.txt --stdlayout c:\work\git\dpetemp</text:p>
      <text:p text:style-name="P41"><text:soft-page-break/><text:span text:style-name="T846">Nope. <text:s/>Failed like before, just stopped running after getting through revision 6800. <text:s/></text:span><text:span text:style-name="T849">Has to be something to do with the authors file option.</text:span></text:p>
      <text:p text:style-name="P770">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0">no-metadata --stdlayout</text:span> /c/work/git/dpetemp</text:p>
      <text:p text:style-name="P771">Nope. <text:s/>Failed like before, just stopped running after getting through revision 6800.</text:p>
      <text:p text:style-name="P772">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0">no-metadata -</text:span><text:span text:style-name="T851">A users.txt</text:span> /c/work/git/dpetemp</text:p>
      <text:p text:style-name="P772">That worked. <text:s/><text:span text:style-name="T852">So it was the --stdlayout that caused the problem.</text:span></text:p>
      <text:p text:style-name="P773">Continuing with the initial instructions (from Git Bash for Windows):</text:p>
      <text:p text:style-name="P50">cd /c/work/git</text:p>
      <text:p text:style-name="P50">git init --bare designpatternexamples.git</text:p>
      <text:p text:style-name="P50">cd designpatternexamples.git/</text:p>
      <text:p text:style-name="P50">git symbolic-ref HEAD refs/heads/svn/trunk</text:p>
      <text:p text:style-name="P50">cd ../dpetemp/</text:p>
      <text:p text:style-name="P50">git remote add bare /c/work/git/designpatternexamples.git</text:p>
      <text:p text:style-name="P50">git config remote.bare.push refs/remotes/*:refs/heads/*</text:p>
      <text:p text:style-name="P50">git push bare</text:p>
      <text:p text:style-name="P774">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188" text:outline-level="1" text:is-list-header="true">July 22, 2023</text:h>
      <text:p text:style-name="P775">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0">no-metadata -</text:span><text:span text:style-name="T851">A users.txt</text:span> /c/work/git/dpetemp</text:p>
      <text:p text:style-name="P775">If I go into dpetemp and enter the following:</text:p>
      <text:p text:style-name="P50">cd /c/work/git/dpetemp</text:p>
      <text:p text:style-name="P50">git show HEAD</text:p>
      <text:p text:style-name="P775">I see the following (partial) output:</text:p>
      <text:p text:style-name="P50">commit fd4a8e76601bf954e92d8f263b9194bdf554330c (HEAD -&gt; main, git-svn, bare/git-svn)</text:p>
      <text:p text:style-name="P50">Author: Stephen P. Lepisto &lt;stephen@stephenlepisto.com&gt;</text:p>
      <text:p text:style-name="P50">Date: <text:s text:c="2"/>Fri Jul 21 19:22:21 2023 +0000</text:p>
      <text:p text:style-name="P775"><text:span text:style-name="T436">[Git Tip] </text:span>And if I enter the following:</text:p>
      <text:p text:style-name="P50">git show-ref</text:p>
      <text:p text:style-name="P775"><text:soft-page-break/>The output is this:</text:p>
      <text:p text:style-name="P50">fd4a8e76601bf954e92d8f263b9194bdf554330c refs/heads/main</text:p>
      <text:p text:style-name="P50">fd4a8e76601bf954e92d8f263b9194bdf554330c refs/remotes/bare/git-svn</text:p>
      <text:p text:style-name="P50">fd4a8e76601bf954e92d8f263b9194bdf554330c refs/remotes/git-svn</text:p>
      <text:p text:style-name="P775"/>
      <text:p text:style-name="P776"><text:span text:style-name="T853">For comparison, l</text:span>et's see what the following produces <text:span text:style-name="T853">(note the addition of --prefix=svn/):</text:span></text:p>
      <text:p text:style-name="P50">git svn clone http://localhost:8080/svn/AToysRepository/software/DesignPatternExamples --no-metadata -A users.txt --prefix=svn/ /c/work/git/dpetemp2</text:p>
      <text:p text:style-name="P777">Now to see what is going on in the dpetemp2 repository:</text:p>
      <text:p text:style-name="P50">cd /c/work/git/dpetemp2</text:p>
      <text:p text:style-name="P50">git show HEAD</text:p>
      <text:p text:style-name="P777"><text:span text:style-name="T854">(Partial) o</text:span>utput is:</text:p>
      <text:p text:style-name="P50">commit fd4a8e76601bf954e92d8f263b9194bdf554330c (HEAD -&gt; main, svn/git-svn)</text:p>
      <text:p text:style-name="P50">Author: Stephen P. Lepisto &lt;stephen@stephenlepisto.com&gt;</text:p>
      <text:p text:style-name="P50">Date: <text:s text:c="2"/>Fri Jul 21 19:22:21 2023 +0000</text:p>
      <text:p text:style-name="P778">Enter:</text:p>
      <text:p text:style-name="P50">git show-ref</text:p>
      <text:p text:style-name="P778">Output is:</text:p>
      <text:p text:style-name="P50">fd4a8e76601bf954e92d8f263b9194bdf554330c refs/heads/main</text:p>
      <text:p text:style-name="P50">fd4a8e76601bf954e92d8f263b9194bdf554330c refs/remotes/svn/git-svn</text:p>
      <text:p text:style-name="P778">Note: There is no reference to "bare/git-svn" because I did not attach c:\work\git\designpatternexamples to it.</text:p>
      <text:p text:style-name="P44"><text:span text:style-name="T436">[Git Tip] </text:span>The <text:span text:style-name="T942">git svn </text:span>--prefix switch changed the following reference:</text:p>
      <text:p text:style-name="P42">fd4a8e76601bf954e92d8f263b9194bdf554330c refs/remotes/<text:span text:style-name="T272">svn</text:span>/git-svn</text:p>
      <text:p text:style-name="P43">In the command without --prefix, that line looked like this:</text:p>
      <text:p text:style-name="P42">fd4a8e76601bf954e92d8f263b9194bdf554330c refs/remotes/git-svn</text:p>
      <text:p text:style-name="P776"/>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9">Failed with the following error:</text:p>
      <text:p text:style-name="P50"><text:soft-page-break/>svn-remote.svn: remote ref '\Program Files\Git\Program Files\Git;refs\remotes\svn\trunk' must start with 'refs/'</text:p>
      <text:p text:style-name="P780"><text:span text:style-name="T436">[Git Tip] </text:span>From the <text:a xlink:type="simple" xlink:href="https://git-scm.com/docs/git-svn" text:style-name="Internet_20_link" text:visited-style-name="Visited_20_Internet_20_Link">git svn documentation</text:a> <text:span text:style-name="T857">(Caveats section)</text:span>, <text:span text:style-name="T855">the --trunk, --branch, --tag, and --stdlayout, are used to indicate how the subversion repository is structured in terms of trunk, branches, and tags. <text:s/>This layout will then be reproduced in git. <text:s/></text:span><text:span text:style-name="T856">Branches and tags are only useful if the subversion repository has branches and tags, which mine don't. <text:s/>And since I don't have any branches, I technically don't have a "trunk". <text:s/></text:span><text:span text:style-name="T857">The documen</text:span><text:span text:style-name="T858">t</text:span><text:span text:style-name="T857">ation states that if the subversion repository does not use </text:span><text:span text:style-name="T858">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1">So back to dpetemp2. <text:s/>This is a valid git repository but it is linked to the remote subversion repository, so commits made on dpetemp2 should end up in the subversion repository (I'm not going to test that assumption here). <text:s/><text:span text:style-name="T859">It also means I can do a git pull and changes made to the subversion repository should be brought down to the local git repository. <text:s/></text:span><text:span text:style-name="T868">However, since I used "--no-metadata" switch, the information needed by git svn is missing to support pulling and pushing to the subversion repository.</text:span></text:p>
      <text:p text:style-name="P783"><text:span text:style-name="T436">[Git Tip] </text:span>Here is the <text:span text:style-name="T869">svn-</text:span>remote configuration for dpetemp2:</text:p>
      <text:p text:style-name="P50">cd /c/work/git/dpetemp2</text:p>
      <text:p text:style-name="P50">git config -l</text:p>
      <text:p text:style-name="P782">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4"><text:span text:style-name="T860">Note: T</text:span>he authorsfile is retained for future filtering and that it is hardcoded to the location where I created it.</text:p>
      <text:p text:style-name="P785"><text:span text:style-name="T436">[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0">(or use </text:span><text:span text:style-name="T730">git config --unset-all svn-remote</text:span><text:span text:style-name="T870">). <text:s/></text:span><text:span text:style-name="T871">To remove the authorsfile, use </text:span><text:span text:style-name="T731">git config –unset svn.authorsfile</text:span><text:span text:style-name="T871">).</text:span></text:p>
      <text:p text:style-name="P56"><text:span text:style-name="T861">I went back to the </text:span><text:a xlink:type="simple" xlink:href="https://learn.microsoft.com/en-us/azure/devops/repos/git/perform-migration-from-svn-to-git" text:style-name="Internet_20_link" text:visited-style-name="Visited_20_Internet_20_Link"><text:span text:style-name="T861">Microsoft documentation</text:span></text:a><text:span text:style-name="T861"> for migrating a subversion repository to a git repository. <text:s/></text:span><text:span text:style-name="T862">It talks about using a </text:span><text:span text:style-name="T251">bare</text:span><text:span text:style-name="T862"> git repository as the mechanism for sharing. <text:s/>A bare git repository does not have a local working copy of the files, only the history and metadata </text:span><text:span text:style-name="T864">(</text:span><text:span text:style-name="T252">"</text:span><text:span text:style-name="T246">This is the recommended format for sharing a Git repository via a remote repository hosted on a service like Azure Repos</text:span><text:span text:style-name="T252">"</text:span><text:span text:style-name="T864">).</text:span><text:span text:style-name="T862"> <text:s/>This is why I thought the process had failed last time </text:span><text:span text:style-name="T863">when creating c:\work\git\designpatternexamples.</text:span><text:span text:style-name="T864"> <text:s/>Note that a bare repository cannot be committed to.</text:span></text:p>
      <text:p text:style-name="P151">The Microsoft documentation lists the following steps:</text:p>
      <text:list text:style-name="L13">
        <text:list-item>
          <text:p text:style-name="P1235"><text:soft-page-break/>Prepare a migration environment</text:p>
        </text:list-item>
        <text:list-item>
          <text:p text:style-name="P1235">Convert the source SVN repository to a local Git repository</text:p>
        </text:list-item>
        <text:list-item>
          <text:p text:style-name="P1235">(Optional) Synchronize the local Git repository with any changes from SVN repository while developers continue using SVN</text:p>
        </text:list-item>
        <text:list-item>
          <text:p text:style-name="P1235">Push the local Git repository to a remote Git repository hosted on Azure Repos</text:p>
        </text:list-item>
        <text:list-item>
          <text:p text:style-name="P1235">Lock SVN repository, synchronize any remaining changes from SVN repository to local Git repository and push final changes to the remote Git repository on Azure Repos</text:p>
        </text:list-item>
        <text:list-item>
          <text:p text:style-name="P1235">Developers switch to Git as main source control system</text:p>
        </text:list-item>
      </text:list>
      <text:p text:style-name="P151">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6"><text:a xlink:type="simple" xlink:href="https://john.albin.net/git/convert-subversion-to-git" text:style-name="Internet_20_link" text:visited-style-name="Visited_20_Internet_20_Link">John Albin's instructions</text:a>, which are basically the same as the Microsoft documentation, <text:span text:style-name="T865">pushes the temporary git repository to a bare repository, then, in the bare repository, rename "trunk" to "master" (Microsoft uses "main"). <text:s/></text:span><text:span text:style-name="T866">He ends with:</text:span></text:p>
      <text:p text:style-name="P52"><text:span text:style-name="T866">"</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6">"</text:span></text:p>
      <text:p text:style-name="P787">In the quote, the <text:span text:style-name="T943">"</text:span>share it<text:span text:style-name="T943">"</text:span> link goes to a non-existent section in the online Git Book, "Setting up a private repository". <text:s/>I can't find a reference to that topic in the latest Git book (v2).</text:p>
      <text:p text:style-name="P788"><text:span text:style-name="T867">T</text:span>he Git book (v2), <text:a xlink:type="simple" xlink:href="https://git-scm.com/book/en/v2/Git-Basics-Working-with-Remotes" text:style-name="Internet_20_link" text:visited-style-name="Visited_20_Internet_20_Link">working with remotes</text:a>, <text:span text:style-name="T867">suggests</text:span> I can use the following to remove <text:span text:style-name="T867">the</text:span> remote connection <text:span text:style-name="T867">to svn:</text:span></text:p>
      <text:p text:style-name="P50">git remote remove <text:span text:style-name="T867">svn</text:span></text:p>
      <text:p text:style-name="P789">I tried that in c:\work\git\dpetemp2 but it didn't work as dpetemp2 doesn't have any remotes, despite what the git config shows.</text:p>
      <text:p text:style-name="P790"/>
      <text:p text:style-name="P790">Next experiment. <text:s/>Use git config --unset-all and git config --unset to remove the svn-specific elements from dpetemp2. <text:s/>Then create an empty repository on github.com and push dpetemp2 contents to that remote repository. <text:s/><text:span text:style-name="T872">Theoretically, that should work without issue.</text:span></text:p>
      <text:h text:style-name="P1189" text:outline-level="1" text:is-list-header="true">July 23, 2023</text:h>
      <text:p text:style-name="P62">On GitHub.com, created private repository:</text:p>
      <text:p text:style-name="P62"><text:a xlink:type="simple" xlink:href="https://github.com/stephenlepisto/designpatternexamples" text:style-name="Internet_20_link" text:visited-style-name="Visited_20_Internet_20_Link">https://github.com/stephenlepisto/designpatternexamples</text:a></text:p>
      <text:p text:style-name="P63"><text:span text:style-name="T436">[Git Tip] </text:span>Opened Git Bash for Windows and did the following:</text:p>
      <text:p text:style-name="P50"><text:soft-page-break/>cd /c/work/git/dpetemp2</text:p>
      <text:p text:style-name="P50">git remote add origin <text:a xlink:type="simple" xlink:href="https://github.com/stephenlepisto/designpatternexamples.git" text:style-name="Internet_20_link" text:visited-style-name="Visited_20_Internet_20_Link">https://github.com/stephenlepisto/designpatternexamples.git</text:a></text:p>
      <text:p text:style-name="P50">git branch -M main # rename branch to main (it was already main so did nothing)</text:p>
      <text:p text:style-name="P50">git push --set-upstream origin main</text:p>
      <text:p text:style-name="P791">This requested a github token, which I forgot to create for myself. <text:s/>Canceled push.</text:p>
      <text:p text:style-name="P793"><text:span text:style-name="T436">[Git Tip] </text:span>Created fine-grain personal token for gitHub.com (<text:span text:style-name="T728">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</text:span>) <text:s/>that expires 7/23/2024. <text:s/>Redid the push:</text:p>
      <text:p text:style-name="P50">git push --set-upstream origin main</text:p>
      <text:p text:style-name="P792">In the sign-in dialog box that appeared, I clicked on the "token" tab and entered the above personal token. <text:s/>The push completed successfully.</text:p>
      <text:p text:style-name="P794">Code is in github.com. <text:s/><text:span text:style-name="T873">Successfully cloned the repository locally in c:\work\git\designpatternexamples.</text:span></text:p>
      <text:p text:style-name="P795">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190" text:outline-level="1" text:is-list-header="true">July 24, 2023</text:h>
      <text:p text:style-name="P61">Added .gitignore to block the build/ directory.</text:p>
      <text:p text:style-name="P61">Simplified the rust CMakeLists.txt file. <text:s/>Rearranging the arguments in the custom commands allowed me to use --target-dir for the output directory since I'm no longer using the cargo metadata in the build.rs. <text:s/><text:span text:style-name="T874">This allowed me to remove CARGO_ARGS and the use of the CARGO_BUILD_TARGET_DIR environment variable when calling cargo.</text:span></text:p>
      <text:h text:style-name="P1191" text:outline-level="1" text:is-list-header="true">July 26, 2023</text:h>
      <text:p text:style-name="P137">Modified this document to change the order of entries to be ascending in date. <text:s/>Also marked out when I started each language version. <text:s/>Also marked areas of special interest for various languages or tools ("[CMake Tip]", "[Rust Tip]", etc.). <text:s/><text:span text:style-name="T944">Also corrected the occasional typo.</text:span></text:p>
      <text:p text:style-name="P802">Changed Rust example's version from 0.1.0 to 1.0.0.</text:p>
      <text:p text:style-name="P802">I just realized that I am not specifying the version of the C, C++, or Python versions of the examples anywhere. <text:s/>Normally, those would be in <text:span text:style-name="T945">resource files attached to the executable, </text:span><text:span text:style-name="T946">which apparently I never added for C and C++. <text:s/>And I never set a version for Python. <text:s/>I also need to print the version </text:span><text:span text:style-name="T947">of each example program when --help is requested.</text:span></text:p>
      <text:h text:style-name="Heading_20_1" text:outline-level="1" text:is-list-header="true"><text:soft-page-break/>July 29, 2023</text:h>
      <text:p text:style-name="P803">I now have WSL with Ubuntu 22.04 LTS installed on Windows. <text:s/>Time to get the DesignPatternExamples to build in Ubuntu.</text:p>
      <text:p text:style-name="P803">Note: Git is already installed on Ubuntu.</text:p>
      <text:p text:style-name="P803">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4">Git requested user name, which I entered as stephenlepisto</text:p>
      <text:p text:style-name="P804">I needed to enter my GitHub token for the password, which I did.</text:p>
      <text:h text:style-name="Heading_20_2" text:outline-level="2" text:is-list-header="true">Install CMake</text:h>
      <text:p text:style-name="P808">Need to install CMake.</text:p>
      <text:p text:style-name="Code">sudo snap install cmake --<text:span text:style-name="T948">classic</text:span></text:p>
      <text:p text:style-name="P805">(using snap as it installs CMake v3.27, <text:span text:style-name="T957">while</text:span> apt installs CMake v3.22. <text:s/><text:span text:style-name="T948">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7">Python 3.10.6 is installed. <text:s/>Hopefully that's late enough.</text:p>
      <text:h text:style-name="Heading_20_2" text:outline-level="2" text:is-list-header="true">Install Rust</text:h>
      <text:p text:style-name="P808">There are two ways to install rust on Ubuntu 22.04 <text:span text:style-name="T950">(this installs 1.66.1):</text:span></text:p>
      <text:p text:style-name="Code">sudo apt install rustc</text:p>
      <text:p text:style-name="P808">Or download rustup and use it to install Rust <text:span text:style-name="T949">(this is recommended by the Rust team for WSL):</text:span></text:p>
      <text:p text:style-name="Code">curl --proto '=https' --tlsv1.2 -sSf https://sh.rustup.rs | sh</text:p>
      <text:p text:style-name="P809">As of today, rust is at v1.71.0 (I'm using 1.69.0).</text:p>
      <text:p text:style-name="P810">I used the curl command. <text:s/>After it downloaded and started running, I selected 1 (default) and let it proceed (this is how I installed on Windows after downloading the rustup-init.exe program). <text:s/><text:span text:style-name="T951">The default host triple is </text:span><text:span text:style-name="T732">x86_64-unknown-linux-gnu</text:span><text:span text:style-name="T951">.</text:span></text:p>
      <text:p text:style-name="P811"><text:soft-page-break/>Installation is complete. <text:s/>I'm using rustc 1.71.0.</text:p>
      <text:h text:style-name="Heading_20_2" text:outline-level="2" text:is-list-header="true">Install Doxygen</text:h>
      <text:p text:style-name="P812">Use apt to install doxygen:</text:p>
      <text:p text:style-name="Code">sudo apt install doxygen</text:p>
      <text:p text:style-name="P812">This installs doxygen v1.9.1 (on Windows, I have v1.9.6 installed).</text:p>
      <text:h text:style-name="Heading_20_2" text:outline-level="2" text:is-list-header="true">Install GraphViz</text:h>
      <text:p text:style-name="P813"><text:span text:style-name="T956">Note: apt will install graphviz 2.43.0, which is extremely old (</text:span><text:span text:style-name="T952">on Windows, I have 7.1.0 installed. <text:s/></text:span><text:span text:style-name="T953">Note that GraphViz is up to 8.1.0</text:span><text:span text:style-name="T952">).</text:span></text:p>
      <text:p text:style-name="P814"><text:span text:style-name="T956">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6">(since I installed build-essential, I already have all these). <text:s/></text:span><text:span text:style-name="T955">Note: </text:span><text:span text:style-name="T954">GraphViz is expecting </text:span><text:span text:style-name="T955">at least</text:span><text:span text:style-name="T954"> gcc/g++ 4.8.1. <text:s/></text:span><text:span text:style-name="T955">I have 11.3.0.</text:span></text:p>
      <text:p text:style-name="P815">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6">Extract the contents:</text:p>
      <text:p text:style-name="Code">tar xzf graphviz-7.1.0.tar.gz</text:p>
      <text:p text:style-name="P816">Build:</text:p>
      <text:p text:style-name="Code">cd graphviz-7.1.0</text:p>
      <text:p text:style-name="Code">./configure</text:p>
      <text:p text:style-name="Code">make</text:p>
      <text:p text:style-name="Code">make install</text:p>
      <text:p text:style-name="P817">Need to add a symbolic link <text:span text:style-name="T956">to put the manually installed dot in the normal search path:</text:span></text:p>
      <text:p text:style-name="Code">sudo ln /usr/local/bin/dot /usr/bin/dot</text:p>
      <text:h text:style-name="Heading_20_2" text:outline-level="2" text:is-list-header="true">Build DesignPatternExamples</text:h>
      <text:p text:style-name="P818">Time to see how far I can get building DesignPatternExamples with cmake.</text:p>
      <text:p text:style-name="Code">cd ~/work/designpatternexamples</text:p>
      <text:p text:style-name="Code">mkdir build</text:p>
      <text:p text:style-name="Code">cd build</text:p>
      <text:p text:style-name="Code">cmake ../</text:p>
      <text:p text:style-name="P819">Output is:</text:p>
      <text:p text:style-name="Code"><text:soft-page-break/>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092">So CMake supports C# as a first class language but only in the presence of Visual Studio 2012 and later. <text:s/>Even though C# technically runs on Linux with .Net Standard. <text:s/><text:span text:style-name="T1153">Oh well. <text:s/>I'm not going to fight this one right now.</text:span></text:p>
      <text:h text:style-name="Heading_20_3" text:outline-level="3" text:is-list-header="true">Removing support for C# in Linux</text:h>
      <text:p text:style-name="P820">Started Visual Studio code with:</text:p>
      <text:p text:style-name="Code">code .</text:p>
      <text:p text:style-name="P820">(this triggered downloading and installing VS Code Server but once it was installed, Visual Studio Code started in Windows, pointed to the WSL version of DesignpatternExamples.)</text:p>
      <text:p text:style-name="P821">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1">and the following at the end of the file:</text:p>
      <text:p text:style-name="Code">endif()</text:p>
      <text:p text:style-name="P821">Note sure it will work but let's see. <text:s/><text:span text:style-name="T958">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4">Other Errors</text:span></text:h>
      <text:p text:style-name="P822">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text:soft-page-break/></text:p>
      <text:p text:style-name="Code">CMake Generate step failed. <text:s/>Build files cannot be regenerated correctly.</text:p>
      <text:p text:style-name="P823">So it appears that <text:span text:style-name="T959">"</text:span>c_std_17<text:span text:style-name="T959">"</text:span> does not exist in gcc 11.3.0. <text:s/><text:span text:style-name="T960">For gcc, the value should be "c17".</text:span></text:p>
      <text:p text:style-name="P824">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4">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5">These are repeated several times before CMake stops.</text:p>
      <text:p text:style-name="P826">The basic problem is the $&lt;TARGET_PDB_FILE&gt; generator expression is only supported on Windows. <text:s/><text:span text:style-name="T961">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7">And "cmake .." finally succeeded.</text:p>
      <text:p text:style-name="P828">Now building everything.</text:p>
      <text:p text:style-name="P828">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9">Time to learn how to create a shared object in Linux.</text:p>
      <text:p text:style-name="P829">Any function or global variable that is marked as extern is exported from a shared object. <text:s/>There is no initialization function like DllMain().</text:p>
      <text:p text:style-name="P830"><text:soft-page-break/>Modified Adapter_BackEnd.h to use #ifdef _MSC_VER to surround the DllExport macro and if _MSC_VER is not defined, make DllExport an empty macro. <text:s/>Also modified dllmain.c to surround the DllMain(0 function with #ifdef _MSC_VER/#endif. <text:s/>Also modified pch.h <text:span text:style-name="T962">to surround its contents with #ifdef _MSC_VER/#endif.</text:span></text:p>
      <text:p text:style-name="P831">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2">Added definition of _countof() in pch.h if it doesn't exist as a macro:</text:p>
      <text:p text:style-name="Code">#ifndef _countof</text:p>
      <text:p text:style-name="Code">#define _countof(w) (sizeof(w)/sizeof((w)[0]))</text:p>
      <text:p text:style-name="Code">#endif</text:p>
      <text:p text:style-name="P833">Now Adapter_BackEnd.so builds.</text:p>
      <text:p text:style-name="P833">Moving on to c/designpatternexamples.</text:p>
      <text:p text:style-name="P833">Need to provide a definition for _countof() again. <text:s/><text:span text:style-name="T963">Added c/helpers/_countof.h to define the macro if not defined – after including stdlib.h, where Microsoft defines it. <text:s/>Included this helper header in those files that used _countof.</text:span></text:p>
      <text:p text:style-name="P834">Also added cplusplus/helpers/_countof.h with the same definition. <text:s/>Included this helper header in those files that used _countof.</text:p>
      <text:p text:style-name="P835">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36">There are multiples of this error as well.</text:p>
      <text:p text:style-name="P837">errno_t is a Microsoft-specific definition, apparently. <text:s/><text:span text:style-name="T964">On the other hand, the "safe" C library functions that return errno_t were included in C11, </text:span><text:span text:style-name="T965">so it should be available. <text:s/>Presumably.</text:span></text:p>
      <text:h text:style-name="Heading_20_1" text:outline-level="1" text:is-list-header="true">July 30, 2023</text:h>
      <text:p text:style-name="P839"><text:span text:style-name="T437">[C Linux Tip] </text:span>Interesting approach to testing a C installation on Linux:</text:p>
      <text:p text:style-name="Code">echo '#include&lt;stdio.h&gt;' | gcc -xc - -H -v -fsyntax-only</text:p>
      <text:p text:style-name="P839">This echoes (-H) all the search directories used by gcc for headers. <text:s/>The -v <text:span text:style-name="T966">prints the commands used for compilation along with the compiler version. <text:s/>-fsyntax-only performs a syntax check only, no compilation.</text:span></text:p>
      <text:p text:style-name="P840"><text:soft-page-break/>Since the ' can span multiple lines, I can do this:</text:p>
      <text:p text:style-name="Code">echo '#include&lt;stdio.h&gt;</text:p>
      <text:p text:style-name="Code">errno_t i;' | gcc -xc - -H -v -fsyntax-only</text:p>
      <text:p text:style-name="P840">And test for errno_t support. <text:s/>It isn't supported <text:span text:style-name="T967">in my current installation even though gcc 11.3.0 supports C17.</text:span></text:p>
      <text:p text:style-name="P841">Actually, it's glibc (the GNU C Library) that provides the standard library and the question is whether it supports C11 stuff.</text:p>
      <text:p text:style-name="P842"><text:span text:style-name="T968">This </text:span><text:a xlink:type="simple" xlink:href="https://stackoverflow.com/questions/17960423/what-is-the-oldest-version-of-gcc-glibc-that-supports-the-strerrorlen-s-and-stre" text:style-name="Internet_20_link" text:visited-style-name="Visited_20_Internet_20_Link"><text:span text:style-name="T968">StackOverflow question and answer</text:span></text:a><text:span text:style-name="T968"> (from 2013) suggests the safe functions and errno_t are defined in </text:span>Annex K of C11, Bounds-checking interfaces<text:span text:style-name="T968">, which are all considered optional. <text:s/></text:span><text:span text:style-name="T969">Apparently the preferred design of Linux developers is to put these in their own library but since no one wanted to be bothered, it never got implemented </text:span><text:span text:style-name="T970">in glibc.</text:span></text:p>
      <text:p text:style-name="P843">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1">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5">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46">I really should be making all my changes on a separate branch instead of the main branch of the git repository. <text:s/>That way, I can do a more intelligent merge of changes.</text:p>
      <text:p text:style-name="P846">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6">To create a branch:</text:p>
      <text:p text:style-name="Code">git <text:span text:style-name="T972">checkout -b newbranch [source_branch]</text:span></text:p>
      <text:p text:style-name="P847">If source_branch is not specified, then the current branch is used as the source.</text:p>
      <text:p text:style-name="P848">To push the branch to origin (GitHub), use this:</text:p>
      <text:p text:style-name="Code">git push <text:span text:style-name="T973">[</text:span>origin<text:span text:style-name="T973">]</text:span> newbranch</text:p>
      <text:p text:style-name="P849"><text:soft-page-break/>In the above, "origin" is the default if not explicitly specified. <text:s/>This allows for different remote connections to be used if necessary.</text:p>
      <text:p text:style-name="P850">Okay. <text:s/>I created the branch in Ubuntu with this:</text:p>
      <text:p text:style-name="Code">git checkout -b linux</text:p>
      <text:p text:style-name="P850">Switched back to main:</text:p>
      <text:p text:style-name="Code">git checkout main</text:p>
      <text:p text:style-name="P850">Now to reset main to the remote repository's head:</text:p>
      <text:p text:style-name="Code">git fetch origin</text:p>
      <text:p text:style-name="Code">git reset --hard origin/main</text:p>
      <text:p text:style-name="Code">git clean -f</text:p>
      <text:p text:style-name="P851">(The last command removes added files.)</text:p>
      <text:p text:style-name="P851">Now my Ubuntu main branch is the same as on GitHub.com.</text:p>
      <text:p text:style-name="P852">It may be useful to push the linux branch to github and merge it (or most of it) into main.</text:p>
      <text:p text:style-name="P853">Switch to linux branch:</text:p>
      <text:p text:style-name="Code">git checkout linux</text:p>
      <text:p text:style-name="P853">Push to GitHub (the --set-upstream is required the first time):</text:p>
      <text:p text:style-name="Code">git push --set-upstream origin linux</text:p>
      <text:p text:style-name="P854">Logged into <text:a xlink:type="simple" xlink:href="https://github.com/stephenlepisto/designpatternexamples" text:style-name="Internet_20_link" text:visited-style-name="Visited_20_Internet_20_Link">https://github.com/stephenlepisto/designpatternexamples</text:a>.</text:p>
      <text:p text:style-name="P854">Saw a message that the linux branch was created and do I want to create a pull request. <text:s/>I clicked the Pull Request button.</text:p>
      <text:p text:style-name="P855">Since this is a private repository, I can only merge the pull request (that is, I can't approve it first then merge). <text:s/><text:span text:style-name="T974">Done.</text:span></text:p>
      <text:p text:style-name="P856">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7">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7">In cplusplus\helpers, the file is called _countof_h, not _countof.h.</text:p>
      <text:p text:style-name="P858">Used git to rename the file and commit the change:</text:p>
      <text:p text:style-name="Code"><text:soft-page-break/>cd cplusplus/helpers</text:p>
      <text:p text:style-name="Code">git mv _countof_h _countof.h</text:p>
      <text:p text:style-name="Code">git commit</text:p>
      <text:p text:style-name="P858">Building again:</text:p>
      <text:p text:style-name="Code">cmake --build . --config debug</text:p>
      <text:p text:style-name="P860">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1">Hmm. <text:s/>Apparently, the Net Framework v4.5 was taken from Visual Studio 2019, which I had uninstalled. <text:s/>Visual Studio 2022 currently has .Net Framework v4.8 SDK installed and targeted, along with targeting packs for 4.6 and 4.7.2. <text:s/><text:span text:style-name="T975">This suggests I should be targeting .Net 4.7.2 or .Net 4.8 in the C# builds.</text:span></text:p>
      <text:p text:style-name="P862">Modified csharp/CMakeLists.txt to <text:span text:style-name="T977">remove the set_target_property() for setting the framework to 4.5. <text:s/>Modified root's CMakeLists.txt to set the following for C#:</text:span></text:p>
      <text:p text:style-name="Code">SET(CMAKE_DOTNET_TARGET_FRAMEWORK_VERSION "v4.7.2")</text:p>
      <text:p text:style-name="P866">Also modified App.config for the C# project to remove specific framework version 4.5. <text:s/>Now depends on framework 4.0.</text:p>
      <text:p text:style-name="P859">Building again:</text:p>
      <text:p text:style-name="P838">cmake --build . --config debug</text:p>
      <text:p text:style-name="P863">Build complete.</text:p>
      <text:p text:style-name="P863">Running through the programs.</text:p>
      <text:p text:style-name="P863">csharp\debug\DesignPatternExamples<text:span text:style-name="T976">_csharp</text:span>.exe. <text:s/>Ran just fine.</text:p>
      <text:p text:style-name="P863">c\debug\DesignPatternExamples<text:span text:style-name="T976">_c</text:span>.exe. <text:s/>Ran just fine but examples are not alphabetical.</text:p>
      <text:p text:style-name="P864">cplusplus\debug\DesignPatternExamples_cpp.exe. <text:s/>Ran just fine.</text:p>
      <text:p text:style-name="P865">py -m python.DesignPatternExamples_python. <text:s/>Ran just fine.</text:p>
      <text:p text:style-name="P865">rust\debug\design_pattern_examples_rust.exe. <text:s/>Ran just fine.</text:p>
      <text:p text:style-name="P867">Modified c/Program.c to alphabetize the exercises.</text:p>
      <text:p text:style-name="P868"/>
      <text:p text:style-name="P868">Pushed all changes in Windows to GitHub.</text:p>
      <text:p text:style-name="P869">Next step is to modify C and C++ projects to <text:span text:style-name="T978">replace all safe functions and errno_t – or provide my own implementations of them. <text:s/>Need to think about that awhile.</text:span></text:p>
      <text:p text:style-name="P870"><text:soft-page-break/>Places that use errno_t <text:span text:style-name="T979">and safe functions:</text:span></text:p>
      <text:list text:style-name="L14">
        <text:list-item>
          <text:p text:style-name="P1236">c/Adapter_Functions.c</text:p>
          <text:list>
            <text:list-item>
              <text:p text:style-name="P1238">strerror_s</text:p>
              <text:list>
                <text:list-item>
                  <text:p text:style-name="P1239">FIXED (<text:span text:style-name="T996">removed, not needed</text:span>)</text:p>
                </text:list-item>
              </text:list>
            </text:list-item>
            <text:list-item>
              <text:p text:style-name="P1238">strncpy_s</text:p>
              <text:list>
                <text:list-item>
                  <text:p text:style-name="P1239">FIXED (replaced with <text:span text:style-name="T996">memcpy</text:span>())</text:p>
                </text:list-item>
              </text:list>
            </text:list-item>
            <text:list-item>
              <text:p text:style-name="P1238">sprintf_s</text:p>
              <text:list>
                <text:list-item>
                  <text:p text:style-name="P1239">FIXED (replaced with <text:span text:style-name="T996">snprintf()</text:span>)</text:p>
                </text:list-item>
              </text:list>
            </text:list-item>
            <text:list-item>
              <text:p text:style-name="P1238">strcat_s</text:p>
              <text:list>
                <text:list-item>
                  <text:p text:style-name="P1239">FIXED (replaced with strcat() since all arguments are valid by that point)</text:p>
                </text:list-item>
              </text:list>
            </text:list-item>
          </text:list>
        </text:list-item>
        <text:list-item>
          <text:p text:style-name="P1238">c/Bridge_Exercise.c</text:p>
          <text:list>
            <text:list-item>
              <text:p text:style-name="P1238">sprintf_s</text:p>
            </text:list-item>
            <text:list-item>
              <text:p text:style-name="P1240">FIXED (replaced with <text:span text:style-name="T997">formatstring</text:span>())</text:p>
            </text:list-item>
          </text:list>
        </text:list-item>
        <text:list-item>
          <text:p text:style-name="P1236">c/Bridge_FileLogger.c</text:p>
          <text:list>
            <text:list-item>
              <text:p text:style-name="P1238">strerror_s</text:p>
              <text:list>
                <text:list-item>
                  <text:p text:style-name="P1241">FIXED (replaced with str<text:span text:style-name="T998">error</text:span>())</text:p>
                </text:list-item>
              </text:list>
            </text:list-item>
            <text:list-item>
              <text:p text:style-name="P1238">fopen_s</text:p>
              <text:list>
                <text:list-item>
                  <text:p text:style-name="P1241">FIXED (replaced with <text:span text:style-name="T998">fopen()</text:span>)</text:p>
                </text:list-item>
              </text:list>
            </text:list-item>
          </text:list>
        </text:list-item>
        <text:list-item>
          <text:p text:style-name="P1261">c/Bridge_LogHelper.c</text:p>
          <text:list>
            <text:list-item>
              <text:p text:style-name="P1238">sprintf_s</text:p>
            </text:list-item>
            <text:list-item>
              <text:p text:style-name="P1242">FIXED (replaced with <text:span text:style-name="T999">snprintf</text:span><text:span text:style-name="T998">()</text:span>)</text:p>
            </text:list-item>
          </text:list>
        </text:list-item>
        <text:list-item>
          <text:p text:style-name="P1261">c/Command_Command.c</text:p>
          <text:list>
            <text:list-item>
              <text:p text:style-name="P1238">sprintf_s</text:p>
            </text:list-item>
            <text:list-item>
              <text:p text:style-name="P1243">FIXED (replaced with <text:span text:style-name="T999">snprintf</text:span><text:span text:style-name="T998">()</text:span>)</text:p>
            </text:list-item>
          </text:list>
        </text:list-item>
        <text:list-item>
          <text:p text:style-name="P1236">c/Composite_Exercise.c</text:p>
          <text:list>
            <text:list-item>
              <text:p text:style-name="P1238">strcpy_s</text:p>
            </text:list-item>
            <text:list-item>
              <text:p text:style-name="P1238">strcat_s</text:p>
            </text:list-item>
            <text:list-item>
              <text:p text:style-name="P1238">sprintf_s</text:p>
            </text:list-item>
            <text:list-item>
              <text:p text:style-name="P1244"><text:soft-page-break/>FIXED (<text:span text:style-name="T1000">rewrote Composite_Exercise_FormatEntry() to use one call to formatstring()</text:span>)</text:p>
            </text:list-item>
          </text:list>
        </text:list-item>
        <text:list-item>
          <text:p text:style-name="P1261">c/Decorator_Exercise.c</text:p>
          <text:list>
            <text:list-item>
              <text:p text:style-name="P1238">sprintf_s</text:p>
            </text:list-item>
            <text:list-item>
              <text:p text:style-name="P1245">FIXED (<text:span text:style-name="T1001">rewrote _Decorate() to use</text:span> <text:span text:style-name="T997">formatstring</text:span>())</text:p>
            </text:list-item>
          </text:list>
        </text:list-item>
        <text:list-item>
          <text:p text:style-name="P1261">c/HandlerChain_Message.c</text:p>
          <text:list>
            <text:list-item>
              <text:p text:style-name="P1238">sprintf_s</text:p>
            </text:list-item>
            <text:list-item>
              <text:p text:style-name="P1246">FIXED (<text:span text:style-name="T1002">replace with</text:span> <text:span text:style-name="T997">formatstring</text:span>())</text:p>
            </text:list-item>
          </text:list>
        </text:list-item>
        <text:list-item>
          <text:p text:style-name="P1261">c/HandlerChain_MessageWindow.c</text:p>
          <text:list>
            <text:list-item>
              <text:p text:style-name="P1238">sprintf_s</text:p>
            </text:list-item>
            <text:list-item>
              <text:p text:style-name="P1247">FIXED (<text:span text:style-name="T1002">replace with</text:span> <text:span text:style-name="T997">formatstring</text:span>())</text:p>
            </text:list-item>
          </text:list>
        </text:list-item>
        <text:list-item>
          <text:p text:style-name="P1261">c/HandlerChain_WindowRectangle.c</text:p>
          <text:list>
            <text:list-item>
              <text:p text:style-name="P1238">sprintf_s</text:p>
            </text:list-item>
            <text:list-item>
              <text:p text:style-name="P1248">FIXED (<text:span text:style-name="T1002">replace with</text:span> <text:span text:style-name="T997">formatstring</text:span>())</text:p>
            </text:list-item>
          </text:list>
        </text:list-item>
        <text:list-item>
          <text:p text:style-name="P1261">c/helpers/dynamicstring.c</text:p>
          <text:list>
            <text:list-item>
              <text:p text:style-name="P1262">strc<text:span text:style-name="T980">a</text:span>t_s</text:p>
            </text:list-item>
            <text:list-item>
              <text:p text:style-name="P1249">FIXED (replaced with strcat() since all arguments are valid by that point)</text:p>
            </text:list-item>
          </text:list>
        </text:list-item>
        <text:list-item>
          <text:p text:style-name="P1237">c/helpers/makelocaltime.c</text:p>
          <text:list>
            <text:list-item>
              <text:p text:style-name="P1262">localtime_s</text:p>
            </text:list-item>
            <text:list-item>
              <text:p text:style-name="P1250">FIXED (<text:span text:style-name="T990">replaced with localtime(), simplifying the function</text:span>)</text:p>
            </text:list-item>
          </text:list>
        </text:list-item>
        <text:list-item>
          <text:p text:style-name="P1236">c/helpers/replace.c</text:p>
          <text:list>
            <text:list-item>
              <text:p text:style-name="P1262">strncpy_s</text:p>
            </text:list-item>
            <text:list-item>
              <text:p text:style-name="P1251">FIXED (<text:span text:style-name="T990">replaced with </text:span><text:span text:style-name="T993">memcpy()</text:span>)</text:p>
            </text:list-item>
          </text:list>
        </text:list-item>
        <text:list-item>
          <text:p text:style-name="P1236">c/helpers/titlecase.c</text:p>
          <text:list>
            <text:list-item>
              <text:p text:style-name="P1262">strcat_s</text:p>
            </text:list-item>
            <text:list-item>
              <text:p text:style-name="P1252">FIXED (<text:span text:style-name="T990">replaced with </text:span><text:span text:style-name="T994">strcat</text:span><text:span text:style-name="T993">()</text:span>)</text:p>
            </text:list-item>
          </text:list>
        </text:list-item>
        <text:list-item>
          <text:p text:style-name="P1236">c/helpers/uintarray.c</text:p>
          <text:list>
            <text:list-item>
              <text:p text:style-name="P1262">memcpy_s</text:p>
            </text:list-item>
            <text:list-item>
              <text:p text:style-name="P1253">FIXED (<text:span text:style-name="T990">replaced with </text:span><text:span text:style-name="T995">memcpy</text:span><text:span text:style-name="T993">() </text:span><text:span text:style-name="T995">and removed no-longer-needed error handling</text:span>)</text:p>
            </text:list-item>
          </text:list>
        </text:list-item>
        <text:list-item>
          <text:p text:style-name="P1261"><text:soft-page-break/>c/Interpreter_Exercise.c</text:p>
          <text:list>
            <text:list-item>
              <text:p text:style-name="P1262">sprintf_s</text:p>
              <text:list>
                <text:list-item>
                  <text:p text:style-name="P1254">FIXED (<text:span text:style-name="T990">replaced with </text:span><text:span text:style-name="T994">s</text:span><text:span text:style-name="T1003">nprintf</text:span><text:span text:style-name="T993">()</text:span>)</text:p>
                </text:list-item>
              </text:list>
            </text:list-item>
            <text:list-item>
              <text:p text:style-name="P1262">strcat_s</text:p>
              <text:list>
                <text:list-item>
                  <text:p text:style-name="P1255">FIXED (<text:span text:style-name="T990">replaced with </text:span><text:span text:style-name="T994">s</text:span><text:span text:style-name="T1004">trcat</text:span><text:span text:style-name="T993">()</text:span>)</text:p>
                </text:list-item>
              </text:list>
            </text:list-item>
          </text:list>
        </text:list-item>
        <text:list-item>
          <text:p text:style-name="P1261">c/Interpreter_Interpreter.c</text:p>
          <text:list>
            <text:list-item>
              <text:p text:style-name="P1262">sprintf_s</text:p>
              <text:list>
                <text:list-item>
                  <text:p text:style-name="P1256">FIXED (<text:span text:style-name="T990">replaced with </text:span><text:span text:style-name="T994">s</text:span><text:span text:style-name="T1003">nprintf</text:span><text:span text:style-name="T993">()</text:span>)</text:p>
                </text:list-item>
              </text:list>
            </text:list-item>
          </text:list>
        </text:list-item>
        <text:list-item>
          <text:p text:style-name="P1261">c/Memento_Exercise.c</text:p>
          <text:list>
            <text:list-item>
              <text:p text:style-name="P1262">sprintf_s</text:p>
            </text:list-item>
            <text:list-item>
              <text:p text:style-name="P1257">FIXED (<text:span text:style-name="T990">replaced with </text:span><text:span text:style-name="T1005">formatstring</text:span><text:span text:style-name="T993">()</text:span>)</text:p>
            </text:list-item>
          </text:list>
        </text:list-item>
        <text:list-item>
          <text:p text:style-name="P1261">c/Proxy_RealService.c</text:p>
          <text:list>
            <text:list-item>
              <text:p text:style-name="P1262">sprintf_s</text:p>
            </text:list-item>
            <text:list-item>
              <text:p text:style-name="P1258">FIXED (<text:span text:style-name="T990">replaced with </text:span><text:span text:style-name="T1005">formatstring</text:span><text:span text:style-name="T993">()</text:span>)</text:p>
            </text:list-item>
          </text:list>
        </text:list-item>
        <text:list-item>
          <text:p text:style-name="P1261">c/State_RemoveComments.c</text:p>
          <text:list>
            <text:list-item>
              <text:p text:style-name="P1262">sprintf_s</text:p>
              <text:list>
                <text:list-item>
                  <text:p text:style-name="P1259">FIXED (<text:span text:style-name="T990">replaced with </text:span><text:span text:style-name="T994">s</text:span><text:span text:style-name="T1003">nprintf</text:span><text:span text:style-name="T993">()</text:span>)</text:p>
                </text:list-item>
              </text:list>
            </text:list-item>
          </text:list>
        </text:list-item>
        <text:list-item>
          <text:p text:style-name="P1236">cplusplus/helpers/makelocaltime.cpp</text:p>
          <text:list>
            <text:list-item>
              <text:p text:style-name="P1262">localtime_s</text:p>
            </text:list-item>
            <text:list-item>
              <text:p text:style-name="P1260">FIXED (<text:span text:style-name="T990">replaced with localtime(), simplifying the function</text:span>)</text:p>
            </text:list-item>
          </text:list>
        </text:list-item>
      </text:list>
      <text:p text:style-name="Text_20_body">So I need:</text:p>
      <text:list text:style-name="L15">
        <text:list-item>
          <text:p text:style-name="P1264">memcpy_s</text:p>
        </text:list-item>
        <text:list-item>
          <text:p text:style-name="P1264">sprintf_s</text:p>
        </text:list-item>
        <text:list-item>
          <text:p text:style-name="P1263">strcpy_s</text:p>
        </text:list-item>
        <text:list-item>
          <text:p text:style-name="P1263">strncpy_s</text:p>
        </text:list-item>
        <text:list-item>
          <text:p text:style-name="P1263">strcat_s</text:p>
        </text:list-item>
        <text:list-item>
          <text:p text:style-name="P1263">strerror_s</text:p>
        </text:list-item>
        <text:list-item>
          <text:p text:style-name="P1263">fopen_s</text:p>
        </text:list-item>
        <text:list-item>
          <text:p text:style-name="P1263"><text:soft-page-break/>localtime_s</text:p>
        </text:list-item>
      </text:list>
      <text:p text:style-name="P871">I need to rework all code that uses these functions to reduce or eliminate need for error handling. <text:s/>That also means removing errno_t in those places that use it.</text:p>
      <text:p text:style-name="P872">Note: I need to set warning level to <text:span text:style-name="T984">"all"</text:span> for C and C++ compilation. <text:s/><text:span text:style-name="T981">Done. <text:s/>Lot's of warnings.</text:span></text:p>
      <text:p text:style-name="P873">I did disable CRT secure warnings, though, with this<text:span text:style-name="T983">:</text:span></text:p>
      <text:p text:style-name="P875">cplusplus/CMakeLists.txt:</text:p>
      <text:p text:style-name="Code">if(MSVC)</text:p>
      <text:p text:style-name="Code">target_compile_definitions(<text:span text:style-name="T982">cxx</text:span>_compiler_flags INTERFACE _CRT_SECURE_NO_WARNINGS)</text:p>
      <text:p text:style-name="Code">endif()</text:p>
      <text:p text:style-name="P875">c/CMakeLists.txt:</text:p>
      <text:p text:style-name="Code">if(MSVC)</text:p>
      <text:p text:style-name="Code">target_compile_definitions(c_compiler_flags INTERFACE _CRT_SECURE_NO_WARNINGS)</text:p>
      <text:p text:style-name="Code">endif()</text:p>
      <text:p text:style-name="P874"/>
      <text:p text:style-name="P876">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5">That's going to get tedious, very quickly. <text:s/></text:span><text:span text:style-name="T986">Very tedious. <text:s/></text:span><text:span text:style-name="T987">Fixed.</text:span></text:p>
      <text:p text:style-name="P877">In C, set warning <text:span text:style-name="T989">level</text:span> to 4 (instead of all). <text:s/>Enabled warning C4255 <text:span text:style-name="T988">to catch those in the future.</text:span></text:p>
      <text:p text:style-name="P878">In C++, set warning level to 4 (instead of all).</text:p>
      <text:p text:style-name="P879"/>
      <text:p text:style-name="P879">Committed all changes to this point. <text:s/>Still need to fix secure functions.</text:p>
      <text:h text:style-name="Heading_20_1" text:outline-level="1" text:is-list-header="true">July 31, 2023</text:h>
      <text:p text:style-name="P880">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1">here</text:span></text:a><text:span text:style-name="T991">, and </text:span><text:a xlink:type="simple" xlink:href="https://stackoverflow.com/questions/1258550/why-should-you-use-strncpy-instead-of-strcpy" text:style-name="Internet_20_link" text:visited-style-name="Visited_20_Internet_20_Link"><text:span text:style-name="T991">here</text:span></text:a>), <text:span text:style-name="T991">the intended use of strcpy() was this:</text:span></text:p>
      <text:p text:style-name="Code">char dst[DEST_SIZE];</text:p>
      <text:p text:style-name="Code">if (strlen(src) &lt; DEST_SIZE)</text:p>
      <text:p text:style-name="Code"><text:s text:c="4"/>strcpy(dest, src);</text:p>
      <text:p text:style-name="P881">The intended use of strncpy() was to copy a string into a fixed-size buffer, padding with nulls to the limit. <text:s/>It was designed for a specific use case on Unix where directory entries were a fixed size.</text:p>
      <text:p text:style-name="P881">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text:soft-page-break/>against how many characters should have been copied – but if you know the length of the source before calling strlcpy() so you can test the result, you don't need strlcpy()).</text:p>
      <text:p text:style-name="P882">If you want a range-limited copy, use memcpy().</text:p>
      <text:p text:style-name="P883">Replace strcpy_s() <text:span text:style-name="T992">and strncpy_s()</text:span> with memcpy() and ensure a zero terminator is put in place.</text:p>
      <text:p text:style-name="P884">Replace strcat_s() with memcpy() and ensure a zero terminator is put in place.</text:p>
      <text:p text:style-name="P885">In C, created helpers/formatstring.c to contain the formatstring() function that takes a printf() format string and arguments and returns a newly-allocated buffer with the formatted string. <text:s/>The buffer needs to be deallocated when done with it.</text:p>
      <text:p text:style-name="P886">Fixed all outstanding use of secure/safe functions in C and C++ projects on Windows.</text:p>
      <text:p text:style-name="P857"/>
      <text:p text:style-name="P887">Started Ubuntu and moved to designpatternexamples:</text:p>
      <text:p text:style-name="Code">cd ~/work/designpatternexamples</text:p>
      <text:p text:style-name="Code">git status</text:p>
      <text:p text:style-name="P887">I was on the linux branch and it is up to date. <text:s/>Switch to main:</text:p>
      <text:p text:style-name="Code">git checkout main</text:p>
      <text:p text:style-name="Code">git <text:span text:style-name="T1006">pull</text:span></text:p>
      <text:p text:style-name="P888">Now main is up to date with GitHub.</text:p>
      <text:p text:style-name="P889">And I still need to enter my user name and password (personal token) every time I access GitHub.</text:p>
      <text:p text:style-name="P890">[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7">See "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8">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text:soft-page-break/>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9">I don't know if _CRT_DECLARE_NONSTDC_NAMES is affected by another macro; I couldn't find such a thing in the Microsoft C library (C:\Program Files (x86)\Windows Kits\10\Include\10.0.22621.0\ucrt).</text:span></text:p>
      <text:p text:style-name="P893">Added <text:span text:style-name="T1011">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11">then </text:span>changed all uses of _strdup() to <text:span text:style-name="T1010">STRDUP</text:span>(), <text:span text:style-name="T1011">including the helpers/strdup.h in each file as needed.</text:span></text:p>
      <text:p text:style-name="P894">Next problem is in c/helpers/cursor.c. <text:s/>The function _strtoi64() is not in glibc. <text:s/><text:span text:style-name="T1012">In glibc, the function is called strtoll(). <text:s/></text:span><text:span text:style-name="T1013">Microsoft C has strtoll() as well. <text:s/></text:span><text:span text:style-name="T1014">But since I only need integers, use strtol().</text:span></text:p>
      <text:p text:style-name="P894"/>
      <text:p text:style-name="P895">Now on to C++.</text:p>
      <text:p text:style-name="P896">It seems that, in glibcxx, the std::exception class does not have a constructor that takes a string. <text:s/><text:span text:style-name="T1015">It seems that std::exception defines the what() method as virtual, </text:span><text:span text:style-name="T1016">just like in Microsoft C++ but the implementation of what() apparently returns a NULL pointer </text:span><text:span text:style-name="T1017">or the string "Unknown exception" </text:span><text:span text:style-name="T1018">(I don't know which). <text:s/></text:span><text:span text:style-name="T1019">For those exceptions I define and derive from std::exception, I added a what() method to override the virtual </text:span><text:span text:style-name="T1020">exception::what() method. <text:s/></text:span><text:span text:style-name="T1021">Oddly, I cannot specify "override" as a keyword for some reason.</text:span></text:p>
      <text:p text:style-name="P897">Next problem: the &lt;format&gt; header doesn't exist in Linux. <text:s/><text:span text:style-name="T1022">Actually, it may be there in libc++ v13 or later but clearly that is not installed on my Ubuntu. <text:s/>I think. <text:s/></text:span><text:span text:style-name="T1023">This </text:span><text:a xlink:type="simple" xlink:href="https://en.cppreference.com/w/cpp/compiler_support/20" text:style-name="Internet_20_link" text:visited-style-name="Visited_20_Internet_20_Link"><text:span text:style-name="T1023">page</text:span></text:a><text:span text:style-name="T1023"> shows all the features in C++ and what versions of the various libraries they are implemented in. <text:s/></text:span><text:span text:style-name="T1024">And this </text:span><text:a xlink:type="simple" xlink:href="https://releases.llvm.org/13.0.1/projects/libcxx/docs/Status/Cxx20.html" text:style-name="Internet_20_link" text:visited-style-name="Visited_20_Internet_20_Link"><text:span text:style-name="T1024">page</text:span></text:a><text:span text:style-name="T1024">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5">Done. <text:s/>Called Helpers::formatstring(). <text:s/>I need to manually change all uses of std::format() since the formatting arguments are expressed very differently from printf. <text:s/></text:span><text:span text:style-name="T1026">There's only a 109 instances. <text:s/>More tedious work.</text:span></text:p>
      <text:p text:style-name="P900">I also need a binary formatter <text:span text:style-name="T1027">to convert an integer to a binary string. <text:s/>std::format() has that, printf() does not. <text:s/></text:span><text:span text:style-name="T1028">Took the one from C helpers: uint32_to_binary() </text:span><text:span text:style-name="T1029">and modified it for C++.</text:span></text:p>
      <text:p text:style-name="P904">Finished converting all std::format() to Helpers::formatstring(). <text:s/><text:span text:style-name="T1030">Very tedious.</text:span></text:p>
      <text:p text:style-name="P905">Pushed all changes to GitHub on main.</text:p>
      <text:p text:style-name="P905"><text:soft-page-break/></text:p>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text:soft-page-break/>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31">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2">However, Linux C++ Library does not define a stricmp() at all. <text:s/>Which is why I have a Helpers::stricmp(). <text:s/>So I implemented one for Linux.</text:span></text:p>
      <text:p text:style-name="P915">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3">I already did this </text:span>in the C helpers/console.c code.</text:p>
      <text:p text:style-name="P902">Next warning.</text:p>
      <text:p text:style-name="Code"><text:soft-page-break/>/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4">Apparently it is not enough to just use the argument when compiling with full warnings. <text:s/></text:span><text:span text:style-name="T1035">Comment out the argument and remove the use of the argument:</text:span></text:p>
      <text:p text:style-name="P901">virtual void VisitRestaurant(Visitor_Restaurant* /<text:span text:style-name="T1035">*</text:span>shop<text:span text:style-name="T1035">*/</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1">Removed the "const" qualifier in the static_cast&lt;&gt;.</text:p>
      <text:p text:style-name="P922">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6">Fixed in both argumentnull_error and argumentvalid_error.</text:span></text:p>
      <text:p text:style-name="P924">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37">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38">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oft-page-break/><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1">Fixed by changing the type of index from int to size_t.</text:p>
      <text:p text:style-name="P932">All warnings are fixed in the C++ project. <text:s/><text:span text:style-name="T1039">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oft-page-break/><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40">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41">Changed format specifier from %llu to %lu. <text:s/>This will probably trigger a warning on Windows.</text:span></text:p>
      <text:p text:style-name="P949">Next warning.</text:p>
      <text:p text:style-name="Code"><text:soft-page-break/>/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2">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2">There are three of these. <text:s/><text:span text:style-name="T1043">Commented out the argument name and removed the file with no effect. <text:s/>Ah, I remember why I did it that way: Doxygen complains if the parameter is documented but not present in the prototype. <text:s/></text:span><text:span text:style-name="T1044">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text:soft-page-break/>Apparently the compiler can check the printf arguments but only if the format argument is a string literal. <text:s/><text:span text:style-name="T1045">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6">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47">on the linux branch.</text:span></text:p>
      <text:p text:style-name="P957"/>
      <text:p text:style-name="P958">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0">So commenting out the parameters leads to this warning. <text:s/>Apparently ANSI C requires parameter names in function definitions. <text:s/><text:span text:style-name="T1048">Ah. <text:s/>Apparently the best way to handle this is to leave the parameter names in and put the parameter names in the body of the function like this:</text:span></text:p>
      <text:p text:style-name="Code">(void)(x);</text:p>
      <text:p text:style-name="P961">or</text:p>
      <text:p text:style-name="Code">(void)x;</text:p>
      <text:p text:style-name="P962">A macro can be created to make it obvious:</text:p>
      <text:p text:style-name="Code">#define UNUSED(x) (void)(x)</text:p>
      <text:p text:style-name="P962"><text:soft-page-break/>Then use it like this:</text:p>
      <text:p text:style-name="Code">UNUSED(parm);</text:p>
      <text:p text:style-name="P963">Fixed with <text:span text:style-name="T728">(void)parm; // unused</text:span>.</text:p>
      <text:p text:style-name="P959">And in Flyweight_Exercise.c, <text:span text:style-name="T1053">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4">Apparently size_t is defined as a 64-bit unsigned int in Microsoft C. <text:s/><text:span text:style-name="T1049">In Linux C, size_t is defined as unsigned long int, which, I believe, is a 32-bit integer </text:span><text:span text:style-name="T1050">(because a long long int is a 64-bit integer). <text:s/></text:span><text:span text:style-name="T1051">The recommendation to use %z</text:span><text:span text:style-name="T1052">u</text:span><text:span text:style-name="T1051"> is for situations where a size_t is being passed. <text:s/>This is also supported in Linux. <text:s/></text:span><text:span text:style-name="T1053">Fixed with %zu.</text:span></text:p>
      <text:p text:style-name="P965">Fixed a few last Doxygen errors <text:span text:style-name="T1054">caused by changes to unused arguments and other parameter tweaks.</text:span></text:p>
      <text:p text:style-name="P958"/>
      <text:p text:style-name="P966">On Linux:</text:p>
      <text:p text:style-name="P966">Running c/DesignPatternExamples_c. <text:s/>The cursor position is being printed to the screen, <text:span text:style-name="T1055">which suggests the getcursorposition() is hanging waiting for the ANSI codes from input. <text:s/></text:span><text:span text:style-name="T1056">Pressing Enter causes the code to continue and the cursor position is apparently grabbed. <text:s/></text:span><text:span text:style-name="T1057">If I let it run after pressing Enter, it eventually finishes and all other exercises complete successfully.</text:span></text:p>
      <text:p text:style-name="P967">Same for cplusplus/DesignPatternExamples_cpp. <text:s/><text:span text:style-name="T1058">Flyweight also doesn't respond to keypresses.</text:span></text:p>
      <text:p text:style-name="P968">Ah. <text:s/>checkforkey() always returns false.</text:p>
      <text:p text:style-name="P969">So I need a way to disable echoing input to keyboard, checking if a key is pressed and then reading that key.</text:p>
      <text:p text:style-name="P970">It appears that I might be able to include conio.h on Linux (it's not necessarily present on all flavors). <text:s/>If so, I can use kbhit() and getch() (note the lack of a leading underscore, for POSIX compliance). <text:s/><text:span text:style-name="T1059">But conio.h doesn't exist on Linux.</text:span></text:p>
      <text:p text:style-name="P971"><text:soft-page-break/>Here is an example of how to write kbhit() <text:span text:style-name="T1060">(from </text:span><text:a xlink:type="simple" xlink:href="https://cboard.cprogramming.com/c-programming/63166-kbhit-linux.html" text:style-name="Internet_20_link" text:visited-style-name="Visited_20_Internet_20_Link"><text:span text:style-name="T1060">here</text:span></text:a><text:span text:style-name="T1060">)</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2">I modified cursor.c/.cpp, readkey.c/.cpp, and checkforkey.c/.cpp to use code from the above example. <text:s/>It works pretty well except that I have to press Enter to exit the loo<text:span text:style-name="T1061">p. <text:s/></text:span><text:span text:style-name="T1062">And keys pressed while the </text:span><text:soft-page-break/><text:span text:style-name="T1062">Flyweight example is running are echoed to the screen. <text:s/>I disable echoing only when I'm getting the cursor position </text:span><text:span text:style-name="T1063">and I think I need to do that during the entire Flyweight example.</text:span></text:p>
      <text:p text:style-name="P973">I could make the disableInputEcho() and enableInputEcho() be accessible outside the helpers and then modify Flyweight example to call disableInputEcho() just before getting the cursor position and enableInputEcho() after the loop has exited. <text:s/><text:span text:style-name="T1064">Done, in both C and C++ projects. <text:s/>Works like a charm on Linux.</text:span></text:p>
      <text:p text:style-name="P974">Committed changes. <text:s/>Pushed to GitHub. <text:s/>Used pull request to merge with main on GitHub.</text:p>
      <text:p text:style-name="P975">On Windows, ran into one problem: The C prototypes for disableinputecho() and enableinputecho() needed the void keyword: </text:p>
      <text:p text:style-name="Code">disableinputecho(void)</text:p>
      <text:p text:style-name="Code">enableinputecho(void)</text:p>
      <text:p text:style-name="P976">Fixed. <text:s/>Both C and C++ work just fine on Windows as well.</text:p>
      <text:p text:style-name="P976">Committing these changes and then getting those changes back to Linux so I can move on to the next subject.</text:p>
      <text:h text:style-name="Heading_20_1" text:outline-level="1" text:is-list-header="true">August 1, 2023</text:h>
      <text:p text:style-name="P917">On to rust.</text:p>
      <text:p text:style-name="P91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7">winconsole is specific to Windows. <text:s/><text:span text:style-name="T1065">This leads into a more fundamental problem with rust and how it structures is projects.</text:span></text:p>
      <text:p text:style-name="P977">From my understanding, all rust projects consist of a directory with a Cargo.toml file and a src/ directory, containing all the rust source.</text:p>
      <text:p text:style-name="P977">A rust workspace is a directory containing a Cargo.toml file and multiple project directories. <text:s/>The Cargo.toml file <text:span text:style-name="T1066">contains the [workspace] section. <text:s/>If this [workspace] section is put into a rust package Cargo.toml and the [workspace] contains no members, then that is considered a workspace with a root package.</text:span></text:p>
      <text:p text:style-name="P978"><text:soft-page-break/>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67">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68">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69">If more than one Cargo.toml file is found, then a workspace Cargo.toml file is required; </text:span><text:span text:style-name="T1070">although personally, the rust analyzer should be able to handle multiple rust packages separately if there is no workspace Cargo.toml file</text:span><text:span text:style-name="T1068">).</text:span></text:p>
      <text:p text:style-name="P979">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1">also </text:span>contains an empty [workspace] section.</text:p>
      <text:p text:style-name="P980">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1">Which works like a charm. <text:s text:c="2"/>However, in the code, reference to winconsole needs to be guarded somehow.</text:p>
      <text:p text:style-name="P982">Conditional code inclusion is done with the cfg attribute. <text:s/>For Windows, put the following before an object (module, function) to include it only in windows:</text:p>
      <text:p text:style-name="Code">#[cfg(windows)]</text:p>
      <text:p text:style-name="Code">extern <text:span text:style-name="T1072">crate winconsole;</text:span></text:p>
      <text:p text:style-name="P983">In code, <text:span text:style-name="T1073">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4"/>
      <text:p text:style-name="P985">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4">That way, the above conditional stuff isn't needed. <text:s/></text:span><text:span text:style-name="T1075">Documentation for crossterm is: </text:span><text:a xlink:type="simple" xlink:href="https://docs.rs/crossterm/latest/crossterm/index.html" text:style-name="Internet_20_link" text:visited-style-name="Visited_20_Internet_20_Link"><text:span text:style-name="T1075">https://docs.rs/crossterm/latest/crossterm/index.html</text:span></text:a><text:span text:style-name="T1075">.</text:span></text:p>
      <text:p text:style-name="P986"><text:soft-page-break/>One problem with the crossterm::cursor module is there is no way to read the current cursor position. <text:s/>Instead, you have to save the current position and later on, restore it.</text:p>
      <text:p text:style-name="P987">Crossterm works with commands that are executed in sequence. <text:s/>For example:</text:p>
      <text:p text:style-name="Code">stdout.execute(SavePosition);</text:p>
      <text:p text:style-name="Code">stdout.execute(RestorePosition);</text:p>
      <text:p text:style-name="P987">If it is desired to jump back to the save position again and again:</text:p>
      <text:p text:style-name="Code">stdout.execute(SavePosition, RestorePosition, SavePosition);</text:p>
      <text:p text:style-name="P988">(This assumes that RestorePosition "deletes" the previously saved position.)</text:p>
      <text:p text:style-name="P989">Gack! <text:s/>That doesn't work. <text:s/>If, while printing, the screen scrolls, the save position is made invalid.</text:p>
      <text:p text:style-name="P990">Okay. <text:s/>I implemented the cursor functions from C in Rust. <text:s/>Well, mostly. <text:s/>I can send the ANSI code to get the screen position using println!() <text:span text:style-name="T1076">but the ANSI code gets displayed instead of consumed.</text:span></text:p>
      <text:p text:style-name="P991">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1">So I have two questions here:</text:p>
      <text:list xml:id="list2686636006" text:style-name="L16">
        <text:list-item>
          <text:p text:style-name="P1265">Why is the query ANSI sequence printed in design_pattern_examples_rust.exe but not in the practice_workspace program?</text:p>
        </text:list-item>
      </text:list>
      <text:p text:style-name="P992">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3">Hmm. <text:s/>If I access crossterm::ansi_support.supports_ansi(), the echo is turned off. <text:s/>I don't have to print anything as a result, just make that call. <text:s/>This implies crossterm needs some kind of initialization call. <text:s/><text:span text:style-name="T1077">I'm leaving in the call to crossterm::ansi_support.supports_ansi() in main() for now, since it solves this particular problem.</text:span></text:p>
      <text:list xml:id="list173027303651435" text:continue-numbering="true" text:style-name="L16">
        <text:list-item>
          <text:p text:style-name="P1265">How do I disable to the terminal echo?</text:p>
          <text:p text:style-name="P1266">If I use crossterm in the practice_workspace to enable raw input mode, the code works just fine with no echo.</text:p>
        </text:list-item>
        <text:list-item>
          <text:p text:style-name="P1267">Why does design_pattern_examples_rust.exe hang when reading the key? </text:p>
        </text:list-item>
      </text:list>
      <text:p text:style-name="P994"><text:span text:style-name="T1078">R</text:span>aw input mode <text:span text:style-name="T1078">is enabled by the time poll() and read() are called. <text:s/></text:span><text:span text:style-name="T1079">The documentation says that poll() will return – </text:span><text:span text:style-name="T1080">Ah! <text:s/>poll() returns Ok(true) if an event is available, Ok(false) if no event is ready, and Err() if an error occurred. <text:s/>I was calling read() if poll() returned Ok(?). <text:s/></text:span><text:span text:style-name="T1081">Fixed.</text:span></text:p>
      <text:p text:style-name="P995"><text:soft-page-break/>Now the problem is if I start the Flyweight example near the bottom of the screen, the retrieved cursor position is being computed incorrectly. <text:s/>I may be off by one <text:span text:style-name="T1082">somewhere.</text:span></text:p>
      <text:h text:style-name="Heading_20_1" text:outline-level="1" text:is-list-header="true">August 2, 2023</text:h>
      <text:p text:style-name="P997">The off-by-one error for rendering the flyweight display was caused by me using println!() to send the ANSI sequence for getting the cursor position. <text:s/>I needed to use print!() followed by stdout.flush().</text:p>
      <text:p text:style-name="P996">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0">All changes committed to local git. <text:s/><text:span text:style-name="T1083">Pushed to GitHub.</text:span></text:p>
      <text:p text:style-name="P1001">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1">I had to go to the <text:a xlink:type="simple" xlink:href="https://github.com/crossterm-rs/crossterm" text:style-name="Internet_20_link" text:visited-style-name="Visited_20_Internet_20_Link">crossterm source</text:a> for this one. <text:s/><text:span text:style-name="T1084">Turns out the ansi_support module is Windows only. <text:s/></text:span><text:span text:style-name="T1085">This is not documented anywhere.</text:span></text:p>
      <text:p text:style-name="P1008"><text:span text:style-name="T1086">Interestingly enough, I can</text:span> use #[cfg(windows)] on the if statement <text:span text:style-name="T1086">to take it out on non-Windows systems</text:span>. <text:s/><text:span text:style-name="T1087">With that in place, all of the Rust example compiles.</text:span></text:p>
      <text:p text:style-name="P1007">Pushed changes from main branch on Windows to GitHub. <text:s/>On Ubuntu, pull changes from GitHub to main branch then switch to linux branch and merged main into linux. <text:s/>So both branches are now in sync in Windows and Ubuntu.</text:p>
      <text:p text:style-name="P1002">Tried to run it:</text:p>
      <text:p text:style-name="Code">rust/debug/design_pattern_examples_rust</text:p>
      <text:p text:style-name="P1002">But it couldn't find the Adapter_BackEnd.dll.</text:p>
      <text:p text:style-name="P1003">I copied libAdapter_BackEnd.so from build/Adapter_BackEnd (notice no "debug" sub-directory) into the rust/debug/ directory but it still didn't work; the code is expecting the shared object to appear on the path.</text:p>
      <text:p text:style-name="P998">I tried the following:</text:p>
      <text:p text:style-name="Code">cd ~/work/designpatternexamples/build</text:p>
      <text:p text:style-name="Code">LD_LIBRARY_PATH=$(<text:span text:style-name="T1118">p</text:span><text:span text:style-name="T1119">wd</text:span>)/Adapter_BackEnd/ rust/debug/design_pattern_example_rust</text:p>
      <text:p text:style-name="P998"><text:soft-page-break/>Things fell apart during the Flyweight example, although a keypress definitely stopped the example, everything that followed was badly formatted, as though newlines were not working. <text:s/>Also the terminal <text:span text:style-name="T1088">cursor is still hidden. <text:s/>I typed the following to reset the terminal:</text:span></text:p>
      <text:p text:style-name="Code">reset</text:p>
      <text:p text:style-name="P1004">That got things back to normal.</text:p>
      <text:p text:style-name="P1005">I ran each example separately, like this:</text:p>
      <text:p text:style-name="P999">LD_LIBRARY_PATH=$(<text:span text:style-name="T1090">pwd</text:span>)/Adapter_BackEnd/ rust/debug/design_pattern_example<text:span text:style-name="T1091">s</text:span>_rust <text:span text:style-name="T1092">Flyweight</text:span></text:p>
      <text:p text:style-name="P1005"><text:span text:style-name="T246">Skipping </text:span><text:span text:style-name="T253">the </text:span><text:span text:style-name="T246">Flyweight example</text:span>, <text:span text:style-name="T1089">a</text:span>ll examples ran just fine.</text:p>
      <text:p text:style-name="P1006">When running Flyweight, it appears the cursor position is not retrieved.</text:p>
      <text:p text:style-name="P844"/>
      <text:p text:style-name="P1009">Created a practice crate in Ubuntu:</text:p>
      <text:p text:style-name="Code">cd ~/work</text:p>
      <text:p text:style-name="Code">mkdir rust</text:p>
      <text:p text:style-name="Code">cd rust</text:p>
      <text:p text:style-name="Code">cargo --new practice</text:p>
      <text:p text:style-name="P1009">In practice/src/main.rs, I copied over the disable_input_echo(), enable_input_echo(), get_cursor_position(), and set_cursor_position() functions from the DesignPatternExample cursor.rs and key_input.rs modules. <text:s/>I then proceeded to experiment with them.</text:p>
      <text:p text:style-name="P1009">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0"/>
      <text:p text:style-name="P1011">Transferred this knowledge to DesignPatternExamples in Ubuntu. <text:s/>The Flyweight example now works as expected. <text:s/>However, any key pressed during the example is echoed to the screen and only Enter can exit the loop.</text:p>
      <text:p text:style-name="P1012">In Windows, the same fix works as well. <text:s/>However, the keypresses are not echoed to the screen <text:span text:style-name="T1093">and all keys exits the Flyweight example.</text:span></text:p>
      <text:p text:style-name="P1013">Leaving this for now. <text:s/>Flyweight works at least on Linux.</text:p>
      <text:p text:style-name="P1013">The next problem is Doxygen. <text:s/>Ubuntu has doxygen 1.9.1 while Windows has 1.9.6. <text:s/>I'm getting warnings from Doxygen on Ubuntu about the .png format not being supported. <text:s/><text:span text:style-name="T1094">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4"><text:soft-page-break/>Apparently the Doxyfile has uppercase Docs/ instead of lowercase docs/. <text:s/><text:span text:style-name="T1095">Fixed. <text:s/>Twice (once for Input and once for Images). <text:s/>Those removed the above warnings but I'm still getting warnings about unsupported .png files. <text:s/></text:span><text:span text:style-name="T1096">Hmm. <text:s/>Actually, it might be dot (graphviz). <text:s/>Unbuntu has version 7.1.0. <text:s/>Nope, same version as Windows.</text:span></text:p>
      <text:p text:style-name="P1015">Here is the error:</text:p>
      <text:p text:style-name="Code">Format: "png" not recognized. Use one of: canon cmap cmapx cmapx_np dot dot_json eps fig gv imap imap_np ismap json json0 mp pic plain plain-ext pov ps ps2 svg tk vdx vml xdot xdot1.2 xdot1.4 xdot_json</text:p>
      <text:p text:style-name="P1016">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2">png</text:span> pov ps ps2 svg tif tiff tk vdx vml xdot xdot1.2 xdot1.4 xdot_json</text:p>
      <text:p text:style-name="Code"><text:s text:c="4"/>loadimage <text:s text:c="2"/>: <text:s/>(lib) bmp eps gif jpe jpeg jpg <text:span text:style-name="T272">png</text:span> ps svg</text:p>
      <text:p text:style-name="P1017">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2">png</text:span> ps svg</text:p>
      <text:p text:style-name="P1017">The PNG format is listed in the "device" section under Windows but not under Ubuntu. <text:s/><text:span text:style-name="T1097">Supposedly, the following should fix this:</text:span></text:p>
      <text:p text:style-name="Code">sudo dot -c</text:p>
      <text:p text:style-name="P1018">But it didn't fix this particular problem.</text:p>
      <text:p text:style-name="P1019"><text:soft-page-break/>Supposedly if I install graphviz-gd, it might fix the problem. <text:s/><text:span text:style-name="T1098">However, that package doesn't exist in the Ubuntu package repositories.</text:span></text:p>
      <text:p text:style-name="P1020">I am stumped at this point.</text:p>
      <text:h text:style-name="Heading_20_1" text:outline-level="1" text:is-list-header="true">August 4, 2023</text:h>
      <text:p text:style-name="P1029">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29">The reference is in a @var section defining the _text attribute of the class Memento_TextObject. <text:s/>I see this same kind of error occur in two other places, both referencing the class in which the attribute or <text:span text:style-name="T1099">parameter</text:span> is used. <text:s/><text:span text:style-name="T1099">The implication is Doxygen v1.9.1 cannot resolve a reference to the class when that reference is in the class itself, in some form. <text:s/></text:span><text:span text:style-name="T1100">I think this might have been fixed in Doxygen v1.9.2, where the python parser was replaced with a python-based parser instead of a reworked C++ parser. <text:s/></text:span><text:span text:style-name="T1101">Otherwise, I can find no specific bug fix between v1.9.1 and v1.9.7 that would affect this problem.</text:span></text:p>
      <text:p text:style-name="P1030">If I want a newer doxygen, I will have to build it from source and install it manually.</text:p>
      <text:p text:style-name="P1031">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2">Short form of the above:</text:p>
      <text:p text:style-name="P1021">cd ~/work/designpatternexamples/build</text:p>
      <text:p text:style-name="P1021">dot "CreateDocs/html/Adapter__BackEnd_8h__dep__incl.dot" -Tpng -o "CreateDocs/html/Adapter__BackEnd_8h__dep__incl.png"</text:p>
      <text:p text:style-name="P1031">And here is the output:</text:p>
      <text:p text:style-name="Code">Format: "png" not recognized. Use one of: canon cmap cmapx cmapx_np dot dot_json eps fig gv imap imap_np ismap json json0 mp pic plain plain-ext pov ps ps2 svg tk vdx vml xdot xdot1.2 xdot1.4 xdot_json</text:p>
      <text:p text:style-name="P1022">As I mentioned yesterday, the suggested fix is "sudo dot -c". <text:s/>I had tried that but it didn't affect the problem.</text:p>
      <text:p text:style-name="P1032"><text:a xlink:type="simple" xlink:href="https://github.com/clearlinux/distribution/issues/2238" text:style-name="Internet_20_link" text:visited-style-name="Visited_20_Internet_20_Link">Here is a bug</text:a> opened on Graphviz about this exact issue. <text:s/>The problem <text:span text:style-name="T1102">apparently </text:span>stems from a missing <text:span text:style-name="T1102">file</text:span>, libgvplugin_gd.so. <text:s/><text:span text:style-name="T1102">This file adds support for PNG and PDF. <text:s/>I searched the </text:span><text:a xlink:type="simple" xlink:href="https://packages.ubuntu.com/" text:style-name="Internet_20_link" text:visited-style-name="Visited_20_Internet_20_Link"><text:span text:style-name="T1102">Ubuntu package archive</text:span></text:a><text:span text:style-name="T1102"> for packages that contain that file and I got back libgraphviz-dev.</text:span></text:p>
      <text:p text:style-name="P1034">Install it:</text:p>
      <text:p text:style-name="Code"><text:soft-page-break/>sudo apt install libgraphviz-dev</text:p>
      <text:p text:style-name="P1032"><text:span text:style-name="T1103">It added </text:span><text:span text:style-name="T1104">55 packages containing </text:span><text:span text:style-name="T1103">66 MB of stuff.</text:span></text:p>
      <text:p text:style-name="P1033">Unfortunately, even after running "sudo dot -c", it didn't fix the problem. <text:s/><text:span text:style-name="T1105">I did find libgvplugin_gd.so in /usr/lib/x86_64-linux-gnu/graphviz but apparently that wasn't enough.</text:span></text:p>
      <text:p text:style-name="P1034">Uninstalled:</text:p>
      <text:p text:style-name="Code">sudo apt remove libgraphviz-dev</text:p>
      <text:p text:style-name="P1034">The libgvplugin_gd.so file is still there.</text:p>
      <text:p text:style-name="P1035">I tried renaming the /usr/local/lib/graphviz/config6:</text:p>
      <text:p text:style-name="Code">cd /usr/local/lib/graphviz</text:p>
      <text:p text:style-name="Code">sudo mv config6 config6.bak</text:p>
      <text:p text:style-name="P1036">I then ran dot -c, to recreate the config6 file:</text:p>
      <text:p text:style-name="Code">sudo dot -c</text:p>
      <text:p text:style-name="P1036">However, the new config6 was identical to the previous config6.</text:p>
      <text:p text:style-name="P1037">After some experimenting, it turns out that the /usr/x86_64-linux-gnu/graphviz directory is not searched by dot -c. <text:s/><text:span text:style-name="T1106">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25">And now dot can handle PNG files. <text:s/>I think the installer for graphviz did not include some symbolic links. <text:s/><text:span text:style-name="T1108">Links are missing for libgvplugin_gdk, libgvplugin_gtk.so, libgvplugin_pango.so, libgvplugin_rsvg.so, and libgvplugin_xlib.so.</text:span></text:p>
      <text:p text:style-name="P1025"><text:span text:style-name="T1107">Technically, the above should be as follows, </text:span><text:span text:style-name="T1109">to create 3 links:</text:span></text:p>
      <text:p text:style-name="P1026">cd /usr/local/lib/graphviz</text:p>
      <text:p text:style-name="P1026">sudo ln /usr/lib/x86_64-linux-gnu/graphviz/libgvplugin_gd.so.6.0.0 libgvplugin_gd.so.6</text:p>
      <text:p text:style-name="P1026">sudo ln /usr/lib/x86_64-linux-gnu/graphviz/libgvplugin_gd.so.6.0.0 libgvplugin_gd.so</text:p>
      <text:p text:style-name="P1026">sudo ln /usr/lib/x86_64-linux-gnu/graphviz/libgvplugin_gd.so.6.0.0 libgvplugin_gd.so.6.<text:span text:style-name="T1107">0.0</text:span></text:p>
      <text:p text:style-name="P1023">sudo dot -c</text:p>
      <text:p text:style-name="P1038">But dot -c only looks for libgvplugin_gs.so.6.</text:p>
      <text:p text:style-name="P1039">Did this:</text:p>
      <text:p text:style-name="Code">sudo apt show graphviz</text:p>
      <text:p text:style-name="P1039">Then looked at the Suggested packages. <text:s/>This suggested gsfonts.</text:p>
      <text:p text:style-name="P1039">So I did this:</text:p>
      <text:p text:style-name="Code">sudo apt install gsfonts</text:p>
      <text:p text:style-name="P1039">And that fixed the problem.</text:p>
      <text:p text:style-name="P1040"><text:soft-page-break/>That fixed all the PNG problems, leaving only the above class references from inside the class.</text:p>
      <text:p text:style-name="P1041">Also, the following were output to standard out:</text:p>
      <text:p text:style-name="P49">warning: ignoring unsupported tag 'CREATE_SUBDIRS_LEVEL' at line 93, file Doxyfile</text:p>
      <text:p text:style-name="P49">warning: ignoring unsupported tag 'SHOW_HEADERFILE' at line 633, file Doxyfile</text:p>
      <text:p text:style-name="P49">warning: ignoring unsupported tag 'WARN_IF_INCOMPLETE_DOC' at line 851, file Doxyfile</text:p>
      <text:p text:style-name="P49">warning: ignoring unsupported tag 'WARN_IF_UNDOC_ENUM_VAL' at line 869, file Doxyfile</text:p>
      <text:p text:style-name="P49">warning: ignoring unsupported tag 'WARN_LINE_FORMAT' at line 899, file Doxyfile</text:p>
      <text:p text:style-name="P49">warning: ignoring unsupported tag 'INPUT_FILE_ENCODING' at line 945, file Doxyfile</text:p>
      <text:p text:style-name="P49">warning: ignoring unsupported tag 'FORTRAN_COMMENT_AFTER' at line 1152, file Doxyfile</text:p>
      <text:p text:style-name="P49">warning: ignoring unsupported tag 'HTML_COLORSTYLE' at line 1405, file Doxyfile</text:p>
      <text:p text:style-name="P49">warning: ignoring unsupported tag 'DOCSET_FEEDURL' at line 1506, file Doxyfile</text:p>
      <text:p text:style-name="P49">warning: ignoring unsupported tag 'FULL_SIDEBAR' at line 1717, file Doxyfile</text:p>
      <text:p text:style-name="P49">warning: ignoring unsupported tag 'OBFUSCATE_EMAILS' at line 1748, file Doxyfile</text:p>
      <text:p text:style-name="P49">warning: ignoring unsupported tag 'MATHJAX_VERSION' at line 1796, file Doxyfile</text:p>
      <text:p text:style-name="P49">warning: ignoring unsupported tag 'DOT_COMMON_ATTR' at line 2496, file Doxyfile</text:p>
      <text:p text:style-name="P49">warning: ignoring unsupported tag 'DOT_EDGE_ATTR' at line 2505, file Doxyfile</text:p>
      <text:p text:style-name="P49">warning: ignoring unsupported tag 'DOT_NODE_ATTR' at line 2513, file Doxyfile</text:p>
      <text:p text:style-name="P49">warning: ignoring unsupported tag 'DIR_GRAPH_MAX_DEPTH' at line 2663, file Doxyfile</text:p>
      <text:p text:style-name="P49">warning: argument 'SYSTEM' for option CASE_SENSE_NAMES is not a valid boolean value</text:p>
      <text:p text:style-name="P1041">Indicating my version of doxygen is much newer – which it most definitely is.</text:p>
      <text:p text:style-name="P1024"/>
      <text:p text:style-name="P1042">On to Python.</text:p>
      <text:p text:style-name="P1042">The Adapter example couldn't load the libAdapter_BackEnd.so even though it was present in the adapter/ directory. <text:s/>The problem was cdll.LoadLibrary() requires the full name of the shared object library. <text:s/>So I modified adapter_backendfunctions.py <text:span text:style-name="T1110">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3">Next problem.</text:p>
      <text:p text:style-name="P1043">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3">The tkinter package was not on the Ubuntu system. <text:s/>I deleted the two lines.</text:p>
      <text:p text:style-name="P1044">Next problem is the Flyweight example. <text:s/><text:span text:style-name="T1111">Of course it doesn't work as it is all Windows-based functionality.</text:span></text:p>
      <text:p text:style-name="P1045">Python on Linux has termios module. <text:s/>To disable input echo:</text:p>
      <text:p text:style-name="Code">import sys</text:p>
      <text:p text:style-name="Code">import termios</text:p>
      <text:p text:style-name="Code"/>
      <text:p text:style-name="P1028"># Example:</text:p>
      <text:p text:style-name="P1028"># with DisableInputEcho():</text:p>
      <text:p text:style-name="P1028"># <text:s text:c="3"/>pass</text:p>
      <text:p text:style-name="P1028"><text:soft-page-break/>#</text:p>
      <text:p text:style-name="Code">class <text:span text:style-name="T1115">Disable</text:span>InputEcho():</text:p>
      <text:p text:style-name="Code"><text:s text:c="4"/>def __init__(self):</text:p>
      <text:p text:style-name="Code"><text:s text:c="8"/>self.old_settings <text:span text:style-name="T1114">= None</text:span></text:p>
      <text:p text:style-name="Code"/>
      <text:p text:style-name="Code"><text:s text:c="4"/>def disable_input_echo(<text:span text:style-name="T1114">self</text:span>):</text:p>
      <text:p text:style-name="Code"><text:s text:c="8"/>stdin_fd = sys.stdin.fileno()</text:p>
      <text:p text:style-name="Code"><text:s text:c="8"/><text:span text:style-name="T1114">self.</text:span>old_<text:span text:style-name="T1112">settings</text:span> = termios.tcgetattr(<text:span text:style-name="T1112">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3">termios.TCSANOW, new_settings)</text:span></text:p>
      <text:p text:style-name="Code"/>
      <text:p text:style-name="Code"><text:s text:c="4"/><text:span text:style-name="T1114">def enable_input_echo(self):</text:span></text:p>
      <text:p text:style-name="P1027"><text:s text:c="8"/>stdin_fd = sys.stdin.fileno()</text:p>
      <text:p text:style-name="P1027"><text:s text:c="8"/><text:span text:style-name="T1114">if self.old_settings:</text:span></text:p>
      <text:p text:style-name="Code"><text:s text:c="12"/><text:span text:style-name="T1114">termios.tcsetattr(stdin_fd, termios.TCSANOW, self.old_settings)</text:span></text:p>
      <text:p text:style-name="Code"><text:s text:c="12"/><text:span text:style-name="T1114">self.old_settings = None</text:span></text:p>
      <text:p text:style-name="Code"/>
      <text:p text:style-name="Code"><text:s text:c="4"/><text:span text:style-name="T1115">def __enter__(self):</text:span></text:p>
      <text:p text:style-name="Code"><text:s text:c="8"/><text:span text:style-name="T1115">self.disable_input_echo()</text:span></text:p>
      <text:p text:style-name="Code"/>
      <text:p text:style-name="Code"><text:s text:c="4"/><text:span text:style-name="T1115">def __exit__(self, *args):</text:span></text:p>
      <text:p text:style-name="Code"><text:s text:c="8"/><text:span text:style-name="T1115">self.enable_input_echo()</text:span></text:p>
      <text:p text:style-name="P1046">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6">causing an extra line at the bottom of the display field.</text:span></text:p>
      <text:p text:style-name="P1047">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47">Still requires an Enter key to exit early. <text:s/>Same problem as in Rust.</text:p>
      <text:p text:style-name="P1048">Pushed changes to GitHub on the linux branch. <text:s/>Created merge request. <text:s/>Merged into the main branch on GitHub.</text:p>
      <text:p text:style-name="P1048">Pulled main branch from GitHub to Windows machine.</text:p>
      <text:p text:style-name="P1049">The Python Flyweight example exits only on pressing Enter. <text:s/>Any other key seems to pause the display.</text:p>
      <text:p text:style-name="P1050">All languages still work on Windows.</text:p>
      <text:p text:style-name="P1053">In Ubuntu, pulled main down from GitHub, switched to linux branch and merged main into linux branch. <text:s/>Built everything I can.</text:p>
      <text:p text:style-name="P1051"><text:span text:style-name="T1117">On Ubuntu</text:span>, all languages still work. <text:s/>However, Rust requires LD_LIBRARY_PATH set to Adapter_BackEnd to run, but C and C++ examples do not.</text:p>
      <text:p text:style-name="P1052">Ah. <text:s/>The C and C++ executables have a dependency entry for libAdapter_BackEnd.so that contains the full path to the shared object library. <text:s/>I don't think that is appropriate unless you always build from source.</text:p>
      <text:p text:style-name="P1052"><text:soft-page-break/></text:p>
      <text:p text:style-name="P1054">Updated README.md to include Linux instructions.</text:p>
      <text:h text:style-name="Heading_20_1" text:outline-level="1" text:is-list-header="true">August 5, 2023</text:h>
      <text:p text:style-name="P1055">Fixed something that was bugging me in Rust, specifically in the code that generates a window ID for the HandlerChain example. <text:s/>Not too long ago, I discovered AtomicBool, which I used to deal with a Boolean global static. <text:s/>The HandlerChain <text:span text:style-name="T1120">example (handlerchain_messagewindow.rs)</text:span> used a static <text:span text:style-name="T1120">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57">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56"><text:span text:style-name="T1123">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56">Much simpler.</text:p>
      <text:p text:style-name="P1056"><text:soft-page-break/><text:span text:style-name="T1121">Note: T</text:span>he Mutex version would work <text:span text:style-name="T1121">on any platform </text:span><text:span text:style-name="T1122">(although it could panic </text:span><text:span text:style-name="T1124">because of</text:span><text:span text:style-name="T1122"> the unwrap()),</text:span><text:span text:style-name="T1121"> while the AtomicI32 only works on platforms that support atomic operations </text:span><text:span text:style-name="T1122">(and it doesn't appear to panic)</text:span><text:span text:style-name="T1121">. <text:s/>That's a trade-off I'm willing to live with here for such simple code.</text:span></text:p>
      <text:p text:style-name="P1058">When I was learning about statics in Rust, I remembered the need for the type of the static to support the Sync trait. <text:s/>Since I didn't want to deal with unsafe code, I used a Mutex.</text:p>
      <text:p text:style-name="P1036"/>
      <text:p text:style-name="P1059">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5">However, the library ends up in rust, not rust/debug. <text:s/>The implication is the $&lt;CONFIG&gt; used in the RUST_OUTPUT_DIR </text:span><text:span text:style-name="T1126">variable</text:span><text:span text:style-name="T1125"> in the CMakeLists.txt file is coming up empty.</text:span></text:p>
      <text:p text:style-name="P1059"/>
      <text:p text:style-name="P1060">In rust/CMakeLists.txt, I hardcoded "debug" into RUST_OUTPUT_DIR and deleted the rust directory followed by <text:span text:style-name="T728">cmake –build . --config debug</text:span>. <text:s/>The libAdapter_BackEnd.so ended up in rust/. <text:s/>I completely removed the custom command for copying the libAdapter_BackEnd.so and it still ended up in rust/. <text:s/>This means cmake is putting libAdapter_BackEnd.so <text:span text:style-name="T1127">in build/rust/.</text:span></text:p>
      <text:p text:style-name="P1061">I also looked at the link dependencies on design_pattern_examples_rust and it shows this:</text:p>
      <text:p text:style-name="Code">linux-vdso.so.1 (0x00007ffd454ff000)</text:p>
      <text:p text:style-name="Code">libAdapter_BackEnd.so =&gt; <text:span text:style-name="T272">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2">Doh! <text:s/>I've been editing the Windows version, which is why I'm not seeing anything change.</text:p>
      <text:p text:style-name="P1063">Okay. <text:s/>In Ubuntu, I modified rust/CMakeLists.txt (the right file, this time) to hardcode "debug/" into the RUST_OUTPUT_DIR and the libAdapter_BackEnd.so ended up in the debug/ directory. <text:s/>This means the $&lt;CONFIG&gt; <text:span text:style-name="T1128">generator expression</text:span> is coming up empty.</text:p>
      <text:p text:style-name="P1064">Ah. <text:s/>$&lt;CONFIG&gt; is only for multi-config builds like on Windows. <text:s/>On Linux, it's a single configuration build and $&lt;CONFIG&gt; is going to be empty. <text:s/><text:span text:style-name="T1129">The real issue is cargo is apparently building rust into the debug directory because the --release switch is not on the build command line.</text:span></text:p>
      <text:p text:style-name="P1065">Another wrinkle. <text:s/>The build.rs script assumes the Adapter_BackEnd file is in build/Adapter_BackEnd/debug/ (or release/).</text:p>
      <text:p text:style-name="P1066">I need to modify the CMakeLists.txt file for rust to deal with the differences between a multi-config build and a single-config build.</text:p>
      <text:h text:style-name="Heading_20_1" text:outline-level="1" text:is-list-header="true"><text:soft-page-break/>August 9, 2023</text:h>
      <text:p text:style-name="P1067">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0">I think.</text:span></text:p>
      <text:p text:style-name="P1068">For getting the Rust executable to find the libAdapter_BackEnd.so, I can try the rpath option for a Cargo profile. <text:s/><text:span text:style-name="T1134">When enabled, rpath says to use the runtime path search option (I believe rpath is specifically a setting in Linux executables indicating a path to search for the libraries. <text:s/>I don't know yet how rust cargo works with it).</text:span></text:p>
      <text:p text:style-name="P1068"><text:span text:style-name="T1131">A profile section is placed in the root Cargo.toml file. <text:s/>The various options are then added as name=value pairs. <text:s/></text:span><text:span text:style-name="T1132">The profile settings can also be set for specific packages </text:span><text:span text:style-name="T1133">but rpath is not supported in an overridden profile. <text:s/>So rpath needs to appear l</text:span><text:span text:style-name="T1131">ike this:</text:span></text:p>
      <text:p text:style-name="Code">[profile.debug]</text:p>
      <text:p text:style-name="Code">rpath = true</text:p>
      <text:p text:style-name="P1069">By default, rpath is disabled. <text:s/>If I want this enabled for release mode, I have to add the following:</text:p>
      <text:p text:style-name="Code">[profile.release]</text:p>
      <text:p text:style-name="Code">rpath = true</text:p>
      <text:p text:style-name="P1070">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70">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0">The name "Adapter_BackEnd" comes from the following line in adapter_backend.rs:</text:p>
      <text:p text:style-name="Code">#[link(name="Adapter_BackEnd")]</text:p>
      <text:p text:style-name="P1070">(When I change the above to "libAdapter_BackEnd.so", the error is the same but the name of the file that is missing is libAdapter_BackEnd.so.)</text:p>
      <text:p text:style-name="P1071">If I change the line from the build.rs file:</text:p>
      <text:p text:style-name="Code">println!("cargo:rustc-link-lib=Adapter_BackEnd");</text:p>
      <text:p text:style-name="P1071">to this:</text:p>
      <text:p text:style-name="Code">println!("cargo:rustc-link-lib=libAdapter_BackEnd.so");</text:p>
      <text:p text:style-name="P1071"><text:soft-page-break/>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1">So there is some redundancy here. <text:s/>Either way, the file(s) cannot be found despite the presence of the following line in build.rs:</text:p>
      <text:p text:style-name="Code">println!("cargo:rustc-link-search={}", library_path.display());</text:p>
      <text:p text:style-name="P1071">Where library_path is taken from the ADAPTER_BINARY_DIR environment variable.</text:p>
      <text:p text:style-name="P1071">Which appears in the build output <text:span text:style-name="T1135">(verbose mode)</text:span> like this <text:span text:style-name="T1135">in the link command line:</text:span></text:p>
      <text:p text:style-name="Code">"-L" "../../build/Adapter_BackEnd"</text:p>
      <text:p text:style-name="P1072">Question: D<text:span text:style-name="T1138">o</text:span> I <text:span text:style-name="T1136">really </text:span>need 3 instances of the #[link()] in adapter_backend.rs? <text:s/><text:span text:style-name="T1137">Answer: At least on Ubuntu, the answer is no. <text:s/>But since I can't get the code to link in the first place, I can't be sure.</text:span></text:p>
      <text:h text:style-name="Heading_20_1" text:outline-level="1" text:is-list-header="true">August 10, 2023</text:h>
      <text:p text:style-name="P1076">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76">I got the same link error as before. <text:s/><text:span text:style-name="T1139">I also tried this version:</text:span></text:p>
      <text:p text:style-name="Code">LD_LIBRARY_PATH="../../build/Adapter_BackEnd/" ADAPTER_BINARY_DIR="../../build/Adapter_BackEnd" cargo build --target-dir ../../build/rust</text:p>
      <text:p text:style-name="P1077">But it too failed. <text:s/>How to determine the name of the library the linker is <text:span text:style-name="T1140">looking for?</text:span></text:p>
      <text:p text:style-name="P1078">One possibility is to pass the "--verbose" switch to ld. <text:s/><text:span text:style-name="T1141">To do this, create .cargo/config.toml in the rust project directory and add the following to it </text:span><text:span text:style-name="T1142">(from this </text:span><text:a xlink:type="simple" xlink:href="https://stackoverflow.com/questions/57812916/how-do-i-change-the-default-rustc-cargo-linker" text:style-name="Internet_20_link" text:visited-style-name="Visited_20_Internet_20_Link"><text:span text:style-name="T1142">StackOverflow question</text:span></text:a><text:span text:style-name="T1142">)</text:span><text:span text:style-name="T1141">:</text:span></text:p>
      <text:p text:style-name="Code">[target.x86_64-unknown-linux-gnu]</text:p>
      <text:p text:style-name="Code">rustflags = ["-C", "link-arg=--verbose"]</text:p>
      <text:p text:style-name="P1079">I ran the above cargo build command and got a crap-ton of output but not what I was hoping for, which was a list of directories and filenames being searched for -lAdapter_BackEnd.</text:p>
      <text:p text:style-name="P1080">Ah. <text:s/>I didn't read the StackOverflow answer correctly. <text:s/>What was needed to be done was the following:</text:p>
      <text:p text:style-name="Code">ld -lAdapter_BackEnd --verbose</text:p>
      <text:p text:style-name="P1081">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1">and</text:p>
      <text:p text:style-name="P1073"><text:soft-page-break/>LIBRARY_PATH=${LIBRARY_PATH}:"../../build/Adapter_BackEnd" ld -lAdapter_BackEnd --verbose</text:p>
      <text:p text:style-name="P1081">But that didn't affect ld. <text:s/>Then I remembered how ld works:</text:p>
      <text:p text:style-name="Code">ld -L ../../build/Adapter_BackEnd -lAdapter_BackEnd –verbose</text:p>
      <text:p text:style-name="P1081">That worked.</text:p>
      <text:p text:style-name="P1075">I commented out the .cargo/config.toml file.</text:p>
      <text:p text:style-name="P1075">Back to the cargo build command line. <text:s/>When I tried the following:</text:p>
      <text:p text:style-name="P1074">ADAPTER_BINARY_DIR="../../build/Adapter_BackEnd" cargo build --target-dir ../../build/rust</text:p>
      <text:p text:style-name="P1075">I found that in the output to ld the following:</text:p>
      <text:p text:style-name="Code">-L "../../build/rust"</text:p>
      <text:p text:style-name="P1075">I tried the following command line:</text:p>
      <text:p text:style-name="P1074">ADAPTER_BINARY_DIR="$(pwd)../../build/Adapter_BackEnd" cargo build --target-dir ../../build/rust</text:p>
      <text:p text:style-name="P1075">But still saw:</text:p>
      <text:p text:style-name="P1074">-L "../../build/rust"</text:p>
      <text:p text:style-name="P1075">I then tried this command line:</text:p>
      <text:p text:style-name="P1074">ADAPTER_BINARY_DIR="<text:span text:style-name="T1143">$(pwd)/</text:span>../../build/Adapter_BackEnd" cargo build --target-dir $(pwd)/../../build/rust</text:p>
      <text:p text:style-name="P1075">And it compiled without error! <text:s/>It seems ld requires a full path to the library, not a relative path – <text:span text:style-name="T1143">even if part of the path is relative</text:span>. <text:s/><text:span text:style-name="T1144">However, both ADAPTER_BINARY_DIR and --target-dir must be full paths. <text:s/>Also, the cargo:rustc-link-search setting in the build.rs file must be used.</text:span></text:p>
      <text:p text:style-name="P1082">I have committed changes to build.rs that make the DEBUG variable optional and to remove the use of cargo:rustc-link-lib option, as the #[link()] option in adapter_backend.rs adds the library name for us.</text:p>
      <text:p text:style-name="P1082">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82">And now cmake –build is building rust again – but the libAdapter_BackEnd.so ends up in build/rust, not build/rust/debug. <text:s/><text:span text:style-name="T1145">And this is because cargo assumes a multi-configuration environment.</text:span></text:p>
      <text:p text:style-name="P1083">Hmm. <text:s/>If I do the following:</text:p>
      <text:p text:style-name="Code">cd ~/work/designpatternexamples/build</text:p>
      <text:p text:style-name="Code">rm -rf rust</text:p>
      <text:p text:style-name="Code">cmake ..</text:p>
      <text:p text:style-name="Code">cmake --build . --config release</text:p>
      <text:p text:style-name="P1083"><text:soft-page-break/>Rust is still built in the rust/debug directory. <text:s/><text:span text:style-name="T1146">Ah. <text:s/>The CMake $&lt;CONFIG&gt; is an empty string in a single configuration setup. <text:s/>Therefore, cargo will never be called with the –release switch.</text:span></text:p>
      <text:p text:style-name="P1084"><text:span text:style-name="T428">[CMake Tip]</text:span><text:span text:style-name="T938"> </text:span>In CMake, the GENERATOR_IS_MULTI_CONFIG property is true if on a multi-configuration generator; otherwise, it is false and is on a single configuration generator. <text:s/><text:span text:style-name="T1147">This can be accessed like this:</text:span></text:p>
      <text:p text:style-name="Code">get_property(IS_MULTI_CONFIG GLOBAL PROPERTY GENERATOR_IS_MULTI_CONFIG)</text:p>
      <text:p text:style-name="P1085">The IS_MULTI_CONFIG variable will hold 1 or 0, depending on the contents of GENERATOR_IS_MULTI_CONFIG.</text:p>
      <text:p text:style-name="P1086"><text:span text:style-name="T428">[CMake Tip]</text:span><text:span text:style-name="T938"> </text:span>Meanwhile, the generator expression, $&lt;CONFIG:cfg_list&gt; is used to determine if the build configuration is one of the configurations in the given list. <text:s/>This only works <text:span text:style-name="T1152">for both single and </text:span>mul<text:span text:style-name="T1148">t</text:span>i-configuration setup.</text:p>
      <text:p text:style-name="P1087"><text:span text:style-name="T1152">F</text:span>or a single configuration, the configuration needs to be set at the time the project files are created <text:span text:style-name="T1149">(configuration phase) with the following:</text:span></text:p>
      <text:p text:style-name="Code">cmake .. -D CMAKE_BUILD_TYPE=&lt;build_config&gt;</text:p>
      <text:p text:style-name="P1088"><text:span text:style-name="T428">[CMake Tip]</text:span><text:span text:style-name="T938"> </text:span>Internally, the $&lt;CONFIG&gt; generator expression reflects what is specified in the CMAKE_BUILD_TYPE variable. <text:s/><text:span text:style-name="T1150">So </text:span><text:span text:style-name="T1151">in the CMakeLists.txt files</text:span><text:span text:style-name="T1150">, I can use $&lt;CONFIG:Release&gt; to detect release mode and $&lt;CONFIG:Debug&gt; to detect debug mode.</text:span></text:p>
      <text:p text:style-name="P1089"><text:span text:style-name="T428">[CMake Tip]</text:span><text:span text:style-name="T938"> </text:span>This means there are two ways of creating a Release build, depending on whether I'm on Windows or Linux.</text:p>
      <text:p text:style-name="P1090">Windows:</text:p>
      <text:p text:style-name="Code">cmake ..</text:p>
      <text:p text:style-name="Code">cmake --build . --config Release</text:p>
      <text:p text:style-name="P1090">Linux:</text:p>
      <text:p text:style-name="Code">cmake .. -D CMAKE_BUILD_TYPE=Release</text:p>
      <text:p text:style-name="Code">cmake --build .</text:p>
      <text:h text:style-name="Heading_20_1" text:outline-level="1" text:is-list-header="true">August 11, 2023</text:h>
      <text:p text:style-name="P1093">Merged changes in Linux branch into main branch <text:span text:style-name="T1155">with pull request.</text:span></text:p>
      <text:p text:style-name="P1268">On Windows, tried rebuilding DesignPatternExamples:</text:p>
      <text:p text:style-name="P1268">cd c:\work\git\designpatternexamples</text:p>
      <text:p text:style-name="P1268">cd build</text:p>
      <text:p text:style-name="P1268">cmake --fresh ..</text:p>
      <text:p text:style-name="P1268">cmake --build . --config debug</text:p>
      <text:p text:style-name="P1268"><text:soft-page-break/>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269">It seems that, with rustc v1.69.0, the #[link()] attribute must be attached to each individual extern "C" {}. <text:s/><text:span text:style-name="T1156">The release notes for v1.70.0 and v1.71.0 do not mention this change and I wouldn't know where to look in the rust compiler source code. <text:s/>So I'm going to restore the #[link()] attribute on the three block name exports mentioned in the above error.</text:span></text:p>
      <text:p text:style-name="P1270">All versions work in Windows.</text:p>
      <text:p text:style-name="P1271">On Ubuntu, merged main branch into linux branch.</text:p>
      <text:p text:style-name="P1271">All versions work on Ubuntu (except C#).</text:p>
      <text:p text:style-name="P1271"/>
      <text:p text:style-name="P1270"/>
      <text:p text:style-name="P1268"/>
      <text:p text:style-name="P1093"/>
      <text:p text:style-name="P1082"/>
      <text:p text:style-name="P1071"/>
      <text:p text:style-name="P1071"/>
      <text:p text:style-name="P1069"/>
      <text:p text:style-name="P1063"/>
      <text:p text:style-name="P1062"/>
      <text:p text:style-name="P1035"/>
      <text:p text:style-name="P810"/>
      <text:p text:style-name="P809"/>
      <text:p text:style-name="P808"/>
      <text:p text:style-name="P806"><text:soft-page-break/></text:p>
      <text:p text:style-name="P8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9pt" fo:background-color="transparen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11T17:30:26.843000000</dc:date>
    <dc:creator>Stephen P Lepisto</dc:creator>
    <meta:editing-duration>P15DT15H25M1S</meta:editing-duration>
    <meta:editing-cycles>1623</meta:editing-cycles>
    <meta:generator>LibreOffice/7.5.3.2$Windows_X86_64 LibreOffice_project/9f56dff12ba03b9acd7730a5a481eea045e468f3</meta:generator>
    <meta:document-statistic meta:table-count="1" meta:image-count="0" meta:object-count="0" meta:page-count="166" meta:paragraph-count="4058" meta:word-count="51245" meta:character-count="369215" meta:non-whitespace-character-count="311348"/>
  </office:meta>
</office:document-meta>
</file>